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original_dat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Unsupported</text:p>
          </table:table-cell>
          <table:covered-table-cell/>
          <table:table-cell office:value-type="string" calcext:value-type="string" table:number-columns-spanned="2" table:number-rows-spanned="1">
            <text:p>full support</text:p>
          </table:table-cell>
          <table:covered-table-cell/>
          <table:table-cell table:number-columns-repeated="16378"/>
        </table:table-row>
        <table:table-row table:style-name="ro1">
          <table:table-cell office:value-type="string" calcext:value-type="string">
            <text:p>instance set</text:p>
          </table:table-cell>
          <table:table-cell office:value-type="string" calcext:value-type="string">
            <text:p>instance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834" calcext:value-type="float">
            <text:p>0.08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73" calcext:value-type="float">
            <text:p>0.0373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73" calcext:value-type="float">
            <text:p>0.03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.2104" calcext:value-type="float">
            <text:p>0.21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.1791" calcext:value-type="float">
            <text:p>0.17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.0761" calcext:value-type="float">
            <text:p>0.07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681" calcext:value-type="float">
            <text:p>0.1681</text:p>
          </table:table-cell>
          <table:table-cell table:number-columns-repeated="2" office:value-type="float" office:value="0.1789" calcext:value-type="float">
            <text:p>0.17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626" calcext:value-type="float">
            <text:p>0.1626</text:p>
          </table:table-cell>
          <table:table-cell table:number-columns-repeated="2" office:value-type="float" office:value="0.21" calcext:value-type="float">
            <text:p>0.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.0853" calcext:value-type="float">
            <text:p>0.08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767" calcext:value-type="float">
            <text:p>0.0767</text:p>
          </table:table-cell>
          <table:table-cell table:number-columns-repeated="2" office:value-type="float" office:value="0.0898" calcext:value-type="float">
            <text:p>0.08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.2232" calcext:value-type="float">
            <text:p>0.22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.2345" calcext:value-type="float">
            <text:p>0.23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786" calcext:value-type="float">
            <text:p>0.0786</text:p>
          </table:table-cell>
          <table:table-cell table:number-columns-repeated="2" office:value-type="float" office:value="0.1074" calcext:value-type="float">
            <text:p>0.10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2" office:value-type="float" office:value="0.0201" calcext:value-type="float">
            <text:p>0.02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315" calcext:value-type="float">
            <text:p>0.0315</text:p>
          </table:table-cell>
          <table:table-cell table:number-columns-repeated="2" office:value-type="float" office:value="0.0383" calcext:value-type="float">
            <text:p>0.03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.0802" calcext:value-type="float">
            <text:p>0.08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.164" calcext:value-type="float">
            <text:p>0.1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.0726" calcext:value-type="float">
            <text:p>0.07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.0533" calcext:value-type="float">
            <text:p>0.05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.0365" calcext:value-type="float">
            <text:p>0.03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498" calcext:value-type="float">
            <text:p>0.0498</text:p>
          </table:table-cell>
          <table:table-cell table:number-columns-repeated="2" office:value-type="float" office:value="0.0989" calcext:value-type="float">
            <text:p>0.09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.1268" calcext:value-type="float">
            <text:p>0.12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1118" calcext:value-type="float">
            <text:p>0.1118</text:p>
          </table:table-cell>
          <table:table-cell table:number-columns-repeated="2" office:value-type="float" office:value="0.1464" calcext:value-type="float">
            <text:p>0.14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.3447" calcext:value-type="float">
            <text:p>0.34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.1462" calcext:value-type="float">
            <text:p>0.14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.0484" calcext:value-type="float">
            <text:p>0.04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098" calcext:value-type="float">
            <text:p>0.1098</text:p>
          </table:table-cell>
          <table:table-cell table:number-columns-repeated="2" office:value-type="float" office:value="0.0931" calcext:value-type="float">
            <text:p>0.09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1363" calcext:value-type="float">
            <text:p>0.1363</text:p>
          </table:table-cell>
          <table:table-cell table:number-columns-repeated="2" office:value-type="float" office:value="0.1485" calcext:value-type="float">
            <text:p>0.14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897" calcext:value-type="float">
            <text:p>0.0897</text:p>
          </table:table-cell>
          <table:table-cell table:number-columns-repeated="2" office:value-type="float" office:value="0.0834" calcext:value-type="float">
            <text:p>0.08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.1201" calcext:value-type="float">
            <text:p>0.12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.0801" calcext:value-type="float">
            <text:p>0.08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.0808" calcext:value-type="float">
            <text:p>0.08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.0498" calcext:value-type="float">
            <text:p>0.04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131" calcext:value-type="float">
            <text:p>0.0131</text:p>
          </table:table-cell>
          <table:table-cell table:number-columns-repeated="2" office:value-type="float" office:value="0.0161" calcext:value-type="float">
            <text:p>0.01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.0347" calcext:value-type="float">
            <text:p>0.03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.0514" calcext:value-type="float">
            <text:p>0.05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.0674" calcext:value-type="float">
            <text:p>0.06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.048" calcext:value-type="float">
            <text:p>0.0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.2202" calcext:value-type="float">
            <text:p>0.22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.0906" calcext:value-type="float">
            <text:p>0.09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.056" calcext:value-type="float">
            <text:p>0.056</text:p>
          </table:table-cell>
          <table:table-cell table:number-columns-repeated="2" office:value-type="float" office:value="0.0829" calcext:value-type="float">
            <text:p>0.08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.0541" calcext:value-type="float">
            <text:p>0.05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.1589" calcext:value-type="float">
            <text:p>0.15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.1332" calcext:value-type="float">
            <text:p>0.13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.1369" calcext:value-type="float">
            <text:p>0.13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.0469" calcext:value-type="float">
            <text:p>0.04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0452" calcext:value-type="float">
            <text:p>0.0452</text:p>
          </table:table-cell>
          <table:table-cell table:number-columns-repeated="2" office:value-type="float" office:value="0.0571" calcext:value-type="float">
            <text:p>0.05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0839" calcext:value-type="float">
            <text:p>0.0839</text:p>
          </table:table-cell>
          <table:table-cell table:number-columns-repeated="2" office:value-type="float" office:value="0.075" calcext:value-type="float">
            <text:p>0.0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.1145" calcext:value-type="float">
            <text:p>0.1145</text:p>
          </table:table-cell>
          <table:table-cell table:number-columns-repeated="2" office:value-type="float" office:value="0.133" calcext:value-type="float">
            <text:p>0.1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.0593" calcext:value-type="float">
            <text:p>0.05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.0148" calcext:value-type="float">
            <text:p>0.0148</text:p>
          </table:table-cell>
          <table:table-cell table:number-columns-repeated="2" office:value-type="float" office:value="0.0199" calcext:value-type="float">
            <text:p>0.01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.0449" calcext:value-type="float">
            <text:p>0.04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.1027" calcext:value-type="float">
            <text:p>0.10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366" calcext:value-type="float">
            <text:p>0.0366</text:p>
          </table:table-cell>
          <table:table-cell table:number-columns-repeated="2" office:value-type="float" office:value="0.0341" calcext:value-type="float">
            <text:p>0.03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.2127" calcext:value-type="float">
            <text:p>0.21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.2652" calcext:value-type="float">
            <text:p>0.26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066" calcext:value-type="float">
            <text:p>0.066</text:p>
          </table:table-cell>
          <table:table-cell table:number-columns-repeated="2" office:value-type="float" office:value="0.0744" calcext:value-type="float">
            <text:p>0.07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.0761" calcext:value-type="float">
            <text:p>0.07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.0768" calcext:value-type="float">
            <text:p>0.0768</text:p>
          </table:table-cell>
          <table:table-cell table:number-columns-repeated="2" office:value-type="float" office:value="0.1159" calcext:value-type="float">
            <text:p>0.11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273" calcext:value-type="float">
            <text:p>0.0273</text:p>
          </table:table-cell>
          <table:table-cell table:number-columns-repeated="2" office:value-type="float" office:value="0.0515" calcext:value-type="float">
            <text:p>0.05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.0366" calcext:value-type="float">
            <text:p>0.03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.1487" calcext:value-type="float">
            <text:p>0.14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693" calcext:value-type="float">
            <text:p>0.0693</text:p>
          </table:table-cell>
          <table:table-cell table:number-columns-repeated="2" office:value-type="float" office:value="0.0767" calcext:value-type="float">
            <text:p>0.07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.108" calcext:value-type="float">
            <text:p>0.108</text:p>
          </table:table-cell>
          <table:table-cell table:number-columns-repeated="2" office:value-type="float" office:value="0.1568" calcext:value-type="float">
            <text:p>0.15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.0998" calcext:value-type="float">
            <text:p>0.09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.0875" calcext:value-type="float">
            <text:p>0.08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.0757" calcext:value-type="float">
            <text:p>0.07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942" calcext:value-type="float">
            <text:p>0.0942</text:p>
          </table:table-cell>
          <table:table-cell table:number-columns-repeated="2" office:value-type="float" office:value="0.1682" calcext:value-type="float">
            <text:p>0.16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.0208" calcext:value-type="float">
            <text:p>0.02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0709" calcext:value-type="float">
            <text:p>0.0709</text:p>
          </table:table-cell>
          <table:table-cell table:number-columns-repeated="2" office:value-type="float" office:value="0.0806" calcext:value-type="float">
            <text:p>0.08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.0762" calcext:value-type="float">
            <text:p>0.07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.1775" calcext:value-type="float">
            <text:p>0.17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.1344" calcext:value-type="float">
            <text:p>0.13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0.079" calcext:value-type="float">
            <text:p>0.0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.1431" calcext:value-type="float">
            <text:p>0.1431</text:p>
          </table:table-cell>
          <table:table-cell table:number-columns-repeated="2" office:value-type="float" office:value="0.1587" calcext:value-type="float">
            <text:p>0.15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.1778" calcext:value-type="float">
            <text:p>0.17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.0359" calcext:value-type="float">
            <text:p>0.03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.0819" calcext:value-type="float">
            <text:p>0.08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.0731" calcext:value-type="float">
            <text:p>0.0731</text:p>
          </table:table-cell>
          <table:table-cell table:number-columns-repeated="2" office:value-type="float" office:value="0.0831" calcext:value-type="float">
            <text:p>0.08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.0419" calcext:value-type="float">
            <text:p>0.04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.0502" calcext:value-type="float">
            <text:p>0.05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.0469" calcext:value-type="float">
            <text:p>0.04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.0966" calcext:value-type="float">
            <text:p>0.09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0.0541" calcext:value-type="float">
            <text:p>0.05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.0811" calcext:value-type="float">
            <text:p>0.08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.0329" calcext:value-type="float">
            <text:p>0.03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.0676" calcext:value-type="float">
            <text:p>0.0676</text:p>
          </table:table-cell>
          <table:table-cell table:number-columns-repeated="2" office:value-type="float" office:value="0.081" calcext:value-type="float">
            <text:p>0.0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.0362" calcext:value-type="float">
            <text:p>0.0362</text:p>
          </table:table-cell>
          <table:table-cell table:number-columns-repeated="2" office:value-type="float" office:value="0.0437" calcext:value-type="float">
            <text:p>0.04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.0827" calcext:value-type="float">
            <text:p>0.08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.3587" calcext:value-type="float">
            <text:p>0.35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.0607" calcext:value-type="float">
            <text:p>0.0607</text:p>
          </table:table-cell>
          <table:table-cell table:number-columns-repeated="2" office:value-type="float" office:value="0.0659" calcext:value-type="float">
            <text:p>0.06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575" calcext:value-type="float">
            <text:p>0.0575</text:p>
          </table:table-cell>
          <table:table-cell table:number-columns-repeated="2" office:value-type="float" office:value="0.0681" calcext:value-type="float">
            <text:p>0.06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.1265" calcext:value-type="float">
            <text:p>0.12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.0735" calcext:value-type="float">
            <text:p>0.0735</text:p>
          </table:table-cell>
          <table:table-cell table:number-columns-repeated="2" office:value-type="float" office:value="0.0801" calcext:value-type="float">
            <text:p>0.08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.096" calcext:value-type="float">
            <text:p>0.0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.1338" calcext:value-type="float">
            <text:p>0.13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.0222" calcext:value-type="float">
            <text:p>0.0222</text:p>
          </table:table-cell>
          <table:table-cell table:number-columns-repeated="2" office:value-type="float" office:value="0.0315" calcext:value-type="float">
            <text:p>0.03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.0651" calcext:value-type="float">
            <text:p>0.06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.0429" calcext:value-type="float">
            <text:p>0.04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257" calcext:value-type="float">
            <text:p>0.02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.0926" calcext:value-type="float">
            <text:p>0.0926</text:p>
          </table:table-cell>
          <table:table-cell table:number-columns-repeated="2" office:value-type="float" office:value="0.1105" calcext:value-type="float">
            <text:p>0.11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23" calcext:value-type="float">
            <text:p>0.0523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647" calcext:value-type="float">
            <text:p>0.06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249" calcext:value-type="float">
            <text:p>0.0249</text:p>
          </table:table-cell>
          <table:table-cell table:number-columns-repeated="2" office:value-type="float" office:value="0.0399" calcext:value-type="float">
            <text:p>0.03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736" calcext:value-type="float">
            <text:p>0.0736</text:p>
          </table:table-cell>
          <table:table-cell office:value-type="float" office:value="0.0661" calcext:value-type="float">
            <text:p>0.0661</text:p>
          </table:table-cell>
          <table:table-cell table:number-columns-repeated="2" office:value-type="float" office:value="0.0897" calcext:value-type="float">
            <text:p>0.08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16" calcext:value-type="float">
            <text:p>0.08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.0486" calcext:value-type="float">
            <text:p>0.04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98" calcext:value-type="float">
            <text:p>0.03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369" calcext:value-type="float">
            <text:p>0.0369</text:p>
          </table:table-cell>
          <table:table-cell office:value-type="float" office:value="0.0652" calcext:value-type="float">
            <text:p>0.0652</text:p>
          </table:table-cell>
          <table:table-cell office:value-type="float" office:value="0.0597" calcext:value-type="float">
            <text:p>0.05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12" calcext:value-type="float">
            <text:p>0.0212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82" calcext:value-type="float">
            <text:p>0.02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813" calcext:value-type="float">
            <text:p>0.08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0482" calcext:value-type="float">
            <text:p>0.0482</text:p>
          </table:table-cell>
          <table:table-cell table:number-columns-repeated="2" office:value-type="float" office:value="0.0519" calcext:value-type="float">
            <text:p>0.05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746" calcext:value-type="float">
            <text:p>0.07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19" calcext:value-type="float">
            <text:p>0.0519</text:p>
          </table:table-cell>
          <table:table-cell table:number-columns-repeated="2" office:value-type="float" office:value="0.0633" calcext:value-type="float">
            <text:p>0.06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4" calcext:value-type="float">
            <text:p>0.0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42" calcext:value-type="float">
            <text:p>0.0442</text:p>
          </table:table-cell>
          <table:table-cell table:number-columns-repeated="2" office:value-type="float" office:value="0.053" calcext:value-type="float">
            <text:p>0.0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299" calcext:value-type="float">
            <text:p>0.0299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04" calcext:value-type="float">
            <text:p>0.03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37" calcext:value-type="float">
            <text:p>0.037</text:p>
          </table:table-cell>
          <table:table-cell table:number-columns-repeated="2" office:value-type="float" office:value="0.038" calcext:value-type="float">
            <text:p>0.0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0186" calcext:value-type="float">
            <text:p>0.0186</text:p>
          </table:table-cell>
          <table:table-cell table:number-columns-repeated="2" office:value-type="float" office:value="0.0203" calcext:value-type="float">
            <text:p>0.02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884" calcext:value-type="float">
            <text:p>0.0884</text:p>
          </table:table-cell>
          <table:table-cell table:number-columns-repeated="2" office:value-type="float" office:value="0.1151" calcext:value-type="float">
            <text:p>0.11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467" calcext:value-type="float">
            <text:p>0.0467</text:p>
          </table:table-cell>
          <table:table-cell table:number-columns-repeated="2" office:value-type="float" office:value="0.0487" calcext:value-type="float">
            <text:p>0.04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426" calcext:value-type="float">
            <text:p>0.0426</text:p>
          </table:table-cell>
          <table:table-cell table:number-columns-repeated="2" office:value-type="float" office:value="0.057" calcext:value-type="float">
            <text:p>0.0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531" calcext:value-type="float">
            <text:p>0.0531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531" calcext:value-type="float">
            <text:p>0.05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382" calcext:value-type="float">
            <text:p>0.0382</text:p>
          </table:table-cell>
          <table:table-cell table:number-columns-repeated="2" office:value-type="float" office:value="0.0527" calcext:value-type="float">
            <text:p>0.05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428" calcext:value-type="float">
            <text:p>0.0428</text:p>
          </table:table-cell>
          <table:table-cell table:number-columns-repeated="2" office:value-type="float" office:value="0.0531" calcext:value-type="float">
            <text:p>0.05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519" calcext:value-type="float">
            <text:p>0.0519</text:p>
          </table:table-cell>
          <table:table-cell table:number-columns-repeated="2" office:value-type="float" office:value="0.0858" calcext:value-type="float">
            <text:p>0.08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426" calcext:value-type="float">
            <text:p>0.0426</text:p>
          </table:table-cell>
          <table:table-cell table:number-columns-repeated="2" office:value-type="float" office:value="0.0483" calcext:value-type="float">
            <text:p>0.04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19" calcext:value-type="float">
            <text:p>0.06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679" calcext:value-type="float">
            <text:p>0.067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746" calcext:value-type="float">
            <text:p>0.07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455" calcext:value-type="float">
            <text:p>0.0455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527" calcext:value-type="float">
            <text:p>0.05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.0405" calcext:value-type="float">
            <text:p>0.0405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555" calcext:value-type="float">
            <text:p>0.05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191" calcext:value-type="float">
            <text:p>0.01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418" calcext:value-type="float">
            <text:p>0.0418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433" calcext:value-type="float">
            <text:p>0.04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226" calcext:value-type="float">
            <text:p>0.0226</text:p>
          </table:table-cell>
          <table:table-cell table:number-columns-repeated="2" office:value-type="float" office:value="0.0299" calcext:value-type="float">
            <text:p>0.02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14" calcext:value-type="float">
            <text:p>0.0214</text:p>
          </table:table-cell>
          <table:table-cell table:number-columns-repeated="2" office:value-type="float" office:value="0.0225" calcext:value-type="float">
            <text:p>0.02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0506" calcext:value-type="float">
            <text:p>0.0506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453" calcext:value-type="float">
            <text:p>0.04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0497" calcext:value-type="float">
            <text:p>0.0497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586" calcext:value-type="float">
            <text:p>0.05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0302" calcext:value-type="float">
            <text:p>0.0302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532" calcext:value-type="float">
            <text:p>0.05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38" calcext:value-type="float">
            <text:p>0.0438</text:p>
          </table:table-cell>
          <table:table-cell table:number-columns-repeated="2" office:value-type="float" office:value="0.0458" calcext:value-type="float">
            <text:p>0.04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771" calcext:value-type="float">
            <text:p>0.0771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929" calcext:value-type="float">
            <text:p>0.09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352" calcext:value-type="float">
            <text:p>0.03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26" calcext:value-type="float">
            <text:p>0.0326</text:p>
          </table:table-cell>
          <table:table-cell table:number-columns-repeated="2" office:value-type="float" office:value="0.0602" calcext:value-type="float">
            <text:p>0.06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419" calcext:value-type="float">
            <text:p>0.0419</text:p>
          </table:table-cell>
          <table:table-cell table:number-columns-repeated="2" office:value-type="float" office:value="0.0461" calcext:value-type="float">
            <text:p>0.04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0335" calcext:value-type="float">
            <text:p>0.0335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71" calcext:value-type="float">
            <text:p>0.04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82" calcext:value-type="float">
            <text:p>0.03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95" calcext:value-type="float">
            <text:p>0.0995</text:p>
          </table:table-cell>
          <table:table-cell table:number-columns-repeated="2" office:value-type="float" office:value="0.1179" calcext:value-type="float">
            <text:p>0.11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381" calcext:value-type="float">
            <text:p>0.0381</text:p>
          </table:table-cell>
          <table:table-cell table:number-columns-repeated="3" office:value-type="float" office:value="0.0362" calcext:value-type="float">
            <text:p>0.03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587" calcext:value-type="float">
            <text:p>0.05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71" calcext:value-type="float">
            <text:p>0.03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.0319" calcext:value-type="float">
            <text:p>0.0319</text:p>
          </table:table-cell>
          <table:table-cell table:number-columns-repeated="2" office:value-type="float" office:value="0.0455" calcext:value-type="float">
            <text:p>0.04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0497" calcext:value-type="float">
            <text:p>0.0497</text:p>
          </table:table-cell>
          <table:table-cell table:number-columns-repeated="2" office:value-type="float" office:value="0.0523" calcext:value-type="float">
            <text:p>0.05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.0194" calcext:value-type="float">
            <text:p>0.0194</text:p>
          </table:table-cell>
          <table:table-cell table:number-columns-repeated="2" office:value-type="float" office:value="0.0184" calcext:value-type="float">
            <text:p>0.01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289" calcext:value-type="float">
            <text:p>0.0289</text:p>
          </table:table-cell>
          <table:table-cell table:number-columns-repeated="2" office:value-type="float" office:value="0.0292" calcext:value-type="float">
            <text:p>0.02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.0469" calcext:value-type="float">
            <text:p>0.0469</text:p>
          </table:table-cell>
          <table:table-cell table:number-columns-repeated="2" office:value-type="float" office:value="0.0527" calcext:value-type="float">
            <text:p>0.05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836" calcext:value-type="float">
            <text:p>0.0836</text:p>
          </table:table-cell>
          <table:table-cell table:number-columns-repeated="2" office:value-type="float" office:value="0.0835" calcext:value-type="float">
            <text:p>0.08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.0458" calcext:value-type="float">
            <text:p>0.0458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695" calcext:value-type="float">
            <text:p>0.06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595" calcext:value-type="float">
            <text:p>0.0595</text:p>
          </table:table-cell>
          <table:table-cell table:number-columns-repeated="2" office:value-type="float" office:value="0.0938" calcext:value-type="float">
            <text:p>0.09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" calcext:value-type="float">
            <text:p>0.03</text:p>
          </table:table-cell>
          <table:table-cell office:value-type="float" office:value="0.0268" calcext:value-type="float">
            <text:p>0.02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0362" calcext:value-type="float">
            <text:p>0.0362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378" calcext:value-type="float">
            <text:p>0.03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.0522" calcext:value-type="float">
            <text:p>0.0522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06" calcext:value-type="float">
            <text:p>0.06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263" calcext:value-type="float">
            <text:p>0.0263</text:p>
          </table:table-cell>
          <table:table-cell table:number-columns-repeated="2" office:value-type="float" office:value="0.0362" calcext:value-type="float">
            <text:p>0.03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.0404" calcext:value-type="float">
            <text:p>0.0404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404" calcext:value-type="float">
            <text:p>0.04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372" calcext:value-type="float">
            <text:p>0.0372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425" calcext:value-type="float">
            <text:p>0.0425</text:p>
          </table:table-cell>
          <table:table-cell table:number-columns-repeated="2" office:value-type="float" office:value="0.058" calcext:value-type="float">
            <text:p>0.0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695" calcext:value-type="float">
            <text:p>0.06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56" calcext:value-type="float">
            <text:p>0.04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213" calcext:value-type="float">
            <text:p>0.02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8" calcext:value-type="float">
            <text:p>0.0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316" calcext:value-type="float">
            <text:p>0.0316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94" calcext:value-type="float">
            <text:p>0.03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51" calcext:value-type="float">
            <text:p>0.0251</text:p>
          </table:table-cell>
          <table:table-cell table:number-columns-repeated="2" office:value-type="float" office:value="0.0294" calcext:value-type="float">
            <text:p>0.02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0507" calcext:value-type="float">
            <text:p>0.0507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762" calcext:value-type="float">
            <text:p>0.07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929" calcext:value-type="float">
            <text:p>0.09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0469" calcext:value-type="float">
            <text:p>0.0469</text:p>
          </table:table-cell>
          <table:table-cell table:number-columns-repeated="2" office:value-type="float" office:value="0.0686" calcext:value-type="float">
            <text:p>0.06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48" calcext:value-type="float">
            <text:p>0.07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.0627" calcext:value-type="float">
            <text:p>0.0627</text:p>
          </table:table-cell>
          <table:table-cell table:number-columns-repeated="2" office:value-type="float" office:value="0.0834" calcext:value-type="float">
            <text:p>0.08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.0456" calcext:value-type="float">
            <text:p>0.0456</text:p>
          </table:table-cell>
          <table:table-cell table:number-columns-repeated="2" office:value-type="float" office:value="0.0502" calcext:value-type="float">
            <text:p>0.05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8" calcext:value-type="float">
            <text:p>0.0438</text:p>
          </table:table-cell>
          <table:table-cell table:number-columns-repeated="2" office:value-type="float" office:value="0.0545" calcext:value-type="float">
            <text:p>0.05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33" calcext:value-type="float">
            <text:p>0.03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.0259" calcext:value-type="float">
            <text:p>0.0259</text:p>
          </table:table-cell>
          <table:table-cell table:number-columns-repeated="2" office:value-type="float" office:value="0.0274" calcext:value-type="float">
            <text:p>0.02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533" calcext:value-type="float">
            <text:p>0.05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0399" calcext:value-type="float">
            <text:p>0.0399</text:p>
          </table:table-cell>
          <table:table-cell table:number-columns-repeated="2" office:value-type="float" office:value="0.0518" calcext:value-type="float">
            <text:p>0.05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.0289" calcext:value-type="float">
            <text:p>0.0289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35" calcext:value-type="float">
            <text:p>0.03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602" calcext:value-type="float">
            <text:p>0.0602</text:p>
          </table:table-cell>
          <table:table-cell table:number-columns-repeated="2" office:value-type="float" office:value="0.0756" calcext:value-type="float">
            <text:p>0.07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61" calcext:value-type="float">
            <text:p>0.05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.0277" calcext:value-type="float">
            <text:p>0.0277</text:p>
          </table:table-cell>
          <table:table-cell table:number-columns-repeated="2" office:value-type="float" office:value="0.0417" calcext:value-type="float">
            <text:p>0.04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.0585" calcext:value-type="float">
            <text:p>0.0585</text:p>
          </table:table-cell>
          <table:table-cell office:value-type="float" office:value="0.056" calcext:value-type="float">
            <text:p>0.0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0197" calcext:value-type="float">
            <text:p>0.01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.0371" calcext:value-type="float">
            <text:p>0.0371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89" calcext:value-type="float">
            <text:p>0.04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.0624" calcext:value-type="float">
            <text:p>0.06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.0479" calcext:value-type="float">
            <text:p>0.0479</text:p>
          </table:table-cell>
          <table:table-cell table:number-columns-repeated="2" office:value-type="float" office:value="0.0546" calcext:value-type="float">
            <text:p>0.05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.0968" calcext:value-type="float">
            <text:p>0.0968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179" calcext:value-type="float">
            <text:p>0.11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.0614" calcext:value-type="float">
            <text:p>0.0614</text:p>
          </table:table-cell>
          <table:table-cell table:number-columns-repeated="2" office:value-type="float" office:value="0.0718" calcext:value-type="float">
            <text:p>0.07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228" calcext:value-type="float">
            <text:p>0.0228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86" calcext:value-type="float">
            <text:p>0.02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35" calcext:value-type="float">
            <text:p>0.0435</text:p>
          </table:table-cell>
          <table:table-cell table:number-columns-repeated="2" office:value-type="float" office:value="0.0729" calcext:value-type="float">
            <text:p>0.07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.0391" calcext:value-type="float">
            <text:p>0.0391</text:p>
          </table:table-cell>
          <table:table-cell table:number-columns-repeated="2" office:value-type="float" office:value="0.0433" calcext:value-type="float">
            <text:p>0.04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.0358" calcext:value-type="float">
            <text:p>0.0358</text:p>
          </table:table-cell>
          <table:table-cell table:number-columns-repeated="2" office:value-type="float" office:value="0.0403" calcext:value-type="float">
            <text:p>0.04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.0408" calcext:value-type="float">
            <text:p>0.0408</text:p>
          </table:table-cell>
          <table:table-cell table:number-columns-repeated="2" office:value-type="float" office:value="0.043" calcext:value-type="float">
            <text:p>0.0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.0372" calcext:value-type="float">
            <text:p>0.0372</text:p>
          </table:table-cell>
          <table:table-cell table:number-columns-repeated="2" office:value-type="float" office:value="0.0421" calcext:value-type="float">
            <text:p>0.04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52" calcext:value-type="float">
            <text:p>0.0352</text:p>
          </table:table-cell>
          <table:table-cell table:number-columns-repeated="2" office:value-type="float" office:value="0.0513" calcext:value-type="float">
            <text:p>0.05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0.0331" calcext:value-type="float">
            <text:p>0.03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.0448" calcext:value-type="float">
            <text:p>0.044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52" calcext:value-type="float">
            <text:p>0.05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3" calcext:value-type="float">
            <text:p>0.0213</text:p>
          </table:table-cell>
          <table:table-cell table:number-columns-repeated="2" office:value-type="float" office:value="0.0184" calcext:value-type="float">
            <text:p>0.01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02" calcext:value-type="float">
            <text:p>0.04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14" calcext:value-type="float">
            <text:p>0.0414</text:p>
          </table:table-cell>
          <table:table-cell table:number-columns-repeated="2" office:value-type="float" office:value="0.0489" calcext:value-type="float">
            <text:p>0.04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409" calcext:value-type="float">
            <text:p>0.040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58" calcext:value-type="float">
            <text:p>0.04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577" calcext:value-type="float">
            <text:p>0.05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346" calcext:value-type="float">
            <text:p>0.0346</text:p>
          </table:table-cell>
          <table:table-cell table:number-columns-repeated="2" office:value-type="float" office:value="0.0376" calcext:value-type="float">
            <text:p>0.03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27" calcext:value-type="float">
            <text:p>0.027</text:p>
          </table:table-cell>
          <table:table-cell table:number-columns-repeated="2" office:value-type="float" office:value="0.0335" calcext:value-type="float">
            <text:p>0.03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223" calcext:value-type="float">
            <text:p>0.0223</text:p>
          </table:table-cell>
          <table:table-cell table:number-columns-repeated="2" office:value-type="float" office:value="0.033" calcext:value-type="float">
            <text:p>0.0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58" calcext:value-type="float">
            <text:p>0.0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67" calcext:value-type="float">
            <text:p>0.03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479" calcext:value-type="float">
            <text:p>0.04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364" calcext:value-type="float">
            <text:p>0.0364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515" calcext:value-type="float">
            <text:p>0.05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309" calcext:value-type="float">
            <text:p>0.0309</text:p>
          </table:table-cell>
          <table:table-cell table:number-columns-repeated="2" office:value-type="float" office:value="0.0329" calcext:value-type="float">
            <text:p>0.03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4" calcext:value-type="float">
            <text:p>0.0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384" calcext:value-type="float">
            <text:p>0.03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21" calcext:value-type="float">
            <text:p>0.04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7" calcext:value-type="float">
            <text:p>0.04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3" calcext:value-type="float">
            <text:p>0.0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393" calcext:value-type="float">
            <text:p>0.039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4" calcext:value-type="float">
            <text:p>0.0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96" calcext:value-type="float">
            <text:p>0.0396</text:p>
          </table:table-cell>
          <table:table-cell table:number-columns-repeated="2" office:value-type="float" office:value="0.0558" calcext:value-type="float">
            <text:p>0.05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59" calcext:value-type="float">
            <text:p>0.04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05" calcext:value-type="float">
            <text:p>0.0405</text:p>
          </table:table-cell>
          <table:table-cell table:number-columns-repeated="2" office:value-type="float" office:value="0.0519" calcext:value-type="float">
            <text:p>0.05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668" calcext:value-type="float">
            <text:p>0.0668</text:p>
          </table:table-cell>
          <table:table-cell table:number-columns-repeated="2" office:value-type="float" office:value="0.0902" calcext:value-type="float">
            <text:p>0.09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17" calcext:value-type="float">
            <text:p>0.0517</text:p>
          </table:table-cell>
          <table:table-cell table:number-columns-repeated="2" office:value-type="float" office:value="0.0745" calcext:value-type="float">
            <text:p>0.07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355" calcext:value-type="float">
            <text:p>0.0355</text:p>
          </table:table-cell>
          <table:table-cell table:number-columns-repeated="2" office:value-type="float" office:value="0.0366" calcext:value-type="float">
            <text:p>0.03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47" calcext:value-type="float">
            <text:p>0.0347</text:p>
          </table:table-cell>
          <table:table-cell table:number-columns-repeated="2" office:value-type="float" office:value="0.0462" calcext:value-type="float">
            <text:p>0.04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0605" calcext:value-type="float">
            <text:p>0.06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48" calcext:value-type="float">
            <text:p>0.05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201" calcext:value-type="float">
            <text:p>0.0201</text:p>
          </table:table-cell>
          <table:table-cell table:number-columns-repeated="2" office:value-type="float" office:value="0.0298" calcext:value-type="float">
            <text:p>0.02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06" calcext:value-type="float">
            <text:p>0.02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372" calcext:value-type="float">
            <text:p>0.03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55" calcext:value-type="float">
            <text:p>0.03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" calcext:value-type="float">
            <text:p>0.031</text:p>
          </table:table-cell>
          <table:table-cell table:number-columns-repeated="2" office:value-type="float" office:value="0.0413" calcext:value-type="float">
            <text:p>0.04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98" calcext:value-type="float">
            <text:p>0.0298</text:p>
          </table:table-cell>
          <table:table-cell table:number-columns-repeated="2" office:value-type="float" office:value="0.0457" calcext:value-type="float">
            <text:p>0.04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0358" calcext:value-type="float">
            <text:p>0.0358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26" calcext:value-type="float">
            <text:p>0.04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449" calcext:value-type="float">
            <text:p>0.0449</text:p>
          </table:table-cell>
          <table:table-cell table:number-columns-repeated="2" office:value-type="float" office:value="0.0421" calcext:value-type="float">
            <text:p>0.04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0533" calcext:value-type="float">
            <text:p>0.05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03" calcext:value-type="float">
            <text:p>0.0203</text:p>
          </table:table-cell>
          <table:table-cell table:number-columns-repeated="2" office:value-type="float" office:value="0.0275" calcext:value-type="float">
            <text:p>0.02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593" calcext:value-type="float">
            <text:p>0.05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404" calcext:value-type="float">
            <text:p>0.0404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617" calcext:value-type="float">
            <text:p>0.06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14" calcext:value-type="float">
            <text:p>0.0314</text:p>
          </table:table-cell>
          <table:table-cell table:number-columns-repeated="2" office:value-type="float" office:value="0.0444" calcext:value-type="float">
            <text:p>0.04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13" calcext:value-type="float">
            <text:p>0.0413</text:p>
          </table:table-cell>
          <table:table-cell table:number-columns-repeated="2" office:value-type="float" office:value="0.0556" calcext:value-type="float">
            <text:p>0.05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767" calcext:value-type="float">
            <text:p>0.07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.0317" calcext:value-type="float">
            <text:p>0.0317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41" calcext:value-type="float">
            <text:p>0.04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88" calcext:value-type="float">
            <text:p>0.05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05" calcext:value-type="float">
            <text:p>0.0305</text:p>
          </table:table-cell>
          <table:table-cell table:number-columns-repeated="2" office:value-type="float" office:value="0.0397" calcext:value-type="float">
            <text:p>0.03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75" calcext:value-type="float">
            <text:p>0.0275</text:p>
          </table:table-cell>
          <table:table-cell table:number-columns-repeated="2" office:value-type="float" office:value="0.0265" calcext:value-type="float">
            <text:p>0.02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397" calcext:value-type="float">
            <text:p>0.03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.0237" calcext:value-type="float">
            <text:p>0.0237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242" calcext:value-type="float">
            <text:p>0.02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268" calcext:value-type="float">
            <text:p>0.0268</text:p>
          </table:table-cell>
          <table:table-cell table:number-columns-repeated="2" office:value-type="float" office:value="0.0344" calcext:value-type="float">
            <text:p>0.03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.0421" calcext:value-type="float">
            <text:p>0.042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69" calcext:value-type="float">
            <text:p>0.04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592" calcext:value-type="float">
            <text:p>0.0592</text:p>
          </table:table-cell>
          <table:table-cell table:number-columns-repeated="2" office:value-type="float" office:value="0.0594" calcext:value-type="float">
            <text:p>0.05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69" calcext:value-type="float">
            <text:p>0.04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83" calcext:value-type="float">
            <text:p>0.0383</text:p>
          </table:table-cell>
          <table:table-cell table:number-columns-repeated="2" office:value-type="float" office:value="0.0567" calcext:value-type="float">
            <text:p>0.05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69" calcext:value-type="float">
            <text:p>0.0269</text:p>
          </table:table-cell>
          <table:table-cell table:number-columns-repeated="2" office:value-type="float" office:value="0.0316" calcext:value-type="float">
            <text:p>0.03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67" calcext:value-type="float">
            <text:p>0.0267</text:p>
          </table:table-cell>
          <table:table-cell table:number-columns-repeated="2" office:value-type="float" office:value="0.0286" calcext:value-type="float">
            <text:p>0.02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03" calcext:value-type="float">
            <text:p>0.05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266" calcext:value-type="float">
            <text:p>0.026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28" calcext:value-type="float">
            <text:p>0.03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36" calcext:value-type="float">
            <text:p>0.04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2" calcext:value-type="float">
            <text:p>0.0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311" calcext:value-type="float">
            <text:p>0.0311</text:p>
          </table:table-cell>
          <table:table-cell table:number-columns-repeated="2" office:value-type="float" office:value="0.0385" calcext:value-type="float">
            <text:p>0.03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709" calcext:value-type="float">
            <text:p>0.0709</text:p>
          </table:table-cell>
          <table:table-cell office:value-type="float" office:value="0.0646" calcext:value-type="float">
            <text:p>0.06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0423" calcext:value-type="float">
            <text:p>0.0423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64" calcext:value-type="float">
            <text:p>0.0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83" calcext:value-type="float">
            <text:p>0.03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.0257" calcext:value-type="float">
            <text:p>0.0257</text:p>
          </table:table-cell>
          <table:table-cell table:number-columns-repeated="2" office:value-type="float" office:value="0.0338" calcext:value-type="float">
            <text:p>0.03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297" calcext:value-type="float">
            <text:p>0.029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6" calcext:value-type="float">
            <text:p>0.03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94" calcext:value-type="float">
            <text:p>0.04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053" calcext:value-type="float">
            <text:p>0.053</text:p>
          </table:table-cell>
          <table:table-cell table:number-columns-repeated="2" office:value-type="float" office:value="0.0766" calcext:value-type="float">
            <text:p>0.07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68" calcext:value-type="float">
            <text:p>0.05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0272" calcext:value-type="float">
            <text:p>0.0272</text:p>
          </table:table-cell>
          <table:table-cell table:number-columns-repeated="2" office:value-type="float" office:value="0.0396" calcext:value-type="float">
            <text:p>0.03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669" calcext:value-type="float">
            <text:p>0.06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58" calcext:value-type="float">
            <text:p>0.0458</text:p>
          </table:table-cell>
          <table:table-cell table:number-columns-repeated="2" office:value-type="float" office:value="0.0556" calcext:value-type="float">
            <text:p>0.05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2" calcext:value-type="float">
            <text:p>0.0352</text:p>
          </table:table-cell>
          <table:table-cell table:number-columns-repeated="2" office:value-type="float" office:value="0.0469" calcext:value-type="float">
            <text:p>0.04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53" calcext:value-type="float">
            <text:p>0.04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5" calcext:value-type="float">
            <text:p>0.02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.0298" calcext:value-type="float">
            <text:p>0.0298</text:p>
          </table:table-cell>
          <table:table-cell table:number-columns-repeated="2" office:value-type="float" office:value="0.0342" calcext:value-type="float">
            <text:p>0.03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351" calcext:value-type="float">
            <text:p>0.0351</text:p>
          </table:table-cell>
          <table:table-cell table:number-columns-repeated="2" office:value-type="float" office:value="0.0406" calcext:value-type="float">
            <text:p>0.04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302" calcext:value-type="float">
            <text:p>0.03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.0413" calcext:value-type="float">
            <text:p>0.0413</text:p>
          </table:table-cell>
          <table:table-cell table:number-columns-repeated="2" office:value-type="float" office:value="0.0566" calcext:value-type="float">
            <text:p>0.05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633" calcext:value-type="float">
            <text:p>0.06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394" calcext:value-type="float">
            <text:p>0.0394</text:p>
          </table:table-cell>
          <table:table-cell table:number-columns-repeated="2" office:value-type="float" office:value="0.0489" calcext:value-type="float">
            <text:p>0.04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39" calcext:value-type="float">
            <text:p>0.03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45" calcext:value-type="float">
            <text:p>0.0545</text:p>
          </table:table-cell>
          <table:table-cell table:number-columns-repeated="2" office:value-type="float" office:value="0.0674" calcext:value-type="float">
            <text:p>0.06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182" calcext:value-type="float">
            <text:p>0.0182</text:p>
          </table:table-cell>
          <table:table-cell table:number-columns-repeated="2" office:value-type="float" office:value="0.0276" calcext:value-type="float">
            <text:p>0.02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.0285" calcext:value-type="float">
            <text:p>0.028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17" calcext:value-type="float">
            <text:p>0.04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516" calcext:value-type="float">
            <text:p>0.05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76" calcext:value-type="float">
            <text:p>0.0476</text:p>
          </table:table-cell>
          <table:table-cell table:number-columns-repeated="2" office:value-type="float" office:value="0.0636" calcext:value-type="float">
            <text:p>0.06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0943" calcext:value-type="float">
            <text:p>0.09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.0481" calcext:value-type="float">
            <text:p>0.0481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96" calcext:value-type="float">
            <text:p>0.04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36" calcext:value-type="float">
            <text:p>0.04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.057" calcext:value-type="float">
            <text:p>0.0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.0379" calcext:value-type="float">
            <text:p>0.0379</text:p>
          </table:table-cell>
          <table:table-cell table:number-columns-repeated="2" office:value-type="float" office:value="0.0465" calcext:value-type="float">
            <text:p>0.04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39" calcext:value-type="float">
            <text:p>0.0239</text:p>
          </table:table-cell>
          <table:table-cell table:number-columns-repeated="2" office:value-type="float" office:value="0.0258" calcext:value-type="float">
            <text:p>0.02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415" calcext:value-type="float">
            <text:p>0.04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.0194" calcext:value-type="float">
            <text:p>0.0194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73" calcext:value-type="float">
            <text:p>0.01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499" calcext:value-type="float">
            <text:p>0.04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69" calcext:value-type="float">
            <text:p>0.02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267" calcext:value-type="float">
            <text:p>0.02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43" calcext:value-type="float">
            <text:p>0.04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453" calcext:value-type="float">
            <text:p>0.04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01" calcext:value-type="float">
            <text:p>0.0301</text:p>
          </table:table-cell>
          <table:table-cell table:number-columns-repeated="2" office:value-type="float" office:value="0.0389" calcext:value-type="float">
            <text:p>0.03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37" calcext:value-type="float">
            <text:p>0.05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59" calcext:value-type="float">
            <text:p>0.0259</text:p>
          </table:table-cell>
          <table:table-cell table:number-columns-repeated="2" office:value-type="float" office:value="0.0378" calcext:value-type="float">
            <text:p>0.03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322" calcext:value-type="float">
            <text:p>0.0322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28" calcext:value-type="float">
            <text:p>0.03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39" calcext:value-type="float">
            <text:p>0.04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24" calcext:value-type="float">
            <text:p>0.04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473" calcext:value-type="float">
            <text:p>0.04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361" calcext:value-type="float">
            <text:p>0.0361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19" calcext:value-type="float">
            <text:p>0.04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36" calcext:value-type="float">
            <text:p>0.04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398" calcext:value-type="float">
            <text:p>0.0398</text:p>
          </table:table-cell>
          <table:table-cell table:number-columns-repeated="2" office:value-type="float" office:value="0.0496" calcext:value-type="float">
            <text:p>0.04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95" calcext:value-type="float">
            <text:p>0.04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231" calcext:value-type="float">
            <text:p>0.0231</text:p>
          </table:table-cell>
          <table:table-cell table:number-columns-repeated="2" office:value-type="float" office:value="0.0295" calcext:value-type="float">
            <text:p>0.02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327" calcext:value-type="float">
            <text:p>0.0327</text:p>
          </table:table-cell>
          <table:table-cell table:number-columns-repeated="2" office:value-type="float" office:value="0.0443" calcext:value-type="float">
            <text:p>0.04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11" calcext:value-type="float">
            <text:p>0.04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307" calcext:value-type="float">
            <text:p>0.0307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5" calcext:value-type="float">
            <text:p>0.0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523" calcext:value-type="float">
            <text:p>0.0523</text:p>
          </table:table-cell>
          <table:table-cell table:number-columns-repeated="2" office:value-type="float" office:value="0.0808" calcext:value-type="float">
            <text:p>0.08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18" calcext:value-type="float">
            <text:p>0.07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254" calcext:value-type="float">
            <text:p>0.0254</text:p>
          </table:table-cell>
          <table:table-cell table:number-columns-repeated="2" office:value-type="float" office:value="0.0334" calcext:value-type="float">
            <text:p>0.03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1" calcext:value-type="float">
            <text:p>0.0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77" calcext:value-type="float">
            <text:p>0.04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375" calcext:value-type="float">
            <text:p>0.03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554" calcext:value-type="float">
            <text:p>0.05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657" calcext:value-type="float">
            <text:p>0.0657</text:p>
          </table:table-cell>
          <table:table-cell office:value-type="float" office:value="0.063" calcext:value-type="float">
            <text:p>0.0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277" calcext:value-type="float">
            <text:p>0.0277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493" calcext:value-type="float">
            <text:p>0.04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335" calcext:value-type="float">
            <text:p>0.0335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69" calcext:value-type="float">
            <text:p>0.04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373" calcext:value-type="float">
            <text:p>0.037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13" calcext:value-type="float">
            <text:p>0.05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.0228" calcext:value-type="float">
            <text:p>0.0228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48" calcext:value-type="float">
            <text:p>0.03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283" calcext:value-type="float">
            <text:p>0.0283</text:p>
          </table:table-cell>
          <table:table-cell table:number-columns-repeated="2" office:value-type="float" office:value="0.0351" calcext:value-type="float">
            <text:p>0.03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339" calcext:value-type="float">
            <text:p>0.03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72" calcext:value-type="float">
            <text:p>0.03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311" calcext:value-type="float">
            <text:p>0.031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52" calcext:value-type="float">
            <text:p>0.03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36" calcext:value-type="float">
            <text:p>0.04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.0375" calcext:value-type="float">
            <text:p>0.0375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88" calcext:value-type="float">
            <text:p>0.03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.0381" calcext:value-type="float">
            <text:p>0.0381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25" calcext:value-type="float">
            <text:p>0.04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292" calcext:value-type="float">
            <text:p>0.0292</text:p>
          </table:table-cell>
          <table:table-cell table:number-columns-repeated="2" office:value-type="float" office:value="0.0395" calcext:value-type="float">
            <text:p>0.03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617" calcext:value-type="float">
            <text:p>0.06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229" calcext:value-type="float">
            <text:p>0.0229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212" calcext:value-type="float">
            <text:p>0.02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.0384" calcext:value-type="float">
            <text:p>0.0384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66" calcext:value-type="float">
            <text:p>0.04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.04" calcext:value-type="float">
            <text:p>0.04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57" calcext:value-type="float">
            <text:p>0.04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42" calcext:value-type="float">
            <text:p>0.04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64" calcext:value-type="float">
            <text:p>0.06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479" calcext:value-type="float">
            <text:p>0.0479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58" calcext:value-type="float">
            <text:p>0.0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29" calcext:value-type="float">
            <text:p>0.04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71" calcext:value-type="float">
            <text:p>0.04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21" calcext:value-type="float">
            <text:p>0.04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53" calcext:value-type="float">
            <text:p>0.0353</text:p>
          </table:table-cell>
          <table:table-cell table:number-columns-repeated="2" office:value-type="float" office:value="0.0429" calcext:value-type="float">
            <text:p>0.04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25" calcext:value-type="float">
            <text:p>0.03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6" calcext:value-type="float">
            <text:p>0.0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49" calcext:value-type="float">
            <text:p>0.0249</text:p>
          </table:table-cell>
          <table:table-cell table:number-columns-repeated="2" office:value-type="float" office:value="0.0289" calcext:value-type="float">
            <text:p>0.02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86" calcext:value-type="float">
            <text:p>0.03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.0381" calcext:value-type="float">
            <text:p>0.0381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45" calcext:value-type="float">
            <text:p>0.05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41" calcext:value-type="float">
            <text:p>0.04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29" calcext:value-type="float">
            <text:p>0.04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255" calcext:value-type="float">
            <text:p>0.02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345" calcext:value-type="float">
            <text:p>0.03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41" calcext:value-type="float">
            <text:p>0.0341</text:p>
          </table:table-cell>
          <table:table-cell table:number-columns-repeated="2" office:value-type="float" office:value="0.0513" calcext:value-type="float">
            <text:p>0.05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271" calcext:value-type="float">
            <text:p>0.0271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05" calcext:value-type="float">
            <text:p>0.03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0495" calcext:value-type="float">
            <text:p>0.04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6" calcext:value-type="float">
            <text:p>0.0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" calcext:value-type="float">
            <text:p>0.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.0339" calcext:value-type="float">
            <text:p>0.0339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488" calcext:value-type="float">
            <text:p>0.04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0393" calcext:value-type="float">
            <text:p>0.0393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61" calcext:value-type="float">
            <text:p>0.05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217" calcext:value-type="float">
            <text:p>0.021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63" calcext:value-type="float">
            <text:p>0.03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71" calcext:value-type="float">
            <text:p>0.04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43" calcext:value-type="float">
            <text:p>0.03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.0332" calcext:value-type="float">
            <text:p>0.033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71" calcext:value-type="float">
            <text:p>0.03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0357" calcext:value-type="float">
            <text:p>0.0357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521" calcext:value-type="float">
            <text:p>0.05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609" calcext:value-type="float">
            <text:p>0.06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391" calcext:value-type="float">
            <text:p>0.03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.0309" calcext:value-type="float">
            <text:p>0.0309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27" calcext:value-type="float">
            <text:p>0.05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14" calcext:value-type="float">
            <text:p>0.0414</text:p>
          </table:table-cell>
          <table:table-cell table:number-columns-repeated="2" office:value-type="float" office:value="0.0542" calcext:value-type="float">
            <text:p>0.05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67" calcext:value-type="float">
            <text:p>0.04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383" calcext:value-type="float">
            <text:p>0.03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7" calcext:value-type="float">
            <text:p>0.03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08" calcext:value-type="float">
            <text:p>0.03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484" calcext:value-type="float">
            <text:p>0.04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246" calcext:value-type="float">
            <text:p>0.02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338" calcext:value-type="float">
            <text:p>0.0338</text:p>
          </table:table-cell>
          <table:table-cell table:number-columns-repeated="2" office:value-type="float" office:value="0.0465" calcext:value-type="float">
            <text:p>0.04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0355" calcext:value-type="float">
            <text:p>0.035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392" calcext:value-type="float">
            <text:p>0.03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.031" calcext:value-type="float">
            <text:p>0.031</text:p>
          </table:table-cell>
          <table:table-cell table:number-columns-repeated="2" office:value-type="float" office:value="0.0386" calcext:value-type="float">
            <text:p>0.03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31" calcext:value-type="float">
            <text:p>0.0331</text:p>
          </table:table-cell>
          <table:table-cell table:number-columns-repeated="2" office:value-type="float" office:value="0.0433" calcext:value-type="float">
            <text:p>0.04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662" calcext:value-type="float">
            <text:p>0.0662</text:p>
          </table:table-cell>
          <table:table-cell office:value-type="float" office:value="0.066" calcext:value-type="float">
            <text:p>0.0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.0258" calcext:value-type="float">
            <text:p>0.0258</text:p>
          </table:table-cell>
          <table:table-cell table:number-columns-repeated="2" office:value-type="float" office:value="0.0277" calcext:value-type="float">
            <text:p>0.02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82" calcext:value-type="float">
            <text:p>0.04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325" calcext:value-type="float">
            <text:p>0.0325</text:p>
          </table:table-cell>
          <table:table-cell table:number-columns-repeated="2" office:value-type="float" office:value="0.0407" calcext:value-type="float">
            <text:p>0.04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47" calcext:value-type="float">
            <text:p>0.04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674" calcext:value-type="float">
            <text:p>0.06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35" calcext:value-type="float">
            <text:p>0.04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234" calcext:value-type="float">
            <text:p>0.0234</text:p>
          </table:table-cell>
          <table:table-cell table:number-columns-repeated="2" office:value-type="float" office:value="0.0263" calcext:value-type="float">
            <text:p>0.02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396" calcext:value-type="float">
            <text:p>0.0396</text:p>
          </table:table-cell>
          <table:table-cell table:number-columns-repeated="2" office:value-type="float" office:value="0.0493" calcext:value-type="float">
            <text:p>0.04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71" calcext:value-type="float">
            <text:p>0.04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67" calcext:value-type="float">
            <text:p>0.03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33" calcext:value-type="float">
            <text:p>0.03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329" calcext:value-type="float">
            <text:p>0.03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332" calcext:value-type="float">
            <text:p>0.0332</text:p>
          </table:table-cell>
          <table:table-cell table:number-columns-repeated="2" office:value-type="float" office:value="0.0435" calcext:value-type="float">
            <text:p>0.04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.0288" calcext:value-type="float">
            <text:p>0.0288</text:p>
          </table:table-cell>
          <table:table-cell table:number-columns-repeated="2" office:value-type="float" office:value="0.034" calcext:value-type="float">
            <text:p>0.0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.0275" calcext:value-type="float">
            <text:p>0.0275</text:p>
          </table:table-cell>
          <table:table-cell table:number-columns-repeated="2" office:value-type="float" office:value="0.0408" calcext:value-type="float">
            <text:p>0.04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73" calcext:value-type="float">
            <text:p>0.03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48" calcext:value-type="float">
            <text:p>0.0348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8" calcext:value-type="float">
            <text:p>0.05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31" calcext:value-type="float">
            <text:p>0.04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336" calcext:value-type="float">
            <text:p>0.0336</text:p>
          </table:table-cell>
          <table:table-cell table:number-columns-repeated="2" office:value-type="float" office:value="0.0502" calcext:value-type="float">
            <text:p>0.05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58" calcext:value-type="float">
            <text:p>0.0258</text:p>
          </table:table-cell>
          <table:table-cell table:number-columns-repeated="2" office:value-type="float" office:value="0.0387" calcext:value-type="float">
            <text:p>0.03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" calcext:value-type="float">
            <text:p>0.03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51" calcext:value-type="float">
            <text:p>0.03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9" calcext:value-type="float">
            <text:p>0.0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374" calcext:value-type="float">
            <text:p>0.03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61" calcext:value-type="float">
            <text:p>0.05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83" calcext:value-type="float">
            <text:p>0.03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75" calcext:value-type="float">
            <text:p>0.0375</text:p>
          </table:table-cell>
          <table:table-cell table:number-columns-repeated="2" office:value-type="float" office:value="0.0505" calcext:value-type="float">
            <text:p>0.05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43" calcext:value-type="float">
            <text:p>0.04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381" calcext:value-type="float">
            <text:p>0.0381</text:p>
          </table:table-cell>
          <table:table-cell table:number-columns-repeated="2" office:value-type="float" office:value="0.0458" calcext:value-type="float">
            <text:p>0.04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1" calcext:value-type="float">
            <text:p>0.0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07" calcext:value-type="float">
            <text:p>0.04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0306" calcext:value-type="float">
            <text:p>0.0306</text:p>
          </table:table-cell>
          <table:table-cell office:value-type="float" office:value="0.04" calcext:value-type="float">
            <text:p>0.04</text:p>
          </table:table-cell>
          <table:table-cell office:value-type="float" office:value="0.0377" calcext:value-type="float">
            <text:p>0.03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6" calcext:value-type="float">
            <text:p>0.04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" calcext:value-type="float">
            <text:p>0.04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731" calcext:value-type="float">
            <text:p>0.07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89" calcext:value-type="float">
            <text:p>0.0789</text:p>
          </table:table-cell>
          <table:table-cell office:value-type="float" office:value="0.0758" calcext:value-type="float">
            <text:p>0.07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287" calcext:value-type="float">
            <text:p>0.0287</text:p>
          </table:table-cell>
          <table:table-cell table:number-columns-repeated="2" office:value-type="float" office:value="0.0387" calcext:value-type="float">
            <text:p>0.03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444" calcext:value-type="float">
            <text:p>0.04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405" calcext:value-type="float">
            <text:p>0.04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374" calcext:value-type="float">
            <text:p>0.0374</text:p>
          </table:table-cell>
          <table:table-cell table:number-columns-repeated="2" office:value-type="float" office:value="0.0432" calcext:value-type="float">
            <text:p>0.04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405" calcext:value-type="float">
            <text:p>0.04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2" calcext:value-type="float">
            <text:p>0.06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423" calcext:value-type="float">
            <text:p>0.042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24" calcext:value-type="float">
            <text:p>0.04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393" calcext:value-type="float">
            <text:p>0.0393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88" calcext:value-type="float">
            <text:p>0.04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36" calcext:value-type="float">
            <text:p>0.04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23" calcext:value-type="float">
            <text:p>0.04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32" calcext:value-type="float">
            <text:p>0.04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286" calcext:value-type="float">
            <text:p>0.0286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" calcext:value-type="float">
            <text:p>0.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59" calcext:value-type="float">
            <text:p>0.0359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" calcext:value-type="float">
            <text:p>0.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09" calcext:value-type="float">
            <text:p>0.04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75" calcext:value-type="float">
            <text:p>0.04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37" calcext:value-type="float">
            <text:p>0.0337</text:p>
          </table:table-cell>
          <table:table-cell table:number-columns-repeated="2" office:value-type="float" office:value="0.0393" calcext:value-type="float">
            <text:p>0.03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47" calcext:value-type="float">
            <text:p>0.03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298" calcext:value-type="float">
            <text:p>0.0298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21" calcext:value-type="float">
            <text:p>0.04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51" calcext:value-type="float">
            <text:p>0.0651</text:p>
          </table:table-cell>
          <table:table-cell office:value-type="float" office:value="0.0594" calcext:value-type="float">
            <text:p>0.05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" calcext:value-type="float">
            <text:p>0.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.0398" calcext:value-type="float">
            <text:p>0.039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46" calcext:value-type="float">
            <text:p>0.04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28" calcext:value-type="float">
            <text:p>0.05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0289" calcext:value-type="float">
            <text:p>0.0289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38" calcext:value-type="float">
            <text:p>0.05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411" calcext:value-type="float">
            <text:p>0.041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516" calcext:value-type="float">
            <text:p>0.05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415" calcext:value-type="float">
            <text:p>0.04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47" calcext:value-type="float">
            <text:p>0.05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13" calcext:value-type="float">
            <text:p>0.0313</text:p>
          </table:table-cell>
          <table:table-cell table:number-columns-repeated="2" office:value-type="float" office:value="0.0402" calcext:value-type="float">
            <text:p>0.04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15" calcext:value-type="float">
            <text:p>0.0315</text:p>
          </table:table-cell>
          <table:table-cell table:number-columns-repeated="2" office:value-type="float" office:value="0.0537" calcext:value-type="float">
            <text:p>0.05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.0357" calcext:value-type="float">
            <text:p>0.0357</text:p>
          </table:table-cell>
          <table:table-cell table:number-columns-repeated="2" office:value-type="float" office:value="0.0458" calcext:value-type="float">
            <text:p>0.04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23" calcext:value-type="float">
            <text:p>0.04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51" calcext:value-type="float">
            <text:p>0.0351</text:p>
          </table:table-cell>
          <table:table-cell table:number-columns-repeated="2" office:value-type="float" office:value="0.0454" calcext:value-type="float">
            <text:p>0.04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343" calcext:value-type="float">
            <text:p>0.03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49" calcext:value-type="float">
            <text:p>0.03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37" calcext:value-type="float">
            <text:p>0.0337</text:p>
          </table:table-cell>
          <table:table-cell table:number-columns-repeated="2" office:value-type="float" office:value="0.0422" calcext:value-type="float">
            <text:p>0.04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78" calcext:value-type="float">
            <text:p>0.04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58" calcext:value-type="float">
            <text:p>0.0358</text:p>
          </table:table-cell>
          <table:table-cell table:number-columns-repeated="2" office:value-type="float" office:value="0.0412" calcext:value-type="float">
            <text:p>0.04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01" calcext:value-type="float">
            <text:p>0.04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7" calcext:value-type="float">
            <text:p>0.02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42" calcext:value-type="float">
            <text:p>0.04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78" calcext:value-type="float">
            <text:p>0.0378</text:p>
          </table:table-cell>
          <table:table-cell table:number-columns-repeated="2" office:value-type="float" office:value="0.0512" calcext:value-type="float">
            <text:p>0.05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322" calcext:value-type="float">
            <text:p>0.03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.0389" calcext:value-type="float">
            <text:p>0.0389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6" calcext:value-type="float">
            <text:p>0.0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46" calcext:value-type="float">
            <text:p>0.03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409" calcext:value-type="float">
            <text:p>0.04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39" calcext:value-type="float">
            <text:p>0.04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4" calcext:value-type="float">
            <text:p>0.0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291" calcext:value-type="float">
            <text:p>0.02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496" calcext:value-type="float">
            <text:p>0.04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46" calcext:value-type="float">
            <text:p>0.0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.0403" calcext:value-type="float">
            <text:p>0.0403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53" calcext:value-type="float">
            <text:p>0.04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372" calcext:value-type="float">
            <text:p>0.03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0482" calcext:value-type="float">
            <text:p>0.04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0295" calcext:value-type="float">
            <text:p>0.0295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17" calcext:value-type="float">
            <text:p>0.04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.0334" calcext:value-type="float">
            <text:p>0.0334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507" calcext:value-type="float">
            <text:p>0.05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314" calcext:value-type="float">
            <text:p>0.0314</text:p>
          </table:table-cell>
          <table:table-cell table:number-columns-repeated="2" office:value-type="float" office:value="0.0547" calcext:value-type="float">
            <text:p>0.05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91" calcext:value-type="float">
            <text:p>0.0491</text:p>
          </table:table-cell>
          <table:table-cell table:number-columns-repeated="2" office:value-type="float" office:value="0.0718" calcext:value-type="float">
            <text:p>0.07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53" calcext:value-type="float">
            <text:p>0.04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349" calcext:value-type="float">
            <text:p>0.0349</text:p>
          </table:table-cell>
          <table:table-cell table:number-columns-repeated="2" office:value-type="float" office:value="0.0469" calcext:value-type="float">
            <text:p>0.04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54" calcext:value-type="float">
            <text:p>0.03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524" calcext:value-type="float">
            <text:p>0.05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0221" calcext:value-type="float">
            <text:p>0.022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86" calcext:value-type="float">
            <text:p>0.02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523" calcext:value-type="float">
            <text:p>0.05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2" calcext:value-type="float">
            <text:p>0.04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.0363" calcext:value-type="float">
            <text:p>0.0363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481" calcext:value-type="float">
            <text:p>0.04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53" calcext:value-type="float">
            <text:p>0.04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.0398" calcext:value-type="float">
            <text:p>0.0398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83" calcext:value-type="float">
            <text:p>0.05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8" calcext:value-type="float">
            <text:p>0.02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46" calcext:value-type="float">
            <text:p>0.05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46" calcext:value-type="float">
            <text:p>0.04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.0348" calcext:value-type="float">
            <text:p>0.0348</text:p>
          </table:table-cell>
          <table:table-cell table:number-columns-repeated="2" office:value-type="float" office:value="0.0479" calcext:value-type="float">
            <text:p>0.04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35" calcext:value-type="float">
            <text:p>0.0435</text:p>
          </table:table-cell>
          <table:table-cell table:number-columns-repeated="2" office:value-type="float" office:value="0.0575" calcext:value-type="float">
            <text:p>0.05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557" calcext:value-type="float">
            <text:p>0.05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.0399" calcext:value-type="float">
            <text:p>0.03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328" calcext:value-type="float">
            <text:p>0.0328</text:p>
          </table:table-cell>
          <table:table-cell table:number-columns-repeated="2" office:value-type="float" office:value="0.0511" calcext:value-type="float">
            <text:p>0.05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666" calcext:value-type="float">
            <text:p>0.06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68" calcext:value-type="float">
            <text:p>0.03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2" calcext:value-type="float">
            <text:p>0.0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281" calcext:value-type="float">
            <text:p>0.0281</text:p>
          </table:table-cell>
          <table:table-cell table:number-columns-repeated="2" office:value-type="float" office:value="0.0374" calcext:value-type="float">
            <text:p>0.03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17" calcext:value-type="float">
            <text:p>0.05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69" calcext:value-type="float">
            <text:p>0.03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.0268" calcext:value-type="float">
            <text:p>0.0268</text:p>
          </table:table-cell>
          <table:table-cell table:number-columns-repeated="2" office:value-type="float" office:value="0.0374" calcext:value-type="float">
            <text:p>0.03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38" calcext:value-type="float">
            <text:p>0.04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25" calcext:value-type="float">
            <text:p>0.05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44" calcext:value-type="float">
            <text:p>0.04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32" calcext:value-type="float">
            <text:p>0.0332</text:p>
          </table:table-cell>
          <table:table-cell table:number-columns-repeated="2" office:value-type="float" office:value="0.0627" calcext:value-type="float">
            <text:p>0.06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91" calcext:value-type="float">
            <text:p>0.0291</text:p>
          </table:table-cell>
          <table:table-cell table:number-columns-repeated="2" office:value-type="float" office:value="0.0389" calcext:value-type="float">
            <text:p>0.03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29" calcext:value-type="float">
            <text:p>0.0329</text:p>
          </table:table-cell>
          <table:table-cell table:number-columns-repeated="2" office:value-type="float" office:value="0.0417" calcext:value-type="float">
            <text:p>0.04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.0355" calcext:value-type="float">
            <text:p>0.035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24" calcext:value-type="float">
            <text:p>0.04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4" calcext:value-type="float">
            <text:p>0.0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32" calcext:value-type="float">
            <text:p>0.0432</text:p>
          </table:table-cell>
          <table:table-cell table:number-columns-repeated="2" office:value-type="float" office:value="0.0601" calcext:value-type="float">
            <text:p>0.06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366" calcext:value-type="float">
            <text:p>0.03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452" calcext:value-type="float">
            <text:p>0.04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8" calcext:value-type="float">
            <text:p>0.0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357" calcext:value-type="float">
            <text:p>0.0357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68" calcext:value-type="float">
            <text:p>0.03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67" calcext:value-type="float">
            <text:p>0.04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36" calcext:value-type="float">
            <text:p>0.04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495" calcext:value-type="float">
            <text:p>0.04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0534" calcext:value-type="float">
            <text:p>0.05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578" calcext:value-type="float">
            <text:p>0.05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263" calcext:value-type="float">
            <text:p>0.0263</text:p>
          </table:table-cell>
          <table:table-cell table:number-columns-repeated="2" office:value-type="float" office:value="0.0443" calcext:value-type="float">
            <text:p>0.04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52" calcext:value-type="float">
            <text:p>0.04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13" calcext:value-type="float">
            <text:p>0.05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49" calcext:value-type="float">
            <text:p>0.0349</text:p>
          </table:table-cell>
          <table:table-cell table:number-columns-repeated="2" office:value-type="float" office:value="0.044" calcext:value-type="float">
            <text:p>0.0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39" calcext:value-type="float">
            <text:p>0.04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44" calcext:value-type="float">
            <text:p>0.06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64" calcext:value-type="float">
            <text:p>0.05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322" calcext:value-type="float">
            <text:p>0.0322</text:p>
          </table:table-cell>
          <table:table-cell table:number-columns-repeated="2" office:value-type="float" office:value="0.048" calcext:value-type="float">
            <text:p>0.0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37" calcext:value-type="float">
            <text:p>0.037</text:p>
          </table:table-cell>
          <table:table-cell table:number-columns-repeated="2" office:value-type="float" office:value="0.0437" calcext:value-type="float">
            <text:p>0.04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238" calcext:value-type="float">
            <text:p>0.0238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38" calcext:value-type="float">
            <text:p>0.04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558" calcext:value-type="float">
            <text:p>0.05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316" calcext:value-type="float">
            <text:p>0.0316</text:p>
          </table:table-cell>
          <table:table-cell table:number-columns-repeated="2" office:value-type="float" office:value="0.0344" calcext:value-type="float">
            <text:p>0.03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95" calcext:value-type="float">
            <text:p>0.04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" calcext:value-type="float">
            <text:p>0.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24" calcext:value-type="float">
            <text:p>0.04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514" calcext:value-type="float">
            <text:p>0.05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96" calcext:value-type="float">
            <text:p>0.04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41" calcext:value-type="float">
            <text:p>0.0341</text:p>
          </table:table-cell>
          <table:table-cell table:number-columns-repeated="2" office:value-type="float" office:value="0.0476" calcext:value-type="float">
            <text:p>0.04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92" calcext:value-type="float">
            <text:p>0.03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326" calcext:value-type="float">
            <text:p>0.0326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68" calcext:value-type="float">
            <text:p>0.04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45" calcext:value-type="float">
            <text:p>0.03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484" calcext:value-type="float">
            <text:p>0.04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76" calcext:value-type="float">
            <text:p>0.04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0344" calcext:value-type="float">
            <text:p>0.034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529" calcext:value-type="float">
            <text:p>0.05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593" calcext:value-type="float">
            <text:p>0.05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542" calcext:value-type="float">
            <text:p>0.05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.033" calcext:value-type="float">
            <text:p>0.033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" calcext:value-type="float">
            <text:p>0.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59" calcext:value-type="float">
            <text:p>0.04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372" calcext:value-type="float">
            <text:p>0.0372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41" calcext:value-type="float">
            <text:p>0.04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72" calcext:value-type="float">
            <text:p>0.04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04" calcext:value-type="float">
            <text:p>0.04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54" calcext:value-type="float">
            <text:p>0.03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432" calcext:value-type="float">
            <text:p>0.04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4" calcext:value-type="float">
            <text:p>0.04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.0454" calcext:value-type="float">
            <text:p>0.04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07" calcext:value-type="float">
            <text:p>0.05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0238" calcext:value-type="float">
            <text:p>0.0238</text:p>
          </table:table-cell>
          <table:table-cell table:number-columns-repeated="2" office:value-type="float" office:value="0.0271" calcext:value-type="float">
            <text:p>0.02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37" calcext:value-type="float">
            <text:p>0.04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63" calcext:value-type="float">
            <text:p>0.04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247" calcext:value-type="float">
            <text:p>0.0247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64" calcext:value-type="float">
            <text:p>0.03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89" calcext:value-type="float">
            <text:p>0.05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287" calcext:value-type="float">
            <text:p>0.0287</text:p>
          </table:table-cell>
          <table:table-cell table:number-columns-repeated="2" office:value-type="float" office:value="0.0357" calcext:value-type="float">
            <text:p>0.03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527" calcext:value-type="float">
            <text:p>0.05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55" calcext:value-type="float">
            <text:p>0.05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59" calcext:value-type="float">
            <text:p>0.0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.024" calcext:value-type="float">
            <text:p>0.024</text:p>
          </table:table-cell>
          <table:table-cell table:number-columns-repeated="2" office:value-type="float" office:value="0.036" calcext:value-type="float">
            <text:p>0.0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26" calcext:value-type="float">
            <text:p>0.0326</text:p>
          </table:table-cell>
          <table:table-cell table:number-columns-repeated="2" office:value-type="float" office:value="0.0384" calcext:value-type="float">
            <text:p>0.03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299" calcext:value-type="float">
            <text:p>0.0299</text:p>
          </table:table-cell>
          <table:table-cell table:number-columns-repeated="2" office:value-type="float" office:value="0.0517" calcext:value-type="float">
            <text:p>0.05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31" calcext:value-type="float">
            <text:p>0.04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33" calcext:value-type="float">
            <text:p>0.06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77" calcext:value-type="float">
            <text:p>0.05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07" calcext:value-type="float">
            <text:p>0.04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19" calcext:value-type="float">
            <text:p>0.0319</text:p>
          </table:table-cell>
          <table:table-cell table:number-columns-repeated="2" office:value-type="float" office:value="0.0432" calcext:value-type="float">
            <text:p>0.04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3" calcext:value-type="float">
            <text:p>0.04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19" calcext:value-type="float">
            <text:p>0.06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339" calcext:value-type="float">
            <text:p>0.0339</text:p>
          </table:table-cell>
          <table:table-cell table:number-columns-repeated="2" office:value-type="float" office:value="0.0441" calcext:value-type="float">
            <text:p>0.04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62" calcext:value-type="float">
            <text:p>0.04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.0242" calcext:value-type="float">
            <text:p>0.024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11" calcext:value-type="float">
            <text:p>0.03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74" calcext:value-type="float">
            <text:p>0.04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04" calcext:value-type="float">
            <text:p>0.03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.0369" calcext:value-type="float">
            <text:p>0.0369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535" calcext:value-type="float">
            <text:p>0.05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82" calcext:value-type="float">
            <text:p>0.04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.0362" calcext:value-type="float">
            <text:p>0.0362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96" calcext:value-type="float">
            <text:p>0.04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.0353" calcext:value-type="float">
            <text:p>0.0353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51" calcext:value-type="float">
            <text:p>0.04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77" calcext:value-type="float">
            <text:p>0.04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302" calcext:value-type="float">
            <text:p>0.0302</text:p>
          </table:table-cell>
          <table:table-cell table:number-columns-repeated="2" office:value-type="float" office:value="0.0332" calcext:value-type="float">
            <text:p>0.03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3" calcext:value-type="float">
            <text:p>0.05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494" calcext:value-type="float">
            <text:p>0.04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.0367" calcext:value-type="float">
            <text:p>0.036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43" calcext:value-type="float">
            <text:p>0.04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548" calcext:value-type="float">
            <text:p>0.05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.0412" calcext:value-type="float">
            <text:p>0.0412</text:p>
          </table:table-cell>
          <table:table-cell table:number-columns-repeated="2" office:value-type="float" office:value="0.0573" calcext:value-type="float">
            <text:p>0.05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399" calcext:value-type="float">
            <text:p>0.03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53" calcext:value-type="float">
            <text:p>0.0353</text:p>
          </table:table-cell>
          <table:table-cell table:number-columns-repeated="2" office:value-type="float" office:value="0.0432" calcext:value-type="float">
            <text:p>0.04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.0349" calcext:value-type="float">
            <text:p>0.0349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56" calcext:value-type="float">
            <text:p>0.0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.0302" calcext:value-type="float">
            <text:p>0.0302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46" calcext:value-type="float">
            <text:p>0.04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.0349" calcext:value-type="float">
            <text:p>0.0349</text:p>
          </table:table-cell>
          <table:table-cell office:value-type="float" office:value="0.0345" calcext:value-type="float">
            <text:p>0.0345</text:p>
          </table:table-cell>
          <table:table-cell table:number-columns-repeated="2" office:value-type="float" office:value="0.0429" calcext:value-type="float">
            <text:p>0.04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74" calcext:value-type="float">
            <text:p>0.0274</text:p>
          </table:table-cell>
          <table:table-cell table:number-columns-repeated="2" office:value-type="float" office:value="0.0344" calcext:value-type="float">
            <text:p>0.03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0539" calcext:value-type="float">
            <text:p>0.05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16" calcext:value-type="float">
            <text:p>0.04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33" calcext:value-type="float">
            <text:p>0.04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502" calcext:value-type="float">
            <text:p>0.05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289" calcext:value-type="float">
            <text:p>0.0289</text:p>
          </table:table-cell>
          <table:table-cell table:number-columns-repeated="2" office:value-type="float" office:value="0.0452" calcext:value-type="float">
            <text:p>0.04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96" calcext:value-type="float">
            <text:p>0.0296</text:p>
          </table:table-cell>
          <table:table-cell table:number-columns-repeated="2" office:value-type="float" office:value="0.0456" calcext:value-type="float">
            <text:p>0.04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527" calcext:value-type="float">
            <text:p>0.05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371" calcext:value-type="float">
            <text:p>0.03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337" calcext:value-type="float">
            <text:p>0.033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489" calcext:value-type="float">
            <text:p>0.04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377" calcext:value-type="float">
            <text:p>0.037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58" calcext:value-type="float">
            <text:p>0.04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54" calcext:value-type="float">
            <text:p>0.0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43" calcext:value-type="float">
            <text:p>0.0443</text:p>
          </table:table-cell>
          <table:table-cell table:number-columns-repeated="2" office:value-type="float" office:value="0.06" calcext:value-type="float">
            <text:p>0.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461" calcext:value-type="float">
            <text:p>0.04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76" calcext:value-type="float">
            <text:p>0.04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55" calcext:value-type="float">
            <text:p>0.04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453" calcext:value-type="float">
            <text:p>0.04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29" calcext:value-type="float">
            <text:p>0.04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53" calcext:value-type="float">
            <text:p>0.03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2" calcext:value-type="float">
            <text:p>0.0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12" calcext:value-type="float">
            <text:p>0.0312</text:p>
          </table:table-cell>
          <table:table-cell table:number-columns-repeated="2" office:value-type="float" office:value="0.0507" calcext:value-type="float">
            <text:p>0.05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09" calcext:value-type="float">
            <text:p>0.04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38" calcext:value-type="float">
            <text:p>0.05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341" calcext:value-type="float">
            <text:p>0.034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61" calcext:value-type="float">
            <text:p>0.04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312" calcext:value-type="float">
            <text:p>0.0312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476" calcext:value-type="float">
            <text:p>0.04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501" calcext:value-type="float">
            <text:p>0.05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57" calcext:value-type="float">
            <text:p>0.04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47" calcext:value-type="float">
            <text:p>0.05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32" calcext:value-type="float">
            <text:p>0.0432</text:p>
          </table:table-cell>
          <table:table-cell table:number-columns-repeated="2" office:value-type="float" office:value="0.0536" calcext:value-type="float">
            <text:p>0.05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409" calcext:value-type="float">
            <text:p>0.0409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24" calcext:value-type="float">
            <text:p>0.05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323" calcext:value-type="float">
            <text:p>0.0323</text:p>
          </table:table-cell>
          <table:table-cell table:number-columns-repeated="2" office:value-type="float" office:value="0.0442" calcext:value-type="float">
            <text:p>0.04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335" calcext:value-type="float">
            <text:p>0.0335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54" calcext:value-type="float">
            <text:p>0.04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428" calcext:value-type="float">
            <text:p>0.04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96" calcext:value-type="float">
            <text:p>0.04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52" calcext:value-type="float">
            <text:p>0.04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45" calcext:value-type="float">
            <text:p>0.0345</text:p>
          </table:table-cell>
          <table:table-cell table:number-columns-repeated="2" office:value-type="float" office:value="0.0521" calcext:value-type="float">
            <text:p>0.05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44" calcext:value-type="float">
            <text:p>0.04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283" calcext:value-type="float">
            <text:p>0.0283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98" calcext:value-type="float">
            <text:p>0.03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.0423" calcext:value-type="float">
            <text:p>0.0423</text:p>
          </table:table-cell>
          <table:table-cell table:number-columns-repeated="2" office:value-type="float" office:value="0.053" calcext:value-type="float">
            <text:p>0.0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47" calcext:value-type="float">
            <text:p>0.04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66" calcext:value-type="float">
            <text:p>0.04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11" calcext:value-type="float">
            <text:p>0.0311</text:p>
          </table:table-cell>
          <table:table-cell table:number-columns-repeated="2" office:value-type="float" office:value="0.0444" calcext:value-type="float">
            <text:p>0.04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489" calcext:value-type="float">
            <text:p>0.04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0329" calcext:value-type="float">
            <text:p>0.03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59" calcext:value-type="float">
            <text:p>0.0359</text:p>
          </table:table-cell>
          <table:table-cell table:number-columns-repeated="2" office:value-type="float" office:value="0.0508" calcext:value-type="float">
            <text:p>0.05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512" calcext:value-type="float">
            <text:p>0.05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87" calcext:value-type="float">
            <text:p>0.0387</text:p>
          </table:table-cell>
          <table:table-cell table:number-columns-repeated="2" office:value-type="float" office:value="0.0568" calcext:value-type="float">
            <text:p>0.05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43" calcext:value-type="float">
            <text:p>0.04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498" calcext:value-type="float">
            <text:p>0.04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58" calcext:value-type="float">
            <text:p>0.04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432" calcext:value-type="float">
            <text:p>0.04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99" calcext:value-type="float">
            <text:p>0.04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555" calcext:value-type="float">
            <text:p>0.05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039" calcext:value-type="float">
            <text:p>0.0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99" calcext:value-type="float">
            <text:p>0.04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398" calcext:value-type="float">
            <text:p>0.03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293" calcext:value-type="float">
            <text:p>0.0293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4" calcext:value-type="float">
            <text:p>0.04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66" calcext:value-type="float">
            <text:p>0.04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09" calcext:value-type="float">
            <text:p>0.0309</text:p>
          </table:table-cell>
          <table:table-cell table:number-columns-repeated="2" office:value-type="float" office:value="0.0417" calcext:value-type="float">
            <text:p>0.04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552" calcext:value-type="float">
            <text:p>0.05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556" calcext:value-type="float">
            <text:p>0.05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0315" calcext:value-type="float">
            <text:p>0.0315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52" calcext:value-type="float">
            <text:p>0.04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0291" calcext:value-type="float">
            <text:p>0.0291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76" calcext:value-type="float">
            <text:p>0.03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38" calcext:value-type="float">
            <text:p>0.0338</text:p>
          </table:table-cell>
          <table:table-cell table:number-columns-repeated="2" office:value-type="float" office:value="0.0394" calcext:value-type="float">
            <text:p>0.03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287" calcext:value-type="float">
            <text:p>0.0287</text:p>
          </table:table-cell>
          <table:table-cell table:number-columns-repeated="2" office:value-type="float" office:value="0.0419" calcext:value-type="float">
            <text:p>0.04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55" calcext:value-type="float">
            <text:p>0.05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57" calcext:value-type="float">
            <text:p>0.04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09" calcext:value-type="float">
            <text:p>0.05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531" calcext:value-type="float">
            <text:p>0.05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628" calcext:value-type="float">
            <text:p>0.06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73" calcext:value-type="float">
            <text:p>0.0273</text:p>
          </table:table-cell>
          <table:table-cell table:number-columns-repeated="2" office:value-type="float" office:value="0.0414" calcext:value-type="float">
            <text:p>0.04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35" calcext:value-type="float">
            <text:p>0.0335</text:p>
          </table:table-cell>
          <table:table-cell table:number-columns-repeated="2" office:value-type="float" office:value="0.0422" calcext:value-type="float">
            <text:p>0.04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525" calcext:value-type="float">
            <text:p>0.05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58" calcext:value-type="float">
            <text:p>0.0358</text:p>
          </table:table-cell>
          <table:table-cell table:number-columns-repeated="2" office:value-type="float" office:value="0.0485" calcext:value-type="float">
            <text:p>0.04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62" calcext:value-type="float">
            <text:p>0.0362</text:p>
          </table:table-cell>
          <table:table-cell table:number-columns-repeated="2" office:value-type="float" office:value="0.0564" calcext:value-type="float">
            <text:p>0.05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67" calcext:value-type="float">
            <text:p>0.0367</text:p>
          </table:table-cell>
          <table:table-cell table:number-columns-repeated="2" office:value-type="float" office:value="0.0518" calcext:value-type="float">
            <text:p>0.05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0333" calcext:value-type="float">
            <text:p>0.0333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45" calcext:value-type="float">
            <text:p>0.04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63" calcext:value-type="float">
            <text:p>0.04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485" calcext:value-type="float">
            <text:p>0.04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59" calcext:value-type="float">
            <text:p>0.0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.0284" calcext:value-type="float">
            <text:p>0.028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323" calcext:value-type="float">
            <text:p>0.03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.0368" calcext:value-type="float">
            <text:p>0.036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91" calcext:value-type="float">
            <text:p>0.04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.0328" calcext:value-type="float">
            <text:p>0.0328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522" calcext:value-type="float">
            <text:p>0.05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22" calcext:value-type="float">
            <text:p>0.04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324" calcext:value-type="float">
            <text:p>0.0324</text:p>
          </table:table-cell>
          <table:table-cell table:number-columns-repeated="2" office:value-type="float" office:value="0.0465" calcext:value-type="float">
            <text:p>0.04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48" calcext:value-type="float">
            <text:p>0.0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24" calcext:value-type="float">
            <text:p>0.05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458" calcext:value-type="float">
            <text:p>0.04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459" calcext:value-type="float">
            <text:p>0.04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561" calcext:value-type="float">
            <text:p>0.05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355" calcext:value-type="float">
            <text:p>0.0355</text:p>
          </table:table-cell>
          <table:table-cell table:number-columns-repeated="2" office:value-type="float" office:value="0.0428" calcext:value-type="float">
            <text:p>0.04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.0309" calcext:value-type="float">
            <text:p>0.0309</text:p>
          </table:table-cell>
          <table:table-cell table:number-columns-repeated="2" office:value-type="float" office:value="0.0508" calcext:value-type="float">
            <text:p>0.05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87" calcext:value-type="float">
            <text:p>0.03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.0378" calcext:value-type="float">
            <text:p>0.0378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56" calcext:value-type="float">
            <text:p>0.04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22" calcext:value-type="float">
            <text:p>0.05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584" calcext:value-type="float">
            <text:p>0.05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338" calcext:value-type="float">
            <text:p>0.0338</text:p>
          </table:table-cell>
          <table:table-cell table:number-columns-repeated="2" office:value-type="float" office:value="0.0478" calcext:value-type="float">
            <text:p>0.04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75" calcext:value-type="float">
            <text:p>0.04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403" calcext:value-type="float">
            <text:p>0.0403</text:p>
          </table:table-cell>
          <table:table-cell table:number-columns-repeated="2" office:value-type="float" office:value="0.0619" calcext:value-type="float">
            <text:p>0.06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.0311" calcext:value-type="float">
            <text:p>0.0311</text:p>
          </table:table-cell>
          <table:table-cell table:number-columns-repeated="2" office:value-type="float" office:value="0.0373" calcext:value-type="float">
            <text:p>0.03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.0357" calcext:value-type="float">
            <text:p>0.0357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96" calcext:value-type="float">
            <text:p>0.04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357" calcext:value-type="float">
            <text:p>0.03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5" calcext:value-type="float">
            <text:p>0.05</text:p>
          </table:table-cell>
          <table:table-cell office:value-type="float" office:value="0.0491" calcext:value-type="float">
            <text:p>0.04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.0383" calcext:value-type="float">
            <text:p>0.0383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05" calcext:value-type="float">
            <text:p>0.05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586" calcext:value-type="float">
            <text:p>0.05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.0308" calcext:value-type="float">
            <text:p>0.0308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96" calcext:value-type="float">
            <text:p>0.04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62" calcext:value-type="float">
            <text:p>0.05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33" calcext:value-type="float">
            <text:p>0.0333</text:p>
          </table:table-cell>
          <table:table-cell table:number-columns-repeated="2" office:value-type="float" office:value="0.0455" calcext:value-type="float">
            <text:p>0.04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65" calcext:value-type="float">
            <text:p>0.0365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525" calcext:value-type="float">
            <text:p>0.05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442" calcext:value-type="float">
            <text:p>0.04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49" calcext:value-type="float">
            <text:p>0.0349</text:p>
          </table:table-cell>
          <table:table-cell table:number-columns-repeated="2" office:value-type="float" office:value="0.062" calcext:value-type="float">
            <text:p>0.0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472" calcext:value-type="float">
            <text:p>0.04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64" calcext:value-type="float">
            <text:p>0.0364</text:p>
          </table:table-cell>
          <table:table-cell table:number-columns-repeated="2" office:value-type="float" office:value="0.0647" calcext:value-type="float">
            <text:p>0.06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35" calcext:value-type="float">
            <text:p>0.05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546" calcext:value-type="float">
            <text:p>0.05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03" calcext:value-type="float">
            <text:p>0.0603</text:p>
          </table:table-cell>
          <table:table-cell office:value-type="float" office:value="0.0584" calcext:value-type="float">
            <text:p>0.05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87" calcext:value-type="float">
            <text:p>0.04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483" calcext:value-type="float">
            <text:p>0.04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535" calcext:value-type="float">
            <text:p>0.05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279" calcext:value-type="float">
            <text:p>0.027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38" calcext:value-type="float">
            <text:p>0.04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05" calcext:value-type="float">
            <text:p>0.05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347" calcext:value-type="float">
            <text:p>0.03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07" calcext:value-type="float">
            <text:p>0.05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85" calcext:value-type="float">
            <text:p>0.0385</text:p>
          </table:table-cell>
          <table:table-cell table:number-columns-repeated="2" office:value-type="float" office:value="0.0574" calcext:value-type="float">
            <text:p>0.05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591" calcext:value-type="float">
            <text:p>0.05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526" calcext:value-type="float">
            <text:p>0.05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524" calcext:value-type="float">
            <text:p>0.05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59" calcext:value-type="float">
            <text:p>0.0359</text:p>
          </table:table-cell>
          <table:table-cell table:number-columns-repeated="2" office:value-type="float" office:value="0.0562" calcext:value-type="float">
            <text:p>0.05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73" calcext:value-type="float">
            <text:p>0.04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78" calcext:value-type="float">
            <text:p>0.0378</text:p>
          </table:table-cell>
          <table:table-cell table:number-columns-repeated="2" office:value-type="float" office:value="0.0538" calcext:value-type="float">
            <text:p>0.05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.0412" calcext:value-type="float">
            <text:p>0.0412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59" calcext:value-type="float">
            <text:p>0.0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0667" calcext:value-type="float">
            <text:p>0.06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44" calcext:value-type="float">
            <text:p>0.05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18" calcext:value-type="float">
            <text:p>0.05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381" calcext:value-type="float">
            <text:p>0.0381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547" calcext:value-type="float">
            <text:p>0.05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37" calcext:value-type="float">
            <text:p>0.05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487" calcext:value-type="float">
            <text:p>0.04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63" calcext:value-type="float">
            <text:p>0.0363</text:p>
          </table:table-cell>
          <table:table-cell table:number-columns-repeated="2" office:value-type="float" office:value="0.0515" calcext:value-type="float">
            <text:p>0.05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473" calcext:value-type="float">
            <text:p>0.04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481" calcext:value-type="float">
            <text:p>0.04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364" calcext:value-type="float">
            <text:p>0.0364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35" calcext:value-type="float">
            <text:p>0.04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37" calcext:value-type="float">
            <text:p>0.04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616" calcext:value-type="float">
            <text:p>0.06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94" calcext:value-type="float">
            <text:p>0.04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376" calcext:value-type="float">
            <text:p>0.03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7" calcext:value-type="float">
            <text:p>0.05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356" calcext:value-type="float">
            <text:p>0.0356</text:p>
          </table:table-cell>
          <table:table-cell table:number-columns-repeated="2" office:value-type="float" office:value="0.0572" calcext:value-type="float">
            <text:p>0.05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0612" calcext:value-type="float">
            <text:p>0.06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01" calcext:value-type="float">
            <text:p>0.06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27" calcext:value-type="float">
            <text:p>0.05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55" calcext:value-type="float">
            <text:p>0.0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0411" calcext:value-type="float">
            <text:p>0.0411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624" calcext:value-type="float">
            <text:p>0.06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5" calcext:value-type="float">
            <text:p>0.05</text:p>
          </table:table-cell>
          <table:table-cell office:value-type="float" office:value="0.0482" calcext:value-type="float">
            <text:p>0.04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.0383" calcext:value-type="float">
            <text:p>0.0383</text:p>
          </table:table-cell>
          <table:table-cell table:number-columns-repeated="2" office:value-type="float" office:value="0.0641" calcext:value-type="float">
            <text:p>0.06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.0371" calcext:value-type="float">
            <text:p>0.0371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44" calcext:value-type="float">
            <text:p>0.05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493" calcext:value-type="float">
            <text:p>0.04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54" calcext:value-type="float">
            <text:p>0.04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549" calcext:value-type="float">
            <text:p>0.05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544" calcext:value-type="float">
            <text:p>0.05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.0386" calcext:value-type="float">
            <text:p>0.03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59" calcext:value-type="float">
            <text:p>0.05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585" calcext:value-type="float">
            <text:p>0.05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0.0369" calcext:value-type="float">
            <text:p>0.0369</text:p>
          </table:table-cell>
          <table:table-cell office:value-type="float" office:value="0.0366" calcext:value-type="float">
            <text:p>0.0366</text:p>
          </table:table-cell>
          <table:table-cell table:number-columns-repeated="2" office:value-type="float" office:value="0.055" calcext:value-type="float">
            <text:p>0.0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372" calcext:value-type="float">
            <text:p>0.0372</text:p>
          </table:table-cell>
          <table:table-cell table:number-columns-repeated="2" office:value-type="float" office:value="0.048" calcext:value-type="float">
            <text:p>0.0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08" calcext:value-type="float">
            <text:p>0.030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" calcext:value-type="float">
            <text:p>0.0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529" calcext:value-type="float">
            <text:p>0.05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554" calcext:value-type="float">
            <text:p>0.05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542" calcext:value-type="float">
            <text:p>0.05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76" calcext:value-type="float">
            <text:p>0.0376</text:p>
          </table:table-cell>
          <table:table-cell table:number-columns-repeated="2" office:value-type="float" office:value="0.0493" calcext:value-type="float">
            <text:p>0.04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42" calcext:value-type="float">
            <text:p>0.0442</text:p>
          </table:table-cell>
          <table:table-cell table:number-columns-repeated="2" office:value-type="float" office:value="0.0569" calcext:value-type="float">
            <text:p>0.05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16" calcext:value-type="float">
            <text:p>0.0416</text:p>
          </table:table-cell>
          <table:table-cell table:number-columns-repeated="2" office:value-type="float" office:value="0.0571" calcext:value-type="float">
            <text:p>0.05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04" calcext:value-type="float">
            <text:p>0.04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" calcext:value-type="float">
            <text:p>0.04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63" calcext:value-type="float">
            <text:p>0.05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368" calcext:value-type="float">
            <text:p>0.0368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502" calcext:value-type="float">
            <text:p>0.05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73" calcext:value-type="float">
            <text:p>0.0373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365" calcext:value-type="float">
            <text:p>0.0365</text:p>
          </table:table-cell>
          <table:table-cell table:number-columns-repeated="2" office:value-type="float" office:value="0.0659" calcext:value-type="float">
            <text:p>0.06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6" calcext:value-type="float">
            <text:p>0.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94" calcext:value-type="float">
            <text:p>0.04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.0306" calcext:value-type="float">
            <text:p>0.0306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58" calcext:value-type="float">
            <text:p>0.0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543" calcext:value-type="float">
            <text:p>0.05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0591" calcext:value-type="float">
            <text:p>0.05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54" calcext:value-type="float">
            <text:p>0.0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27" calcext:value-type="float">
            <text:p>0.05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97" calcext:value-type="float">
            <text:p>0.0297</text:p>
          </table:table-cell>
          <table:table-cell table:number-columns-repeated="2" office:value-type="float" office:value="0.0448" calcext:value-type="float">
            <text:p>0.04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72" calcext:value-type="float">
            <text:p>0.0372</text:p>
          </table:table-cell>
          <table:table-cell table:number-columns-repeated="2" office:value-type="float" office:value="0.052" calcext:value-type="float">
            <text:p>0.0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.0395" calcext:value-type="float">
            <text:p>0.0395</text:p>
          </table:table-cell>
          <table:table-cell table:number-columns-repeated="2" office:value-type="float" office:value="0.0503" calcext:value-type="float">
            <text:p>0.05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513" calcext:value-type="float">
            <text:p>0.05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602" calcext:value-type="float">
            <text:p>0.06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68" calcext:value-type="float">
            <text:p>0.0668</text:p>
          </table:table-cell>
          <table:table-cell office:value-type="float" office:value="0.0628" calcext:value-type="float">
            <text:p>0.06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" calcext:value-type="float">
            <text:p>0.0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474" calcext:value-type="float">
            <text:p>0.04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585" calcext:value-type="float">
            <text:p>0.05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28" calcext:value-type="float">
            <text:p>0.05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514" calcext:value-type="float">
            <text:p>0.05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397" calcext:value-type="float">
            <text:p>0.0397</text:p>
          </table:table-cell>
          <table:table-cell table:number-columns-repeated="2" office:value-type="float" office:value="0.06" calcext:value-type="float">
            <text:p>0.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378" calcext:value-type="float">
            <text:p>0.0378</text:p>
          </table:table-cell>
          <table:table-cell table:number-columns-repeated="2" office:value-type="float" office:value="0.0534" calcext:value-type="float">
            <text:p>0.05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0558" calcext:value-type="float">
            <text:p>0.05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09" calcext:value-type="float">
            <text:p>0.0409</text:p>
          </table:table-cell>
          <table:table-cell table:number-columns-repeated="2" office:value-type="float" office:value="0.0639" calcext:value-type="float">
            <text:p>0.06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0.0331" calcext:value-type="float">
            <text:p>0.0331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86" calcext:value-type="float">
            <text:p>0.04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27" calcext:value-type="float">
            <text:p>0.06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4" calcext:value-type="float">
            <text:p>0.0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54" calcext:value-type="float">
            <text:p>0.04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.0328" calcext:value-type="float">
            <text:p>0.032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58" calcext:value-type="float">
            <text:p>0.04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.0379" calcext:value-type="float">
            <text:p>0.0379</text:p>
          </table:table-cell>
          <table:table-cell table:number-columns-repeated="2" office:value-type="float" office:value="0.054" calcext:value-type="float">
            <text:p>0.0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0.0376" calcext:value-type="float">
            <text:p>0.0376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495" calcext:value-type="float">
            <text:p>0.04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602" calcext:value-type="float">
            <text:p>0.06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415" calcext:value-type="float">
            <text:p>0.0415</text:p>
          </table:table-cell>
          <table:table-cell table:number-columns-repeated="2" office:value-type="float" office:value="0.0574" calcext:value-type="float">
            <text:p>0.05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77" calcext:value-type="float">
            <text:p>0.0377</text:p>
          </table:table-cell>
          <table:table-cell table:number-columns-repeated="2" office:value-type="float" office:value="0.064" calcext:value-type="float">
            <text:p>0.0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063" calcext:value-type="float">
            <text:p>0.0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49" calcext:value-type="float">
            <text:p>0.04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71" calcext:value-type="float">
            <text:p>0.05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63" calcext:value-type="float">
            <text:p>0.0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529" calcext:value-type="float">
            <text:p>0.05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0653" calcext:value-type="float">
            <text:p>0.06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382" calcext:value-type="float">
            <text:p>0.0382</text:p>
          </table:table-cell>
          <table:table-cell table:number-columns-repeated="2" office:value-type="float" office:value="0.0657" calcext:value-type="float">
            <text:p>0.06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15" calcext:value-type="float">
            <text:p>0.0415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65" calcext:value-type="float">
            <text:p>0.0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.0461" calcext:value-type="float">
            <text:p>0.0461</text:p>
          </table:table-cell>
          <table:table-cell table:number-columns-repeated="2" office:value-type="float" office:value="0.0694" calcext:value-type="float">
            <text:p>0.06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366" calcext:value-type="float">
            <text:p>0.0366</text:p>
          </table:table-cell>
          <table:table-cell table:number-columns-repeated="2" office:value-type="float" office:value="0.0717" calcext:value-type="float">
            <text:p>0.07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301" calcext:value-type="float">
            <text:p>0.0301</text:p>
          </table:table-cell>
          <table:table-cell table:number-columns-repeated="2" office:value-type="float" office:value="0.0601" calcext:value-type="float">
            <text:p>0.06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5" calcext:value-type="float">
            <text:p>0.036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554" calcext:value-type="float">
            <text:p>0.05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641" calcext:value-type="float">
            <text:p>0.06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0433" calcext:value-type="float">
            <text:p>0.0433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562" calcext:value-type="float">
            <text:p>0.05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626" calcext:value-type="float">
            <text:p>0.06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19" calcext:value-type="float">
            <text:p>0.0419</text:p>
          </table:table-cell>
          <table:table-cell table:number-columns-repeated="2" office:value-type="float" office:value="0.0584" calcext:value-type="float">
            <text:p>0.05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65" calcext:value-type="float">
            <text:p>0.0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594" calcext:value-type="float">
            <text:p>0.05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646" calcext:value-type="float">
            <text:p>0.06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674" calcext:value-type="float">
            <text:p>0.0674</text:p>
          </table:table-cell>
          <table:table-cell office:value-type="float" office:value="0.062" calcext:value-type="float">
            <text:p>0.0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0754" calcext:value-type="float">
            <text:p>0.07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.0381" calcext:value-type="float">
            <text:p>0.0381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609" calcext:value-type="float">
            <text:p>0.06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615" calcext:value-type="float">
            <text:p>0.06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22" calcext:value-type="float">
            <text:p>0.06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425" calcext:value-type="float">
            <text:p>0.0425</text:p>
          </table:table-cell>
          <table:table-cell table:number-columns-repeated="2" office:value-type="float" office:value="0.0588" calcext:value-type="float">
            <text:p>0.05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12" calcext:value-type="float">
            <text:p>0.0412</text:p>
          </table:table-cell>
          <table:table-cell table:number-columns-repeated="2" office:value-type="float" office:value="0.0724" calcext:value-type="float">
            <text:p>0.07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608" calcext:value-type="float">
            <text:p>0.06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.0337" calcext:value-type="float">
            <text:p>0.0337</text:p>
          </table:table-cell>
          <table:table-cell table:number-columns-repeated="2" office:value-type="float" office:value="0.0572" calcext:value-type="float">
            <text:p>0.05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717" calcext:value-type="float">
            <text:p>0.07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4" calcext:value-type="float">
            <text:p>0.0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415" calcext:value-type="float">
            <text:p>0.0415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639" calcext:value-type="float">
            <text:p>0.06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583" calcext:value-type="float">
            <text:p>0.0583</text:p>
          </table:table-cell>
          <table:table-cell office:value-type="float" office:value="0.0575" calcext:value-type="float">
            <text:p>0.05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629" calcext:value-type="float">
            <text:p>0.06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617" calcext:value-type="float">
            <text:p>0.06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696" calcext:value-type="float">
            <text:p>0.0696</text:p>
          </table:table-cell>
          <table:table-cell office:value-type="float" office:value="0.0658" calcext:value-type="float">
            <text:p>0.06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366" calcext:value-type="float">
            <text:p>0.0366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07" calcext:value-type="float">
            <text:p>0.05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602" calcext:value-type="float">
            <text:p>0.06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658" calcext:value-type="float">
            <text:p>0.06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408" calcext:value-type="float">
            <text:p>0.0408</text:p>
          </table:table-cell>
          <table:table-cell table:number-columns-repeated="2" office:value-type="float" office:value="0.0611" calcext:value-type="float">
            <text:p>0.06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606" calcext:value-type="float">
            <text:p>0.06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67" calcext:value-type="float">
            <text:p>0.0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623" calcext:value-type="float">
            <text:p>0.06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428" calcext:value-type="float">
            <text:p>0.0428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668" calcext:value-type="float">
            <text:p>0.06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432" calcext:value-type="float">
            <text:p>0.0432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541" calcext:value-type="float">
            <text:p>0.05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0675" calcext:value-type="float">
            <text:p>0.06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0457" calcext:value-type="float">
            <text:p>0.045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74" calcext:value-type="float">
            <text:p>0.0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11" calcext:value-type="float">
            <text:p>0.06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665" calcext:value-type="float">
            <text:p>0.06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06" calcext:value-type="float">
            <text:p>0.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675" calcext:value-type="float">
            <text:p>0.06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559" calcext:value-type="float">
            <text:p>0.05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577" calcext:value-type="float">
            <text:p>0.05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574" calcext:value-type="float">
            <text:p>0.05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72" calcext:value-type="float">
            <text:p>0.0472</text:p>
          </table:table-cell>
          <table:table-cell table:number-columns-repeated="2" office:value-type="float" office:value="0.07" calcext:value-type="float">
            <text:p>0.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.0439" calcext:value-type="float">
            <text:p>0.0439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0684" calcext:value-type="float">
            <text:p>0.06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0437" calcext:value-type="float">
            <text:p>0.04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15" calcext:value-type="float">
            <text:p>0.06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0421" calcext:value-type="float">
            <text:p>0.0421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589" calcext:value-type="float">
            <text:p>0.05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594" calcext:value-type="float">
            <text:p>0.05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35" calcext:value-type="float">
            <text:p>0.0435</text:p>
          </table:table-cell>
          <table:table-cell table:number-columns-repeated="2" office:value-type="float" office:value="0.0575" calcext:value-type="float">
            <text:p>0.05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666" calcext:value-type="float">
            <text:p>0.06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384" calcext:value-type="float">
            <text:p>0.0384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538" calcext:value-type="float">
            <text:p>0.05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789" calcext:value-type="float">
            <text:p>0.07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.0425" calcext:value-type="float">
            <text:p>0.0425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689" calcext:value-type="float">
            <text:p>0.06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585" calcext:value-type="float">
            <text:p>0.05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75" calcext:value-type="float">
            <text:p>0.05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.0417" calcext:value-type="float">
            <text:p>0.0417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665" calcext:value-type="float">
            <text:p>0.06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0759" calcext:value-type="float">
            <text:p>0.07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0591" calcext:value-type="float">
            <text:p>0.05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34" calcext:value-type="float">
            <text:p>0.07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642" calcext:value-type="float">
            <text:p>0.06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367" calcext:value-type="float">
            <text:p>0.0367</text:p>
          </table:table-cell>
          <table:table-cell table:number-columns-repeated="2" office:value-type="float" office:value="0.0533" calcext:value-type="float">
            <text:p>0.05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743" calcext:value-type="float">
            <text:p>0.0743</text:p>
          </table:table-cell>
          <table:table-cell office:value-type="float" office:value="0.0666" calcext:value-type="float">
            <text:p>0.06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469" calcext:value-type="float">
            <text:p>0.04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663" calcext:value-type="float">
            <text:p>0.06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21" calcext:value-type="float">
            <text:p>0.0421</text:p>
          </table:table-cell>
          <table:table-cell table:number-columns-repeated="2" office:value-type="float" office:value="0.0649" calcext:value-type="float">
            <text:p>0.06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51" calcext:value-type="float">
            <text:p>0.0451</text:p>
          </table:table-cell>
          <table:table-cell table:number-columns-repeated="2" office:value-type="float" office:value="0.0678" calcext:value-type="float">
            <text:p>0.06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585" calcext:value-type="float">
            <text:p>0.05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597" calcext:value-type="float">
            <text:p>0.05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402" calcext:value-type="float">
            <text:p>0.0402</text:p>
          </table:table-cell>
          <table:table-cell table:number-columns-repeated="2" office:value-type="float" office:value="0.0712" calcext:value-type="float">
            <text:p>0.07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6" calcext:value-type="float">
            <text:p>0.0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29" calcext:value-type="float">
            <text:p>0.07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678" calcext:value-type="float">
            <text:p>0.06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12" calcext:value-type="float">
            <text:p>0.06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61" calcext:value-type="float">
            <text:p>0.0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576" calcext:value-type="float">
            <text:p>0.05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695" calcext:value-type="float">
            <text:p>0.06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348" calcext:value-type="float">
            <text:p>0.0348</text:p>
          </table:table-cell>
          <table:table-cell table:number-columns-repeated="2" office:value-type="float" office:value="0.0488" calcext:value-type="float">
            <text:p>0.04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591" calcext:value-type="float">
            <text:p>0.05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428" calcext:value-type="float">
            <text:p>0.0428</text:p>
          </table:table-cell>
          <table:table-cell table:number-columns-repeated="2" office:value-type="float" office:value="0.0656" calcext:value-type="float">
            <text:p>0.06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04" calcext:value-type="float">
            <text:p>0.0404</text:p>
          </table:table-cell>
          <table:table-cell table:number-columns-repeated="2" office:value-type="float" office:value="0.0633" calcext:value-type="float">
            <text:p>0.06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403" calcext:value-type="float">
            <text:p>0.0403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624" calcext:value-type="float">
            <text:p>0.06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22" calcext:value-type="float">
            <text:p>0.06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676" calcext:value-type="float">
            <text:p>0.06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534" calcext:value-type="float">
            <text:p>0.05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677" calcext:value-type="float">
            <text:p>0.0677</text:p>
          </table:table-cell>
          <table:table-cell office:value-type="float" office:value="0.0588" calcext:value-type="float">
            <text:p>0.05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7" calcext:value-type="float">
            <text:p>0.07</text:p>
          </table:table-cell>
          <table:table-cell office:value-type="float" office:value="0.0629" calcext:value-type="float">
            <text:p>0.06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0704" calcext:value-type="float">
            <text:p>0.07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86" calcext:value-type="float">
            <text:p>0.0386</text:p>
          </table:table-cell>
          <table:table-cell table:number-columns-repeated="2" office:value-type="float" office:value="0.0577" calcext:value-type="float">
            <text:p>0.05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.0399" calcext:value-type="float">
            <text:p>0.0399</text:p>
          </table:table-cell>
          <table:table-cell office:value-type="float" office:value="0.0689" calcext:value-type="float">
            <text:p>0.0689</text:p>
          </table:table-cell>
          <table:table-cell office:value-type="float" office:value="0.0635" calcext:value-type="float">
            <text:p>0.06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.0433" calcext:value-type="float">
            <text:p>0.0433</text:p>
          </table:table-cell>
          <table:table-cell table:number-columns-repeated="2" office:value-type="float" office:value="0.0666" calcext:value-type="float">
            <text:p>0.06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85" calcext:value-type="float">
            <text:p>0.0385</text:p>
          </table:table-cell>
          <table:table-cell table:number-columns-repeated="2" office:value-type="float" office:value="0.0716" calcext:value-type="float">
            <text:p>0.07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387" calcext:value-type="float">
            <text:p>0.0387</text:p>
          </table:table-cell>
          <table:table-cell table:number-columns-repeated="2" office:value-type="float" office:value="0.0656" calcext:value-type="float">
            <text:p>0.06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741" calcext:value-type="float">
            <text:p>0.07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13" calcext:value-type="float">
            <text:p>0.0413</text:p>
          </table:table-cell>
          <table:table-cell table:number-columns-repeated="2" office:value-type="float" office:value="0.0588" calcext:value-type="float">
            <text:p>0.05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6" calcext:value-type="float">
            <text:p>0.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719" calcext:value-type="float">
            <text:p>0.07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613" calcext:value-type="float">
            <text:p>0.06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.0749" calcext:value-type="float">
            <text:p>0.07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0885" calcext:value-type="float">
            <text:p>0.08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739" calcext:value-type="float">
            <text:p>0.07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0656" calcext:value-type="float">
            <text:p>0.06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84" calcext:value-type="float">
            <text:p>0.0484</text:p>
          </table:table-cell>
          <table:table-cell table:number-columns-repeated="2" office:value-type="float" office:value="0.0728" calcext:value-type="float">
            <text:p>0.07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435" calcext:value-type="float">
            <text:p>0.0435</text:p>
          </table:table-cell>
          <table:table-cell table:number-columns-repeated="2" office:value-type="float" office:value="0.0672" calcext:value-type="float">
            <text:p>0.06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817" calcext:value-type="float">
            <text:p>0.0817</text:p>
          </table:table-cell>
          <table:table-cell office:value-type="float" office:value="0.0725" calcext:value-type="float">
            <text:p>0.07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.0704" calcext:value-type="float">
            <text:p>0.07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38" calcext:value-type="float">
            <text:p>0.0438</text:p>
          </table:table-cell>
          <table:table-cell table:number-columns-repeated="2" office:value-type="float" office:value="0.0587" calcext:value-type="float">
            <text:p>0.05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648" calcext:value-type="float">
            <text:p>0.06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408" calcext:value-type="float">
            <text:p>0.0408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719" calcext:value-type="float">
            <text:p>0.07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409" calcext:value-type="float">
            <text:p>0.0409</text:p>
          </table:table-cell>
          <table:table-cell office:value-type="float" office:value="0.0731" calcext:value-type="float">
            <text:p>0.0731</text:p>
          </table:table-cell>
          <table:table-cell office:value-type="float" office:value="0.0647" calcext:value-type="float">
            <text:p>0.06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701" calcext:value-type="float">
            <text:p>0.07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634" calcext:value-type="float">
            <text:p>0.06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0666" calcext:value-type="float">
            <text:p>0.06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704" calcext:value-type="float">
            <text:p>0.07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386" calcext:value-type="float">
            <text:p>0.0386</text:p>
          </table:table-cell>
          <table:table-cell table:number-columns-repeated="2" office:value-type="float" office:value="0.0675" calcext:value-type="float">
            <text:p>0.06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777" calcext:value-type="float">
            <text:p>0.0777</text:p>
          </table:table-cell>
          <table:table-cell office:value-type="float" office:value="0.0682" calcext:value-type="float">
            <text:p>0.06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722" calcext:value-type="float">
            <text:p>0.07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652" calcext:value-type="float">
            <text:p>0.06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693" calcext:value-type="float">
            <text:p>0.06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4" calcext:value-type="float">
            <text:p>0.0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.0425" calcext:value-type="float">
            <text:p>0.0425</text:p>
          </table:table-cell>
          <table:table-cell office:value-type="float" office:value="0.0643" calcext:value-type="float">
            <text:p>0.0643</text:p>
          </table:table-cell>
          <table:table-cell office:value-type="float" office:value="0.0513" calcext:value-type="float">
            <text:p>0.05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419" calcext:value-type="float">
            <text:p>0.0419</text:p>
          </table:table-cell>
          <table:table-cell table:number-columns-repeated="2" office:value-type="float" office:value="0.0748" calcext:value-type="float">
            <text:p>0.07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37" calcext:value-type="float">
            <text:p>0.06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673" calcext:value-type="float">
            <text:p>0.06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14" calcext:value-type="float">
            <text:p>0.07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701" calcext:value-type="float">
            <text:p>0.0701</text:p>
          </table:table-cell>
          <table:table-cell office:value-type="float" office:value="0.0644" calcext:value-type="float">
            <text:p>0.06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626" calcext:value-type="float">
            <text:p>0.06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694" calcext:value-type="float">
            <text:p>0.06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24" calcext:value-type="float">
            <text:p>0.08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598" calcext:value-type="float">
            <text:p>0.05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747" calcext:value-type="float">
            <text:p>0.07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593" calcext:value-type="float">
            <text:p>0.05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654" calcext:value-type="float">
            <text:p>0.06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694" calcext:value-type="float">
            <text:p>0.06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666" calcext:value-type="float">
            <text:p>0.06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69" calcext:value-type="float">
            <text:p>0.06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748" calcext:value-type="float">
            <text:p>0.07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697" calcext:value-type="float">
            <text:p>0.06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688" calcext:value-type="float">
            <text:p>0.06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718" calcext:value-type="float">
            <text:p>0.07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39" calcext:value-type="float">
            <text:p>0.0439</text:p>
          </table:table-cell>
          <table:table-cell table:number-columns-repeated="2" office:value-type="float" office:value="0.0728" calcext:value-type="float">
            <text:p>0.07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0563" calcext:value-type="float">
            <text:p>0.05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691" calcext:value-type="float">
            <text:p>0.06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431" calcext:value-type="float">
            <text:p>0.0431</text:p>
          </table:table-cell>
          <table:table-cell table:number-columns-repeated="2" office:value-type="float" office:value="0.0605" calcext:value-type="float">
            <text:p>0.06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728" calcext:value-type="float">
            <text:p>0.07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.0455" calcext:value-type="float">
            <text:p>0.045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706" calcext:value-type="float">
            <text:p>0.07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57" calcext:value-type="float">
            <text:p>0.0457</text:p>
          </table:table-cell>
          <table:table-cell table:number-columns-repeated="2" office:value-type="float" office:value="0.07" calcext:value-type="float">
            <text:p>0.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0.05" calcext:value-type="float">
            <text:p>0.05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74" calcext:value-type="float">
            <text:p>0.0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0683" calcext:value-type="float">
            <text:p>0.06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687" calcext:value-type="float">
            <text:p>0.06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076" calcext:value-type="float">
            <text:p>0.0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47" calcext:value-type="float">
            <text:p>0.0447</text:p>
          </table:table-cell>
          <table:table-cell table:number-columns-repeated="2" office:value-type="float" office:value="0.0789" calcext:value-type="float">
            <text:p>0.07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07" calcext:value-type="float">
            <text:p>0.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0714" calcext:value-type="float">
            <text:p>0.07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68" calcext:value-type="float">
            <text:p>0.0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61" calcext:value-type="float">
            <text:p>0.0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688" calcext:value-type="float">
            <text:p>0.06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74" calcext:value-type="float">
            <text:p>0.0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684" calcext:value-type="float">
            <text:p>0.06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85" calcext:value-type="float">
            <text:p>0.0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581" calcext:value-type="float">
            <text:p>0.05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0437" calcext:value-type="float">
            <text:p>0.0437</text:p>
          </table:table-cell>
          <table:table-cell table:number-columns-repeated="2" office:value-type="float" office:value="0.0583" calcext:value-type="float">
            <text:p>0.05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677" calcext:value-type="float">
            <text:p>0.06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683" calcext:value-type="float">
            <text:p>0.0683</text:p>
          </table:table-cell>
          <table:table-cell office:value-type="float" office:value="0.0589" calcext:value-type="float">
            <text:p>0.05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846" calcext:value-type="float">
            <text:p>0.0846</text:p>
          </table:table-cell>
          <table:table-cell office:value-type="float" office:value="0.0838" calcext:value-type="float">
            <text:p>0.08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.041" calcext:value-type="float">
            <text:p>0.041</text:p>
          </table:table-cell>
          <table:table-cell office:value-type="float" office:value="0.0724" calcext:value-type="float">
            <text:p>0.0724</text:p>
          </table:table-cell>
          <table:table-cell office:value-type="float" office:value="0.066" calcext:value-type="float">
            <text:p>0.0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397" calcext:value-type="float">
            <text:p>0.0397</text:p>
          </table:table-cell>
          <table:table-cell table:number-columns-repeated="2" office:value-type="float" office:value="0.0663" calcext:value-type="float">
            <text:p>0.06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687" calcext:value-type="float">
            <text:p>0.0687</text:p>
          </table:table-cell>
          <table:table-cell office:value-type="float" office:value="0.0641" calcext:value-type="float">
            <text:p>0.06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35" calcext:value-type="float">
            <text:p>0.0435</text:p>
          </table:table-cell>
          <table:table-cell table:number-columns-repeated="2" office:value-type="float" office:value="0.0624" calcext:value-type="float">
            <text:p>0.06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673" calcext:value-type="float">
            <text:p>0.06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2" calcext:value-type="float">
            <text:p>0.05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0812" calcext:value-type="float">
            <text:p>0.08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696" calcext:value-type="float">
            <text:p>0.06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9" calcext:value-type="float">
            <text:p>0.05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.0412" calcext:value-type="float">
            <text:p>0.0412</text:p>
          </table:table-cell>
          <table:table-cell table:number-columns-repeated="2" office:value-type="float" office:value="0.0697" calcext:value-type="float">
            <text:p>0.06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5" calcext:value-type="float">
            <text:p>0.0445</text:p>
          </table:table-cell>
          <table:table-cell table:number-columns-repeated="2" office:value-type="float" office:value="0.0757" calcext:value-type="float">
            <text:p>0.07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" calcext:value-type="float">
            <text:p>0.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95" calcext:value-type="float">
            <text:p>0.0395</text:p>
          </table:table-cell>
          <table:table-cell table:number-columns-repeated="2" office:value-type="float" office:value="0.0609" calcext:value-type="float">
            <text:p>0.06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683" calcext:value-type="float">
            <text:p>0.06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69" calcext:value-type="float">
            <text:p>0.0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355" calcext:value-type="float">
            <text:p>0.0355</text:p>
          </table:table-cell>
          <table:table-cell table:number-columns-repeated="2" office:value-type="float" office:value="0.0626" calcext:value-type="float">
            <text:p>0.06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839" calcext:value-type="float">
            <text:p>0.0839</text:p>
          </table:table-cell>
          <table:table-cell office:value-type="float" office:value="0.0677" calcext:value-type="float">
            <text:p>0.06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715" calcext:value-type="float">
            <text:p>0.07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39" calcext:value-type="float">
            <text:p>0.05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575" calcext:value-type="float">
            <text:p>0.05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0695" calcext:value-type="float">
            <text:p>0.06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41" calcext:value-type="float">
            <text:p>0.06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74" calcext:value-type="float">
            <text:p>0.0474</text:p>
          </table:table-cell>
          <table:table-cell table:number-columns-repeated="2" office:value-type="float" office:value="0.0724" calcext:value-type="float">
            <text:p>0.07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0651" calcext:value-type="float">
            <text:p>0.06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.0394" calcext:value-type="float">
            <text:p>0.0394</text:p>
          </table:table-cell>
          <table:table-cell office:value-type="float" office:value="0.084" calcext:value-type="float">
            <text:p>0.084</text:p>
          </table:table-cell>
          <table:table-cell office:value-type="float" office:value="0.0662" calcext:value-type="float">
            <text:p>0.06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653" calcext:value-type="float">
            <text:p>0.06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34" calcext:value-type="float">
            <text:p>0.07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645" calcext:value-type="float">
            <text:p>0.06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471" calcext:value-type="float">
            <text:p>0.0471</text:p>
          </table:table-cell>
          <table:table-cell office:value-type="float" office:value="0.0905" calcext:value-type="float">
            <text:p>0.0905</text:p>
          </table:table-cell>
          <table:table-cell office:value-type="float" office:value="0.086" calcext:value-type="float">
            <text:p>0.0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725" calcext:value-type="float">
            <text:p>0.07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799" calcext:value-type="float">
            <text:p>0.0799</text:p>
          </table:table-cell>
          <table:table-cell office:value-type="float" office:value="0.0747" calcext:value-type="float">
            <text:p>0.07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0762" calcext:value-type="float">
            <text:p>0.07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24" calcext:value-type="float">
            <text:p>0.07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786" calcext:value-type="float">
            <text:p>0.07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454" calcext:value-type="float">
            <text:p>0.0454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27" calcext:value-type="float">
            <text:p>0.08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397" calcext:value-type="float">
            <text:p>0.0397</text:p>
          </table:table-cell>
          <table:table-cell table:number-columns-repeated="2" office:value-type="float" office:value="0.074" calcext:value-type="float">
            <text:p>0.0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743" calcext:value-type="float">
            <text:p>0.07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755" calcext:value-type="float">
            <text:p>0.07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761" calcext:value-type="float">
            <text:p>0.07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726" calcext:value-type="float">
            <text:p>0.0726</text:p>
          </table:table-cell>
          <table:table-cell office:value-type="float" office:value="0.071" calcext:value-type="float">
            <text:p>0.0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697" calcext:value-type="float">
            <text:p>0.06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74" calcext:value-type="float">
            <text:p>0.0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01" calcext:value-type="float">
            <text:p>0.07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881" calcext:value-type="float">
            <text:p>0.0881</text:p>
          </table:table-cell>
          <table:table-cell office:value-type="float" office:value="0.0812" calcext:value-type="float">
            <text:p>0.08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786" calcext:value-type="float">
            <text:p>0.07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445" calcext:value-type="float">
            <text:p>0.0445</text:p>
          </table:table-cell>
          <table:table-cell table:number-columns-repeated="2" office:value-type="float" office:value="0.0741" calcext:value-type="float">
            <text:p>0.07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0748" calcext:value-type="float">
            <text:p>0.07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687" calcext:value-type="float">
            <text:p>0.06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752" calcext:value-type="float">
            <text:p>0.07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742" calcext:value-type="float">
            <text:p>0.07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716" calcext:value-type="float">
            <text:p>0.07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0468" calcext:value-type="float">
            <text:p>0.046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63" calcext:value-type="float">
            <text:p>0.07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697" calcext:value-type="float">
            <text:p>0.06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0754" calcext:value-type="float">
            <text:p>0.07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744" calcext:value-type="float">
            <text:p>0.07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758" calcext:value-type="float">
            <text:p>0.07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718" calcext:value-type="float">
            <text:p>0.07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446" calcext:value-type="float">
            <text:p>0.0446</text:p>
          </table:table-cell>
          <table:table-cell table:number-columns-repeated="2" office:value-type="float" office:value="0.0793" calcext:value-type="float">
            <text:p>0.07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764" calcext:value-type="float">
            <text:p>0.0764</text:p>
          </table:table-cell>
          <table:table-cell office:value-type="float" office:value="0.0759" calcext:value-type="float">
            <text:p>0.07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777" calcext:value-type="float">
            <text:p>0.07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0612" calcext:value-type="float">
            <text:p>0.06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422" calcext:value-type="float">
            <text:p>0.0422</text:p>
          </table:table-cell>
          <table:table-cell table:number-columns-repeated="2" office:value-type="float" office:value="0.0683" calcext:value-type="float">
            <text:p>0.06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774" calcext:value-type="float">
            <text:p>0.0774</text:p>
          </table:table-cell>
          <table:table-cell office:value-type="float" office:value="0.068" calcext:value-type="float">
            <text:p>0.0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0743" calcext:value-type="float">
            <text:p>0.07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709" calcext:value-type="float">
            <text:p>0.07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772" calcext:value-type="float">
            <text:p>0.07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728" calcext:value-type="float">
            <text:p>0.07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658" calcext:value-type="float">
            <text:p>0.06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447" calcext:value-type="float">
            <text:p>0.0447</text:p>
          </table:table-cell>
          <table:table-cell table:number-columns-repeated="2" office:value-type="float" office:value="0.0642" calcext:value-type="float">
            <text:p>0.06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688" calcext:value-type="float">
            <text:p>0.06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691" calcext:value-type="float">
            <text:p>0.06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0657" calcext:value-type="float">
            <text:p>0.06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79" calcext:value-type="float">
            <text:p>0.0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782" calcext:value-type="float">
            <text:p>0.07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784" calcext:value-type="float">
            <text:p>0.0784</text:p>
          </table:table-cell>
          <table:table-cell office:value-type="float" office:value="0.072" calcext:value-type="float">
            <text:p>0.0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.0486" calcext:value-type="float">
            <text:p>0.0486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726" calcext:value-type="float">
            <text:p>0.07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389" calcext:value-type="float">
            <text:p>0.038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0653" calcext:value-type="float">
            <text:p>0.06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788" calcext:value-type="float">
            <text:p>0.07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0687" calcext:value-type="float">
            <text:p>0.06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.0462" calcext:value-type="float">
            <text:p>0.0462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67" calcext:value-type="float">
            <text:p>0.06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.0439" calcext:value-type="float">
            <text:p>0.0439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728" calcext:value-type="float">
            <text:p>0.07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.0499" calcext:value-type="float">
            <text:p>0.0499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678" calcext:value-type="float">
            <text:p>0.06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0473" calcext:value-type="float">
            <text:p>0.0473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0766" calcext:value-type="float">
            <text:p>0.07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697" calcext:value-type="float">
            <text:p>0.0697</text:p>
          </table:table-cell>
          <table:table-cell office:value-type="float" office:value="0.0607" calcext:value-type="float">
            <text:p>0.06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37" calcext:value-type="float">
            <text:p>0.07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812" calcext:value-type="float">
            <text:p>0.08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466" calcext:value-type="float">
            <text:p>0.0466</text:p>
          </table:table-cell>
          <table:table-cell office:value-type="float" office:value="0.0786" calcext:value-type="float">
            <text:p>0.0786</text:p>
          </table:table-cell>
          <table:table-cell office:value-type="float" office:value="0.0784" calcext:value-type="float">
            <text:p>0.07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668" calcext:value-type="float">
            <text:p>0.06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791" calcext:value-type="float">
            <text:p>0.07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796" calcext:value-type="float">
            <text:p>0.07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73" calcext:value-type="float">
            <text:p>0.0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.0702" calcext:value-type="float">
            <text:p>0.07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483" calcext:value-type="float">
            <text:p>0.0483</text:p>
          </table:table-cell>
          <table:table-cell table:number-columns-repeated="2" office:value-type="float" office:value="0.0862" calcext:value-type="float">
            <text:p>0.08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.0769" calcext:value-type="float">
            <text:p>0.07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769" calcext:value-type="float">
            <text:p>0.07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0734" calcext:value-type="float">
            <text:p>0.07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355" calcext:value-type="float">
            <text:p>0.0355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643" calcext:value-type="float">
            <text:p>0.06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.0792" calcext:value-type="float">
            <text:p>0.07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687" calcext:value-type="float">
            <text:p>0.06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848" calcext:value-type="float">
            <text:p>0.08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52" calcext:value-type="float">
            <text:p>0.0752</text:p>
          </table:table-cell>
          <table:table-cell office:value-type="float" office:value="0.0749" calcext:value-type="float">
            <text:p>0.07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21" calcext:value-type="float">
            <text:p>0.07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701" calcext:value-type="float">
            <text:p>0.07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59" calcext:value-type="float">
            <text:p>0.06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818" calcext:value-type="float">
            <text:p>0.08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617" calcext:value-type="float">
            <text:p>0.06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523" calcext:value-type="float">
            <text:p>0.0523</text:p>
          </table:table-cell>
          <table:table-cell table:number-columns-repeated="2" office:value-type="float" office:value="0.0899" calcext:value-type="float">
            <text:p>0.08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.0758" calcext:value-type="float">
            <text:p>0.07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64" calcext:value-type="float">
            <text:p>0.0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.0465" calcext:value-type="float">
            <text:p>0.0465</text:p>
          </table:table-cell>
          <table:table-cell table:number-columns-repeated="2" office:value-type="float" office:value="0.0753" calcext:value-type="float">
            <text:p>0.07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35" calcext:value-type="float">
            <text:p>0.0435</text:p>
          </table:table-cell>
          <table:table-cell table:number-columns-repeated="2" office:value-type="float" office:value="0.0673" calcext:value-type="float">
            <text:p>0.06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0704" calcext:value-type="float">
            <text:p>0.07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.0436" calcext:value-type="float">
            <text:p>0.0436</text:p>
          </table:table-cell>
          <table:table-cell office:value-type="float" office:value="0.0739" calcext:value-type="float">
            <text:p>0.0739</text:p>
          </table:table-cell>
          <table:table-cell office:value-type="float" office:value="0.0703" calcext:value-type="float">
            <text:p>0.07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.0439" calcext:value-type="float">
            <text:p>0.0439</text:p>
          </table:table-cell>
          <table:table-cell office:value-type="float" office:value="0.0814" calcext:value-type="float">
            <text:p>0.0814</text:p>
          </table:table-cell>
          <table:table-cell office:value-type="float" office:value="0.0779" calcext:value-type="float">
            <text:p>0.07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697" calcext:value-type="float">
            <text:p>0.06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732" calcext:value-type="float">
            <text:p>0.07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479" calcext:value-type="float">
            <text:p>0.0479</text:p>
          </table:table-cell>
          <table:table-cell table:number-columns-repeated="2" office:value-type="float" office:value="0.0849" calcext:value-type="float">
            <text:p>0.08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0645" calcext:value-type="float">
            <text:p>0.06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707" calcext:value-type="float">
            <text:p>0.07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666" calcext:value-type="float">
            <text:p>0.06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801" calcext:value-type="float">
            <text:p>0.08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76" calcext:value-type="float">
            <text:p>0.0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.0414" calcext:value-type="float">
            <text:p>0.0414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848" calcext:value-type="float">
            <text:p>0.08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692" calcext:value-type="float">
            <text:p>0.06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04" calcext:value-type="float">
            <text:p>0.07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62" calcext:value-type="float">
            <text:p>0.0462</text:p>
          </table:table-cell>
          <table:table-cell table:number-columns-repeated="2" office:value-type="float" office:value="0.0836" calcext:value-type="float">
            <text:p>0.08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836" calcext:value-type="float">
            <text:p>0.08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746" calcext:value-type="float">
            <text:p>0.07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876" calcext:value-type="float">
            <text:p>0.08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074" calcext:value-type="float">
            <text:p>0.0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403" calcext:value-type="float">
            <text:p>0.0403</text:p>
          </table:table-cell>
          <table:table-cell table:number-columns-repeated="2" office:value-type="float" office:value="0.0819" calcext:value-type="float">
            <text:p>0.08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751" calcext:value-type="float">
            <text:p>0.07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433" calcext:value-type="float">
            <text:p>0.0433</text:p>
          </table:table-cell>
          <table:table-cell table:number-columns-repeated="2" office:value-type="float" office:value="0.0721" calcext:value-type="float">
            <text:p>0.07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511" calcext:value-type="float">
            <text:p>0.0511</text:p>
          </table:table-cell>
          <table:table-cell table:number-columns-repeated="2" office:value-type="float" office:value="0.0909" calcext:value-type="float">
            <text:p>0.09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782" calcext:value-type="float">
            <text:p>0.07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669" calcext:value-type="float">
            <text:p>0.06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794" calcext:value-type="float">
            <text:p>0.07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863" calcext:value-type="float">
            <text:p>0.08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56" calcext:value-type="float">
            <text:p>0.0456</text:p>
          </table:table-cell>
          <table:table-cell table:number-columns-repeated="2" office:value-type="float" office:value="0.0772" calcext:value-type="float">
            <text:p>0.07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08" calcext:value-type="float">
            <text:p>0.07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863" calcext:value-type="float">
            <text:p>0.08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79" calcext:value-type="float">
            <text:p>0.0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476" calcext:value-type="float">
            <text:p>0.0476</text:p>
          </table:table-cell>
          <table:table-cell table:number-columns-repeated="2" office:value-type="float" office:value="0.0806" calcext:value-type="float">
            <text:p>0.08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804" calcext:value-type="float">
            <text:p>0.08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63" calcext:value-type="float">
            <text:p>0.0463</text:p>
          </table:table-cell>
          <table:table-cell table:number-columns-repeated="2" office:value-type="float" office:value="0.0776" calcext:value-type="float">
            <text:p>0.07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465" calcext:value-type="float">
            <text:p>0.0465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825" calcext:value-type="float">
            <text:p>0.08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757" calcext:value-type="float">
            <text:p>0.07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776" calcext:value-type="float">
            <text:p>0.07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86" calcext:value-type="float">
            <text:p>0.0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0457" calcext:value-type="float">
            <text:p>0.0457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762" calcext:value-type="float">
            <text:p>0.07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821" calcext:value-type="float">
            <text:p>0.08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695" calcext:value-type="float">
            <text:p>0.06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844" calcext:value-type="float">
            <text:p>0.0844</text:p>
          </table:table-cell>
          <table:table-cell office:value-type="float" office:value="0.0734" calcext:value-type="float">
            <text:p>0.07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789" calcext:value-type="float">
            <text:p>0.07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0.0618" calcext:value-type="float">
            <text:p>0.06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446" calcext:value-type="float">
            <text:p>0.0446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838" calcext:value-type="float">
            <text:p>0.08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.0471" calcext:value-type="float">
            <text:p>0.047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64" calcext:value-type="float">
            <text:p>0.07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" calcext:value-type="float">
            <text:p>0.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42" calcext:value-type="float">
            <text:p>0.08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805" calcext:value-type="float">
            <text:p>0.08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928" calcext:value-type="float">
            <text:p>0.0928</text:p>
          </table:table-cell>
          <table:table-cell office:value-type="float" office:value="0.0813" calcext:value-type="float">
            <text:p>0.08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858" calcext:value-type="float">
            <text:p>0.0858</text:p>
          </table:table-cell>
          <table:table-cell office:value-type="float" office:value="0.0791" calcext:value-type="float">
            <text:p>0.07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.0454" calcext:value-type="float">
            <text:p>0.0454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921" calcext:value-type="float">
            <text:p>0.09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751" calcext:value-type="float">
            <text:p>0.07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22" calcext:value-type="float">
            <text:p>0.092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766" calcext:value-type="float">
            <text:p>0.07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074" calcext:value-type="float">
            <text:p>0.0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64" calcext:value-type="float">
            <text:p>0.0464</text:p>
          </table:table-cell>
          <table:table-cell table:number-columns-repeated="2" office:value-type="float" office:value="0.0792" calcext:value-type="float">
            <text:p>0.07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77" calcext:value-type="float">
            <text:p>0.077</text:p>
          </table:table-cell>
          <table:table-cell office:value-type="float" office:value="0.0697" calcext:value-type="float">
            <text:p>0.06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.0483" calcext:value-type="float">
            <text:p>0.0483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875" calcext:value-type="float">
            <text:p>0.08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05" calcext:value-type="float">
            <text:p>0.0505</text:p>
          </table:table-cell>
          <table:table-cell table:number-columns-repeated="2" office:value-type="float" office:value="0.1011" calcext:value-type="float">
            <text:p>0.10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886" calcext:value-type="float">
            <text:p>0.08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08" calcext:value-type="float">
            <text:p>0.0508</text:p>
          </table:table-cell>
          <table:table-cell table:number-columns-repeated="2" office:value-type="float" office:value="0.0825" calcext:value-type="float">
            <text:p>0.08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866" calcext:value-type="float">
            <text:p>0.08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824" calcext:value-type="float">
            <text:p>0.082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42" calcext:value-type="float">
            <text:p>0.0442</text:p>
          </table:table-cell>
          <table:table-cell table:number-columns-repeated="2" office:value-type="float" office:value="0.0814" calcext:value-type="float">
            <text:p>0.08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679" calcext:value-type="float">
            <text:p>0.06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79" calcext:value-type="float">
            <text:p>0.07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0766" calcext:value-type="float">
            <text:p>0.07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3" calcext:value-type="float">
            <text:p>0.0463</text:p>
          </table:table-cell>
          <table:table-cell table:number-columns-repeated="2" office:value-type="float" office:value="0.0833" calcext:value-type="float">
            <text:p>0.08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.0777" calcext:value-type="float">
            <text:p>0.07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796" calcext:value-type="float">
            <text:p>0.07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89" calcext:value-type="float">
            <text:p>0.07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823" calcext:value-type="float">
            <text:p>0.08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721" calcext:value-type="float">
            <text:p>0.0721</text:p>
          </table:table-cell>
          <table:table-cell office:value-type="float" office:value="0.07" calcext:value-type="float">
            <text:p>0.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811" calcext:value-type="float">
            <text:p>0.08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754" calcext:value-type="float">
            <text:p>0.07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896" calcext:value-type="float">
            <text:p>0.08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0909" calcext:value-type="float">
            <text:p>0.09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65" calcext:value-type="float">
            <text:p>0.06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732" calcext:value-type="float">
            <text:p>0.07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979" calcext:value-type="float">
            <text:p>0.09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816" calcext:value-type="float">
            <text:p>0.08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.043" calcext:value-type="float">
            <text:p>0.043</text:p>
          </table:table-cell>
          <table:table-cell table:number-columns-repeated="2" office:value-type="float" office:value="0.0854" calcext:value-type="float">
            <text:p>0.08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.0499" calcext:value-type="float">
            <text:p>0.0499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0941" calcext:value-type="float">
            <text:p>0.09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834" calcext:value-type="float">
            <text:p>0.08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075" calcext:value-type="float">
            <text:p>0.0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761" calcext:value-type="float">
            <text:p>0.07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34" calcext:value-type="float">
            <text:p>0.0434</text:p>
          </table:table-cell>
          <table:table-cell table:number-columns-repeated="2" office:value-type="float" office:value="0.0814" calcext:value-type="float">
            <text:p>0.08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.0505" calcext:value-type="float">
            <text:p>0.0505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782" calcext:value-type="float">
            <text:p>0.07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462" calcext:value-type="float">
            <text:p>0.0462</text:p>
          </table:table-cell>
          <table:table-cell table:number-columns-repeated="2" office:value-type="float" office:value="0.0793" calcext:value-type="float">
            <text:p>0.07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849" calcext:value-type="float">
            <text:p>0.08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0847" calcext:value-type="float">
            <text:p>0.08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11" calcext:value-type="float">
            <text:p>0.0411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03" calcext:value-type="float">
            <text:p>0.09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817" calcext:value-type="float">
            <text:p>0.08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0999" calcext:value-type="float">
            <text:p>0.09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73" calcext:value-type="float">
            <text:p>0.0473</text:p>
          </table:table-cell>
          <table:table-cell table:number-columns-repeated="2" office:value-type="float" office:value="0.0798" calcext:value-type="float">
            <text:p>0.07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384" calcext:value-type="float">
            <text:p>0.0384</text:p>
          </table:table-cell>
          <table:table-cell table:number-columns-repeated="2" office:value-type="float" office:value="0.0788" calcext:value-type="float">
            <text:p>0.07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757" calcext:value-type="float">
            <text:p>0.07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09" calcext:value-type="float">
            <text:p>0.0409</text:p>
          </table:table-cell>
          <table:table-cell table:number-columns-repeated="2" office:value-type="float" office:value="0.0717" calcext:value-type="float">
            <text:p>0.07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825" calcext:value-type="float">
            <text:p>0.08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692" calcext:value-type="float">
            <text:p>0.06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728" calcext:value-type="float">
            <text:p>0.07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05" calcext:value-type="float">
            <text:p>0.08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742" calcext:value-type="float">
            <text:p>0.07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46" calcext:value-type="float">
            <text:p>0.09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8" calcext:value-type="float">
            <text:p>0.08</text:p>
          </table:table-cell>
          <table:table-cell office:value-type="float" office:value="0.0735" calcext:value-type="float">
            <text:p>0.07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766" calcext:value-type="float">
            <text:p>0.0766</text:p>
          </table:table-cell>
          <table:table-cell office:value-type="float" office:value="0.0732" calcext:value-type="float">
            <text:p>0.07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418" calcext:value-type="float">
            <text:p>0.0418</text:p>
          </table:table-cell>
          <table:table-cell table:number-columns-repeated="2" office:value-type="float" office:value="0.0762" calcext:value-type="float">
            <text:p>0.07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0911" calcext:value-type="float">
            <text:p>0.09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.0434" calcext:value-type="float">
            <text:p>0.0434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45" calcext:value-type="float">
            <text:p>0.07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0893" calcext:value-type="float">
            <text:p>0.08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748" calcext:value-type="float">
            <text:p>0.07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91" calcext:value-type="float">
            <text:p>0.09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812" calcext:value-type="float">
            <text:p>0.08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65" calcext:value-type="float">
            <text:p>0.0465</text:p>
          </table:table-cell>
          <table:table-cell table:number-columns-repeated="2" office:value-type="float" office:value="0.0875" calcext:value-type="float">
            <text:p>0.08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923" calcext:value-type="float">
            <text:p>0.09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0859" calcext:value-type="float">
            <text:p>0.08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0848" calcext:value-type="float">
            <text:p>0.08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474" calcext:value-type="float">
            <text:p>0.0474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899" calcext:value-type="float">
            <text:p>0.08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951" calcext:value-type="float">
            <text:p>0.09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932" calcext:value-type="float">
            <text:p>0.09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882" calcext:value-type="float">
            <text:p>0.08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825" calcext:value-type="float">
            <text:p>0.08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" calcext:value-type="float">
            <text:p>0.097</text:p>
          </table:table-cell>
          <table:table-cell office:value-type="float" office:value="0.081" calcext:value-type="float">
            <text:p>0.0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781" calcext:value-type="float">
            <text:p>0.07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0472" calcext:value-type="float">
            <text:p>0.047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42" calcext:value-type="float">
            <text:p>0.09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11" calcext:value-type="float">
            <text:p>0.0411</text:p>
          </table:table-cell>
          <table:table-cell table:number-columns-repeated="2" office:value-type="float" office:value="0.088" calcext:value-type="float">
            <text:p>0.0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482" calcext:value-type="float">
            <text:p>0.0482</text:p>
          </table:table-cell>
          <table:table-cell table:number-columns-repeated="2" office:value-type="float" office:value="0.0996" calcext:value-type="float">
            <text:p>0.09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8" calcext:value-type="float">
            <text:p>0.08</text:p>
          </table:table-cell>
          <table:table-cell office:value-type="float" office:value="0.0767" calcext:value-type="float">
            <text:p>0.07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833" calcext:value-type="float">
            <text:p>0.08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865" calcext:value-type="float">
            <text:p>0.08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53" calcext:value-type="float">
            <text:p>0.0453</text:p>
          </table:table-cell>
          <table:table-cell table:number-columns-repeated="2" office:value-type="float" office:value="0.1011" calcext:value-type="float">
            <text:p>0.10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48" calcext:value-type="float">
            <text:p>0.08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" calcext:value-type="float">
            <text:p>0.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484" calcext:value-type="float">
            <text:p>0.048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416" calcext:value-type="float">
            <text:p>0.0416</text:p>
          </table:table-cell>
          <table:table-cell table:number-columns-repeated="2" office:value-type="float" office:value="0.0902" calcext:value-type="float">
            <text:p>0.09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0842" calcext:value-type="float">
            <text:p>0.08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3" calcext:value-type="float">
            <text:p>0.0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95" calcext:value-type="float">
            <text:p>0.0495</text:p>
          </table:table-cell>
          <table:table-cell table:number-columns-repeated="2" office:value-type="float" office:value="0.0948" calcext:value-type="float">
            <text:p>0.09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805" calcext:value-type="float">
            <text:p>0.08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0481" calcext:value-type="float">
            <text:p>0.0481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897" calcext:value-type="float">
            <text:p>0.08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0938" calcext:value-type="float">
            <text:p>0.09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77" calcext:value-type="float">
            <text:p>0.0477</text:p>
          </table:table-cell>
          <table:table-cell table:number-columns-repeated="2" office:value-type="float" office:value="0.0866" calcext:value-type="float">
            <text:p>0.08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0762" calcext:value-type="float">
            <text:p>0.07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0925" calcext:value-type="float">
            <text:p>0.09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831" calcext:value-type="float">
            <text:p>0.0831</text:p>
          </table:table-cell>
          <table:table-cell office:value-type="float" office:value="0.0803" calcext:value-type="float">
            <text:p>0.08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68" calcext:value-type="float">
            <text:p>0.0468</text:p>
          </table:table-cell>
          <table:table-cell table:number-columns-repeated="2" office:value-type="float" office:value="0.0871" calcext:value-type="float">
            <text:p>0.08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003" calcext:value-type="float">
            <text:p>0.10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794" calcext:value-type="float">
            <text:p>0.07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774" calcext:value-type="float">
            <text:p>0.07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442" calcext:value-type="float">
            <text:p>0.0442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869" calcext:value-type="float">
            <text:p>0.08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0866" calcext:value-type="float">
            <text:p>0.08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089" calcext:value-type="float">
            <text:p>0.0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0893" calcext:value-type="float">
            <text:p>0.08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48" calcext:value-type="float">
            <text:p>0.0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51" calcext:value-type="float">
            <text:p>0.08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85" calcext:value-type="float">
            <text:p>0.0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0903" calcext:value-type="float">
            <text:p>0.09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804" calcext:value-type="float">
            <text:p>0.08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.0485" calcext:value-type="float">
            <text:p>0.0485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836" calcext:value-type="float">
            <text:p>0.08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08" calcext:value-type="float">
            <text:p>0.0508</text:p>
          </table:table-cell>
          <table:table-cell table:number-columns-repeated="2" office:value-type="float" office:value="0.0873" calcext:value-type="float">
            <text:p>0.08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97" calcext:value-type="float">
            <text:p>0.0497</text:p>
          </table:table-cell>
          <table:table-cell table:number-columns-repeated="2" office:value-type="float" office:value="0.0806" calcext:value-type="float">
            <text:p>0.08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05" calcext:value-type="float">
            <text:p>0.05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78" calcext:value-type="float">
            <text:p>0.0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0875" calcext:value-type="float">
            <text:p>0.08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449" calcext:value-type="float">
            <text:p>0.0449</text:p>
          </table:table-cell>
          <table:table-cell table:number-columns-repeated="2" office:value-type="float" office:value="0.0946" calcext:value-type="float">
            <text:p>0.09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771" calcext:value-type="float">
            <text:p>0.07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872" calcext:value-type="float">
            <text:p>0.0872</text:p>
          </table:table-cell>
          <table:table-cell office:value-type="float" office:value="0.0827" calcext:value-type="float">
            <text:p>0.08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0.0509" calcext:value-type="float">
            <text:p>0.050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32" calcext:value-type="float">
            <text:p>0.08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865" calcext:value-type="float">
            <text:p>0.08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.0488" calcext:value-type="float">
            <text:p>0.0488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6" calcext:value-type="float">
            <text:p>0.0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927" calcext:value-type="float">
            <text:p>0.0927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0916" calcext:value-type="float">
            <text:p>0.09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836" calcext:value-type="float">
            <text:p>0.08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.0471" calcext:value-type="float">
            <text:p>0.0471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0895" calcext:value-type="float">
            <text:p>0.08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28" calcext:value-type="float">
            <text:p>0.08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0847" calcext:value-type="float">
            <text:p>0.08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.0483" calcext:value-type="float">
            <text:p>0.048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916" calcext:value-type="float">
            <text:p>0.09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0901" calcext:value-type="float">
            <text:p>0.09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023" calcext:value-type="float">
            <text:p>0.10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" calcext:value-type="float">
            <text:p>0.08</text:p>
          </table:table-cell>
          <table:table-cell office:value-type="float" office:value="0.0679" calcext:value-type="float">
            <text:p>0.06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438" calcext:value-type="float">
            <text:p>0.0438</text:p>
          </table:table-cell>
          <table:table-cell table:number-columns-repeated="2" office:value-type="float" office:value="0.0806" calcext:value-type="float">
            <text:p>0.08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04" calcext:value-type="float">
            <text:p>0.0504</text:p>
          </table:table-cell>
          <table:table-cell table:number-columns-repeated="2" office:value-type="float" office:value="0.099" calcext:value-type="float">
            <text:p>0.0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874" calcext:value-type="float">
            <text:p>0.08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0896" calcext:value-type="float">
            <text:p>0.08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.0508" calcext:value-type="float">
            <text:p>0.0508</text:p>
          </table:table-cell>
          <table:table-cell table:number-columns-repeated="2" office:value-type="float" office:value="0.0831" calcext:value-type="float">
            <text:p>0.08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737" calcext:value-type="float">
            <text:p>0.07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.0528" calcext:value-type="float">
            <text:p>0.0528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48" calcext:value-type="float">
            <text:p>0.09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414" calcext:value-type="float">
            <text:p>0.0414</text:p>
          </table:table-cell>
          <table:table-cell table:number-columns-repeated="2" office:value-type="float" office:value="0.0803" calcext:value-type="float">
            <text:p>0.08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.0495" calcext:value-type="float">
            <text:p>0.0495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954" calcext:value-type="float">
            <text:p>0.09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76" calcext:value-type="float">
            <text:p>0.08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785" calcext:value-type="float">
            <text:p>0.07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852" calcext:value-type="float">
            <text:p>0.085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911" calcext:value-type="float">
            <text:p>0.09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0871" calcext:value-type="float">
            <text:p>0.08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0907" calcext:value-type="float">
            <text:p>0.09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036" calcext:value-type="float">
            <text:p>0.103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895" calcext:value-type="float">
            <text:p>0.08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806" calcext:value-type="float">
            <text:p>0.0806</text:p>
          </table:table-cell>
          <table:table-cell office:value-type="float" office:value="0.0793" calcext:value-type="float">
            <text:p>0.07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932" calcext:value-type="float">
            <text:p>0.0932</text:p>
          </table:table-cell>
          <table:table-cell office:value-type="float" office:value="0.0819" calcext:value-type="float">
            <text:p>0.08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821" calcext:value-type="float">
            <text:p>0.08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863" calcext:value-type="float">
            <text:p>0.08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33" calcext:value-type="float">
            <text:p>0.07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968" calcext:value-type="float">
            <text:p>0.09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851" calcext:value-type="float">
            <text:p>0.08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0899" calcext:value-type="float">
            <text:p>0.08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0906" calcext:value-type="float">
            <text:p>0.09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867" calcext:value-type="float">
            <text:p>0.0867</text:p>
          </table:table-cell>
          <table:table-cell office:value-type="float" office:value="0.0794" calcext:value-type="float">
            <text:p>0.07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818" calcext:value-type="float">
            <text:p>0.081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765" calcext:value-type="float">
            <text:p>0.07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895" calcext:value-type="float">
            <text:p>0.08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.0484" calcext:value-type="float">
            <text:p>0.0484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872" calcext:value-type="float">
            <text:p>0.08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.0451" calcext:value-type="float">
            <text:p>0.0451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0943" calcext:value-type="float">
            <text:p>0.094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office:value-type="float" office:value="0.06" calcext:value-type="float">
            <text:p>0.06</text:p>
          </table:table-cell>
          <table:table-cell office:value-type="float" office:value="0.0467" calcext:value-type="float">
            <text:p>0.0467</text:p>
          </table:table-cell>
          <table:table-cell table:number-columns-repeated="2" office:value-type="float" office:value="0.0803" calcext:value-type="float">
            <text:p>0.08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0868" calcext:value-type="float">
            <text:p>0.08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58" calcext:value-type="float">
            <text:p>0.08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865" calcext:value-type="float">
            <text:p>0.08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99" calcext:value-type="float">
            <text:p>0.0499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905" calcext:value-type="float">
            <text:p>0.09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0923" calcext:value-type="float">
            <text:p>0.09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19" calcext:value-type="float">
            <text:p>0.08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09" calcext:value-type="float">
            <text:p>0.09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886" calcext:value-type="float">
            <text:p>0.08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0974" calcext:value-type="float">
            <text:p>0.09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45" calcext:value-type="float">
            <text:p>0.0545</text:p>
          </table:table-cell>
          <table:table-cell table:number-columns-repeated="2" office:value-type="float" office:value="0.0969" calcext:value-type="float">
            <text:p>0.09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896" calcext:value-type="float">
            <text:p>0.08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094" calcext:value-type="float">
            <text:p>0.0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794" calcext:value-type="float">
            <text:p>0.07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909" calcext:value-type="float">
            <text:p>0.09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882" calcext:value-type="float">
            <text:p>0.08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898" calcext:value-type="float">
            <text:p>0.089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443" calcext:value-type="float">
            <text:p>0.0443</text:p>
          </table:table-cell>
          <table:table-cell table:number-columns-repeated="2" office:value-type="float" office:value="0.0944" calcext:value-type="float">
            <text:p>0.09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0512" calcext:value-type="float">
            <text:p>0.0512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996" calcext:value-type="float">
            <text:p>0.09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084" calcext:value-type="float">
            <text:p>0.0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63" calcext:value-type="float">
            <text:p>0.0463</text:p>
          </table:table-cell>
          <table:table-cell table:number-columns-repeated="2" office:value-type="float" office:value="0.0993" calcext:value-type="float">
            <text:p>0.09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448" calcext:value-type="float">
            <text:p>0.0448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0477" calcext:value-type="float">
            <text:p>0.047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99" calcext:value-type="float">
            <text:p>0.09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911" calcext:value-type="float">
            <text:p>0.09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838" calcext:value-type="float">
            <text:p>0.083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0912" calcext:value-type="float">
            <text:p>0.09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876" calcext:value-type="float">
            <text:p>0.087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894" calcext:value-type="float">
            <text:p>0.08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915" calcext:value-type="float">
            <text:p>0.091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1001" calcext:value-type="float">
            <text:p>0.10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0538" calcext:value-type="float">
            <text:p>0.0538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1007" calcext:value-type="float">
            <text:p>0.10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561" calcext:value-type="float">
            <text:p>0.0561</text:p>
          </table:table-cell>
          <table:table-cell table:number-columns-repeated="2" office:value-type="float" office:value="0.0913" calcext:value-type="float">
            <text:p>0.09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19" calcext:value-type="float">
            <text:p>0.08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73" calcext:value-type="float">
            <text:p>0.0473</text:p>
          </table:table-cell>
          <table:table-cell table:number-columns-repeated="2" office:value-type="float" office:value="0.0837" calcext:value-type="float">
            <text:p>0.08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0903" calcext:value-type="float">
            <text:p>0.09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0879" calcext:value-type="float">
            <text:p>0.08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964" calcext:value-type="float">
            <text:p>0.09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71" calcext:value-type="float">
            <text:p>0.0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443" calcext:value-type="float">
            <text:p>0.0443</text:p>
          </table:table-cell>
          <table:table-cell table:number-columns-repeated="2" office:value-type="float" office:value="0.0804" calcext:value-type="float">
            <text:p>0.08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837" calcext:value-type="float">
            <text:p>0.08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1008" calcext:value-type="float">
            <text:p>0.10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491" calcext:value-type="float">
            <text:p>0.0491</text:p>
          </table:table-cell>
          <table:table-cell table:number-columns-repeated="2" office:value-type="float" office:value="0.0933" calcext:value-type="float">
            <text:p>0.093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4" calcext:value-type="float">
            <text:p>0.09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491" calcext:value-type="float">
            <text:p>0.0491</text:p>
          </table:table-cell>
          <table:table-cell table:number-columns-repeated="2" office:value-type="float" office:value="0.0894" calcext:value-type="float">
            <text:p>0.08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.0496" calcext:value-type="float">
            <text:p>0.0496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835" calcext:value-type="float">
            <text:p>0.083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026" calcext:value-type="float">
            <text:p>0.10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.0413" calcext:value-type="float">
            <text:p>0.0413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792" calcext:value-type="float">
            <text:p>0.07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064" calcext:value-type="float">
            <text:p>0.10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1007" calcext:value-type="float">
            <text:p>0.10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0834" calcext:value-type="float">
            <text:p>0.08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72" calcext:value-type="float">
            <text:p>0.0472</text:p>
          </table:table-cell>
          <table:table-cell table:number-columns-repeated="2" office:value-type="float" office:value="0.0885" calcext:value-type="float">
            <text:p>0.08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873" calcext:value-type="float">
            <text:p>0.08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917" calcext:value-type="float">
            <text:p>0.09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0491" calcext:value-type="float">
            <text:p>0.0491</text:p>
          </table:table-cell>
          <table:table-cell office:value-type="float" office:value="0.0912" calcext:value-type="float">
            <text:p>0.0912</text:p>
          </table:table-cell>
          <table:table-cell office:value-type="float" office:value="0.086" calcext:value-type="float">
            <text:p>0.0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0892" calcext:value-type="float">
            <text:p>0.08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853" calcext:value-type="float">
            <text:p>0.08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88" calcext:value-type="float">
            <text:p>0.088</text:p>
          </table:table-cell>
          <table:table-cell office:value-type="float" office:value="0.0781" calcext:value-type="float">
            <text:p>0.07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944" calcext:value-type="float">
            <text:p>0.09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41" calcext:value-type="float">
            <text:p>0.08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0986" calcext:value-type="float">
            <text:p>0.09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0839" calcext:value-type="float">
            <text:p>0.08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987" calcext:value-type="float">
            <text:p>0.09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.0426" calcext:value-type="float">
            <text:p>0.0426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94" calcext:value-type="float">
            <text:p>0.09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1" calcext:value-type="float">
            <text:p>0.1</text:p>
          </table:table-cell>
          <table:table-cell office:value-type="float" office:value="0.0917" calcext:value-type="float">
            <text:p>0.09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008" calcext:value-type="float">
            <text:p>0.10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0903" calcext:value-type="float">
            <text:p>0.09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981" calcext:value-type="float">
            <text:p>0.09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0834" calcext:value-type="float">
            <text:p>0.08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086" calcext:value-type="float">
            <text:p>0.0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531" calcext:value-type="float">
            <text:p>0.053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99" calcext:value-type="float">
            <text:p>0.08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.0492" calcext:value-type="float">
            <text:p>0.0492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872" calcext:value-type="float">
            <text:p>0.08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97" calcext:value-type="float">
            <text:p>0.0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516" calcext:value-type="float">
            <text:p>0.0516</text:p>
          </table:table-cell>
          <table:table-cell table:number-columns-repeated="2" office:value-type="float" office:value="0.0984" calcext:value-type="float">
            <text:p>0.09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44" calcext:value-type="float">
            <text:p>0.08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.0495" calcext:value-type="float">
            <text:p>0.049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0884" calcext:value-type="float">
            <text:p>0.08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97" calcext:value-type="float">
            <text:p>0.079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11" calcext:value-type="float">
            <text:p>0.11</text:p>
          </table:table-cell>
          <table:table-cell office:value-type="float" office:value="0.109" calcext:value-type="float">
            <text:p>0.10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82" calcext:value-type="float">
            <text:p>0.09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903" calcext:value-type="float">
            <text:p>0.09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805" calcext:value-type="float">
            <text:p>0.08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17" calcext:value-type="float">
            <text:p>0.0517</text:p>
          </table:table-cell>
          <table:table-cell table:number-columns-repeated="2" office:value-type="float" office:value="0.0977" calcext:value-type="float">
            <text:p>0.097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889" calcext:value-type="float">
            <text:p>0.08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48" calcext:value-type="float">
            <text:p>0.0448</text:p>
          </table:table-cell>
          <table:table-cell table:number-columns-repeated="2" office:value-type="float" office:value="0.0925" calcext:value-type="float">
            <text:p>0.09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1073" calcext:value-type="float">
            <text:p>0.10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87" calcext:value-type="float">
            <text:p>0.0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55" calcext:value-type="float">
            <text:p>0.0455</text:p>
          </table:table-cell>
          <table:table-cell table:number-columns-repeated="2" office:value-type="float" office:value="0.0789" calcext:value-type="float">
            <text:p>0.07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8" calcext:value-type="float">
            <text:p>0.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878" calcext:value-type="float">
            <text:p>0.08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0731" calcext:value-type="float">
            <text:p>0.07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927" calcext:value-type="float">
            <text:p>0.09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0907" calcext:value-type="float">
            <text:p>0.09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469" calcext:value-type="float">
            <text:p>0.0469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965" calcext:value-type="float">
            <text:p>0.09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0501" calcext:value-type="float">
            <text:p>0.0501</text:p>
          </table:table-cell>
          <table:table-cell table:number-columns-repeated="2" office:value-type="float" office:value="0.0979" calcext:value-type="float">
            <text:p>0.09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859" calcext:value-type="float">
            <text:p>0.08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093" calcext:value-type="float">
            <text:p>0.0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495" calcext:value-type="float">
            <text:p>0.0495</text:p>
          </table:table-cell>
          <table:table-cell table:number-columns-repeated="2" office:value-type="float" office:value="0.081" calcext:value-type="float">
            <text:p>0.0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59" calcext:value-type="float">
            <text:p>0.059</text:p>
          </table:table-cell>
          <table:table-cell office:value-type="float" office:value="0.11" calcext:value-type="float">
            <text:p>0.11</text:p>
          </table:table-cell>
          <table:table-cell office:value-type="float" office:value="0.1007" calcext:value-type="float">
            <text:p>0.10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039" calcext:value-type="float">
            <text:p>0.10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88" calcext:value-type="float">
            <text:p>0.09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947" calcext:value-type="float">
            <text:p>0.09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0984" calcext:value-type="float">
            <text:p>0.09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879" calcext:value-type="float">
            <text:p>0.08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002" calcext:value-type="float">
            <text:p>0.10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964" calcext:value-type="float">
            <text:p>0.09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047" calcext:value-type="float">
            <text:p>0.10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974" calcext:value-type="float">
            <text:p>0.0974</text:p>
          </table:table-cell>
          <table:table-cell office:value-type="float" office:value="0.0867" calcext:value-type="float">
            <text:p>0.086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0851" calcext:value-type="float">
            <text:p>0.08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806" calcext:value-type="float">
            <text:p>0.08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119" calcext:value-type="float">
            <text:p>0.11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481" calcext:value-type="float">
            <text:p>0.04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063" calcext:value-type="float">
            <text:p>0.10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509" calcext:value-type="float">
            <text:p>0.0509</text:p>
          </table:table-cell>
          <table:table-cell table:number-columns-repeated="2" office:value-type="float" office:value="0.1032" calcext:value-type="float">
            <text:p>0.103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929" calcext:value-type="float">
            <text:p>0.09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496" calcext:value-type="float">
            <text:p>0.0496</text:p>
          </table:table-cell>
          <table:table-cell table:number-columns-repeated="2" office:value-type="float" office:value="0.0931" calcext:value-type="float">
            <text:p>0.09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26" calcext:value-type="float">
            <text:p>0.0526</text:p>
          </table:table-cell>
          <table:table-cell table:number-columns-repeated="2" office:value-type="float" office:value="0.1106" calcext:value-type="float">
            <text:p>0.11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0506" calcext:value-type="float">
            <text:p>0.0506</text:p>
          </table:table-cell>
          <table:table-cell table:number-columns-repeated="2" office:value-type="float" office:value="0.1066" calcext:value-type="float">
            <text:p>0.10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0591" calcext:value-type="float">
            <text:p>0.0591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5" calcext:value-type="float">
            <text:p>0.09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.0478" calcext:value-type="float">
            <text:p>0.0478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907" calcext:value-type="float">
            <text:p>0.09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23" calcext:value-type="float">
            <text:p>0.0523</text:p>
          </table:table-cell>
          <table:table-cell table:number-columns-repeated="2" office:value-type="float" office:value="0.1045" calcext:value-type="float">
            <text:p>0.10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09" calcext:value-type="float">
            <text:p>0.0409</text:p>
          </table:table-cell>
          <table:table-cell table:number-columns-repeated="2" office:value-type="float" office:value="0.0846" calcext:value-type="float">
            <text:p>0.08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.0923" calcext:value-type="float">
            <text:p>0.09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0966" calcext:value-type="float">
            <text:p>0.096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079" calcext:value-type="float">
            <text:p>0.10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502" calcext:value-type="float">
            <text:p>0.0502</text:p>
          </table:table-cell>
          <table:table-cell table:number-columns-repeated="2" office:value-type="float" office:value="0.0923" calcext:value-type="float">
            <text:p>0.09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996" calcext:value-type="float">
            <text:p>0.09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0504" calcext:value-type="float">
            <text:p>0.05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96" calcext:value-type="float">
            <text:p>0.0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518" calcext:value-type="float">
            <text:p>0.0518</text:p>
          </table:table-cell>
          <table:table-cell table:number-columns-repeated="2" office:value-type="float" office:value="0.0925" calcext:value-type="float">
            <text:p>0.09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053" calcext:value-type="float">
            <text:p>0.10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569" calcext:value-type="float">
            <text:p>0.0569</text:p>
          </table:table-cell>
          <table:table-cell table:number-columns-repeated="2" office:value-type="float" office:value="0.0884" calcext:value-type="float">
            <text:p>0.088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013" calcext:value-type="float">
            <text:p>0.10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972" calcext:value-type="float">
            <text:p>0.09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0622" calcext:value-type="float">
            <text:p>0.0622</text:p>
          </table:table-cell>
          <table:table-cell office:value-type="float" office:value="0.0493" calcext:value-type="float">
            <text:p>0.0493</text:p>
          </table:table-cell>
          <table:table-cell table:number-columns-repeated="2" office:value-type="float" office:value="0.0873" calcext:value-type="float">
            <text:p>0.08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53" calcext:value-type="float">
            <text:p>0.0453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772" calcext:value-type="float">
            <text:p>0.07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0522" calcext:value-type="float">
            <text:p>0.0522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005" calcext:value-type="float">
            <text:p>0.10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965" calcext:value-type="float">
            <text:p>0.09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62" calcext:value-type="float">
            <text:p>0.0462</text:p>
          </table:table-cell>
          <table:table-cell table:number-columns-repeated="2" office:value-type="float" office:value="0.1041" calcext:value-type="float">
            <text:p>0.10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075" calcext:value-type="float">
            <text:p>0.10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0468" calcext:value-type="float">
            <text:p>0.0468</text:p>
          </table:table-cell>
          <table:table-cell table:number-columns-repeated="2" office:value-type="float" office:value="0.0969" calcext:value-type="float">
            <text:p>0.09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.0492" calcext:value-type="float">
            <text:p>0.0492</text:p>
          </table:table-cell>
          <table:table-cell table:number-columns-repeated="2" office:value-type="float" office:value="0.0872" calcext:value-type="float">
            <text:p>0.08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1088" calcext:value-type="float">
            <text:p>0.10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26" calcext:value-type="float">
            <text:p>0.09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0929" calcext:value-type="float">
            <text:p>0.09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958" calcext:value-type="float">
            <text:p>0.09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949" calcext:value-type="float">
            <text:p>0.09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1037" calcext:value-type="float">
            <text:p>0.10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859" calcext:value-type="float">
            <text:p>0.08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1158" calcext:value-type="float">
            <text:p>0.11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89" calcext:value-type="float">
            <text:p>0.09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1" calcext:value-type="float">
            <text:p>0.1</text:p>
          </table:table-cell>
          <table:table-cell office:value-type="float" office:value="0.0883" calcext:value-type="float">
            <text:p>0.08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504" calcext:value-type="float">
            <text:p>0.0504</text:p>
          </table:table-cell>
          <table:table-cell table:number-columns-repeated="2" office:value-type="float" office:value="0.0931" calcext:value-type="float">
            <text:p>0.093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082" calcext:value-type="float">
            <text:p>0.108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473" calcext:value-type="float">
            <text:p>0.0473</text:p>
          </table:table-cell>
          <table:table-cell table:number-columns-repeated="2" office:value-type="float" office:value="0.1079" calcext:value-type="float">
            <text:p>0.10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86" calcext:value-type="float">
            <text:p>0.08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968" calcext:value-type="float">
            <text:p>0.09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0464" calcext:value-type="float">
            <text:p>0.0464</text:p>
          </table:table-cell>
          <table:table-cell table:number-columns-repeated="2" office:value-type="float" office:value="0.0939" calcext:value-type="float">
            <text:p>0.09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0964" calcext:value-type="float">
            <text:p>0.09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526" calcext:value-type="float">
            <text:p>0.0526</text:p>
          </table:table-cell>
          <table:table-cell table:number-columns-repeated="2" office:value-type="float" office:value="0.0975" calcext:value-type="float">
            <text:p>0.09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917" calcext:value-type="float">
            <text:p>0.09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05" calcext:value-type="float">
            <text:p>0.0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842" calcext:value-type="float">
            <text:p>0.084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54" calcext:value-type="float">
            <text:p>0.09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508" calcext:value-type="float">
            <text:p>0.0508</text:p>
          </table:table-cell>
          <table:table-cell table:number-columns-repeated="2" office:value-type="float" office:value="0.0923" calcext:value-type="float">
            <text:p>0.09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0928" calcext:value-type="float">
            <text:p>0.09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0.0632" calcext:value-type="float">
            <text:p>0.0632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056" calcext:value-type="float">
            <text:p>0.10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3" calcext:value-type="float">
            <text:p>0.053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001" calcext:value-type="float">
            <text:p>0.10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0431" calcext:value-type="float">
            <text:p>0.0431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049" calcext:value-type="float">
            <text:p>0.10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1" calcext:value-type="float">
            <text:p>0.1</text:p>
          </table:table-cell>
          <table:table-cell office:value-type="float" office:value="0.0808" calcext:value-type="float">
            <text:p>0.08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875" calcext:value-type="float">
            <text:p>0.08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1051" calcext:value-type="float">
            <text:p>0.10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.0545" calcext:value-type="float">
            <text:p>0.0545</text:p>
          </table:table-cell>
          <table:table-cell table:number-columns-repeated="2" office:value-type="float" office:value="0.0957" calcext:value-type="float">
            <text:p>0.09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69" calcext:value-type="float">
            <text:p>0.09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0983" calcext:value-type="float">
            <text:p>0.09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89" calcext:value-type="float">
            <text:p>0.08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923" calcext:value-type="float">
            <text:p>0.09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907" calcext:value-type="float">
            <text:p>0.09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.0443" calcext:value-type="float">
            <text:p>0.0443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095" calcext:value-type="float">
            <text:p>0.10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885" calcext:value-type="float">
            <text:p>0.08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1" calcext:value-type="float">
            <text:p>0.09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083" calcext:value-type="float">
            <text:p>0.0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105" calcext:value-type="float">
            <text:p>0.11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995" calcext:value-type="float">
            <text:p>0.09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28" calcext:value-type="float">
            <text:p>0.08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0613" calcext:value-type="float">
            <text:p>0.0613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126" calcext:value-type="float">
            <text:p>0.11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17" calcext:value-type="float">
            <text:p>0.10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0826" calcext:value-type="float">
            <text:p>0.082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0956" calcext:value-type="float">
            <text:p>0.095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96" calcext:value-type="float">
            <text:p>0.07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0929" calcext:value-type="float">
            <text:p>0.09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912" calcext:value-type="float">
            <text:p>0.09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68" calcext:value-type="float">
            <text:p>0.09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0.0537" calcext:value-type="float">
            <text:p>0.0537</text:p>
          </table:table-cell>
          <table:table-cell office:value-type="float" office:value="0.0535" calcext:value-type="float">
            <text:p>0.0535</text:p>
          </table:table-cell>
          <table:table-cell table:number-columns-repeated="2" office:value-type="float" office:value="0.0873" calcext:value-type="float">
            <text:p>0.087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.0531" calcext:value-type="float">
            <text:p>0.0531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972" calcext:value-type="float">
            <text:p>0.097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586" calcext:value-type="float">
            <text:p>0.0586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1046" calcext:value-type="float">
            <text:p>0.10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8" calcext:value-type="float">
            <text:p>0.086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999" calcext:value-type="float">
            <text:p>0.09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834" calcext:value-type="float">
            <text:p>0.083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1055" calcext:value-type="float">
            <text:p>0.10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0963" calcext:value-type="float">
            <text:p>0.09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86" calcext:value-type="float">
            <text:p>0.098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0.0596" calcext:value-type="float">
            <text:p>0.059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0888" calcext:value-type="float">
            <text:p>0.08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0954" calcext:value-type="float">
            <text:p>0.09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49" calcext:value-type="float">
            <text:p>0.04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88" calcext:value-type="float">
            <text:p>0.09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1028" calcext:value-type="float">
            <text:p>0.10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486" calcext:value-type="float">
            <text:p>0.0486</text:p>
          </table:table-cell>
          <table:table-cell table:number-columns-repeated="2" office:value-type="float" office:value="0.1041" calcext:value-type="float">
            <text:p>0.104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11" calcext:value-type="float">
            <text:p>0.1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54" calcext:value-type="float">
            <text:p>0.10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007" calcext:value-type="float">
            <text:p>0.10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025" calcext:value-type="float">
            <text:p>0.10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1037" calcext:value-type="float">
            <text:p>0.10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1155" calcext:value-type="float">
            <text:p>0.11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48" calcext:value-type="float">
            <text:p>0.094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019" calcext:value-type="float">
            <text:p>0.10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484" calcext:value-type="float">
            <text:p>0.0484</text:p>
          </table:table-cell>
          <table:table-cell table:number-columns-repeated="2" office:value-type="float" office:value="0.0959" calcext:value-type="float">
            <text:p>0.09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16" calcext:value-type="float">
            <text:p>0.11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47" calcext:value-type="float">
            <text:p>0.047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0969" calcext:value-type="float">
            <text:p>0.09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524" calcext:value-type="float">
            <text:p>0.0524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983" calcext:value-type="float">
            <text:p>0.098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04" calcext:value-type="float">
            <text:p>0.0504</text:p>
          </table:table-cell>
          <table:table-cell table:number-columns-repeated="2" office:value-type="float" office:value="0.0869" calcext:value-type="float">
            <text:p>0.08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1095" calcext:value-type="float">
            <text:p>0.109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953" calcext:value-type="float">
            <text:p>0.09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13" calcext:value-type="float">
            <text:p>0.0513</text:p>
          </table:table-cell>
          <table:table-cell table:number-columns-repeated="2" office:value-type="float" office:value="0.0969" calcext:value-type="float">
            <text:p>0.09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0533" calcext:value-type="float">
            <text:p>0.0533</text:p>
          </table:table-cell>
          <table:table-cell table:number-columns-repeated="2" office:value-type="float" office:value="0.1021" calcext:value-type="float">
            <text:p>0.102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494" calcext:value-type="float">
            <text:p>0.0494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0992" calcext:value-type="float">
            <text:p>0.099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1006" calcext:value-type="float">
            <text:p>0.100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1012" calcext:value-type="float">
            <text:p>0.10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17" calcext:value-type="float">
            <text:p>0.0517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103" calcext:value-type="float">
            <text:p>0.1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13" calcext:value-type="float">
            <text:p>0.0513</text:p>
          </table:table-cell>
          <table:table-cell table:number-columns-repeated="2" office:value-type="float" office:value="0.1079" calcext:value-type="float">
            <text:p>0.10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927" calcext:value-type="float">
            <text:p>0.09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0629" calcext:value-type="float">
            <text:p>0.0629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153" calcext:value-type="float">
            <text:p>0.115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057" calcext:value-type="float">
            <text:p>0.105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149" calcext:value-type="float">
            <text:p>0.114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.1117" calcext:value-type="float">
            <text:p>0.111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0518" calcext:value-type="float">
            <text:p>0.0518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0975" calcext:value-type="float">
            <text:p>0.09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103" calcext:value-type="float">
            <text:p>0.10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1014" calcext:value-type="float">
            <text:p>0.101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07" calcext:value-type="float">
            <text:p>0.1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07" calcext:value-type="float">
            <text:p>0.10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45" calcext:value-type="float">
            <text:p>0.045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01" calcext:value-type="float">
            <text:p>0.090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959" calcext:value-type="float">
            <text:p>0.09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1045" calcext:value-type="float">
            <text:p>0.10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28" calcext:value-type="float">
            <text:p>0.09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7" calcext:value-type="float">
            <text:p>0.0487</text:p>
          </table:table-cell>
          <table:table-cell table:number-columns-repeated="2" office:value-type="float" office:value="0.1102" calcext:value-type="float">
            <text:p>0.110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0556" calcext:value-type="float">
            <text:p>0.0556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904" calcext:value-type="float">
            <text:p>0.09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7" calcext:value-type="float">
            <text:p>0.103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0558" calcext:value-type="float">
            <text:p>0.0558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1054" calcext:value-type="float">
            <text:p>0.1054</text:p>
          </table:table-cell>
          <table:table-cell office:value-type="float" office:value="0.1023" calcext:value-type="float">
            <text:p>0.102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0929" calcext:value-type="float">
            <text:p>0.092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1075" calcext:value-type="float">
            <text:p>0.107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08" calcext:value-type="float">
            <text:p>0.1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27" calcext:value-type="float">
            <text:p>0.0527</text:p>
          </table:table-cell>
          <table:table-cell table:number-columns-repeated="2" office:value-type="float" office:value="0.1087" calcext:value-type="float">
            <text:p>0.108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1051" calcext:value-type="float">
            <text:p>0.10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05" calcext:value-type="float">
            <text:p>0.1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0.0631" calcext:value-type="float">
            <text:p>0.06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1008" calcext:value-type="float">
            <text:p>0.100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0611" calcext:value-type="float">
            <text:p>0.0611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099" calcext:value-type="float">
            <text:p>0.09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0974" calcext:value-type="float">
            <text:p>0.09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078" calcext:value-type="float">
            <text:p>0.10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012" calcext:value-type="float">
            <text:p>0.101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0.0571" calcext:value-type="float">
            <text:p>0.0571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1064" calcext:value-type="float">
            <text:p>0.106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1027" calcext:value-type="float">
            <text:p>0.102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1039" calcext:value-type="float">
            <text:p>0.103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885" calcext:value-type="float">
            <text:p>0.08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0.06" calcext:value-type="float">
            <text:p>0.06</text:p>
          </table:table-cell>
          <table:table-cell office:value-type="float" office:value="0.0467" calcext:value-type="float">
            <text:p>0.0467</text:p>
          </table:table-cell>
          <table:table-cell table:number-columns-repeated="2" office:value-type="float" office:value="0.1059" calcext:value-type="float">
            <text:p>0.105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954" calcext:value-type="float">
            <text:p>0.09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0532" calcext:value-type="float">
            <text:p>0.0532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58" calcext:value-type="float">
            <text:p>0.095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145" calcext:value-type="float">
            <text:p>0.11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0.05" calcext:value-type="float">
            <text:p>0.05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096" calcext:value-type="float">
            <text:p>0.09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513" calcext:value-type="float">
            <text:p>0.0513</text:p>
          </table:table-cell>
          <table:table-cell table:number-columns-repeated="2" office:value-type="float" office:value="0.1081" calcext:value-type="float">
            <text:p>0.10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0804" calcext:value-type="float">
            <text:p>0.080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989" calcext:value-type="float">
            <text:p>0.09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.0548" calcext:value-type="float">
            <text:p>0.0548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113" calcext:value-type="float">
            <text:p>0.11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0988" calcext:value-type="float">
            <text:p>0.09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981" calcext:value-type="float">
            <text:p>0.09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947" calcext:value-type="float">
            <text:p>0.09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0911" calcext:value-type="float">
            <text:p>0.091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0.0532" calcext:value-type="float">
            <text:p>0.0532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0771" calcext:value-type="float">
            <text:p>0.077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0985" calcext:value-type="float">
            <text:p>0.09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0.0557" calcext:value-type="float">
            <text:p>0.0557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1114" calcext:value-type="float">
            <text:p>0.1114</text:p>
          </table:table-cell>
          <table:table-cell office:value-type="float" office:value="0.0954" calcext:value-type="float">
            <text:p>0.095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45" calcext:value-type="float">
            <text:p>0.104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65" calcext:value-type="float">
            <text:p>0.096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0577" calcext:value-type="float">
            <text:p>0.0577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0947" calcext:value-type="float">
            <text:p>0.0947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1046" calcext:value-type="float">
            <text:p>0.10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0979" calcext:value-type="float">
            <text:p>0.097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8" calcext:value-type="float">
            <text:p>0.098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1163" calcext:value-type="float">
            <text:p>0.1163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1244" calcext:value-type="float">
            <text:p>0.124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0472" calcext:value-type="float">
            <text:p>0.0472</text:p>
          </table:table-cell>
          <table:table-cell table:number-columns-repeated="2" office:value-type="float" office:value="0.0974" calcext:value-type="float">
            <text:p>0.09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985" calcext:value-type="float">
            <text:p>0.098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0463" calcext:value-type="float">
            <text:p>0.0463</text:p>
          </table:table-cell>
          <table:table-cell table:number-columns-repeated="2" office:value-type="float" office:value="0.0925" calcext:value-type="float">
            <text:p>0.092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0946" calcext:value-type="float">
            <text:p>0.0946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1005" calcext:value-type="float">
            <text:p>0.100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4" calcext:value-type="float">
            <text:p>0.0494</text:p>
          </table:table-cell>
          <table:table-cell table:number-columns-repeated="2" office:value-type="float" office:value="0.1081" calcext:value-type="float">
            <text:p>0.108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516" calcext:value-type="float">
            <text:p>0.0516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0962" calcext:value-type="float">
            <text:p>0.0962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.0491" calcext:value-type="float">
            <text:p>0.0491</text:p>
          </table:table-cell>
          <table:table-cell table:number-columns-repeated="2" office:value-type="float" office:value="0.0989" calcext:value-type="float">
            <text:p>0.098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0528" calcext:value-type="float">
            <text:p>0.0528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1161" calcext:value-type="float">
            <text:p>0.116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0928" calcext:value-type="float">
            <text:p>0.092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0974" calcext:value-type="float">
            <text:p>0.0974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869" calcext:value-type="float">
            <text:p>0.086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51" calcext:value-type="float">
            <text:p>0.1151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119" calcext:value-type="float">
            <text:p>0.119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1078" calcext:value-type="float">
            <text:p>0.1078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0.0593" calcext:value-type="float">
            <text:p>0.0593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1055" calcext:value-type="float">
            <text:p>0.10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0.06" calcext:value-type="float">
            <text:p>0.06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055" calcext:value-type="float">
            <text:p>0.1055</text:p>
          </table:table-cell>
          <table:table-cell table:style-name="Default" table:number-columns-repeated="2"/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041" calcext:value-type="float">
            <text:p>0.1041</text:p>
          </table:table-cell>
          <table:table-cell table:style-name="Default" table:number-columns-repeated="2"/>
          <table:table-cell table:number-columns-repeated="16376"/>
        </table:table-row>
        <table:table-row table:style-name="ro1" table:number-rows-repeated="10469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ividual" table:style-name="ta1">
        <table:table-column table:style-name="co1" table:number-columns-repeated="3" table:default-cell-style-name="ce1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instance set</text:p>
          </table:table-cell>
          <table:table-cell office:value-type="string" calcext:value-type="string">
            <text:p>instanc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00 * (1 - [$original_data.C3])" office:value-type="float" office:value="91.66" calcext:value-type="float">
            <text:p>91.66</text:p>
          </table:table-cell>
          <table:table-cell table:formula="of:=100 * (1 - [$original_data.D3])" office:value-type="float" office:value="91.66" calcext:value-type="float">
            <text:p>91.6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0 * (1 - [$original_data.C4])" office:value-type="float" office:value="96.27" calcext:value-type="float">
            <text:p>96.27</text:p>
          </table:table-cell>
          <table:table-cell table:formula="of:=100 * (1 - [$original_data.D4])" office:value-type="float" office:value="96.27" calcext:value-type="float">
            <text:p>96.2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100 * (1 - [$original_data.C5])" office:value-type="float" office:value="78.96" calcext:value-type="float">
            <text:p>78.96</text:p>
          </table:table-cell>
          <table:table-cell table:formula="of:=100 * (1 - [$original_data.D5])" office:value-type="float" office:value="78.96" calcext:value-type="float">
            <text:p>78.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100 * (1 - [$original_data.C6])" office:value-type="float" office:value="82.09" calcext:value-type="float">
            <text:p>82.09</text:p>
          </table:table-cell>
          <table:table-cell table:formula="of:=100 * (1 - [$original_data.D6])" office:value-type="float" office:value="82.09" calcext:value-type="float">
            <text:p>82.0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100 * (1 - [$original_data.C7])" office:value-type="float" office:value="92.39" calcext:value-type="float">
            <text:p>92.39</text:p>
          </table:table-cell>
          <table:table-cell table:formula="of:=100 * (1 - [$original_data.D7])" office:value-type="float" office:value="92.39" calcext:value-type="float">
            <text:p>92.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100 * (1 - [$original_data.C8])" office:value-type="float" office:value="83.19" calcext:value-type="float">
            <text:p>83.19</text:p>
          </table:table-cell>
          <table:table-cell table:formula="of:=100 * (1 - [$original_data.D8])" office:value-type="float" office:value="83.19" calcext:value-type="float">
            <text:p>83.1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100 * (1 - [$original_data.C9])" office:value-type="float" office:value="83.74" calcext:value-type="float">
            <text:p>83.74</text:p>
          </table:table-cell>
          <table:table-cell table:formula="of:=100 * (1 - [$original_data.D9])" office:value-type="float" office:value="83.74" calcext:value-type="float">
            <text:p>83.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100 * (1 - [$original_data.C10])" office:value-type="float" office:value="91.47" calcext:value-type="float">
            <text:p>91.47</text:p>
          </table:table-cell>
          <table:table-cell table:formula="of:=100 * (1 - [$original_data.D10])" office:value-type="float" office:value="91.47" calcext:value-type="float">
            <text:p>91.4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100 * (1 - [$original_data.C11])" office:value-type="float" office:value="92.33" calcext:value-type="float">
            <text:p>92.33</text:p>
          </table:table-cell>
          <table:table-cell table:formula="of:=100 * (1 - [$original_data.D11])" office:value-type="float" office:value="92.33" calcext:value-type="float">
            <text:p>92.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100 * (1 - [$original_data.C12])" office:value-type="float" office:value="77.68" calcext:value-type="float">
            <text:p>77.68</text:p>
          </table:table-cell>
          <table:table-cell table:formula="of:=100 * (1 - [$original_data.D12])" office:value-type="float" office:value="77.68" calcext:value-type="float">
            <text:p>77.6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00 * (1 - [$original_data.C13])" office:value-type="float" office:value="76.55" calcext:value-type="float">
            <text:p>76.55</text:p>
          </table:table-cell>
          <table:table-cell table:formula="of:=100 * (1 - [$original_data.D13])" office:value-type="float" office:value="76.55" calcext:value-type="float">
            <text:p>76.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100 * (1 - [$original_data.C14])" office:value-type="float" office:value="92.14" calcext:value-type="float">
            <text:p>92.14</text:p>
          </table:table-cell>
          <table:table-cell table:formula="of:=100 * (1 - [$original_data.D14])" office:value-type="float" office:value="92.14" calcext:value-type="float">
            <text:p>92.1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100 * (1 - [$original_data.C15])" office:value-type="float" office:value="98.3" calcext:value-type="float">
            <text:p>98.3</text:p>
          </table:table-cell>
          <table:table-cell table:formula="of:=100 * (1 - [$original_data.D15])" office:value-type="float" office:value="98.3" calcext:value-type="float">
            <text:p>98.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100 * (1 - [$original_data.C16])" office:value-type="float" office:value="96.85" calcext:value-type="float">
            <text:p>96.85</text:p>
          </table:table-cell>
          <table:table-cell table:formula="of:=100 * (1 - [$original_data.D16])" office:value-type="float" office:value="96.85" calcext:value-type="float">
            <text:p>96.8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100 * (1 - [$original_data.C17])" office:value-type="float" office:value="91.98" calcext:value-type="float">
            <text:p>91.98</text:p>
          </table:table-cell>
          <table:table-cell table:formula="of:=100 * (1 - [$original_data.D17])" office:value-type="float" office:value="91.98" calcext:value-type="float">
            <text:p>91.9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100 * (1 - [$original_data.C18])" office:value-type="float" office:value="83.6" calcext:value-type="float">
            <text:p>83.6</text:p>
          </table:table-cell>
          <table:table-cell table:formula="of:=100 * (1 - [$original_data.D18])" office:value-type="float" office:value="83.6" calcext:value-type="float">
            <text:p>83.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100 * (1 - [$original_data.C19])" office:value-type="float" office:value="92.74" calcext:value-type="float">
            <text:p>92.74</text:p>
          </table:table-cell>
          <table:table-cell table:formula="of:=100 * (1 - [$original_data.D19])" office:value-type="float" office:value="92.74" calcext:value-type="float">
            <text:p>92.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100 * (1 - [$original_data.C20])" office:value-type="float" office:value="94.67" calcext:value-type="float">
            <text:p>94.67</text:p>
          </table:table-cell>
          <table:table-cell table:formula="of:=100 * (1 - [$original_data.D20])" office:value-type="float" office:value="94.67" calcext:value-type="float">
            <text:p>94.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100 * (1 - [$original_data.C21])" office:value-type="float" office:value="96.35" calcext:value-type="float">
            <text:p>96.35</text:p>
          </table:table-cell>
          <table:table-cell table:formula="of:=100 * (1 - [$original_data.D21])" office:value-type="float" office:value="96.35" calcext:value-type="float">
            <text:p>96.3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100 * (1 - [$original_data.C22])" office:value-type="float" office:value="95.02" calcext:value-type="float">
            <text:p>95.02</text:p>
          </table:table-cell>
          <table:table-cell table:formula="of:=100 * (1 - [$original_data.D22])" office:value-type="float" office:value="95.02" calcext:value-type="float">
            <text:p>95.0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100 * (1 - [$original_data.C23])" office:value-type="float" office:value="87.32" calcext:value-type="float">
            <text:p>87.32</text:p>
          </table:table-cell>
          <table:table-cell table:formula="of:=100 * (1 - [$original_data.D23])" office:value-type="float" office:value="87.32" calcext:value-type="float">
            <text:p>87.3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100 * (1 - [$original_data.C24])" office:value-type="float" office:value="88.82" calcext:value-type="float">
            <text:p>88.82</text:p>
          </table:table-cell>
          <table:table-cell table:formula="of:=100 * (1 - [$original_data.D24])" office:value-type="float" office:value="88.82" calcext:value-type="float">
            <text:p>88.8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100 * (1 - [$original_data.C25])" office:value-type="float" office:value="65.53" calcext:value-type="float">
            <text:p>65.53</text:p>
          </table:table-cell>
          <table:table-cell table:formula="of:=100 * (1 - [$original_data.D25])" office:value-type="float" office:value="65.53" calcext:value-type="float">
            <text:p>65.5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100 * (1 - [$original_data.C26])" office:value-type="float" office:value="85.38" calcext:value-type="float">
            <text:p>85.38</text:p>
          </table:table-cell>
          <table:table-cell table:formula="of:=100 * (1 - [$original_data.D26])" office:value-type="float" office:value="85.38" calcext:value-type="float">
            <text:p>85.3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100 * (1 - [$original_data.C27])" office:value-type="float" office:value="95.16" calcext:value-type="float">
            <text:p>95.16</text:p>
          </table:table-cell>
          <table:table-cell table:formula="of:=100 * (1 - [$original_data.D27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100 * (1 - [$original_data.C28])" office:value-type="float" office:value="89.02" calcext:value-type="float">
            <text:p>89.02</text:p>
          </table:table-cell>
          <table:table-cell table:formula="of:=100 * (1 - [$original_data.D28])" office:value-type="float" office:value="89.02" calcext:value-type="float">
            <text:p>89.0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100 * (1 - [$original_data.C29])" office:value-type="float" office:value="86.37" calcext:value-type="float">
            <text:p>86.37</text:p>
          </table:table-cell>
          <table:table-cell table:formula="of:=100 * (1 - [$original_data.D29])" office:value-type="float" office:value="86.37" calcext:value-type="float">
            <text:p>86.3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100 * (1 - [$original_data.C30])" office:value-type="float" office:value="91.03" calcext:value-type="float">
            <text:p>91.03</text:p>
          </table:table-cell>
          <table:table-cell table:formula="of:=100 * (1 - [$original_data.D30])" office:value-type="float" office:value="91.03" calcext:value-type="float">
            <text:p>91.0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100 * (1 - [$original_data.C31])" office:value-type="float" office:value="87.99" calcext:value-type="float">
            <text:p>87.99</text:p>
          </table:table-cell>
          <table:table-cell table:formula="of:=100 * (1 - [$original_data.D31])" office:value-type="float" office:value="87.99" calcext:value-type="float">
            <text:p>87.9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100 * (1 - [$original_data.C32])" office:value-type="float" office:value="91.99" calcext:value-type="float">
            <text:p>91.99</text:p>
          </table:table-cell>
          <table:table-cell table:formula="of:=100 * (1 - [$original_data.D32])" office:value-type="float" office:value="91.99" calcext:value-type="float">
            <text:p>91.9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100 * (1 - [$original_data.C33])" office:value-type="float" office:value="91.92" calcext:value-type="float">
            <text:p>91.92</text:p>
          </table:table-cell>
          <table:table-cell table:formula="of:=100 * (1 - [$original_data.D33])" office:value-type="float" office:value="91.92" calcext:value-type="float">
            <text:p>91.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100 * (1 - [$original_data.C34])" office:value-type="float" office:value="95.02" calcext:value-type="float">
            <text:p>95.02</text:p>
          </table:table-cell>
          <table:table-cell table:formula="of:=100 * (1 - [$original_data.D34])" office:value-type="float" office:value="95.02" calcext:value-type="float">
            <text:p>95.0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100 * (1 - [$original_data.C35])" office:value-type="float" office:value="98.69" calcext:value-type="float">
            <text:p>98.69</text:p>
          </table:table-cell>
          <table:table-cell table:formula="of:=100 * (1 - [$original_data.D35])" office:value-type="float" office:value="98.69" calcext:value-type="float">
            <text:p>98.6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100 * (1 - [$original_data.C36])" office:value-type="float" office:value="96.53" calcext:value-type="float">
            <text:p>96.53</text:p>
          </table:table-cell>
          <table:table-cell table:formula="of:=100 * (1 - [$original_data.D36])" office:value-type="float" office:value="96.53" calcext:value-type="float">
            <text:p>96.5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100 * (1 - [$original_data.C37])" office:value-type="float" office:value="94.86" calcext:value-type="float">
            <text:p>94.86</text:p>
          </table:table-cell>
          <table:table-cell table:formula="of:=100 * (1 - [$original_data.D37])" office:value-type="float" office:value="94.86" calcext:value-type="float">
            <text:p>94.8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100 * (1 - [$original_data.C38])" office:value-type="float" office:value="93.26" calcext:value-type="float">
            <text:p>93.26</text:p>
          </table:table-cell>
          <table:table-cell table:formula="of:=100 * (1 - [$original_data.D38])" office:value-type="float" office:value="93.26" calcext:value-type="float">
            <text:p>93.2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100 * (1 - [$original_data.C39])" office:value-type="float" office:value="95.2" calcext:value-type="float">
            <text:p>95.2</text:p>
          </table:table-cell>
          <table:table-cell table:formula="of:=100 * (1 - [$original_data.D39])" office:value-type="float" office:value="95.2" calcext:value-type="float">
            <text:p>95.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100 * (1 - [$original_data.C40])" office:value-type="float" office:value="77.98" calcext:value-type="float">
            <text:p>77.98</text:p>
          </table:table-cell>
          <table:table-cell table:formula="of:=100 * (1 - [$original_data.D40])" office:value-type="float" office:value="77.98" calcext:value-type="float">
            <text:p>77.9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100 * (1 - [$original_data.C41])" office:value-type="float" office:value="90.94" calcext:value-type="float">
            <text:p>90.94</text:p>
          </table:table-cell>
          <table:table-cell table:formula="of:=100 * (1 - [$original_data.D41])" office:value-type="float" office:value="90.94" calcext:value-type="float">
            <text:p>90.9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100 * (1 - [$original_data.C42])" office:value-type="float" office:value="94.4" calcext:value-type="float">
            <text:p>94.4</text:p>
          </table:table-cell>
          <table:table-cell table:formula="of:=100 * (1 - [$original_data.D42])" office:value-type="float" office:value="94.4" calcext:value-type="float">
            <text:p>94.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100 * (1 - [$original_data.C43])" office:value-type="float" office:value="94.59" calcext:value-type="float">
            <text:p>94.59</text:p>
          </table:table-cell>
          <table:table-cell table:formula="of:=100 * (1 - [$original_data.D43])" office:value-type="float" office:value="94.59" calcext:value-type="float">
            <text:p>94.5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100 * (1 - [$original_data.C44])" office:value-type="float" office:value="84.11" calcext:value-type="float">
            <text:p>84.11</text:p>
          </table:table-cell>
          <table:table-cell table:formula="of:=100 * (1 - [$original_data.D44])" office:value-type="float" office:value="84.11" calcext:value-type="float">
            <text:p>84.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100 * (1 - [$original_data.C45])" office:value-type="float" office:value="86.68" calcext:value-type="float">
            <text:p>86.68</text:p>
          </table:table-cell>
          <table:table-cell table:formula="of:=100 * (1 - [$original_data.D45])" office:value-type="float" office:value="86.68" calcext:value-type="float">
            <text:p>86.6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100 * (1 - [$original_data.C46])" office:value-type="float" office:value="86.31" calcext:value-type="float">
            <text:p>86.31</text:p>
          </table:table-cell>
          <table:table-cell table:formula="of:=100 * (1 - [$original_data.D46])" office:value-type="float" office:value="86.31" calcext:value-type="float">
            <text:p>86.3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100 * (1 - [$original_data.C47])" office:value-type="float" office:value="95.31" calcext:value-type="float">
            <text:p>95.31</text:p>
          </table:table-cell>
          <table:table-cell table:formula="of:=100 * (1 - [$original_data.D47])" office:value-type="float" office:value="95.31" calcext:value-type="float">
            <text:p>95.3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100 * (1 - [$original_data.C48])" office:value-type="float" office:value="95.48" calcext:value-type="float">
            <text:p>95.48</text:p>
          </table:table-cell>
          <table:table-cell table:formula="of:=100 * (1 - [$original_data.D48])" office:value-type="float" office:value="95.48" calcext:value-type="float">
            <text:p>95.4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100 * (1 - [$original_data.C49])" office:value-type="float" office:value="91.61" calcext:value-type="float">
            <text:p>91.61</text:p>
          </table:table-cell>
          <table:table-cell table:formula="of:=100 * (1 - [$original_data.D49])" office:value-type="float" office:value="91.61" calcext:value-type="float">
            <text:p>91.6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100 * (1 - [$original_data.C50])" office:value-type="float" office:value="88.55" calcext:value-type="float">
            <text:p>88.55</text:p>
          </table:table-cell>
          <table:table-cell table:formula="of:=100 * (1 - [$original_data.D50])" office:value-type="float" office:value="88.55" calcext:value-type="float">
            <text:p>88.5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100 * (1 - [$original_data.C51])" office:value-type="float" office:value="94.07" calcext:value-type="float">
            <text:p>94.07</text:p>
          </table:table-cell>
          <table:table-cell table:formula="of:=100 * (1 - [$original_data.D51])" office:value-type="float" office:value="94.07" calcext:value-type="float">
            <text:p>94.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100 * (1 - [$original_data.C52])" office:value-type="float" office:value="98.52" calcext:value-type="float">
            <text:p>98.52</text:p>
          </table:table-cell>
          <table:table-cell table:formula="of:=100 * (1 - [$original_data.D52])" office:value-type="float" office:value="98.52" calcext:value-type="float">
            <text:p>98.5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100 * (1 - [$original_data.C53])" office:value-type="float" office:value="95.51" calcext:value-type="float">
            <text:p>95.51</text:p>
          </table:table-cell>
          <table:table-cell table:formula="of:=100 * (1 - [$original_data.D53])" office:value-type="float" office:value="95.51" calcext:value-type="float">
            <text:p>95.5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100 * (1 - [$original_data.C54])" office:value-type="float" office:value="89.73" calcext:value-type="float">
            <text:p>89.73</text:p>
          </table:table-cell>
          <table:table-cell table:formula="of:=100 * (1 - [$original_data.D54])" office:value-type="float" office:value="89.73" calcext:value-type="float">
            <text:p>89.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100 * (1 - [$original_data.C55])" office:value-type="float" office:value="96.34" calcext:value-type="float">
            <text:p>96.34</text:p>
          </table:table-cell>
          <table:table-cell table:formula="of:=100 * (1 - [$original_data.D55])" office:value-type="float" office:value="96.34" calcext:value-type="float">
            <text:p>96.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100 * (1 - [$original_data.C56])" office:value-type="float" office:value="78.73" calcext:value-type="float">
            <text:p>78.73</text:p>
          </table:table-cell>
          <table:table-cell table:formula="of:=100 * (1 - [$original_data.D56])" office:value-type="float" office:value="78.73" calcext:value-type="float">
            <text:p>78.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100 * (1 - [$original_data.C57])" office:value-type="float" office:value="73.48" calcext:value-type="float">
            <text:p>73.48</text:p>
          </table:table-cell>
          <table:table-cell table:formula="of:=100 * (1 - [$original_data.D57])" office:value-type="float" office:value="73.48" calcext:value-type="float">
            <text:p>73.4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100 * (1 - [$original_data.C58])" office:value-type="float" office:value="93.4" calcext:value-type="float">
            <text:p>93.4</text:p>
          </table:table-cell>
          <table:table-cell table:formula="of:=100 * (1 - [$original_data.D58])" office:value-type="float" office:value="93.4" calcext:value-type="float">
            <text:p>93.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100 * (1 - [$original_data.C59])" office:value-type="float" office:value="92.39" calcext:value-type="float">
            <text:p>92.39</text:p>
          </table:table-cell>
          <table:table-cell table:formula="of:=100 * (1 - [$original_data.D59])" office:value-type="float" office:value="92.39" calcext:value-type="float">
            <text:p>92.3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100 * (1 - [$original_data.C60])" office:value-type="float" office:value="92.32" calcext:value-type="float">
            <text:p>92.32</text:p>
          </table:table-cell>
          <table:table-cell table:formula="of:=100 * (1 - [$original_data.D60])" office:value-type="float" office:value="92.32" calcext:value-type="float">
            <text:p>92.3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100 * (1 - [$original_data.C61])" office:value-type="float" office:value="97.27" calcext:value-type="float">
            <text:p>97.27</text:p>
          </table:table-cell>
          <table:table-cell table:formula="of:=100 * (1 - [$original_data.D61])" office:value-type="float" office:value="97.27" calcext:value-type="float">
            <text:p>97.2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100 * (1 - [$original_data.C62])" office:value-type="float" office:value="96.34" calcext:value-type="float">
            <text:p>96.34</text:p>
          </table:table-cell>
          <table:table-cell table:formula="of:=100 * (1 - [$original_data.D62])" office:value-type="float" office:value="96.34" calcext:value-type="float">
            <text:p>96.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100 * (1 - [$original_data.C63])" office:value-type="float" office:value="85.13" calcext:value-type="float">
            <text:p>85.13</text:p>
          </table:table-cell>
          <table:table-cell table:formula="of:=100 * (1 - [$original_data.D63])" office:value-type="float" office:value="85.13" calcext:value-type="float">
            <text:p>85.1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100 * (1 - [$original_data.C64])" office:value-type="float" office:value="93.07" calcext:value-type="float">
            <text:p>93.07</text:p>
          </table:table-cell>
          <table:table-cell table:formula="of:=100 * (1 - [$original_data.D64])" office:value-type="float" office:value="93.07" calcext:value-type="float">
            <text:p>93.0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100 * (1 - [$original_data.C65])" office:value-type="float" office:value="89.2" calcext:value-type="float">
            <text:p>89.2</text:p>
          </table:table-cell>
          <table:table-cell table:formula="of:=100 * (1 - [$original_data.D65])" office:value-type="float" office:value="89.2" calcext:value-type="float">
            <text:p>89.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100 * (1 - [$original_data.C66])" office:value-type="float" office:value="90.02" calcext:value-type="float">
            <text:p>90.02</text:p>
          </table:table-cell>
          <table:table-cell table:formula="of:=100 * (1 - [$original_data.D66])" office:value-type="float" office:value="90.02" calcext:value-type="float">
            <text:p>90.0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100 * (1 - [$original_data.C67])" office:value-type="float" office:value="91.25" calcext:value-type="float">
            <text:p>91.25</text:p>
          </table:table-cell>
          <table:table-cell table:formula="of:=100 * (1 - [$original_data.D67])" office:value-type="float" office:value="91.25" calcext:value-type="float">
            <text:p>91.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100 * (1 - [$original_data.C68])" office:value-type="float" office:value="92.43" calcext:value-type="float">
            <text:p>92.43</text:p>
          </table:table-cell>
          <table:table-cell table:formula="of:=100 * (1 - [$original_data.D68])" office:value-type="float" office:value="92.43" calcext:value-type="float">
            <text:p>92.4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100 * (1 - [$original_data.C69])" office:value-type="float" office:value="90.58" calcext:value-type="float">
            <text:p>90.58</text:p>
          </table:table-cell>
          <table:table-cell table:formula="of:=100 * (1 - [$original_data.D69])" office:value-type="float" office:value="90.58" calcext:value-type="float">
            <text:p>90.5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100 * (1 - [$original_data.C70])" office:value-type="float" office:value="97.92" calcext:value-type="float">
            <text:p>97.92</text:p>
          </table:table-cell>
          <table:table-cell table:formula="of:=100 * (1 - [$original_data.D70])" office:value-type="float" office:value="97.92" calcext:value-type="float">
            <text:p>97.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100 * (1 - [$original_data.C71])" office:value-type="float" office:value="92.91" calcext:value-type="float">
            <text:p>92.91</text:p>
          </table:table-cell>
          <table:table-cell table:formula="of:=100 * (1 - [$original_data.D71])" office:value-type="float" office:value="92.91" calcext:value-type="float">
            <text:p>92.9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100 * (1 - [$original_data.C72])" office:value-type="float" office:value="92.38" calcext:value-type="float">
            <text:p>92.38</text:p>
          </table:table-cell>
          <table:table-cell table:formula="of:=100 * (1 - [$original_data.D72])" office:value-type="float" office:value="92.38" calcext:value-type="float">
            <text:p>92.3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100 * (1 - [$original_data.C73])" office:value-type="float" office:value="82.25" calcext:value-type="float">
            <text:p>82.25</text:p>
          </table:table-cell>
          <table:table-cell table:formula="of:=100 * (1 - [$original_data.D73])" office:value-type="float" office:value="82.25" calcext:value-type="float">
            <text:p>82.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100 * (1 - [$original_data.C74])" office:value-type="float" office:value="86.56" calcext:value-type="float">
            <text:p>86.56</text:p>
          </table:table-cell>
          <table:table-cell table:formula="of:=100 * (1 - [$original_data.D74])" office:value-type="float" office:value="86.56" calcext:value-type="float">
            <text:p>86.5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100 * (1 - [$original_data.C75])" office:value-type="float" office:value="92.1" calcext:value-type="float">
            <text:p>92.1</text:p>
          </table:table-cell>
          <table:table-cell table:formula="of:=100 * (1 - [$original_data.D75])" office:value-type="float" office:value="92.1" calcext:value-type="float">
            <text:p>92.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100 * (1 - [$original_data.C76])" office:value-type="float" office:value="85.69" calcext:value-type="float">
            <text:p>85.69</text:p>
          </table:table-cell>
          <table:table-cell table:formula="of:=100 * (1 - [$original_data.D76])" office:value-type="float" office:value="85.69" calcext:value-type="float">
            <text:p>85.6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100 * (1 - [$original_data.C77])" office:value-type="float" office:value="82.22" calcext:value-type="float">
            <text:p>82.22</text:p>
          </table:table-cell>
          <table:table-cell table:formula="of:=100 * (1 - [$original_data.D77])" office:value-type="float" office:value="82.22" calcext:value-type="float">
            <text:p>82.2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100 * (1 - [$original_data.C78])" office:value-type="float" office:value="96.41" calcext:value-type="float">
            <text:p>96.41</text:p>
          </table:table-cell>
          <table:table-cell table:formula="of:=100 * (1 - [$original_data.D78])" office:value-type="float" office:value="96.41" calcext:value-type="float">
            <text:p>96.4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100 * (1 - [$original_data.C79])" office:value-type="float" office:value="91.81" calcext:value-type="float">
            <text:p>91.81</text:p>
          </table:table-cell>
          <table:table-cell table:formula="of:=100 * (1 - [$original_data.D79])" office:value-type="float" office:value="91.81" calcext:value-type="float">
            <text:p>91.8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100 * (1 - [$original_data.C80])" office:value-type="float" office:value="92.69" calcext:value-type="float">
            <text:p>92.69</text:p>
          </table:table-cell>
          <table:table-cell table:formula="of:=100 * (1 - [$original_data.D80])" office:value-type="float" office:value="92.69" calcext:value-type="float">
            <text:p>92.6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100 * (1 - [$original_data.C81])" office:value-type="float" office:value="95.81" calcext:value-type="float">
            <text:p>95.81</text:p>
          </table:table-cell>
          <table:table-cell table:formula="of:=100 * (1 - [$original_data.D81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100 * (1 - [$original_data.C82])" office:value-type="float" office:value="94.98" calcext:value-type="float">
            <text:p>94.98</text:p>
          </table:table-cell>
          <table:table-cell table:formula="of:=100 * (1 - [$original_data.D82])" office:value-type="float" office:value="94.98" calcext:value-type="float">
            <text:p>94.9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100 * (1 - [$original_data.C83])" office:value-type="float" office:value="95.31" calcext:value-type="float">
            <text:p>95.31</text:p>
          </table:table-cell>
          <table:table-cell table:formula="of:=100 * (1 - [$original_data.D83])" office:value-type="float" office:value="95.31" calcext:value-type="float">
            <text:p>95.3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100 * (1 - [$original_data.C84])" office:value-type="float" office:value="90.34" calcext:value-type="float">
            <text:p>90.34</text:p>
          </table:table-cell>
          <table:table-cell table:formula="of:=100 * (1 - [$original_data.D84])" office:value-type="float" office:value="90.34" calcext:value-type="float">
            <text:p>90.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100 * (1 - [$original_data.C85])" office:value-type="float" office:value="94.59" calcext:value-type="float">
            <text:p>94.59</text:p>
          </table:table-cell>
          <table:table-cell table:formula="of:=100 * (1 - [$original_data.D85])" office:value-type="float" office:value="94.59" calcext:value-type="float">
            <text:p>94.5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100 * (1 - [$original_data.C86])" office:value-type="float" office:value="91.89" calcext:value-type="float">
            <text:p>91.89</text:p>
          </table:table-cell>
          <table:table-cell table:formula="of:=100 * (1 - [$original_data.D86])" office:value-type="float" office:value="91.89" calcext:value-type="float">
            <text:p>91.8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100 * (1 - [$original_data.C87])" office:value-type="float" office:value="96.71" calcext:value-type="float">
            <text:p>96.71</text:p>
          </table:table-cell>
          <table:table-cell table:formula="of:=100 * (1 - [$original_data.D87])" office:value-type="float" office:value="96.71" calcext:value-type="float">
            <text:p>96.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100 * (1 - [$original_data.C88])" office:value-type="float" office:value="93.24" calcext:value-type="float">
            <text:p>93.24</text:p>
          </table:table-cell>
          <table:table-cell table:formula="of:=100 * (1 - [$original_data.D88])" office:value-type="float" office:value="93.24" calcext:value-type="float">
            <text:p>93.2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100 * (1 - [$original_data.C89])" office:value-type="float" office:value="96.38" calcext:value-type="float">
            <text:p>96.38</text:p>
          </table:table-cell>
          <table:table-cell table:formula="of:=100 * (1 - [$original_data.D89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100 * (1 - [$original_data.C90])" office:value-type="float" office:value="91.73" calcext:value-type="float">
            <text:p>91.73</text:p>
          </table:table-cell>
          <table:table-cell table:formula="of:=100 * (1 - [$original_data.D90])" office:value-type="float" office:value="91.73" calcext:value-type="float">
            <text:p>91.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100 * (1 - [$original_data.C91])" office:value-type="float" office:value="64.13" calcext:value-type="float">
            <text:p>64.13</text:p>
          </table:table-cell>
          <table:table-cell table:formula="of:=100 * (1 - [$original_data.D91])" office:value-type="float" office:value="64.13" calcext:value-type="float">
            <text:p>64.1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100 * (1 - [$original_data.C92])" office:value-type="float" office:value="93.93" calcext:value-type="float">
            <text:p>93.93</text:p>
          </table:table-cell>
          <table:table-cell table:formula="of:=100 * (1 - [$original_data.D92])" office:value-type="float" office:value="93.93" calcext:value-type="float">
            <text:p>93.9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100 * (1 - [$original_data.C93])" office:value-type="float" office:value="94.25" calcext:value-type="float">
            <text:p>94.25</text:p>
          </table:table-cell>
          <table:table-cell table:formula="of:=100 * (1 - [$original_data.D93])" office:value-type="float" office:value="94.25" calcext:value-type="float">
            <text:p>94.2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100 * (1 - [$original_data.C94])" office:value-type="float" office:value="87.35" calcext:value-type="float">
            <text:p>87.35</text:p>
          </table:table-cell>
          <table:table-cell table:formula="of:=100 * (1 - [$original_data.D94])" office:value-type="float" office:value="87.35" calcext:value-type="float">
            <text:p>87.3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100 * (1 - [$original_data.C95])" office:value-type="float" office:value="92.65" calcext:value-type="float">
            <text:p>92.65</text:p>
          </table:table-cell>
          <table:table-cell table:formula="of:=100 * (1 - [$original_data.D95])" office:value-type="float" office:value="92.65" calcext:value-type="float">
            <text:p>92.6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100 * (1 - [$original_data.C96])" office:value-type="float" office:value="90.4" calcext:value-type="float">
            <text:p>90.4</text:p>
          </table:table-cell>
          <table:table-cell table:formula="of:=100 * (1 - [$original_data.D96])" office:value-type="float" office:value="90.4" calcext:value-type="float">
            <text:p>90.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100 * (1 - [$original_data.C97])" office:value-type="float" office:value="86.62" calcext:value-type="float">
            <text:p>86.62</text:p>
          </table:table-cell>
          <table:table-cell table:formula="of:=100 * (1 - [$original_data.D97])" office:value-type="float" office:value="86.62" calcext:value-type="float">
            <text:p>86.6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100 * (1 - [$original_data.C98])" office:value-type="float" office:value="97.78" calcext:value-type="float">
            <text:p>97.78</text:p>
          </table:table-cell>
          <table:table-cell table:formula="of:=100 * (1 - [$original_data.D98])" office:value-type="float" office:value="97.78" calcext:value-type="float">
            <text:p>97.7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100 * (1 - [$original_data.C99])" office:value-type="float" office:value="93.49" calcext:value-type="float">
            <text:p>93.49</text:p>
          </table:table-cell>
          <table:table-cell table:formula="of:=100 * (1 - [$original_data.D99])" office:value-type="float" office:value="93.49" calcext:value-type="float">
            <text:p>93.4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100 * (1 - [$original_data.C100])" office:value-type="float" office:value="95.71" calcext:value-type="float">
            <text:p>95.71</text:p>
          </table:table-cell>
          <table:table-cell table:formula="of:=100 * (1 - [$original_data.D100])" office:value-type="float" office:value="95.71" calcext:value-type="float">
            <text:p>95.7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100 * (1 - [$original_data.C101])" office:value-type="float" office:value="96.4" calcext:value-type="float">
            <text:p>96.4</text:p>
          </table:table-cell>
          <table:table-cell table:formula="of:=100 * (1 - [$original_data.D101])" office:value-type="float" office:value="97.77" calcext:value-type="float">
            <text:p>97.7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100 * (1 - [$original_data.C102])" office:value-type="float" office:value="90.74" calcext:value-type="float">
            <text:p>90.74</text:p>
          </table:table-cell>
          <table:table-cell table:formula="of:=100 * (1 - [$original_data.D102])" office:value-type="float" office:value="90.74" calcext:value-type="float">
            <text:p>90.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0 * (1 - [$original_data.C103])" office:value-type="float" office:value="94.77" calcext:value-type="float">
            <text:p>94.77</text:p>
          </table:table-cell>
          <table:table-cell table:formula="of:=100 * (1 - [$original_data.D103])" office:value-type="float" office:value="94.77" calcext:value-type="float">
            <text:p>94.7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100 * (1 - [$original_data.C104])" office:value-type="float" office:value="97.51" calcext:value-type="float">
            <text:p>97.51</text:p>
          </table:table-cell>
          <table:table-cell table:formula="of:=100 * (1 - [$original_data.D104])" office:value-type="float" office:value="97.51" calcext:value-type="float">
            <text:p>97.5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100 * (1 - [$original_data.C105])" office:value-type="float" office:value="92.64" calcext:value-type="float">
            <text:p>92.64</text:p>
          </table:table-cell>
          <table:table-cell table:formula="of:=100 * (1 - [$original_data.D105])" office:value-type="float" office:value="93.39" calcext:value-type="float">
            <text:p>93.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100 * (1 - [$original_data.C106])" office:value-type="float" office:value="93.4" calcext:value-type="float">
            <text:p>93.4</text:p>
          </table:table-cell>
          <table:table-cell table:formula="of:=100 * (1 - [$original_data.D106])" office:value-type="float" office:value="93.4" calcext:value-type="float">
            <text:p>93.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100 * (1 - [$original_data.C107])" office:value-type="float" office:value="95.14" calcext:value-type="float">
            <text:p>95.14</text:p>
          </table:table-cell>
          <table:table-cell table:formula="of:=100 * (1 - [$original_data.D107])" office:value-type="float" office:value="95.14" calcext:value-type="float">
            <text:p>95.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100 * (1 - [$original_data.C108])" office:value-type="float" office:value="95.45" calcext:value-type="float">
            <text:p>95.45</text:p>
          </table:table-cell>
          <table:table-cell table:formula="of:=100 * (1 - [$original_data.D108])" office:value-type="float" office:value="95.55" calcext:value-type="float">
            <text:p>95.5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00 * (1 - [$original_data.C109])" office:value-type="float" office:value="96.31" calcext:value-type="float">
            <text:p>96.31</text:p>
          </table:table-cell>
          <table:table-cell table:formula="of:=100 * (1 - [$original_data.D109])" office:value-type="float" office:value="96.31" calcext:value-type="float">
            <text:p>96.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00 * (1 - [$original_data.C110])" office:value-type="float" office:value="97.88" calcext:value-type="float">
            <text:p>97.88</text:p>
          </table:table-cell>
          <table:table-cell table:formula="of:=100 * (1 - [$original_data.D110])" office:value-type="float" office:value="97.88" calcext:value-type="float">
            <text:p>97.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100 * (1 - [$original_data.C111])" office:value-type="float" office:value="94.49" calcext:value-type="float">
            <text:p>94.49</text:p>
          </table:table-cell>
          <table:table-cell table:formula="of:=100 * (1 - [$original_data.D111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100 * (1 - [$original_data.C112])" office:value-type="float" office:value="95.18" calcext:value-type="float">
            <text:p>95.18</text:p>
          </table:table-cell>
          <table:table-cell table:formula="of:=100 * (1 - [$original_data.D112])" office:value-type="float" office:value="95.18" calcext:value-type="float">
            <text:p>95.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00 * (1 - [$original_data.C113])" office:value-type="float" office:value="93.96" calcext:value-type="float">
            <text:p>93.96</text:p>
          </table:table-cell>
          <table:table-cell table:formula="of:=100 * (1 - [$original_data.D113])" office:value-type="float" office:value="94.07" calcext:value-type="float">
            <text:p>94.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100 * (1 - [$original_data.C114])" office:value-type="float" office:value="94.71" calcext:value-type="float">
            <text:p>94.71</text:p>
          </table:table-cell>
          <table:table-cell table:formula="of:=100 * (1 - [$original_data.D114])" office:value-type="float" office:value="94.81" calcext:value-type="float">
            <text:p>94.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100 * (1 - [$original_data.C115])" office:value-type="float" office:value="97.75" calcext:value-type="float">
            <text:p>97.75</text:p>
          </table:table-cell>
          <table:table-cell table:formula="of:=100 * (1 - [$original_data.D115])" office:value-type="float" office:value="97.94" calcext:value-type="float">
            <text:p>97.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100 * (1 - [$original_data.C116])" office:value-type="float" office:value="95.39" calcext:value-type="float">
            <text:p>95.39</text:p>
          </table:table-cell>
          <table:table-cell table:formula="of:=100 * (1 - [$original_data.D116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100 * (1 - [$original_data.C117])" office:value-type="float" office:value="97.01" calcext:value-type="float">
            <text:p>97.01</text:p>
          </table:table-cell>
          <table:table-cell table:formula="of:=100 * (1 - [$original_data.D117])" office:value-type="float" office:value="97.01" calcext:value-type="float">
            <text:p>97.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100 * (1 - [$original_data.C118])" office:value-type="float" office:value="96.3" calcext:value-type="float">
            <text:p>96.3</text:p>
          </table:table-cell>
          <table:table-cell table:formula="of:=100 * (1 - [$original_data.D118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100 * (1 - [$original_data.C119])" office:value-type="float" office:value="98.14" calcext:value-type="float">
            <text:p>98.14</text:p>
          </table:table-cell>
          <table:table-cell table:formula="of:=100 * (1 - [$original_data.D119])" office:value-type="float" office:value="98.14" calcext:value-type="float">
            <text:p>98.1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100 * (1 - [$original_data.C120])" office:value-type="float" office:value="91.16" calcext:value-type="float">
            <text:p>91.16</text:p>
          </table:table-cell>
          <table:table-cell table:formula="of:=100 * (1 - [$original_data.D120])" office:value-type="float" office:value="91.16" calcext:value-type="float">
            <text:p>91.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100 * (1 - [$original_data.C121])" office:value-type="float" office:value="95.33" calcext:value-type="float">
            <text:p>95.33</text:p>
          </table:table-cell>
          <table:table-cell table:formula="of:=100 * (1 - [$original_data.D121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100 * (1 - [$original_data.C122])" office:value-type="float" office:value="95.74" calcext:value-type="float">
            <text:p>95.74</text:p>
          </table:table-cell>
          <table:table-cell table:formula="of:=100 * (1 - [$original_data.D122])" office:value-type="float" office:value="95.74" calcext:value-type="float">
            <text:p>95.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0 * (1 - [$original_data.C123])" office:value-type="float" office:value="94.69" calcext:value-type="float">
            <text:p>94.69</text:p>
          </table:table-cell>
          <table:table-cell table:formula="of:=100 * (1 - [$original_data.D123])" office:value-type="float" office:value="94.69" calcext:value-type="float">
            <text:p>94.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100 * (1 - [$original_data.C124])" office:value-type="float" office:value="95.77" calcext:value-type="float">
            <text:p>95.77</text:p>
          </table:table-cell>
          <table:table-cell table:formula="of:=100 * (1 - [$original_data.D124])" office:value-type="float" office:value="96.18" calcext:value-type="float">
            <text:p>96.1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100 * (1 - [$original_data.C125])" office:value-type="float" office:value="95.72" calcext:value-type="float">
            <text:p>95.72</text:p>
          </table:table-cell>
          <table:table-cell table:formula="of:=100 * (1 - [$original_data.D125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100 * (1 - [$original_data.C126])" office:value-type="float" office:value="94.81" calcext:value-type="float">
            <text:p>94.81</text:p>
          </table:table-cell>
          <table:table-cell table:formula="of:=100 * (1 - [$original_data.D126])" office:value-type="float" office:value="94.81" calcext:value-type="float">
            <text:p>94.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100 * (1 - [$original_data.C127])" office:value-type="float" office:value="95.74" calcext:value-type="float">
            <text:p>95.74</text:p>
          </table:table-cell>
          <table:table-cell table:formula="of:=100 * (1 - [$original_data.D127])" office:value-type="float" office:value="95.74" calcext:value-type="float">
            <text:p>95.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100 * (1 - [$original_data.C128])" office:value-type="float" office:value="94.75" calcext:value-type="float">
            <text:p>94.75</text:p>
          </table:table-cell>
          <table:table-cell table:formula="of:=100 * (1 - [$original_data.D128])" office:value-type="float" office:value="94.76" calcext:value-type="float">
            <text:p>94.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100 * (1 - [$original_data.C129])" office:value-type="float" office:value="93.21" calcext:value-type="float">
            <text:p>93.21</text:p>
          </table:table-cell>
          <table:table-cell table:formula="of:=100 * (1 - [$original_data.D129])" office:value-type="float" office:value="93.3" calcext:value-type="float">
            <text:p>93.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100 * (1 - [$original_data.C130])" office:value-type="float" office:value="95.45" calcext:value-type="float">
            <text:p>95.45</text:p>
          </table:table-cell>
          <table:table-cell table:formula="of:=100 * (1 - [$original_data.D130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100 * (1 - [$original_data.C131])" office:value-type="float" office:value="95.95" calcext:value-type="float">
            <text:p>95.95</text:p>
          </table:table-cell>
          <table:table-cell table:formula="of:=100 * (1 - [$original_data.D131])" office:value-type="float" office:value="95.95" calcext:value-type="float">
            <text:p>95.9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100 * (1 - [$original_data.C132])" office:value-type="float" office:value="98.22" calcext:value-type="float">
            <text:p>98.22</text:p>
          </table:table-cell>
          <table:table-cell table:formula="of:=100 * (1 - [$original_data.D132])" office:value-type="float" office:value="98.28" calcext:value-type="float">
            <text:p>98.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100 * (1 - [$original_data.C133])" office:value-type="float" office:value="95.82" calcext:value-type="float">
            <text:p>95.82</text:p>
          </table:table-cell>
          <table:table-cell table:formula="of:=100 * (1 - [$original_data.D133])" office:value-type="float" office:value="95.82" calcext:value-type="float">
            <text:p>95.8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100 * (1 - [$original_data.C134])" office:value-type="float" office:value="97.74" calcext:value-type="float">
            <text:p>97.74</text:p>
          </table:table-cell>
          <table:table-cell table:formula="of:=100 * (1 - [$original_data.D134])" office:value-type="float" office:value="97.74" calcext:value-type="float">
            <text:p>97.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100 * (1 - [$original_data.C135])" office:value-type="float" office:value="97.65" calcext:value-type="float">
            <text:p>97.65</text:p>
          </table:table-cell>
          <table:table-cell table:formula="of:=100 * (1 - [$original_data.D135])" office:value-type="float" office:value="97.86" calcext:value-type="float">
            <text:p>97.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100 * (1 - [$original_data.C136])" office:value-type="float" office:value="94.94" calcext:value-type="float">
            <text:p>94.94</text:p>
          </table:table-cell>
          <table:table-cell table:formula="of:=100 * (1 - [$original_data.D136])" office:value-type="float" office:value="94.94" calcext:value-type="float">
            <text:p>94.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100 * (1 - [$original_data.C137])" office:value-type="float" office:value="95.03" calcext:value-type="float">
            <text:p>95.03</text:p>
          </table:table-cell>
          <table:table-cell table:formula="of:=100 * (1 - [$original_data.D137])" office:value-type="float" office:value="95.03" calcext:value-type="float">
            <text:p>95.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100 * (1 - [$original_data.C138])" office:value-type="float" office:value="96.98" calcext:value-type="float">
            <text:p>96.98</text:p>
          </table:table-cell>
          <table:table-cell table:formula="of:=100 * (1 - [$original_data.D138])" office:value-type="float" office:value="96.98" calcext:value-type="float">
            <text:p>96.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100 * (1 - [$original_data.C139])" office:value-type="float" office:value="95.3" calcext:value-type="float">
            <text:p>95.3</text:p>
          </table:table-cell>
          <table:table-cell table:formula="of:=100 * (1 - [$original_data.D139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100 * (1 - [$original_data.C140])" office:value-type="float" office:value="92.29" calcext:value-type="float">
            <text:p>92.29</text:p>
          </table:table-cell>
          <table:table-cell table:formula="of:=100 * (1 - [$original_data.D140])" office:value-type="float" office:value="92.29" calcext:value-type="float">
            <text:p>92.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100 * (1 - [$original_data.C141])" office:value-type="float" office:value="96.6" calcext:value-type="float">
            <text:p>96.6</text:p>
          </table:table-cell>
          <table:table-cell table:formula="of:=100 * (1 - [$original_data.D141])" office:value-type="float" office:value="96.7" calcext:value-type="float">
            <text:p>96.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100 * (1 - [$original_data.C142])" office:value-type="float" office:value="96.23" calcext:value-type="float">
            <text:p>96.23</text:p>
          </table:table-cell>
          <table:table-cell table:formula="of:=100 * (1 - [$original_data.D142])" office:value-type="float" office:value="96.74" calcext:value-type="float">
            <text:p>96.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100 * (1 - [$original_data.C143])" office:value-type="float" office:value="95.81" calcext:value-type="float">
            <text:p>95.81</text:p>
          </table:table-cell>
          <table:table-cell table:formula="of:=100 * (1 - [$original_data.D143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100 * (1 - [$original_data.C144])" office:value-type="float" office:value="96.65" calcext:value-type="float">
            <text:p>96.65</text:p>
          </table:table-cell>
          <table:table-cell table:formula="of:=100 * (1 - [$original_data.D144])" office:value-type="float" office:value="96.65" calcext:value-type="float">
            <text:p>96.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100 * (1 - [$original_data.C145])" office:value-type="float" office:value="96.2" calcext:value-type="float">
            <text:p>96.2</text:p>
          </table:table-cell>
          <table:table-cell table:formula="of:=100 * (1 - [$original_data.D145])" office:value-type="float" office:value="96.2" calcext:value-type="float">
            <text:p>96.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100 * (1 - [$original_data.C146])" office:value-type="float" office:value="89.38" calcext:value-type="float">
            <text:p>89.38</text:p>
          </table:table-cell>
          <table:table-cell table:formula="of:=100 * (1 - [$original_data.D146])" office:value-type="float" office:value="90.05" calcext:value-type="float">
            <text:p>90.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100 * (1 - [$original_data.C147])" office:value-type="float" office:value="96.19" calcext:value-type="float">
            <text:p>96.19</text:p>
          </table:table-cell>
          <table:table-cell table:formula="of:=100 * (1 - [$original_data.D147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100 * (1 - [$original_data.C148])" office:value-type="float" office:value="93.9" calcext:value-type="float">
            <text:p>93.9</text:p>
          </table:table-cell>
          <table:table-cell table:formula="of:=100 * (1 - [$original_data.D148])" office:value-type="float" office:value="94.13" calcext:value-type="float">
            <text:p>94.1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100 * (1 - [$original_data.C149])" office:value-type="float" office:value="96.41" calcext:value-type="float">
            <text:p>96.41</text:p>
          </table:table-cell>
          <table:table-cell table:formula="of:=100 * (1 - [$original_data.D149])" office:value-type="float" office:value="96.5" calcext:value-type="float">
            <text:p>96.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100 * (1 - [$original_data.C150])" office:value-type="float" office:value="96.81" calcext:value-type="float">
            <text:p>96.81</text:p>
          </table:table-cell>
          <table:table-cell table:formula="of:=100 * (1 - [$original_data.D150])" office:value-type="float" office:value="96.81" calcext:value-type="float">
            <text:p>96.8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100 * (1 - [$original_data.C151])" office:value-type="float" office:value="95.03" calcext:value-type="float">
            <text:p>95.03</text:p>
          </table:table-cell>
          <table:table-cell table:formula="of:=100 * (1 - [$original_data.D151])" office:value-type="float" office:value="95.03" calcext:value-type="float">
            <text:p>95.0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100 * (1 - [$original_data.C152])" office:value-type="float" office:value="98.06" calcext:value-type="float">
            <text:p>98.06</text:p>
          </table:table-cell>
          <table:table-cell table:formula="of:=100 * (1 - [$original_data.D152])" office:value-type="float" office:value="98.06" calcext:value-type="float">
            <text:p>98.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100 * (1 - [$original_data.C153])" office:value-type="float" office:value="97.11" calcext:value-type="float">
            <text:p>97.11</text:p>
          </table:table-cell>
          <table:table-cell table:formula="of:=100 * (1 - [$original_data.D153])" office:value-type="float" office:value="97.11" calcext:value-type="float">
            <text:p>97.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100 * (1 - [$original_data.C154])" office:value-type="float" office:value="95.31" calcext:value-type="float">
            <text:p>95.31</text:p>
          </table:table-cell>
          <table:table-cell table:formula="of:=100 * (1 - [$original_data.D154])" office:value-type="float" office:value="95.31" calcext:value-type="float">
            <text:p>95.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100 * (1 - [$original_data.C155])" office:value-type="float" office:value="91.64" calcext:value-type="float">
            <text:p>91.64</text:p>
          </table:table-cell>
          <table:table-cell table:formula="of:=100 * (1 - [$original_data.D155])" office:value-type="float" office:value="91.64" calcext:value-type="float">
            <text:p>91.6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100 * (1 - [$original_data.C156])" office:value-type="float" office:value="95.42" calcext:value-type="float">
            <text:p>95.42</text:p>
          </table:table-cell>
          <table:table-cell table:formula="of:=100 * (1 - [$original_data.D156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100 * (1 - [$original_data.C157])" office:value-type="float" office:value="93.91" calcext:value-type="float">
            <text:p>93.91</text:p>
          </table:table-cell>
          <table:table-cell table:formula="of:=100 * (1 - [$original_data.D157])" office:value-type="float" office:value="94.05" calcext:value-type="float">
            <text:p>94.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100 * (1 - [$original_data.C158])" office:value-type="float" office:value="97.42" calcext:value-type="float">
            <text:p>97.42</text:p>
          </table:table-cell>
          <table:table-cell table:formula="of:=100 * (1 - [$original_data.D158])" office:value-type="float" office:value="97.53" calcext:value-type="float">
            <text:p>97.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100 * (1 - [$original_data.C159])" office:value-type="float" office:value="96.38" calcext:value-type="float">
            <text:p>96.38</text:p>
          </table:table-cell>
          <table:table-cell table:formula="of:=100 * (1 - [$original_data.D159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100 * (1 - [$original_data.C160])" office:value-type="float" office:value="94.78" calcext:value-type="float">
            <text:p>94.78</text:p>
          </table:table-cell>
          <table:table-cell table:formula="of:=100 * (1 - [$original_data.D160])" office:value-type="float" office:value="94.78" calcext:value-type="float">
            <text:p>94.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100 * (1 - [$original_data.C161])" office:value-type="float" office:value="97.37" calcext:value-type="float">
            <text:p>97.37</text:p>
          </table:table-cell>
          <table:table-cell table:formula="of:=100 * (1 - [$original_data.D161])" office:value-type="float" office:value="97.37" calcext:value-type="float">
            <text:p>97.3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100 * (1 - [$original_data.C162])" office:value-type="float" office:value="95.96" calcext:value-type="float">
            <text:p>95.96</text:p>
          </table:table-cell>
          <table:table-cell table:formula="of:=100 * (1 - [$original_data.D162])" office:value-type="float" office:value="95.96" calcext:value-type="float">
            <text:p>95.9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100 * (1 - [$original_data.C163])" office:value-type="float" office:value="96.28" calcext:value-type="float">
            <text:p>96.28</text:p>
          </table:table-cell>
          <table:table-cell table:formula="of:=100 * (1 - [$original_data.D163])" office:value-type="float" office:value="96.28" calcext:value-type="float">
            <text:p>96.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100 * (1 - [$original_data.C164])" office:value-type="float" office:value="95.75" calcext:value-type="float">
            <text:p>95.75</text:p>
          </table:table-cell>
          <table:table-cell table:formula="of:=100 * (1 - [$original_data.D164])" office:value-type="float" office:value="95.75" calcext:value-type="float">
            <text:p>95.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formula="of:=100 * (1 - [$original_data.C165])" office:value-type="float" office:value="94.58" calcext:value-type="float">
            <text:p>94.58</text:p>
          </table:table-cell>
          <table:table-cell table:formula="of:=100 * (1 - [$original_data.D165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100 * (1 - [$original_data.C166])" office:value-type="float" office:value="97.06" calcext:value-type="float">
            <text:p>97.06</text:p>
          </table:table-cell>
          <table:table-cell table:formula="of:=100 * (1 - [$original_data.D166])" office:value-type="float" office:value="97.09" calcext:value-type="float">
            <text:p>97.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100 * (1 - [$original_data.C167])" office:value-type="float" office:value="98.61" calcext:value-type="float">
            <text:p>98.61</text:p>
          </table:table-cell>
          <table:table-cell table:formula="of:=100 * (1 - [$original_data.D167])" office:value-type="float" office:value="98.62" calcext:value-type="float">
            <text:p>98.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100 * (1 - [$original_data.C168])" office:value-type="float" office:value="97.45" calcext:value-type="float">
            <text:p>97.45</text:p>
          </table:table-cell>
          <table:table-cell table:formula="of:=100 * (1 - [$original_data.D168])" office:value-type="float" office:value="97.46" calcext:value-type="float">
            <text:p>97.4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100 * (1 - [$original_data.C169])" office:value-type="float" office:value="96.84" calcext:value-type="float">
            <text:p>96.84</text:p>
          </table:table-cell>
          <table:table-cell table:formula="of:=100 * (1 - [$original_data.D169])" office:value-type="float" office:value="96.84" calcext:value-type="float">
            <text:p>96.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formula="of:=100 * (1 - [$original_data.C170])" office:value-type="float" office:value="97.02" calcext:value-type="float">
            <text:p>97.02</text:p>
          </table:table-cell>
          <table:table-cell table:formula="of:=100 * (1 - [$original_data.D170])" office:value-type="float" office:value="97.49" calcext:value-type="float">
            <text:p>97.4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100 * (1 - [$original_data.C171])" office:value-type="float" office:value="94.93" calcext:value-type="float">
            <text:p>94.93</text:p>
          </table:table-cell>
          <table:table-cell table:formula="of:=100 * (1 - [$original_data.D171])" office:value-type="float" office:value="94.93" calcext:value-type="float">
            <text:p>94.9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100 * (1 - [$original_data.C172])" office:value-type="float" office:value="92.65" calcext:value-type="float">
            <text:p>92.65</text:p>
          </table:table-cell>
          <table:table-cell table:formula="of:=100 * (1 - [$original_data.D172])" office:value-type="float" office:value="92.89" calcext:value-type="float">
            <text:p>92.8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100 * (1 - [$original_data.C173])" office:value-type="float" office:value="95.31" calcext:value-type="float">
            <text:p>95.31</text:p>
          </table:table-cell>
          <table:table-cell table:formula="of:=100 * (1 - [$original_data.D173])" office:value-type="float" office:value="95.31" calcext:value-type="float">
            <text:p>95.3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100 * (1 - [$original_data.C174])" office:value-type="float" office:value="94.09" calcext:value-type="float">
            <text:p>94.09</text:p>
          </table:table-cell>
          <table:table-cell table:formula="of:=100 * (1 - [$original_data.D174])" office:value-type="float" office:value="94.78" calcext:value-type="float">
            <text:p>94.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100 * (1 - [$original_data.C175])" office:value-type="float" office:value="93.73" calcext:value-type="float">
            <text:p>93.73</text:p>
          </table:table-cell>
          <table:table-cell table:formula="of:=100 * (1 - [$original_data.D175])" office:value-type="float" office:value="93.73" calcext:value-type="float">
            <text:p>93.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100 * (1 - [$original_data.C176])" office:value-type="float" office:value="95.44" calcext:value-type="float">
            <text:p>95.44</text:p>
          </table:table-cell>
          <table:table-cell table:formula="of:=100 * (1 - [$original_data.D176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formula="of:=100 * (1 - [$original_data.C177])" office:value-type="float" office:value="95.38" calcext:value-type="float">
            <text:p>95.38</text:p>
          </table:table-cell>
          <table:table-cell table:formula="of:=100 * (1 - [$original_data.D177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100 * (1 - [$original_data.C178])" office:value-type="float" office:value="97.7" calcext:value-type="float">
            <text:p>97.7</text:p>
          </table:table-cell>
          <table:table-cell table:formula="of:=100 * (1 - [$original_data.D178])" office:value-type="float" office:value="98.23" calcext:value-type="float">
            <text:p>98.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100 * (1 - [$original_data.C179])" office:value-type="float" office:value="97.41" calcext:value-type="float">
            <text:p>97.41</text:p>
          </table:table-cell>
          <table:table-cell table:formula="of:=100 * (1 - [$original_data.D179])" office:value-type="float" office:value="97.41" calcext:value-type="float">
            <text:p>97.4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100 * (1 - [$original_data.C180])" office:value-type="float" office:value="95.95" calcext:value-type="float">
            <text:p>95.95</text:p>
          </table:table-cell>
          <table:table-cell table:formula="of:=100 * (1 - [$original_data.D180])" office:value-type="float" office:value="96.28" calcext:value-type="float">
            <text:p>96.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100 * (1 - [$original_data.C181])" office:value-type="float" office:value="96.01" calcext:value-type="float">
            <text:p>96.01</text:p>
          </table:table-cell>
          <table:table-cell table:formula="of:=100 * (1 - [$original_data.D181])" office:value-type="float" office:value="96.01" calcext:value-type="float">
            <text:p>96.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100 * (1 - [$original_data.C182])" office:value-type="float" office:value="97.11" calcext:value-type="float">
            <text:p>97.11</text:p>
          </table:table-cell>
          <table:table-cell table:formula="of:=100 * (1 - [$original_data.D182])" office:value-type="float" office:value="97.11" calcext:value-type="float">
            <text:p>97.1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100 * (1 - [$original_data.C183])" office:value-type="float" office:value="93.65" calcext:value-type="float">
            <text:p>93.65</text:p>
          </table:table-cell>
          <table:table-cell table:formula="of:=100 * (1 - [$original_data.D183])" office:value-type="float" office:value="93.98" calcext:value-type="float">
            <text:p>93.9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100 * (1 - [$original_data.C184])" office:value-type="float" office:value="96.49" calcext:value-type="float">
            <text:p>96.49</text:p>
          </table:table-cell>
          <table:table-cell table:formula="of:=100 * (1 - [$original_data.D184])" office:value-type="float" office:value="96.74" calcext:value-type="float">
            <text:p>96.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100 * (1 - [$original_data.C185])" office:value-type="float" office:value="97.23" calcext:value-type="float">
            <text:p>97.23</text:p>
          </table:table-cell>
          <table:table-cell table:formula="of:=100 * (1 - [$original_data.D185])" office:value-type="float" office:value="97.23" calcext:value-type="float">
            <text:p>97.2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100 * (1 - [$original_data.C186])" office:value-type="float" office:value="94.15" calcext:value-type="float">
            <text:p>94.15</text:p>
          </table:table-cell>
          <table:table-cell table:formula="of:=100 * (1 - [$original_data.D186])" office:value-type="float" office:value="94.15" calcext:value-type="float">
            <text:p>94.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100 * (1 - [$original_data.C187])" office:value-type="float" office:value="98.07" calcext:value-type="float">
            <text:p>98.07</text:p>
          </table:table-cell>
          <table:table-cell table:formula="of:=100 * (1 - [$original_data.D187])" office:value-type="float" office:value="98.4" calcext:value-type="float">
            <text:p>98.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formula="of:=100 * (1 - [$original_data.C188])" office:value-type="float" office:value="96.29" calcext:value-type="float">
            <text:p>96.29</text:p>
          </table:table-cell>
          <table:table-cell table:formula="of:=100 * (1 - [$original_data.D188])" office:value-type="float" office:value="96.29" calcext:value-type="float">
            <text:p>96.2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100 * (1 - [$original_data.C189])" office:value-type="float" office:value="93.76" calcext:value-type="float">
            <text:p>93.76</text:p>
          </table:table-cell>
          <table:table-cell table:formula="of:=100 * (1 - [$original_data.D189])" office:value-type="float" office:value="93.76" calcext:value-type="float">
            <text:p>93.7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100 * (1 - [$original_data.C190])" office:value-type="float" office:value="95.21" calcext:value-type="float">
            <text:p>95.21</text:p>
          </table:table-cell>
          <table:table-cell table:formula="of:=100 * (1 - [$original_data.D190])" office:value-type="float" office:value="95.21" calcext:value-type="float">
            <text:p>95.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100 * (1 - [$original_data.C191])" office:value-type="float" office:value="90.32" calcext:value-type="float">
            <text:p>90.32</text:p>
          </table:table-cell>
          <table:table-cell table:formula="of:=100 * (1 - [$original_data.D191])" office:value-type="float" office:value="90.32" calcext:value-type="float">
            <text:p>90.3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formula="of:=100 * (1 - [$original_data.C192])" office:value-type="float" office:value="93.86" calcext:value-type="float">
            <text:p>93.86</text:p>
          </table:table-cell>
          <table:table-cell table:formula="of:=100 * (1 - [$original_data.D192])" office:value-type="float" office:value="93.86" calcext:value-type="float">
            <text:p>93.8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100 * (1 - [$original_data.C193])" office:value-type="float" office:value="97.72" calcext:value-type="float">
            <text:p>97.72</text:p>
          </table:table-cell>
          <table:table-cell table:formula="of:=100 * (1 - [$original_data.D193])" office:value-type="float" office:value="97.72" calcext:value-type="float">
            <text:p>97.7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100 * (1 - [$original_data.C194])" office:value-type="float" office:value="95.27" calcext:value-type="float">
            <text:p>95.27</text:p>
          </table:table-cell>
          <table:table-cell table:formula="of:=100 * (1 - [$original_data.D194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100 * (1 - [$original_data.C195])" office:value-type="float" office:value="96.09" calcext:value-type="float">
            <text:p>96.09</text:p>
          </table:table-cell>
          <table:table-cell table:formula="of:=100 * (1 - [$original_data.D195])" office:value-type="float" office:value="96.09" calcext:value-type="float">
            <text:p>96.0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100 * (1 - [$original_data.C196])" office:value-type="float" office:value="96.42" calcext:value-type="float">
            <text:p>96.42</text:p>
          </table:table-cell>
          <table:table-cell table:formula="of:=100 * (1 - [$original_data.D196])" office:value-type="float" office:value="96.42" calcext:value-type="float">
            <text:p>96.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formula="of:=100 * (1 - [$original_data.C197])" office:value-type="float" office:value="95.92" calcext:value-type="float">
            <text:p>95.92</text:p>
          </table:table-cell>
          <table:table-cell table:formula="of:=100 * (1 - [$original_data.D197])" office:value-type="float" office:value="95.92" calcext:value-type="float">
            <text:p>95.9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100 * (1 - [$original_data.C198])" office:value-type="float" office:value="96.28" calcext:value-type="float">
            <text:p>96.28</text:p>
          </table:table-cell>
          <table:table-cell table:formula="of:=100 * (1 - [$original_data.D198])" office:value-type="float" office:value="96.28" calcext:value-type="float">
            <text:p>96.2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100 * (1 - [$original_data.C199])" office:value-type="float" office:value="95.5" calcext:value-type="float">
            <text:p>95.5</text:p>
          </table:table-cell>
          <table:table-cell table:formula="of:=100 * (1 - [$original_data.D199])" office:value-type="float" office:value="96.48" calcext:value-type="float">
            <text:p>96.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formula="of:=100 * (1 - [$original_data.C200])" office:value-type="float" office:value="96.69" calcext:value-type="float">
            <text:p>96.69</text:p>
          </table:table-cell>
          <table:table-cell table:formula="of:=100 * (1 - [$original_data.D200])" office:value-type="float" office:value="96.69" calcext:value-type="float">
            <text:p>96.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100 * (1 - [$original_data.C201])" office:value-type="float" office:value="95.52" calcext:value-type="float">
            <text:p>95.52</text:p>
          </table:table-cell>
          <table:table-cell table:formula="of:=100 * (1 - [$original_data.D201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100 * (1 - [$original_data.C202])" office:value-type="float" office:value="97.8" calcext:value-type="float">
            <text:p>97.8</text:p>
          </table:table-cell>
          <table:table-cell table:formula="of:=100 * (1 - [$original_data.D202])" office:value-type="float" office:value="97.87" calcext:value-type="float">
            <text:p>97.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100 * (1 - [$original_data.C203])" office:value-type="float" office:value="96.12" calcext:value-type="float">
            <text:p>96.12</text:p>
          </table:table-cell>
          <table:table-cell table:formula="of:=100 * (1 - [$original_data.D203])" office:value-type="float" office:value="96.4" calcext:value-type="float">
            <text:p>96.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00 * (1 - [$original_data.C204])" office:value-type="float" office:value="95.86" calcext:value-type="float">
            <text:p>95.86</text:p>
          </table:table-cell>
          <table:table-cell table:formula="of:=100 * (1 - [$original_data.D204])" office:value-type="float" office:value="95.86" calcext:value-type="float">
            <text:p>95.8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100 * (1 - [$original_data.C205])" office:value-type="float" office:value="95.91" calcext:value-type="float">
            <text:p>95.91</text:p>
          </table:table-cell>
          <table:table-cell table:formula="of:=100 * (1 - [$original_data.D205])" office:value-type="float" office:value="95.91" calcext:value-type="float">
            <text:p>95.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100 * (1 - [$original_data.C206])" office:value-type="float" office:value="95.71" calcext:value-type="float">
            <text:p>95.71</text:p>
          </table:table-cell>
          <table:table-cell table:formula="of:=100 * (1 - [$original_data.D206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100 * (1 - [$original_data.C207])" office:value-type="float" office:value="96.54" calcext:value-type="float">
            <text:p>96.54</text:p>
          </table:table-cell>
          <table:table-cell table:formula="of:=100 * (1 - [$original_data.D207])" office:value-type="float" office:value="96.54" calcext:value-type="float">
            <text:p>96.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100 * (1 - [$original_data.C208])" office:value-type="float" office:value="97.3" calcext:value-type="float">
            <text:p>97.3</text:p>
          </table:table-cell>
          <table:table-cell table:formula="of:=100 * (1 - [$original_data.D208])" office:value-type="float" office:value="97.3" calcext:value-type="float">
            <text:p>97.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100 * (1 - [$original_data.C209])" office:value-type="float" office:value="97.77" calcext:value-type="float">
            <text:p>97.77</text:p>
          </table:table-cell>
          <table:table-cell table:formula="of:=100 * (1 - [$original_data.D209])" office:value-type="float" office:value="97.77" calcext:value-type="float">
            <text:p>97.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100 * (1 - [$original_data.C210])" office:value-type="float" office:value="96.3" calcext:value-type="float">
            <text:p>96.3</text:p>
          </table:table-cell>
          <table:table-cell table:formula="of:=100 * (1 - [$original_data.D210])" office:value-type="float" office:value="96.39" calcext:value-type="float">
            <text:p>96.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100 * (1 - [$original_data.C211])" office:value-type="float" office:value="96.08" calcext:value-type="float">
            <text:p>96.08</text:p>
          </table:table-cell>
          <table:table-cell table:formula="of:=100 * (1 - [$original_data.D211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100 * (1 - [$original_data.C212])" office:value-type="float" office:value="96.95" calcext:value-type="float">
            <text:p>96.95</text:p>
          </table:table-cell>
          <table:table-cell table:formula="of:=100 * (1 - [$original_data.D212])" office:value-type="float" office:value="97.1" calcext:value-type="float">
            <text:p>97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00 * (1 - [$original_data.C213])" office:value-type="float" office:value="96.1" calcext:value-type="float">
            <text:p>96.1</text:p>
          </table:table-cell>
          <table:table-cell table:formula="of:=100 * (1 - [$original_data.D213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100 * (1 - [$original_data.C214])" office:value-type="float" office:value="96.36" calcext:value-type="float">
            <text:p>96.36</text:p>
          </table:table-cell>
          <table:table-cell table:formula="of:=100 * (1 - [$original_data.D214])" office:value-type="float" office:value="96.36" calcext:value-type="float">
            <text:p>96.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100 * (1 - [$original_data.C215])" office:value-type="float" office:value="96.67" calcext:value-type="float">
            <text:p>96.67</text:p>
          </table:table-cell>
          <table:table-cell table:formula="of:=100 * (1 - [$original_data.D215])" office:value-type="float" office:value="96.91" calcext:value-type="float">
            <text:p>96.9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100 * (1 - [$original_data.C216])" office:value-type="float" office:value="95.8" calcext:value-type="float">
            <text:p>95.8</text:p>
          </table:table-cell>
          <table:table-cell table:formula="of:=100 * (1 - [$original_data.D216])" office:value-type="float" office:value="96.28" calcext:value-type="float">
            <text:p>96.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100 * (1 - [$original_data.C217])" office:value-type="float" office:value="97.27" calcext:value-type="float">
            <text:p>97.27</text:p>
          </table:table-cell>
          <table:table-cell table:formula="of:=100 * (1 - [$original_data.D217])" office:value-type="float" office:value="97.66" calcext:value-type="float">
            <text:p>97.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100 * (1 - [$original_data.C218])" office:value-type="float" office:value="96.58" calcext:value-type="float">
            <text:p>96.58</text:p>
          </table:table-cell>
          <table:table-cell table:formula="of:=100 * (1 - [$original_data.D218])" office:value-type="float" office:value="96.69" calcext:value-type="float">
            <text:p>96.6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100 * (1 - [$original_data.C219])" office:value-type="float" office:value="96.89" calcext:value-type="float">
            <text:p>96.89</text:p>
          </table:table-cell>
          <table:table-cell table:formula="of:=100 * (1 - [$original_data.D219])" office:value-type="float" office:value="97.23" calcext:value-type="float">
            <text:p>97.2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100 * (1 - [$original_data.C220])" office:value-type="float" office:value="95.4" calcext:value-type="float">
            <text:p>95.4</text:p>
          </table:table-cell>
          <table:table-cell table:formula="of:=100 * (1 - [$original_data.D220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100 * (1 - [$original_data.C221])" office:value-type="float" office:value="96.07" calcext:value-type="float">
            <text:p>96.07</text:p>
          </table:table-cell>
          <table:table-cell table:formula="of:=100 * (1 - [$original_data.D221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100 * (1 - [$original_data.C222])" office:value-type="float" office:value="95.86" calcext:value-type="float">
            <text:p>95.86</text:p>
          </table:table-cell>
          <table:table-cell table:formula="of:=100 * (1 - [$original_data.D222])" office:value-type="float" office:value="96.04" calcext:value-type="float">
            <text:p>96.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100 * (1 - [$original_data.C223])" office:value-type="float" office:value="95.22" calcext:value-type="float">
            <text:p>95.22</text:p>
          </table:table-cell>
          <table:table-cell table:formula="of:=100 * (1 - [$original_data.D223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100 * (1 - [$original_data.C224])" office:value-type="float" office:value="95.75" calcext:value-type="float">
            <text:p>95.75</text:p>
          </table:table-cell>
          <table:table-cell table:formula="of:=100 * (1 - [$original_data.D224])" office:value-type="float" office:value="95.95" calcext:value-type="float">
            <text:p>95.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100 * (1 - [$original_data.C225])" office:value-type="float" office:value="93.32" calcext:value-type="float">
            <text:p>93.32</text:p>
          </table:table-cell>
          <table:table-cell table:formula="of:=100 * (1 - [$original_data.D225])" office:value-type="float" office:value="93.32" calcext:value-type="float">
            <text:p>93.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100 * (1 - [$original_data.C226])" office:value-type="float" office:value="94.76" calcext:value-type="float">
            <text:p>94.76</text:p>
          </table:table-cell>
          <table:table-cell table:formula="of:=100 * (1 - [$original_data.D226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100 * (1 - [$original_data.C227])" office:value-type="float" office:value="96.45" calcext:value-type="float">
            <text:p>96.45</text:p>
          </table:table-cell>
          <table:table-cell table:formula="of:=100 * (1 - [$original_data.D227])" office:value-type="float" office:value="96.45" calcext:value-type="float">
            <text:p>96.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100 * (1 - [$original_data.C228])" office:value-type="float" office:value="96.29" calcext:value-type="float">
            <text:p>96.29</text:p>
          </table:table-cell>
          <table:table-cell table:formula="of:=100 * (1 - [$original_data.D228])" office:value-type="float" office:value="96.53" calcext:value-type="float">
            <text:p>96.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100 * (1 - [$original_data.C229])" office:value-type="float" office:value="95.64" calcext:value-type="float">
            <text:p>95.64</text:p>
          </table:table-cell>
          <table:table-cell table:formula="of:=100 * (1 - [$original_data.D229])" office:value-type="float" office:value="95.78" calcext:value-type="float">
            <text:p>95.7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100 * (1 - [$original_data.C230])" office:value-type="float" office:value="96.06" calcext:value-type="float">
            <text:p>96.06</text:p>
          </table:table-cell>
          <table:table-cell table:formula="of:=100 * (1 - [$original_data.D230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100 * (1 - [$original_data.C231])" office:value-type="float" office:value="97.65" calcext:value-type="float">
            <text:p>97.65</text:p>
          </table:table-cell>
          <table:table-cell table:formula="of:=100 * (1 - [$original_data.D231])" office:value-type="float" office:value="97.99" calcext:value-type="float">
            <text:p>97.9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100 * (1 - [$original_data.C232])" office:value-type="float" office:value="97.74" calcext:value-type="float">
            <text:p>97.74</text:p>
          </table:table-cell>
          <table:table-cell table:formula="of:=100 * (1 - [$original_data.D232])" office:value-type="float" office:value="97.75" calcext:value-type="float">
            <text:p>97.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100 * (1 - [$original_data.C233])" office:value-type="float" office:value="96.3" calcext:value-type="float">
            <text:p>96.3</text:p>
          </table:table-cell>
          <table:table-cell table:formula="of:=100 * (1 - [$original_data.D233])" office:value-type="float" office:value="96.46" calcext:value-type="float">
            <text:p>96.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100 * (1 - [$original_data.C234])" office:value-type="float" office:value="96.72" calcext:value-type="float">
            <text:p>96.72</text:p>
          </table:table-cell>
          <table:table-cell table:formula="of:=100 * (1 - [$original_data.D234])" office:value-type="float" office:value="97.12" calcext:value-type="float">
            <text:p>97.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100 * (1 - [$original_data.C235])" office:value-type="float" office:value="96.9" calcext:value-type="float">
            <text:p>96.9</text:p>
          </table:table-cell>
          <table:table-cell table:formula="of:=100 * (1 - [$original_data.D235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100 * (1 - [$original_data.C236])" office:value-type="float" office:value="96.97" calcext:value-type="float">
            <text:p>96.97</text:p>
          </table:table-cell>
          <table:table-cell table:formula="of:=100 * (1 - [$original_data.D236])" office:value-type="float" office:value="97.02" calcext:value-type="float">
            <text:p>97.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100 * (1 - [$original_data.C237])" office:value-type="float" office:value="96.42" calcext:value-type="float">
            <text:p>96.42</text:p>
          </table:table-cell>
          <table:table-cell table:formula="of:=100 * (1 - [$original_data.D237])" office:value-type="float" office:value="96.42" calcext:value-type="float">
            <text:p>96.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100 * (1 - [$original_data.C238])" office:value-type="float" office:value="96.75" calcext:value-type="float">
            <text:p>96.75</text:p>
          </table:table-cell>
          <table:table-cell table:formula="of:=100 * (1 - [$original_data.D238])" office:value-type="float" office:value="97.11" calcext:value-type="float">
            <text:p>97.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100 * (1 - [$original_data.C239])" office:value-type="float" office:value="95.51" calcext:value-type="float">
            <text:p>95.51</text:p>
          </table:table-cell>
          <table:table-cell table:formula="of:=100 * (1 - [$original_data.D239])" office:value-type="float" office:value="95.51" calcext:value-type="float">
            <text:p>95.5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100 * (1 - [$original_data.C240])" office:value-type="float" office:value="96.07" calcext:value-type="float">
            <text:p>96.07</text:p>
          </table:table-cell>
          <table:table-cell table:formula="of:=100 * (1 - [$original_data.D240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100 * (1 - [$original_data.C241])" office:value-type="float" office:value="97.36" calcext:value-type="float">
            <text:p>97.36</text:p>
          </table:table-cell>
          <table:table-cell table:formula="of:=100 * (1 - [$original_data.D241]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100 * (1 - [$original_data.C242])" office:value-type="float" office:value="95.23" calcext:value-type="float">
            <text:p>95.23</text:p>
          </table:table-cell>
          <table:table-cell table:formula="of:=100 * (1 - [$original_data.D242])" office:value-type="float" office:value="95.41" calcext:value-type="float">
            <text:p>95.4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100 * (1 - [$original_data.C243])" office:value-type="float" office:value="95.96" calcext:value-type="float">
            <text:p>95.96</text:p>
          </table:table-cell>
          <table:table-cell table:formula="of:=100 * (1 - [$original_data.D243])" office:value-type="float" office:value="95.96" calcext:value-type="float">
            <text:p>95.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100 * (1 - [$original_data.C244])" office:value-type="float" office:value="96.48" calcext:value-type="float">
            <text:p>96.48</text:p>
          </table:table-cell>
          <table:table-cell table:formula="of:=100 * (1 - [$original_data.D244])" office:value-type="float" office:value="96.86" calcext:value-type="float">
            <text:p>96.8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100 * (1 - [$original_data.C245])" office:value-type="float" office:value="95.01" calcext:value-type="float">
            <text:p>95.01</text:p>
          </table:table-cell>
          <table:table-cell table:formula="of:=100 * (1 - [$original_data.D245])" office:value-type="float" office:value="95.87" calcext:value-type="float">
            <text:p>95.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100 * (1 - [$original_data.C246])" office:value-type="float" office:value="94.8" calcext:value-type="float">
            <text:p>94.8</text:p>
          </table:table-cell>
          <table:table-cell table:formula="of:=100 * (1 - [$original_data.D246])" office:value-type="float" office:value="94.8" calcext:value-type="float">
            <text:p>94.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100 * (1 - [$original_data.C247])" office:value-type="float" office:value="96.83" calcext:value-type="float">
            <text:p>96.83</text:p>
          </table:table-cell>
          <table:table-cell table:formula="of:=100 * (1 - [$original_data.D247])" office:value-type="float" office:value="96.83" calcext:value-type="float">
            <text:p>96.8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100 * (1 - [$original_data.C248])" office:value-type="float" office:value="95.68" calcext:value-type="float">
            <text:p>95.68</text:p>
          </table:table-cell>
          <table:table-cell table:formula="of:=100 * (1 - [$original_data.D248])" office:value-type="float" office:value="96.15" calcext:value-type="float">
            <text:p>96.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100 * (1 - [$original_data.C249])" office:value-type="float" office:value="96.82" calcext:value-type="float">
            <text:p>96.82</text:p>
          </table:table-cell>
          <table:table-cell table:formula="of:=100 * (1 - [$original_data.D249])" office:value-type="float" office:value="96.95" calcext:value-type="float">
            <text:p>96.9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100 * (1 - [$original_data.C250])" office:value-type="float" office:value="97.09" calcext:value-type="float">
            <text:p>97.09</text:p>
          </table:table-cell>
          <table:table-cell table:formula="of:=100 * (1 - [$original_data.D250])" office:value-type="float" office:value="97.25" calcext:value-type="float">
            <text:p>97.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100 * (1 - [$original_data.C251])" office:value-type="float" office:value="96.35" calcext:value-type="float">
            <text:p>96.35</text:p>
          </table:table-cell>
          <table:table-cell table:formula="of:=100 * (1 - [$original_data.D251])" office:value-type="float" office:value="96.7" calcext:value-type="float">
            <text:p>96.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100 * (1 - [$original_data.C252])" office:value-type="float" office:value="97.63" calcext:value-type="float">
            <text:p>97.63</text:p>
          </table:table-cell>
          <table:table-cell table:formula="of:=100 * (1 - [$original_data.D252])" office:value-type="float" office:value="97.63" calcext:value-type="float">
            <text:p>97.6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100 * (1 - [$original_data.C253])" office:value-type="float" office:value="97.19" calcext:value-type="float">
            <text:p>97.19</text:p>
          </table:table-cell>
          <table:table-cell table:formula="of:=100 * (1 - [$original_data.D253])" office:value-type="float" office:value="97.32" calcext:value-type="float">
            <text:p>97.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formula="of:=100 * (1 - [$original_data.C254])" office:value-type="float" office:value="95.79" calcext:value-type="float">
            <text:p>95.79</text:p>
          </table:table-cell>
          <table:table-cell table:formula="of:=100 * (1 - [$original_data.D254])" office:value-type="float" office:value="95.79" calcext:value-type="float">
            <text:p>95.7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100 * (1 - [$original_data.C255])" office:value-type="float" office:value="94.08" calcext:value-type="float">
            <text:p>94.08</text:p>
          </table:table-cell>
          <table:table-cell table:formula="of:=100 * (1 - [$original_data.D255])" office:value-type="float" office:value="94.08" calcext:value-type="float">
            <text:p>94.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100 * (1 - [$original_data.C256])" office:value-type="float" office:value="95.61" calcext:value-type="float">
            <text:p>95.61</text:p>
          </table:table-cell>
          <table:table-cell table:formula="of:=100 * (1 - [$original_data.D256])" office:value-type="float" office:value="96.01" calcext:value-type="float">
            <text:p>96.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100 * (1 - [$original_data.C257])" office:value-type="float" office:value="95.72" calcext:value-type="float">
            <text:p>95.72</text:p>
          </table:table-cell>
          <table:table-cell table:formula="of:=100 * (1 - [$original_data.D257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100 * (1 - [$original_data.C258])" office:value-type="float" office:value="97.02" calcext:value-type="float">
            <text:p>97.02</text:p>
          </table:table-cell>
          <table:table-cell table:formula="of:=100 * (1 - [$original_data.D258])" office:value-type="float" office:value="97.31" calcext:value-type="float">
            <text:p>97.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100 * (1 - [$original_data.C259])" office:value-type="float" office:value="97.04" calcext:value-type="float">
            <text:p>97.04</text:p>
          </table:table-cell>
          <table:table-cell table:formula="of:=100 * (1 - [$original_data.D259])" office:value-type="float" office:value="97.33" calcext:value-type="float">
            <text:p>97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100 * (1 - [$original_data.C260])" office:value-type="float" office:value="96.18" calcext:value-type="float">
            <text:p>96.18</text:p>
          </table:table-cell>
          <table:table-cell table:formula="of:=100 * (1 - [$original_data.D260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100 * (1 - [$original_data.C261])" office:value-type="float" office:value="97.34" calcext:value-type="float">
            <text:p>97.34</text:p>
          </table:table-cell>
          <table:table-cell table:formula="of:=100 * (1 - [$original_data.D261])" office:value-type="float" office:value="97.34" calcext:value-type="float">
            <text:p>97.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100 * (1 - [$original_data.C262])" office:value-type="float" office:value="96.48" calcext:value-type="float">
            <text:p>96.48</text:p>
          </table:table-cell>
          <table:table-cell table:formula="of:=100 * (1 - [$original_data.D262])" office:value-type="float" office:value="96.53" calcext:value-type="float">
            <text:p>96.5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100 * (1 - [$original_data.C263])" office:value-type="float" office:value="95.22" calcext:value-type="float">
            <text:p>95.22</text:p>
          </table:table-cell>
          <table:table-cell table:formula="of:=100 * (1 - [$original_data.D263])" office:value-type="float" office:value="95.46" calcext:value-type="float">
            <text:p>95.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100 * (1 - [$original_data.C264])" office:value-type="float" office:value="96.89" calcext:value-type="float">
            <text:p>96.89</text:p>
          </table:table-cell>
          <table:table-cell table:formula="of:=100 * (1 - [$original_data.D264])" office:value-type="float" office:value="96.89" calcext:value-type="float">
            <text:p>96.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100 * (1 - [$original_data.C265])" office:value-type="float" office:value="95.22" calcext:value-type="float">
            <text:p>95.22</text:p>
          </table:table-cell>
          <table:table-cell table:formula="of:=100 * (1 - [$original_data.D265])" office:value-type="float" office:value="95.87" calcext:value-type="float">
            <text:p>95.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100 * (1 - [$original_data.C266])" office:value-type="float" office:value="95.77" calcext:value-type="float">
            <text:p>95.77</text:p>
          </table:table-cell>
          <table:table-cell table:formula="of:=100 * (1 - [$original_data.D266])" office:value-type="float" office:value="95.77" calcext:value-type="float">
            <text:p>95.7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formula="of:=100 * (1 - [$original_data.C267])" office:value-type="float" office:value="97.08" calcext:value-type="float">
            <text:p>97.08</text:p>
          </table:table-cell>
          <table:table-cell table:formula="of:=100 * (1 - [$original_data.D267])" office:value-type="float" office:value="98.1" calcext:value-type="float">
            <text:p>98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formula="of:=100 * (1 - [$original_data.C268])" office:value-type="float" office:value="97.43" calcext:value-type="float">
            <text:p>97.43</text:p>
          </table:table-cell>
          <table:table-cell table:formula="of:=100 * (1 - [$original_data.D268])" office:value-type="float" office:value="97.43" calcext:value-type="float">
            <text:p>97.4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100 * (1 - [$original_data.C269])" office:value-type="float" office:value="97.03" calcext:value-type="float">
            <text:p>97.03</text:p>
          </table:table-cell>
          <table:table-cell table:formula="of:=100 * (1 - [$original_data.D269])" office:value-type="float" office:value="97.03" calcext:value-type="float">
            <text:p>97.0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formula="of:=100 * (1 - [$original_data.C270])" office:value-type="float" office:value="94.66" calcext:value-type="float">
            <text:p>94.66</text:p>
          </table:table-cell>
          <table:table-cell table:formula="of:=100 * (1 - [$original_data.D270])" office:value-type="float" office:value="95.59" calcext:value-type="float">
            <text:p>95.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100 * (1 - [$original_data.C271])" office:value-type="float" office:value="94.7" calcext:value-type="float">
            <text:p>94.7</text:p>
          </table:table-cell>
          <table:table-cell table:formula="of:=100 * (1 - [$original_data.D271])" office:value-type="float" office:value="94.7" calcext:value-type="float">
            <text:p>94.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100 * (1 - [$original_data.C272])" office:value-type="float" office:value="95.13" calcext:value-type="float">
            <text:p>95.13</text:p>
          </table:table-cell>
          <table:table-cell table:formula="of:=100 * (1 - [$original_data.D272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100 * (1 - [$original_data.C273])" office:value-type="float" office:value="97.28" calcext:value-type="float">
            <text:p>97.28</text:p>
          </table:table-cell>
          <table:table-cell table:formula="of:=100 * (1 - [$original_data.D273])" office:value-type="float" office:value="97.28" calcext:value-type="float">
            <text:p>97.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100 * (1 - [$original_data.C274])" office:value-type="float" office:value="95.53" calcext:value-type="float">
            <text:p>95.53</text:p>
          </table:table-cell>
          <table:table-cell table:formula="of:=100 * (1 - [$original_data.D274])" office:value-type="float" office:value="95.66" calcext:value-type="float">
            <text:p>95.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100 * (1 - [$original_data.C275])" office:value-type="float" office:value="94.97" calcext:value-type="float">
            <text:p>94.97</text:p>
          </table:table-cell>
          <table:table-cell table:formula="of:=100 * (1 - [$original_data.D275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100 * (1 - [$original_data.C276])" office:value-type="float" office:value="96.44" calcext:value-type="float">
            <text:p>96.44</text:p>
          </table:table-cell>
          <table:table-cell table:formula="of:=100 * (1 - [$original_data.D276])" office:value-type="float" office:value="96.48" calcext:value-type="float">
            <text:p>96.4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100 * (1 - [$original_data.C277])" office:value-type="float" office:value="95.5" calcext:value-type="float">
            <text:p>95.5</text:p>
          </table:table-cell>
          <table:table-cell table:formula="of:=100 * (1 - [$original_data.D277])" office:value-type="float" office:value="96.31" calcext:value-type="float">
            <text:p>96.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100 * (1 - [$original_data.C278])" office:value-type="float" office:value="97.61" calcext:value-type="float">
            <text:p>97.61</text:p>
          </table:table-cell>
          <table:table-cell table:formula="of:=100 * (1 - [$original_data.D278])" office:value-type="float" office:value="97.97" calcext:value-type="float">
            <text:p>97.9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100 * (1 - [$original_data.C279])" office:value-type="float" office:value="97.02" calcext:value-type="float">
            <text:p>97.02</text:p>
          </table:table-cell>
          <table:table-cell table:formula="of:=100 * (1 - [$original_data.D279])" office:value-type="float" office:value="97.02" calcext:value-type="float">
            <text:p>97.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100 * (1 - [$original_data.C280])" office:value-type="float" office:value="96.17" calcext:value-type="float">
            <text:p>96.17</text:p>
          </table:table-cell>
          <table:table-cell table:formula="of:=100 * (1 - [$original_data.D280])" office:value-type="float" office:value="96.49" calcext:value-type="float">
            <text:p>96.4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100 * (1 - [$original_data.C281])" office:value-type="float" office:value="96.3" calcext:value-type="float">
            <text:p>96.3</text:p>
          </table:table-cell>
          <table:table-cell table:formula="of:=100 * (1 - [$original_data.D281])" office:value-type="float" office:value="97.36" calcext:value-type="float">
            <text:p>97.3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formula="of:=100 * (1 - [$original_data.C282])" office:value-type="float" office:value="95.87" calcext:value-type="float">
            <text:p>95.87</text:p>
          </table:table-cell>
          <table:table-cell table:formula="of:=100 * (1 - [$original_data.D282])" office:value-type="float" office:value="95.87" calcext:value-type="float">
            <text:p>95.8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100 * (1 - [$original_data.C283])" office:value-type="float" office:value="94.49" calcext:value-type="float">
            <text:p>94.49</text:p>
          </table:table-cell>
          <table:table-cell table:formula="of:=100 * (1 - [$original_data.D283])" office:value-type="float" office:value="95.18" calcext:value-type="float">
            <text:p>95.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100 * (1 - [$original_data.C284])" office:value-type="float" office:value="95.56" calcext:value-type="float">
            <text:p>95.56</text:p>
          </table:table-cell>
          <table:table-cell table:formula="of:=100 * (1 - [$original_data.D284])" office:value-type="float" office:value="96.06" calcext:value-type="float">
            <text:p>96.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100 * (1 - [$original_data.C285])" office:value-type="float" office:value="96.56" calcext:value-type="float">
            <text:p>96.56</text:p>
          </table:table-cell>
          <table:table-cell table:formula="of:=100 * (1 - [$original_data.D285])" office:value-type="float" office:value="96.88" calcext:value-type="float">
            <text:p>96.8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00 * (1 - [$original_data.C286])" office:value-type="float" office:value="94.3" calcext:value-type="float">
            <text:p>94.3</text:p>
          </table:table-cell>
          <table:table-cell table:formula="of:=100 * (1 - [$original_data.D286])" office:value-type="float" office:value="94.55" calcext:value-type="float">
            <text:p>94.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100 * (1 - [$original_data.C287])" office:value-type="float" office:value="97.36" calcext:value-type="float">
            <text:p>97.36</text:p>
          </table:table-cell>
          <table:table-cell table:formula="of:=100 * (1 - [$original_data.D287])" office:value-type="float" office:value="98.18" calcext:value-type="float">
            <text:p>98.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100 * (1 - [$original_data.C288])" office:value-type="float" office:value="97.15" calcext:value-type="float">
            <text:p>97.15</text:p>
          </table:table-cell>
          <table:table-cell table:formula="of:=100 * (1 - [$original_data.D288])" office:value-type="float" office:value="97.15" calcext:value-type="float">
            <text:p>97.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100 * (1 - [$original_data.C289])" office:value-type="float" office:value="95.83" calcext:value-type="float">
            <text:p>95.83</text:p>
          </table:table-cell>
          <table:table-cell table:formula="of:=100 * (1 - [$original_data.D289])" office:value-type="float" office:value="96.47" calcext:value-type="float">
            <text:p>96.4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100 * (1 - [$original_data.C290])" office:value-type="float" office:value="95.08" calcext:value-type="float">
            <text:p>95.08</text:p>
          </table:table-cell>
          <table:table-cell table:formula="of:=100 * (1 - [$original_data.D290])" office:value-type="float" office:value="95.24" calcext:value-type="float">
            <text:p>95.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formula="of:=100 * (1 - [$original_data.C291])" office:value-type="float" office:value="93.42" calcext:value-type="float">
            <text:p>93.42</text:p>
          </table:table-cell>
          <table:table-cell table:formula="of:=100 * (1 - [$original_data.D291])" office:value-type="float" office:value="93.66" calcext:value-type="float">
            <text:p>93.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formula="of:=100 * (1 - [$original_data.C292])" office:value-type="float" office:value="95.19" calcext:value-type="float">
            <text:p>95.19</text:p>
          </table:table-cell>
          <table:table-cell table:formula="of:=100 * (1 - [$original_data.D292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100 * (1 - [$original_data.C293])" office:value-type="float" office:value="95.74" calcext:value-type="float">
            <text:p>95.74</text:p>
          </table:table-cell>
          <table:table-cell table:formula="of:=100 * (1 - [$original_data.D293])" office:value-type="float" office:value="95.92" calcext:value-type="float">
            <text:p>95.9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100 * (1 - [$original_data.C294])" office:value-type="float" office:value="95.26" calcext:value-type="float">
            <text:p>95.26</text:p>
          </table:table-cell>
          <table:table-cell table:formula="of:=100 * (1 - [$original_data.D294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formula="of:=100 * (1 - [$original_data.C295])" office:value-type="float" office:value="96.21" calcext:value-type="float">
            <text:p>96.21</text:p>
          </table:table-cell>
          <table:table-cell table:formula="of:=100 * (1 - [$original_data.D295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100 * (1 - [$original_data.C296])" office:value-type="float" office:value="97.57" calcext:value-type="float">
            <text:p>97.57</text:p>
          </table:table-cell>
          <table:table-cell table:formula="of:=100 * (1 - [$original_data.D296])" office:value-type="float" office:value="97.61" calcext:value-type="float">
            <text:p>97.6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100 * (1 - [$original_data.C297])" office:value-type="float" office:value="95.85" calcext:value-type="float">
            <text:p>95.85</text:p>
          </table:table-cell>
          <table:table-cell table:formula="of:=100 * (1 - [$original_data.D297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100 * (1 - [$original_data.C298])" office:value-type="float" office:value="98.06" calcext:value-type="float">
            <text:p>98.06</text:p>
          </table:table-cell>
          <table:table-cell table:formula="of:=100 * (1 - [$original_data.D298])" office:value-type="float" office:value="98.06" calcext:value-type="float">
            <text:p>98.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100 * (1 - [$original_data.C299])" office:value-type="float" office:value="96.62" calcext:value-type="float">
            <text:p>96.62</text:p>
          </table:table-cell>
          <table:table-cell table:formula="of:=100 * (1 - [$original_data.D299])" office:value-type="float" office:value="97.1" calcext:value-type="float">
            <text:p>97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100 * (1 - [$original_data.C300])" office:value-type="float" office:value="96.76" calcext:value-type="float">
            <text:p>96.76</text:p>
          </table:table-cell>
          <table:table-cell table:formula="of:=100 * (1 - [$original_data.D300])" office:value-type="float" office:value="96.82" calcext:value-type="float">
            <text:p>96.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100 * (1 - [$original_data.C301])" office:value-type="float" office:value="97.28" calcext:value-type="float">
            <text:p>97.28</text:p>
          </table:table-cell>
          <table:table-cell table:formula="of:=100 * (1 - [$original_data.D301])" office:value-type="float" office:value="97.3" calcext:value-type="float">
            <text:p>97.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100 * (1 - [$original_data.C302])" office:value-type="float" office:value="96.68" calcext:value-type="float">
            <text:p>96.68</text:p>
          </table:table-cell>
          <table:table-cell table:formula="of:=100 * (1 - [$original_data.D302])" office:value-type="float" office:value="96.92" calcext:value-type="float">
            <text:p>96.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100 * (1 - [$original_data.C303])" office:value-type="float" office:value="95.85" calcext:value-type="float">
            <text:p>95.85</text:p>
          </table:table-cell>
          <table:table-cell table:formula="of:=100 * (1 - [$original_data.D303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00 * (1 - [$original_data.C304])" office:value-type="float" office:value="96.99" calcext:value-type="float">
            <text:p>96.99</text:p>
          </table:table-cell>
          <table:table-cell table:formula="of:=100 * (1 - [$original_data.D304])" office:value-type="float" office:value="96.99" calcext:value-type="float">
            <text:p>96.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100 * (1 - [$original_data.C305])" office:value-type="float" office:value="95.9" calcext:value-type="float">
            <text:p>95.9</text:p>
          </table:table-cell>
          <table:table-cell table:formula="of:=100 * (1 - [$original_data.D305])" office:value-type="float" office:value="95.9" calcext:value-type="float">
            <text:p>95.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100 * (1 - [$original_data.C306])" office:value-type="float" office:value="97.05" calcext:value-type="float">
            <text:p>97.05</text:p>
          </table:table-cell>
          <table:table-cell table:formula="of:=100 * (1 - [$original_data.D306])" office:value-type="float" office:value="97.41" calcext:value-type="float">
            <text:p>97.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100 * (1 - [$original_data.C307])" office:value-type="float" office:value="96.78" calcext:value-type="float">
            <text:p>96.78</text:p>
          </table:table-cell>
          <table:table-cell table:formula="of:=100 * (1 - [$original_data.D307])" office:value-type="float" office:value="96.78" calcext:value-type="float">
            <text:p>96.7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100 * (1 - [$original_data.C308])" office:value-type="float" office:value="96.71" calcext:value-type="float">
            <text:p>96.71</text:p>
          </table:table-cell>
          <table:table-cell table:formula="of:=100 * (1 - [$original_data.D308])" office:value-type="float" office:value="97.08" calcext:value-type="float">
            <text:p>97.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100 * (1 - [$original_data.C309])" office:value-type="float" office:value="96.67" calcext:value-type="float">
            <text:p>96.67</text:p>
          </table:table-cell>
          <table:table-cell table:formula="of:=100 * (1 - [$original_data.D309])" office:value-type="float" office:value="96.98" calcext:value-type="float">
            <text:p>96.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100 * (1 - [$original_data.C310])" office:value-type="float" office:value="95.94" calcext:value-type="float">
            <text:p>95.94</text:p>
          </table:table-cell>
          <table:table-cell table:formula="of:=100 * (1 - [$original_data.D310])" office:value-type="float" office:value="96.01" calcext:value-type="float">
            <text:p>96.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100 * (1 - [$original_data.C311])" office:value-type="float" office:value="96.39" calcext:value-type="float">
            <text:p>96.39</text:p>
          </table:table-cell>
          <table:table-cell table:formula="of:=100 * (1 - [$original_data.D311])" office:value-type="float" office:value="96.39" calcext:value-type="float">
            <text:p>96.3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100 * (1 - [$original_data.C312])" office:value-type="float" office:value="96.01" calcext:value-type="float">
            <text:p>96.01</text:p>
          </table:table-cell>
          <table:table-cell table:formula="of:=100 * (1 - [$original_data.D312])" office:value-type="float" office:value="96.65" calcext:value-type="float">
            <text:p>96.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100 * (1 - [$original_data.C313])" office:value-type="float" office:value="96.02" calcext:value-type="float">
            <text:p>96.02</text:p>
          </table:table-cell>
          <table:table-cell table:formula="of:=100 * (1 - [$original_data.D313])" office:value-type="float" office:value="96.02" calcext:value-type="float">
            <text:p>96.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100 * (1 - [$original_data.C314])" office:value-type="float" office:value="95.45" calcext:value-type="float">
            <text:p>95.45</text:p>
          </table:table-cell>
          <table:table-cell table:formula="of:=100 * (1 - [$original_data.D314])" office:value-type="float" office:value="95.8" calcext:value-type="float">
            <text:p>95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100 * (1 - [$original_data.C315])" office:value-type="float" office:value="97.38" calcext:value-type="float">
            <text:p>97.38</text:p>
          </table:table-cell>
          <table:table-cell table:formula="of:=100 * (1 - [$original_data.D315])" office:value-type="float" office:value="97.69" calcext:value-type="float">
            <text:p>97.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100 * (1 - [$original_data.C316])" office:value-type="float" office:value="96.73" calcext:value-type="float">
            <text:p>96.73</text:p>
          </table:table-cell>
          <table:table-cell table:formula="of:=100 * (1 - [$original_data.D316])" office:value-type="float" office:value="96.73" calcext:value-type="float">
            <text:p>96.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100 * (1 - [$original_data.C317])" office:value-type="float" office:value="96.48" calcext:value-type="float">
            <text:p>96.48</text:p>
          </table:table-cell>
          <table:table-cell table:formula="of:=100 * (1 - [$original_data.D317])" office:value-type="float" office:value="97.2" calcext:value-type="float">
            <text:p>97.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100 * (1 - [$original_data.C318])" office:value-type="float" office:value="96.93" calcext:value-type="float">
            <text:p>96.93</text:p>
          </table:table-cell>
          <table:table-cell table:formula="of:=100 * (1 - [$original_data.D318])" office:value-type="float" office:value="96.93" calcext:value-type="float">
            <text:p>96.9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100 * (1 - [$original_data.C319])" office:value-type="float" office:value="94.32" calcext:value-type="float">
            <text:p>94.32</text:p>
          </table:table-cell>
          <table:table-cell table:formula="of:=100 * (1 - [$original_data.D319])" office:value-type="float" office:value="94.77" calcext:value-type="float">
            <text:p>94.7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100 * (1 - [$original_data.C320])" office:value-type="float" office:value="94.78" calcext:value-type="float">
            <text:p>94.78</text:p>
          </table:table-cell>
          <table:table-cell table:formula="of:=100 * (1 - [$original_data.D320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100 * (1 - [$original_data.C321])" office:value-type="float" office:value="97.46" calcext:value-type="float">
            <text:p>97.46</text:p>
          </table:table-cell>
          <table:table-cell table:formula="of:=100 * (1 - [$original_data.D321])" office:value-type="float" office:value="97.46" calcext:value-type="float">
            <text:p>97.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100 * (1 - [$original_data.C322])" office:value-type="float" office:value="96.83" calcext:value-type="float">
            <text:p>96.83</text:p>
          </table:table-cell>
          <table:table-cell table:formula="of:=100 * (1 - [$original_data.D322])" office:value-type="float" office:value="97.03" calcext:value-type="float">
            <text:p>97.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100 * (1 - [$original_data.C323])" office:value-type="float" office:value="95.79" calcext:value-type="float">
            <text:p>95.79</text:p>
          </table:table-cell>
          <table:table-cell table:formula="of:=100 * (1 - [$original_data.D323])" office:value-type="float" office:value="95.8" calcext:value-type="float">
            <text:p>95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100 * (1 - [$original_data.C324])" office:value-type="float" office:value="97.24" calcext:value-type="float">
            <text:p>97.24</text:p>
          </table:table-cell>
          <table:table-cell table:formula="of:=100 * (1 - [$original_data.D324])" office:value-type="float" office:value="97.49" calcext:value-type="float">
            <text:p>97.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100 * (1 - [$original_data.C325])" office:value-type="float" office:value="95.97" calcext:value-type="float">
            <text:p>95.97</text:p>
          </table:table-cell>
          <table:table-cell table:formula="of:=100 * (1 - [$original_data.D325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100 * (1 - [$original_data.C326])" office:value-type="float" office:value="95.97" calcext:value-type="float">
            <text:p>95.97</text:p>
          </table:table-cell>
          <table:table-cell table:formula="of:=100 * (1 - [$original_data.D326])" office:value-type="float" office:value="96.44" calcext:value-type="float">
            <text:p>96.4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100 * (1 - [$original_data.C327])" office:value-type="float" office:value="97.23" calcext:value-type="float">
            <text:p>97.23</text:p>
          </table:table-cell>
          <table:table-cell table:formula="of:=100 * (1 - [$original_data.D327])" office:value-type="float" office:value="97.23" calcext:value-type="float">
            <text:p>97.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100 * (1 - [$original_data.C328])" office:value-type="float" office:value="96.65" calcext:value-type="float">
            <text:p>96.65</text:p>
          </table:table-cell>
          <table:table-cell table:formula="of:=100 * (1 - [$original_data.D328])" office:value-type="float" office:value="96.65" calcext:value-type="float">
            <text:p>96.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100 * (1 - [$original_data.C329])" office:value-type="float" office:value="96.28" calcext:value-type="float">
            <text:p>96.28</text:p>
          </table:table-cell>
          <table:table-cell table:formula="of:=100 * (1 - [$original_data.D329])" office:value-type="float" office:value="97.08" calcext:value-type="float">
            <text:p>97.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100 * (1 - [$original_data.C330])" office:value-type="float" office:value="96.27" calcext:value-type="float">
            <text:p>96.27</text:p>
          </table:table-cell>
          <table:table-cell table:formula="of:=100 * (1 - [$original_data.D330])" office:value-type="float" office:value="96.27" calcext:value-type="float">
            <text:p>96.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100 * (1 - [$original_data.C331])" office:value-type="float" office:value="97.72" calcext:value-type="float">
            <text:p>97.72</text:p>
          </table:table-cell>
          <table:table-cell table:formula="of:=100 * (1 - [$original_data.D331])" office:value-type="float" office:value="97.72" calcext:value-type="float">
            <text:p>97.7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100 * (1 - [$original_data.C332])" office:value-type="float" office:value="96.72" calcext:value-type="float">
            <text:p>96.72</text:p>
          </table:table-cell>
          <table:table-cell table:formula="of:=100 * (1 - [$original_data.D332])" office:value-type="float" office:value="97.17" calcext:value-type="float">
            <text:p>97.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100 * (1 - [$original_data.C333])" office:value-type="float" office:value="96.3" calcext:value-type="float">
            <text:p>96.3</text:p>
          </table:table-cell>
          <table:table-cell table:formula="of:=100 * (1 - [$original_data.D333])" office:value-type="float" office:value="96.64" calcext:value-type="float">
            <text:p>96.6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100 * (1 - [$original_data.C334])" office:value-type="float" office:value="97.5" calcext:value-type="float">
            <text:p>97.5</text:p>
          </table:table-cell>
          <table:table-cell table:formula="of:=100 * (1 - [$original_data.D334])" office:value-type="float" office:value="97.5" calcext:value-type="float">
            <text:p>97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100 * (1 - [$original_data.C335])" office:value-type="float" office:value="96.89" calcext:value-type="float">
            <text:p>96.89</text:p>
          </table:table-cell>
          <table:table-cell table:formula="of:=100 * (1 - [$original_data.D335])" office:value-type="float" office:value="96.89" calcext:value-type="float">
            <text:p>96.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100 * (1 - [$original_data.C336])" office:value-type="float" office:value="97.14" calcext:value-type="float">
            <text:p>97.14</text:p>
          </table:table-cell>
          <table:table-cell table:formula="of:=100 * (1 - [$original_data.D336])" office:value-type="float" office:value="97.19" calcext:value-type="float">
            <text:p>97.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100 * (1 - [$original_data.C337])" office:value-type="float" office:value="96.25" calcext:value-type="float">
            <text:p>96.25</text:p>
          </table:table-cell>
          <table:table-cell table:formula="of:=100 * (1 - [$original_data.D337])" office:value-type="float" office:value="96.25" calcext:value-type="float">
            <text:p>96.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100 * (1 - [$original_data.C338])" office:value-type="float" office:value="96.19" calcext:value-type="float">
            <text:p>96.19</text:p>
          </table:table-cell>
          <table:table-cell table:formula="of:=100 * (1 - [$original_data.D338])" office:value-type="float" office:value="96.19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100 * (1 - [$original_data.C339])" office:value-type="float" office:value="96.74" calcext:value-type="float">
            <text:p>96.74</text:p>
          </table:table-cell>
          <table:table-cell table:formula="of:=100 * (1 - [$original_data.D339])" office:value-type="float" office:value="97.08" calcext:value-type="float">
            <text:p>97.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100 * (1 - [$original_data.C340])" office:value-type="float" office:value="94.88" calcext:value-type="float">
            <text:p>94.88</text:p>
          </table:table-cell>
          <table:table-cell table:formula="of:=100 * (1 - [$original_data.D340])"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100 * (1 - [$original_data.C341])" office:value-type="float" office:value="97.71" calcext:value-type="float">
            <text:p>97.71</text:p>
          </table:table-cell>
          <table:table-cell table:formula="of:=100 * (1 - [$original_data.D341])" office:value-type="float" office:value="98.27" calcext:value-type="float">
            <text:p>98.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100 * (1 - [$original_data.C342])" office:value-type="float" office:value="96.16" calcext:value-type="float">
            <text:p>96.16</text:p>
          </table:table-cell>
          <table:table-cell table:formula="of:=100 * (1 - [$original_data.D342])" office:value-type="float" office:value="96.16" calcext:value-type="float">
            <text:p>96.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100 * (1 - [$original_data.C343])" office:value-type="float" office:value="96" calcext:value-type="float">
            <text:p>96</text:p>
          </table:table-cell>
          <table:table-cell table:formula="of:=100 * (1 - [$original_data.D343])" office:value-type="float" office:value="96.41" calcext:value-type="float">
            <text:p>96.4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100 * (1 - [$original_data.C344])" office:value-type="float" office:value="96.22" calcext:value-type="float">
            <text:p>96.22</text:p>
          </table:table-cell>
          <table:table-cell table:formula="of:=100 * (1 - [$original_data.D344])" office:value-type="float" office:value="96.86" calcext:value-type="float">
            <text:p>96.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100 * (1 - [$original_data.C345])" office:value-type="float" office:value="94.92" calcext:value-type="float">
            <text:p>94.92</text:p>
          </table:table-cell>
          <table:table-cell table:formula="of:=100 * (1 - [$original_data.D345])" office:value-type="float" office:value="95.46" calcext:value-type="float">
            <text:p>95.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100 * (1 - [$original_data.C346])" office:value-type="float" office:value="95.21" calcext:value-type="float">
            <text:p>95.21</text:p>
          </table:table-cell>
          <table:table-cell table:formula="of:=100 * (1 - [$original_data.D346])" office:value-type="float" office:value="95.21" calcext:value-type="float">
            <text:p>95.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100 * (1 - [$original_data.C347])" office:value-type="float" office:value="96.43" calcext:value-type="float">
            <text:p>96.43</text:p>
          </table:table-cell>
          <table:table-cell table:formula="of:=100 * (1 - [$original_data.D347])" office:value-type="float" office:value="96.51" calcext:value-type="float">
            <text:p>96.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100 * (1 - [$original_data.C348])" office:value-type="float" office:value="95.63" calcext:value-type="float">
            <text:p>95.63</text:p>
          </table:table-cell>
          <table:table-cell table:formula="of:=100 * (1 - [$original_data.D348])" office:value-type="float" office:value="95.91" calcext:value-type="float">
            <text:p>95.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100 * (1 - [$original_data.C349])" office:value-type="float" office:value="96.2" calcext:value-type="float">
            <text:p>96.2</text:p>
          </table:table-cell>
          <table:table-cell table:formula="of:=100 * (1 - [$original_data.D349])" office:value-type="float" office:value="96.53" calcext:value-type="float">
            <text:p>96.5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100 * (1 - [$original_data.C350])" office:value-type="float" office:value="96.34" calcext:value-type="float">
            <text:p>96.34</text:p>
          </table:table-cell>
          <table:table-cell table:formula="of:=100 * (1 - [$original_data.D350])" office:value-type="float" office:value="96.47" calcext:value-type="float">
            <text:p>96.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formula="of:=100 * (1 - [$original_data.C351])" office:value-type="float" office:value="97.2" calcext:value-type="float">
            <text:p>97.2</text:p>
          </table:table-cell>
          <table:table-cell table:formula="of:=100 * (1 - [$original_data.D351])" office:value-type="float" office:value="97.25" calcext:value-type="float">
            <text:p>97.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100 * (1 - [$original_data.C352])" office:value-type="float" office:value="96.4" calcext:value-type="float">
            <text:p>96.4</text:p>
          </table:table-cell>
          <table:table-cell table:formula="of:=100 * (1 - [$original_data.D352])" office:value-type="float" office:value="97.42" calcext:value-type="float">
            <text:p>97.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100 * (1 - [$original_data.C353])" office:value-type="float" office:value="97.43" calcext:value-type="float">
            <text:p>97.43</text:p>
          </table:table-cell>
          <table:table-cell table:formula="of:=100 * (1 - [$original_data.D353])" office:value-type="float" office:value="97.51" calcext:value-type="float">
            <text:p>97.5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100 * (1 - [$original_data.C354])" office:value-type="float" office:value="96.21" calcext:value-type="float">
            <text:p>96.21</text:p>
          </table:table-cell>
          <table:table-cell table:formula="of:=100 * (1 - [$original_data.D354])" office:value-type="float" office:value="96.52" calcext:value-type="float">
            <text:p>96.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100 * (1 - [$original_data.C355])" office:value-type="float" office:value="96.19" calcext:value-type="float">
            <text:p>96.19</text:p>
          </table:table-cell>
          <table:table-cell table:formula="of:=100 * (1 - [$original_data.D355])" office:value-type="float" office:value="96.19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formula="of:=100 * (1 - [$original_data.C356])" office:value-type="float" office:value="96.56" calcext:value-type="float">
            <text:p>96.56</text:p>
          </table:table-cell>
          <table:table-cell table:formula="of:=100 * (1 - [$original_data.D356])" office:value-type="float" office:value="96.82" calcext:value-type="float">
            <text:p>96.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formula="of:=100 * (1 - [$original_data.C357])" office:value-type="float" office:value="95.97" calcext:value-type="float">
            <text:p>95.97</text:p>
          </table:table-cell>
          <table:table-cell table:formula="of:=100 * (1 - [$original_data.D357])" office:value-type="float" office:value="96.59" calcext:value-type="float">
            <text:p>96.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100 * (1 - [$original_data.C358])" office:value-type="float" office:value="97.29" calcext:value-type="float">
            <text:p>97.29</text:p>
          </table:table-cell>
          <table:table-cell table:formula="of:=100 * (1 - [$original_data.D358])" office:value-type="float" office:value="98.03" calcext:value-type="float">
            <text:p>98.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100 * (1 - [$original_data.C359])" office:value-type="float" office:value="96.11" calcext:value-type="float">
            <text:p>96.11</text:p>
          </table:table-cell>
          <table:table-cell table:formula="of:=100 * (1 - [$original_data.D359])" office:value-type="float" office:value="96.69" calcext:value-type="float">
            <text:p>96.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100 * (1 - [$original_data.C360])" office:value-type="float" office:value="96.35" calcext:value-type="float">
            <text:p>96.35</text:p>
          </table:table-cell>
          <table:table-cell table:formula="of:=100 * (1 - [$original_data.D360])" office:value-type="float" office:value="96.59" calcext:value-type="float">
            <text:p>96.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formula="of:=100 * (1 - [$original_data.C361])" office:value-type="float" office:value="97.29" calcext:value-type="float">
            <text:p>97.29</text:p>
          </table:table-cell>
          <table:table-cell table:formula="of:=100 * (1 - [$original_data.D361])" office:value-type="float" office:value="97.29" calcext:value-type="float">
            <text:p>97.2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100 * (1 - [$original_data.C362])" office:value-type="float" office:value="95.6" calcext:value-type="float">
            <text:p>95.6</text:p>
          </table:table-cell>
          <table:table-cell table:formula="of:=100 * (1 - [$original_data.D362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100 * (1 - [$original_data.C363])" office:value-type="float" office:value="96.9" calcext:value-type="float">
            <text:p>96.9</text:p>
          </table:table-cell>
          <table:table-cell table:formula="of:=100 * (1 - [$original_data.D363])" office:value-type="float" office:value="96.96" calcext:value-type="float">
            <text:p>96.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formula="of:=100 * (1 - [$original_data.C364])" office:value-type="float" office:value="96.64" calcext:value-type="float">
            <text:p>96.64</text:p>
          </table:table-cell>
          <table:table-cell table:formula="of:=100 * (1 - [$original_data.D364])" office:value-type="float" office:value="96.89" calcext:value-type="float">
            <text:p>96.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table:formula="of:=100 * (1 - [$original_data.C365])" office:value-type="float" office:value="96.61" calcext:value-type="float">
            <text:p>96.61</text:p>
          </table:table-cell>
          <table:table-cell table:formula="of:=100 * (1 - [$original_data.D365])" office:value-type="float" office:value="96.61" calcext:value-type="float">
            <text:p>96.6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100 * (1 - [$original_data.C366])" office:value-type="float" office:value="96.07" calcext:value-type="float">
            <text:p>96.07</text:p>
          </table:table-cell>
          <table:table-cell table:formula="of:=100 * (1 - [$original_data.D366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100 * (1 - [$original_data.C367])" office:value-type="float" office:value="97.72" calcext:value-type="float">
            <text:p>97.72</text:p>
          </table:table-cell>
          <table:table-cell table:formula="of:=100 * (1 - [$original_data.D367])" office:value-type="float" office:value="97.83" calcext:value-type="float">
            <text:p>97.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100 * (1 - [$original_data.C368])" office:value-type="float" office:value="96.28" calcext:value-type="float">
            <text:p>96.28</text:p>
          </table:table-cell>
          <table:table-cell table:formula="of:=100 * (1 - [$original_data.D368])" office:value-type="float" office:value="96.8" calcext:value-type="float">
            <text:p>96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formula="of:=100 * (1 - [$original_data.C369])" office:value-type="float" office:value="97.14" calcext:value-type="float">
            <text:p>97.14</text:p>
          </table:table-cell>
          <table:table-cell table:formula="of:=100 * (1 - [$original_data.D369])" office:value-type="float" office:value="97.28" calcext:value-type="float">
            <text:p>97.2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100 * (1 - [$original_data.C370])" office:value-type="float" office:value="96.68" calcext:value-type="float">
            <text:p>96.68</text:p>
          </table:table-cell>
          <table:table-cell table:formula="of:=100 * (1 - [$original_data.D370])" office:value-type="float" office:value="96.68" calcext:value-type="float">
            <text:p>96.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100 * (1 - [$original_data.C371])" office:value-type="float" office:value="96.43" calcext:value-type="float">
            <text:p>96.43</text:p>
          </table:table-cell>
          <table:table-cell table:formula="of:=100 * (1 - [$original_data.D371])" office:value-type="float" office:value="96.43" calcext:value-type="float">
            <text:p>96.4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formula="of:=100 * (1 - [$original_data.C372])" office:value-type="float" office:value="95.17" calcext:value-type="float">
            <text:p>95.17</text:p>
          </table:table-cell>
          <table:table-cell table:formula="of:=100 * (1 - [$original_data.D372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100 * (1 - [$original_data.C373])" office:value-type="float" office:value="96.6" calcext:value-type="float">
            <text:p>96.6</text:p>
          </table:table-cell>
          <table:table-cell table:formula="of:=100 * (1 - [$original_data.D373])" office:value-type="float" office:value="96.71" calcext:value-type="float">
            <text:p>96.7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formula="of:=100 * (1 - [$original_data.C374])" office:value-type="float" office:value="96.91" calcext:value-type="float">
            <text:p>96.91</text:p>
          </table:table-cell>
          <table:table-cell table:formula="of:=100 * (1 - [$original_data.D374])" office:value-type="float" office:value="96.91" calcext:value-type="float">
            <text:p>96.9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formula="of:=100 * (1 - [$original_data.C375])" office:value-type="float" office:value="95.81" calcext:value-type="float">
            <text:p>95.81</text:p>
          </table:table-cell>
          <table:table-cell table:formula="of:=100 * (1 - [$original_data.D375])" office:value-type="float" office:value="95.86" calcext:value-type="float">
            <text:p>95.8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100 * (1 - [$original_data.C376])" office:value-type="float" office:value="95.69" calcext:value-type="float">
            <text:p>95.69</text:p>
          </table:table-cell>
          <table:table-cell table:formula="of:=100 * (1 - [$original_data.D376])" office:value-type="float" office:value="96.03" calcext:value-type="float">
            <text:p>96.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100 * (1 - [$original_data.C377])" office:value-type="float" office:value="96.44" calcext:value-type="float">
            <text:p>96.44</text:p>
          </table:table-cell>
          <table:table-cell table:formula="of:=100 * (1 - [$original_data.D377])" office:value-type="float" office:value="96.73" calcext:value-type="float">
            <text:p>96.7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formula="of:=100 * (1 - [$original_data.C378])" office:value-type="float" office:value="96.8" calcext:value-type="float">
            <text:p>96.8</text:p>
          </table:table-cell>
          <table:table-cell table:formula="of:=100 * (1 - [$original_data.D378])" office:value-type="float" office:value="96.8" calcext:value-type="float">
            <text:p>96.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100 * (1 - [$original_data.C379])" office:value-type="float" office:value="97.5" calcext:value-type="float">
            <text:p>97.5</text:p>
          </table:table-cell>
          <table:table-cell table:formula="of:=100 * (1 - [$original_data.D379])" office:value-type="float" office:value="97.99" calcext:value-type="float">
            <text:p>97.9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formula="of:=100 * (1 - [$original_data.C380])" office:value-type="float" office:value="95.93" calcext:value-type="float">
            <text:p>95.93</text:p>
          </table:table-cell>
          <table:table-cell table:formula="of:=100 * (1 - [$original_data.D380])" office:value-type="float" office:value="96.31" calcext:value-type="float">
            <text:p>96.3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100 * (1 - [$original_data.C381])" office:value-type="float" office:value="97.35" calcext:value-type="float">
            <text:p>97.35</text:p>
          </table:table-cell>
          <table:table-cell table:formula="of:=100 * (1 - [$original_data.D381])" office:value-type="float" office:value="97.49" calcext:value-type="float">
            <text:p>97.4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100 * (1 - [$original_data.C382])" office:value-type="float" office:value="96.11" calcext:value-type="float">
            <text:p>96.11</text:p>
          </table:table-cell>
          <table:table-cell table:formula="of:=100 * (1 - [$original_data.D382])" office:value-type="float" office:value="96.62" calcext:value-type="float">
            <text:p>96.6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100 * (1 - [$original_data.C383])" office:value-type="float" office:value="96.45" calcext:value-type="float">
            <text:p>96.45</text:p>
          </table:table-cell>
          <table:table-cell table:formula="of:=100 * (1 - [$original_data.D383])" office:value-type="float" office:value="96.45" calcext:value-type="float">
            <text:p>96.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formula="of:=100 * (1 - [$original_data.C384])" office:value-type="float" office:value="96.9" calcext:value-type="float">
            <text:p>96.9</text:p>
          </table:table-cell>
          <table:table-cell table:formula="of:=100 * (1 - [$original_data.D384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formula="of:=100 * (1 - [$original_data.C385])" office:value-type="float" office:value="96.25" calcext:value-type="float">
            <text:p>96.25</text:p>
          </table:table-cell>
          <table:table-cell table:formula="of:=100 * (1 - [$original_data.D385])" office:value-type="float" office:value="96.69" calcext:value-type="float">
            <text:p>96.6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100 * (1 - [$original_data.C386])" office:value-type="float" office:value="94.85" calcext:value-type="float">
            <text:p>94.85</text:p>
          </table:table-cell>
          <table:table-cell table:formula="of:=100 * (1 - [$original_data.D386])" office:value-type="float" office:value="95.03" calcext:value-type="float">
            <text:p>95.0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table:formula="of:=100 * (1 - [$original_data.C387])" office:value-type="float" office:value="97.42" calcext:value-type="float">
            <text:p>97.42</text:p>
          </table:table-cell>
          <table:table-cell table:formula="of:=100 * (1 - [$original_data.D387])" office:value-type="float" office:value="97.42" calcext:value-type="float">
            <text:p>97.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formula="of:=100 * (1 - [$original_data.C388])" office:value-type="float" office:value="96.73" calcext:value-type="float">
            <text:p>96.73</text:p>
          </table:table-cell>
          <table:table-cell table:formula="of:=100 * (1 - [$original_data.D388])" office:value-type="float" office:value="97.01" calcext:value-type="float">
            <text:p>97.0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formula="of:=100 * (1 - [$original_data.C389])" office:value-type="float" office:value="96.59" calcext:value-type="float">
            <text:p>96.59</text:p>
          </table:table-cell>
          <table:table-cell table:formula="of:=100 * (1 - [$original_data.D389])" office:value-type="float" office:value="96.75" calcext:value-type="float">
            <text:p>96.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formula="of:=100 * (1 - [$original_data.C390])" office:value-type="float" office:value="96.35" calcext:value-type="float">
            <text:p>96.35</text:p>
          </table:table-cell>
          <table:table-cell table:formula="of:=100 * (1 - [$original_data.D390])" office:value-type="float" office:value="96.46" calcext:value-type="float">
            <text:p>96.4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formula="of:=100 * (1 - [$original_data.C391])" office:value-type="float" office:value="94.4" calcext:value-type="float">
            <text:p>94.4</text:p>
          </table:table-cell>
          <table:table-cell table:formula="of:=100 * (1 - [$original_data.D391])" office:value-type="float" office:value="94.97" calcext:value-type="float">
            <text:p>94.9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formula="of:=100 * (1 - [$original_data.C392])" office:value-type="float" office:value="95.63" calcext:value-type="float">
            <text:p>95.63</text:p>
          </table:table-cell>
          <table:table-cell table:formula="of:=100 * (1 - [$original_data.D392])" office:value-type="float" office:value="95.92" calcext:value-type="float">
            <text:p>95.9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100 * (1 - [$original_data.C393])" office:value-type="float" office:value="97.66" calcext:value-type="float">
            <text:p>97.66</text:p>
          </table:table-cell>
          <table:table-cell table:formula="of:=100 * (1 - [$original_data.D393])" office:value-type="float" office:value="97.66" calcext:value-type="float">
            <text:p>97.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formula="of:=100 * (1 - [$original_data.C394])" office:value-type="float" office:value="95.61" calcext:value-type="float">
            <text:p>95.61</text:p>
          </table:table-cell>
          <table:table-cell table:formula="of:=100 * (1 - [$original_data.D394])" office:value-type="float" office:value="96.04" calcext:value-type="float">
            <text:p>96.0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100 * (1 - [$original_data.C395])" office:value-type="float" office:value="95.71" calcext:value-type="float">
            <text:p>95.71</text:p>
          </table:table-cell>
          <table:table-cell table:formula="of:=100 * (1 - [$original_data.D395])" office:value-type="float" office:value="95.89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formula="of:=100 * (1 - [$original_data.C396])" office:value-type="float" office:value="96.96" calcext:value-type="float">
            <text:p>96.96</text:p>
          </table:table-cell>
          <table:table-cell table:formula="of:=100 * (1 - [$original_data.D396])" office:value-type="float" office:value="97.45" calcext:value-type="float">
            <text:p>97.4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formula="of:=100 * (1 - [$original_data.C397])" office:value-type="float" office:value="96.52" calcext:value-type="float">
            <text:p>96.52</text:p>
          </table:table-cell>
          <table:table-cell table:formula="of:=100 * (1 - [$original_data.D397])" office:value-type="float" office:value="96.54" calcext:value-type="float">
            <text:p>96.5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formula="of:=100 * (1 - [$original_data.C398])" office:value-type="float" office:value="97.48" calcext:value-type="float">
            <text:p>97.48</text:p>
          </table:table-cell>
          <table:table-cell table:formula="of:=100 * (1 - [$original_data.D398])" office:value-type="float" office:value="98.08" calcext:value-type="float">
            <text:p>98.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formula="of:=100 * (1 - [$original_data.C399])" office:value-type="float" office:value="96.35" calcext:value-type="float">
            <text:p>96.35</text:p>
          </table:table-cell>
          <table:table-cell table:formula="of:=100 * (1 - [$original_data.D399])" office:value-type="float" office:value="96.68" calcext:value-type="float">
            <text:p>96.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100 * (1 - [$original_data.C400])" office:value-type="float" office:value="97.12" calcext:value-type="float">
            <text:p>97.12</text:p>
          </table:table-cell>
          <table:table-cell table:formula="of:=100 * (1 - [$original_data.D400])" office:value-type="float" office:value="97.12" calcext:value-type="float">
            <text:p>97.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100 * (1 - [$original_data.C401])" office:value-type="float" office:value="97.25" calcext:value-type="float">
            <text:p>97.25</text:p>
          </table:table-cell>
          <table:table-cell table:formula="of:=100 * (1 - [$original_data.D401])" office:value-type="float" office:value="97.25" calcext:value-type="float">
            <text:p>97.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100 * (1 - [$original_data.C402])" office:value-type="float" office:value="97.25" calcext:value-type="float">
            <text:p>97.25</text:p>
          </table:table-cell>
          <table:table-cell table:formula="of:=100 * (1 - [$original_data.D402])" office:value-type="float" office:value="97.51" calcext:value-type="float">
            <text:p>97.5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100 * (1 - [$original_data.C403])" office:value-type="float" office:value="96.52" calcext:value-type="float">
            <text:p>96.52</text:p>
          </table:table-cell>
          <table:table-cell table:formula="of:=100 * (1 - [$original_data.D403])" office:value-type="float" office:value="96.52" calcext:value-type="float">
            <text:p>96.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100 * (1 - [$original_data.C404])" office:value-type="float" office:value="96.24" calcext:value-type="float">
            <text:p>96.24</text:p>
          </table:table-cell>
          <table:table-cell table:formula="of:=100 * (1 - [$original_data.D404])" office:value-type="float" office:value="97.09" calcext:value-type="float">
            <text:p>97.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100 * (1 - [$original_data.C405])" office:value-type="float" office:value="96.54" calcext:value-type="float">
            <text:p>96.54</text:p>
          </table:table-cell>
          <table:table-cell table:formula="of:=100 * (1 - [$original_data.D405])" office:value-type="float" office:value="96.64" calcext:value-type="float">
            <text:p>96.6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00 * (1 - [$original_data.C406])" office:value-type="float" office:value="96.62" calcext:value-type="float">
            <text:p>96.62</text:p>
          </table:table-cell>
          <table:table-cell table:formula="of:=100 * (1 - [$original_data.D406])" office:value-type="float" office:value="97.42" calcext:value-type="float">
            <text:p>97.4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100 * (1 - [$original_data.C407])" office:value-type="float" office:value="96.78" calcext:value-type="float">
            <text:p>96.78</text:p>
          </table:table-cell>
          <table:table-cell table:formula="of:=100 * (1 - [$original_data.D407])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00 * (1 - [$original_data.C408])" office:value-type="float" office:value="96.44" calcext:value-type="float">
            <text:p>96.44</text:p>
          </table:table-cell>
          <table:table-cell table:formula="of:=100 * (1 - [$original_data.D408])" office:value-type="float" office:value="96.53" calcext:value-type="float">
            <text:p>96.5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100 * (1 - [$original_data.C409])" office:value-type="float" office:value="96.3" calcext:value-type="float">
            <text:p>96.3</text:p>
          </table:table-cell>
          <table:table-cell table:formula="of:=100 * (1 - [$original_data.D409])" office:value-type="float" office:value="96.71" calcext:value-type="float">
            <text:p>96.7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100 * (1 - [$original_data.C410])" office:value-type="float" office:value="96.09" calcext:value-type="float">
            <text:p>96.09</text:p>
          </table:table-cell>
          <table:table-cell table:formula="of:=100 * (1 - [$original_data.D410])" office:value-type="float" office:value="96.45" calcext:value-type="float">
            <text:p>96.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100 * (1 - [$original_data.C411])" office:value-type="float" office:value="96.68" calcext:value-type="float">
            <text:p>96.68</text:p>
          </table:table-cell>
          <table:table-cell table:formula="of:=100 * (1 - [$original_data.D411])" office:value-type="float" office:value="96.69" calcext:value-type="float">
            <text:p>96.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100 * (1 - [$original_data.C412])" office:value-type="float" office:value="96.23" calcext:value-type="float">
            <text:p>96.23</text:p>
          </table:table-cell>
          <table:table-cell table:formula="of:=100 * (1 - [$original_data.D412])" office:value-type="float" office:value="96.25" calcext:value-type="float">
            <text:p>96.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100 * (1 - [$original_data.C413])" office:value-type="float" office:value="96.02" calcext:value-type="float">
            <text:p>96.02</text:p>
          </table:table-cell>
          <table:table-cell table:formula="of:=100 * (1 - [$original_data.D413])" office:value-type="float" office:value="96.18" calcext:value-type="float">
            <text:p>96.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100 * (1 - [$original_data.C414])" office:value-type="float" office:value="96.19" calcext:value-type="float">
            <text:p>96.19</text:p>
          </table:table-cell>
          <table:table-cell table:formula="of:=100 * (1 - [$original_data.D414])" office:value-type="float" office:value="96.19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100 * (1 - [$original_data.C415])" office:value-type="float" office:value="97.5" calcext:value-type="float">
            <text:p>97.5</text:p>
          </table:table-cell>
          <table:table-cell table:formula="of:=100 * (1 - [$original_data.D415])" office:value-type="float" office:value="97.5" calcext:value-type="float">
            <text:p>97.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100 * (1 - [$original_data.C416])" office:value-type="float" office:value="96.67" calcext:value-type="float">
            <text:p>96.67</text:p>
          </table:table-cell>
          <table:table-cell table:formula="of:=100 * (1 - [$original_data.D416])" office:value-type="float" office:value="96.86" calcext:value-type="float">
            <text:p>96.8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100 * (1 - [$original_data.C417])" office:value-type="float" office:value="96.94" calcext:value-type="float">
            <text:p>96.94</text:p>
          </table:table-cell>
          <table:table-cell table:formula="of:=100 * (1 - [$original_data.D417])" office:value-type="float" office:value="96.94" calcext:value-type="float">
            <text:p>96.9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100 * (1 - [$original_data.C418])" office:value-type="float" office:value="96.52" calcext:value-type="float">
            <text:p>96.52</text:p>
          </table:table-cell>
          <table:table-cell table:formula="of:=100 * (1 - [$original_data.D418])" office:value-type="float" office:value="96.56" calcext:value-type="float">
            <text:p>96.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100 * (1 - [$original_data.C419])" office:value-type="float" office:value="95.62" calcext:value-type="float">
            <text:p>95.62</text:p>
          </table:table-cell>
          <table:table-cell table:formula="of:=100 * (1 - [$original_data.D419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100 * (1 - [$original_data.C420])" office:value-type="float" office:value="94.98" calcext:value-type="float">
            <text:p>94.98</text:p>
          </table:table-cell>
          <table:table-cell table:formula="of:=100 * (1 - [$original_data.D420])" office:value-type="float" office:value="95.07" calcext:value-type="float">
            <text:p>95.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100 * (1 - [$original_data.C421])" office:value-type="float" office:value="97.06" calcext:value-type="float">
            <text:p>97.06</text:p>
          </table:table-cell>
          <table:table-cell table:formula="of:=100 * (1 - [$original_data.D421])" office:value-type="float" office:value="97.13" calcext:value-type="float">
            <text:p>97.1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100 * (1 - [$original_data.C422])" office:value-type="float" office:value="97.08" calcext:value-type="float">
            <text:p>97.08</text:p>
          </table:table-cell>
          <table:table-cell table:formula="of:=100 * (1 - [$original_data.D422])" office:value-type="float" office:value="97.43" calcext:value-type="float">
            <text:p>97.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100 * (1 - [$original_data.C423])" office:value-type="float" office:value="95.98" calcext:value-type="float">
            <text:p>95.98</text:p>
          </table:table-cell>
          <table:table-cell table:formula="of:=100 * (1 - [$original_data.D423])" office:value-type="float" office:value="96.33" calcext:value-type="float">
            <text:p>96.3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100 * (1 - [$original_data.C424])" office:value-type="float" office:value="96.94" calcext:value-type="float">
            <text:p>96.94</text:p>
          </table:table-cell>
          <table:table-cell table:formula="of:=100 * (1 - [$original_data.D424])" office:value-type="float" office:value="96.99" calcext:value-type="float">
            <text:p>96.9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100 * (1 - [$original_data.C425])" office:value-type="float" office:value="96.26" calcext:value-type="float">
            <text:p>96.26</text:p>
          </table:table-cell>
          <table:table-cell table:formula="of:=100 * (1 - [$original_data.D425])" office:value-type="float" office:value="96.26" calcext:value-type="float">
            <text:p>96.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100 * (1 - [$original_data.C426])" office:value-type="float" office:value="95.95" calcext:value-type="float">
            <text:p>95.95</text:p>
          </table:table-cell>
          <table:table-cell table:formula="of:=100 * (1 - [$original_data.D426])" office:value-type="float" office:value="95.95" calcext:value-type="float">
            <text:p>95.9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100 * (1 - [$original_data.C427])" office:value-type="float" office:value="95.77" calcext:value-type="float">
            <text:p>95.77</text:p>
          </table:table-cell>
          <table:table-cell table:formula="of:=100 * (1 - [$original_data.D427])" office:value-type="float" office:value="95.77" calcext:value-type="float">
            <text:p>95.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100 * (1 - [$original_data.C428])" office:value-type="float" office:value="96.07" calcext:value-type="float">
            <text:p>96.07</text:p>
          </table:table-cell>
          <table:table-cell table:formula="of:=100 * (1 - [$original_data.D428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100 * (1 - [$original_data.C429])" office:value-type="float" office:value="96.8" calcext:value-type="float">
            <text:p>96.8</text:p>
          </table:table-cell>
          <table:table-cell table:formula="of:=100 * (1 - [$original_data.D429])" office:value-type="float" office:value="96.8" calcext:value-type="float">
            <text:p>96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100 * (1 - [$original_data.C430])" office:value-type="float" office:value="96.62" calcext:value-type="float">
            <text:p>96.62</text:p>
          </table:table-cell>
          <table:table-cell table:formula="of:=100 * (1 - [$original_data.D430])" office:value-type="float" office:value="96.83" calcext:value-type="float">
            <text:p>96.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100 * (1 - [$original_data.C431])" office:value-type="float" office:value="96.42" calcext:value-type="float">
            <text:p>96.42</text:p>
          </table:table-cell>
          <table:table-cell table:formula="of:=100 * (1 - [$original_data.D431])" office:value-type="float" office:value="96.57" calcext:value-type="float">
            <text:p>96.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100 * (1 - [$original_data.C432])" office:value-type="float" office:value="97.14" calcext:value-type="float">
            <text:p>97.14</text:p>
          </table:table-cell>
          <table:table-cell table:formula="of:=100 * (1 - [$original_data.D432])" office:value-type="float" office:value="97.14" calcext:value-type="float">
            <text:p>97.1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100 * (1 - [$original_data.C433])" office:value-type="float" office:value="96.05" calcext:value-type="float">
            <text:p>96.05</text:p>
          </table:table-cell>
          <table:table-cell table:formula="of:=100 * (1 - [$original_data.D433])" office:value-type="float" office:value="96.41" calcext:value-type="float">
            <text:p>96.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100 * (1 - [$original_data.C434])" office:value-type="float" office:value="96.74" calcext:value-type="float">
            <text:p>96.74</text:p>
          </table:table-cell>
          <table:table-cell table:formula="of:=100 * (1 - [$original_data.D434])" office:value-type="float" office:value="96.94" calcext:value-type="float">
            <text:p>96.9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100 * (1 - [$original_data.C435])" office:value-type="float" office:value="96.77" calcext:value-type="float">
            <text:p>96.77</text:p>
          </table:table-cell>
          <table:table-cell table:formula="of:=100 * (1 - [$original_data.D435])" office:value-type="float" office:value="96.89" calcext:value-type="float">
            <text:p>96.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100 * (1 - [$original_data.C436])" office:value-type="float" office:value="96.09" calcext:value-type="float">
            <text:p>96.09</text:p>
          </table:table-cell>
          <table:table-cell table:formula="of:=100 * (1 - [$original_data.D436])" office:value-type="float" office:value="96.26" calcext:value-type="float">
            <text:p>96.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100 * (1 - [$original_data.C437])" office:value-type="float" office:value="96.39" calcext:value-type="float">
            <text:p>96.39</text:p>
          </table:table-cell>
          <table:table-cell table:formula="of:=100 * (1 - [$original_data.D437])" office:value-type="float" office:value="96.63" calcext:value-type="float">
            <text:p>96.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100 * (1 - [$original_data.C438])" office:value-type="float" office:value="96.45" calcext:value-type="float">
            <text:p>96.45</text:p>
          </table:table-cell>
          <table:table-cell table:formula="of:=100 * (1 - [$original_data.D438])" office:value-type="float" office:value="97.06" calcext:value-type="float">
            <text:p>97.0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100 * (1 - [$original_data.C439])" office:value-type="float" office:value="97.02" calcext:value-type="float">
            <text:p>97.02</text:p>
          </table:table-cell>
          <table:table-cell table:formula="of:=100 * (1 - [$original_data.D439])" office:value-type="float" office:value="97.02" calcext:value-type="float">
            <text:p>97.0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100 * (1 - [$original_data.C440])" office:value-type="float" office:value="95.51" calcext:value-type="float">
            <text:p>95.51</text:p>
          </table:table-cell>
          <table:table-cell table:formula="of:=100 * (1 - [$original_data.D440])" office:value-type="float" office:value="95.8" calcext:value-type="float">
            <text:p>95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100 * (1 - [$original_data.C441])" office:value-type="float" office:value="97.52" calcext:value-type="float">
            <text:p>97.52</text:p>
          </table:table-cell>
          <table:table-cell table:formula="of:=100 * (1 - [$original_data.D441])" office:value-type="float" office:value="97.65" calcext:value-type="float">
            <text:p>97.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formula="of:=100 * (1 - [$original_data.C442])" office:value-type="float" office:value="96.02" calcext:value-type="float">
            <text:p>96.02</text:p>
          </table:table-cell>
          <table:table-cell table:formula="of:=100 * (1 - [$original_data.D442])" office:value-type="float" office:value="96.02" calcext:value-type="float">
            <text:p>96.0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100 * (1 - [$original_data.C443])" office:value-type="float" office:value="96.42" calcext:value-type="float">
            <text:p>96.42</text:p>
          </table:table-cell>
          <table:table-cell table:formula="of:=100 * (1 - [$original_data.D443])" office:value-type="float" office:value="96.59" calcext:value-type="float">
            <text:p>96.5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100 * (1 - [$original_data.C444])" office:value-type="float" office:value="97.11" calcext:value-type="float">
            <text:p>97.11</text:p>
          </table:table-cell>
          <table:table-cell table:formula="of:=100 * (1 - [$original_data.D444])" office:value-type="float" office:value="97.11" calcext:value-type="float">
            <text:p>97.1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100 * (1 - [$original_data.C445])" office:value-type="float" office:value="95.89" calcext:value-type="float">
            <text:p>95.89</text:p>
          </table:table-cell>
          <table:table-cell table:formula="of:=100 * (1 - [$original_data.D445])" office:value-type="float" office:value="95.89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100 * (1 - [$original_data.C446])" office:value-type="float" office:value="95.85" calcext:value-type="float">
            <text:p>95.85</text:p>
          </table:table-cell>
          <table:table-cell table:formula="of:=100 * (1 - [$original_data.D446])" office:value-type="float" office:value="95.85" calcext:value-type="float">
            <text:p>95.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100 * (1 - [$original_data.C447])" office:value-type="float" office:value="96.79" calcext:value-type="float">
            <text:p>96.79</text:p>
          </table:table-cell>
          <table:table-cell table:formula="of:=100 * (1 - [$original_data.D447])" office:value-type="float" office:value="96.87" calcext:value-type="float">
            <text:p>96.8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100 * (1 - [$original_data.C448])" office:value-type="float" office:value="96.72" calcext:value-type="float">
            <text:p>96.72</text:p>
          </table:table-cell>
          <table:table-cell table:formula="of:=100 * (1 - [$original_data.D448])" office:value-type="float" office:value="96.85" calcext:value-type="float">
            <text:p>96.8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100 * (1 - [$original_data.C449])" office:value-type="float" office:value="96.43" calcext:value-type="float">
            <text:p>96.43</text:p>
          </table:table-cell>
          <table:table-cell table:formula="of:=100 * (1 - [$original_data.D449])" office:value-type="float" office:value="96.43" calcext:value-type="float">
            <text:p>96.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100 * (1 - [$original_data.C450])" office:value-type="float" office:value="96.51" calcext:value-type="float">
            <text:p>96.51</text:p>
          </table:table-cell>
          <table:table-cell table:formula="of:=100 * (1 - [$original_data.D450])" office:value-type="float" office:value="96.63" calcext:value-type="float">
            <text:p>96.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formula="of:=100 * (1 - [$original_data.C451])" office:value-type="float" office:value="96.06" calcext:value-type="float">
            <text:p>96.06</text:p>
          </table:table-cell>
          <table:table-cell table:formula="of:=100 * (1 - [$original_data.D451])" office:value-type="float" office:value="96.49" calcext:value-type="float">
            <text:p>96.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100 * (1 - [$original_data.C452])" office:value-type="float" office:value="96.87" calcext:value-type="float">
            <text:p>96.87</text:p>
          </table:table-cell>
          <table:table-cell table:formula="of:=100 * (1 - [$original_data.D452])" office:value-type="float" office:value="97.35" calcext:value-type="float">
            <text:p>97.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100 * (1 - [$original_data.C453])" office:value-type="float" office:value="96.65" calcext:value-type="float">
            <text:p>96.65</text:p>
          </table:table-cell>
          <table:table-cell table:formula="of:=100 * (1 - [$original_data.D453])" office:value-type="float" office:value="97.36" calcext:value-type="float">
            <text:p>97.3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100 * (1 - [$original_data.C454])" office:value-type="float" office:value="96.47" calcext:value-type="float">
            <text:p>96.47</text:p>
          </table:table-cell>
          <table:table-cell table:formula="of:=100 * (1 - [$original_data.D454])" office:value-type="float" office:value="96.63" calcext:value-type="float">
            <text:p>96.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100 * (1 - [$original_data.C455])" office:value-type="float" office:value="96.62" calcext:value-type="float">
            <text:p>96.62</text:p>
          </table:table-cell>
          <table:table-cell table:formula="of:=100 * (1 - [$original_data.D455])" office:value-type="float" office:value="96.63" calcext:value-type="float">
            <text:p>96.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formula="of:=100 * (1 - [$original_data.C456])" office:value-type="float" office:value="96.39" calcext:value-type="float">
            <text:p>96.39</text:p>
          </table:table-cell>
          <table:table-cell table:formula="of:=100 * (1 - [$original_data.D456])" office:value-type="float" office:value="96.42" calcext:value-type="float">
            <text:p>96.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100 * (1 - [$original_data.C457])" office:value-type="float" office:value="95.83" calcext:value-type="float">
            <text:p>95.83</text:p>
          </table:table-cell>
          <table:table-cell table:formula="of:=100 * (1 - [$original_data.D457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100 * (1 - [$original_data.C458])" office:value-type="float" office:value="97.64" calcext:value-type="float">
            <text:p>97.64</text:p>
          </table:table-cell>
          <table:table-cell table:formula="of:=100 * (1 - [$original_data.D458])" office:value-type="float" office:value="97.9" calcext:value-type="float">
            <text:p>97.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100 * (1 - [$original_data.C459])" office:value-type="float" office:value="96.09" calcext:value-type="float">
            <text:p>96.09</text:p>
          </table:table-cell>
          <table:table-cell table:formula="of:=100 * (1 - [$original_data.D459])" office:value-type="float" office:value="96.69" calcext:value-type="float">
            <text:p>96.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formula="of:=100 * (1 - [$original_data.C460])" office:value-type="float" office:value="95.94" calcext:value-type="float">
            <text:p>95.94</text:p>
          </table:table-cell>
          <table:table-cell table:formula="of:=100 * (1 - [$original_data.D460])" office:value-type="float" office:value="96.22" calcext:value-type="float">
            <text:p>96.2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formula="of:=100 * (1 - [$original_data.C461])" office:value-type="float" office:value="97.57" calcext:value-type="float">
            <text:p>97.57</text:p>
          </table:table-cell>
          <table:table-cell table:formula="of:=100 * (1 - [$original_data.D461])" office:value-type="float" office:value="97.7" calcext:value-type="float">
            <text:p>97.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formula="of:=100 * (1 - [$original_data.C462])" office:value-type="float" office:value="96.11" calcext:value-type="float">
            <text:p>96.11</text:p>
          </table:table-cell>
          <table:table-cell table:formula="of:=100 * (1 - [$original_data.D462])" office:value-type="float" office:value="96.11" calcext:value-type="float">
            <text:p>96.1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100 * (1 - [$original_data.C463])" office:value-type="float" office:value="97.39" calcext:value-type="float">
            <text:p>97.39</text:p>
          </table:table-cell>
          <table:table-cell table:formula="of:=100 * (1 - [$original_data.D463])" office:value-type="float" office:value="97.45" calcext:value-type="float">
            <text:p>97.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formula="of:=100 * (1 - [$original_data.C464])" office:value-type="float" office:value="96.92" calcext:value-type="float">
            <text:p>96.92</text:p>
          </table:table-cell>
          <table:table-cell table:formula="of:=100 * (1 - [$original_data.D464])" office:value-type="float" office:value="97.09" calcext:value-type="float">
            <text:p>97.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100 * (1 - [$original_data.C465])" office:value-type="float" office:value="96.89" calcext:value-type="float">
            <text:p>96.89</text:p>
          </table:table-cell>
          <table:table-cell table:formula="of:=100 * (1 - [$original_data.D465])" office:value-type="float" office:value="97.12" calcext:value-type="float">
            <text:p>97.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100 * (1 - [$original_data.C466])" office:value-type="float" office:value="95.91" calcext:value-type="float">
            <text:p>95.91</text:p>
          </table:table-cell>
          <table:table-cell table:formula="of:=100 * (1 - [$original_data.D466])" office:value-type="float" office:value="95.94" calcext:value-type="float">
            <text:p>95.9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100 * (1 - [$original_data.C467])" office:value-type="float" office:value="97.94" calcext:value-type="float">
            <text:p>97.94</text:p>
          </table:table-cell>
          <table:table-cell table:formula="of:=100 * (1 - [$original_data.D467])" office:value-type="float" office:value="98.22" calcext:value-type="float">
            <text:p>98.2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formula="of:=100 * (1 - [$original_data.C468])" office:value-type="float" office:value="96.84" calcext:value-type="float">
            <text:p>96.84</text:p>
          </table:table-cell>
          <table:table-cell table:formula="of:=100 * (1 - [$original_data.D468])" office:value-type="float" office:value="96.93" calcext:value-type="float">
            <text:p>96.9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formula="of:=100 * (1 - [$original_data.C469])" office:value-type="float" office:value="96.52" calcext:value-type="float">
            <text:p>96.52</text:p>
          </table:table-cell>
          <table:table-cell table:formula="of:=100 * (1 - [$original_data.D469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table:formula="of:=100 * (1 - [$original_data.C470])" office:value-type="float" office:value="95.97" calcext:value-type="float">
            <text:p>95.97</text:p>
          </table:table-cell>
          <table:table-cell table:formula="of:=100 * (1 - [$original_data.D470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table:formula="of:=100 * (1 - [$original_data.C471])" office:value-type="float" office:value="96.63" calcext:value-type="float">
            <text:p>96.63</text:p>
          </table:table-cell>
          <table:table-cell table:formula="of:=100 * (1 - [$original_data.D471])" office:value-type="float" office:value="96.92" calcext:value-type="float">
            <text:p>96.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100 * (1 - [$original_data.C472])" office:value-type="float" office:value="95.66" calcext:value-type="float">
            <text:p>95.66</text:p>
          </table:table-cell>
          <table:table-cell table:formula="of:=100 * (1 - [$original_data.D472])" office:value-type="float" office:value="95.83" calcext:value-type="float">
            <text:p>95.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100 * (1 - [$original_data.C473])" office:value-type="float" office:value="97.05" calcext:value-type="float">
            <text:p>97.05</text:p>
          </table:table-cell>
          <table:table-cell table:formula="of:=100 * (1 - [$original_data.D473])" office:value-type="float" office:value="97.05" calcext:value-type="float">
            <text:p>97.0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formula="of:=100 * (1 - [$original_data.C474])" office:value-type="float" office:value="96.66" calcext:value-type="float">
            <text:p>96.66</text:p>
          </table:table-cell>
          <table:table-cell table:formula="of:=100 * (1 - [$original_data.D474])" office:value-type="float" office:value="96.66" calcext:value-type="float">
            <text:p>96.6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100 * (1 - [$original_data.C475])" office:value-type="float" office:value="96.61" calcext:value-type="float">
            <text:p>96.61</text:p>
          </table:table-cell>
          <table:table-cell table:formula="of:=100 * (1 - [$original_data.D475])" office:value-type="float" office:value="96.86" calcext:value-type="float">
            <text:p>96.8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formula="of:=100 * (1 - [$original_data.C476])" office:value-type="float" office:value="94.81" calcext:value-type="float">
            <text:p>94.81</text:p>
          </table:table-cell>
          <table:table-cell table:formula="of:=100 * (1 - [$original_data.D476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formula="of:=100 * (1 - [$original_data.C477])" office:value-type="float" office:value="96.55" calcext:value-type="float">
            <text:p>96.55</text:p>
          </table:table-cell>
          <table:table-cell table:formula="of:=100 * (1 - [$original_data.D477])" office:value-type="float" office:value="96.89" calcext:value-type="float">
            <text:p>96.8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100 * (1 - [$original_data.C478])" office:value-type="float" office:value="96.14" calcext:value-type="float">
            <text:p>96.14</text:p>
          </table:table-cell>
          <table:table-cell table:formula="of:=100 * (1 - [$original_data.D478])" office:value-type="float" office:value="96.51" calcext:value-type="float">
            <text:p>96.5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formula="of:=100 * (1 - [$original_data.C479])" office:value-type="float" office:value="96.34" calcext:value-type="float">
            <text:p>96.34</text:p>
          </table:table-cell>
          <table:table-cell table:formula="of:=100 * (1 - [$original_data.D479])" office:value-type="float" office:value="96.95" calcext:value-type="float">
            <text:p>96.9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100 * (1 - [$original_data.C480])" office:value-type="float" office:value="96.26" calcext:value-type="float">
            <text:p>96.26</text:p>
          </table:table-cell>
          <table:table-cell table:formula="of:=100 * (1 - [$original_data.D480])" office:value-type="float" office:value="96.69" calcext:value-type="float">
            <text:p>96.6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100 * (1 - [$original_data.C481])" office:value-type="float" office:value="97.79" calcext:value-type="float">
            <text:p>97.79</text:p>
          </table:table-cell>
          <table:table-cell table:formula="of:=100 * (1 - [$original_data.D481])" office:value-type="float" office:value="97.79" calcext:value-type="float">
            <text:p>97.7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formula="of:=100 * (1 - [$original_data.C482])" office:value-type="float" office:value="96.03" calcext:value-type="float">
            <text:p>96.03</text:p>
          </table:table-cell>
          <table:table-cell table:formula="of:=100 * (1 - [$original_data.D482])" office:value-type="float" office:value="96.51" calcext:value-type="float">
            <text:p>96.5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100 * (1 - [$original_data.C483])" office:value-type="float" office:value="96.3" calcext:value-type="float">
            <text:p>96.3</text:p>
          </table:table-cell>
          <table:table-cell table:formula="of:=100 * (1 - [$original_data.D483])" office:value-type="float" office:value="96.5" calcext:value-type="float">
            <text:p>96.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formula="of:=100 * (1 - [$original_data.C484])" office:value-type="float" office:value="96.37" calcext:value-type="float">
            <text:p>96.37</text:p>
          </table:table-cell>
          <table:table-cell table:formula="of:=100 * (1 - [$original_data.D484])" office:value-type="float" office:value="96.37" calcext:value-type="float">
            <text:p>96.3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100 * (1 - [$original_data.C485])" office:value-type="float" office:value="96.31" calcext:value-type="float">
            <text:p>96.31</text:p>
          </table:table-cell>
          <table:table-cell table:formula="of:=100 * (1 - [$original_data.D485])" office:value-type="float" office:value="96.92" calcext:value-type="float">
            <text:p>96.9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formula="of:=100 * (1 - [$original_data.C486])" office:value-type="float" office:value="96.02" calcext:value-type="float">
            <text:p>96.02</text:p>
          </table:table-cell>
          <table:table-cell table:formula="of:=100 * (1 - [$original_data.D486])" office:value-type="float" office:value="96.02" calcext:value-type="float">
            <text:p>96.0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formula="of:=100 * (1 - [$original_data.C487])" office:value-type="float" office:value="96.97" calcext:value-type="float">
            <text:p>96.97</text:p>
          </table:table-cell>
          <table:table-cell table:formula="of:=100 * (1 - [$original_data.D487])" office:value-type="float" office:value="97.1" calcext:value-type="float">
            <text:p>97.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100 * (1 - [$original_data.C488])" office:value-type="float" office:value="97.02" calcext:value-type="float">
            <text:p>97.02</text:p>
          </table:table-cell>
          <table:table-cell table:formula="of:=100 * (1 - [$original_data.D488])" office:value-type="float" office:value="97.18" calcext:value-type="float">
            <text:p>97.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formula="of:=100 * (1 - [$original_data.C489])" office:value-type="float" office:value="97.2" calcext:value-type="float">
            <text:p>97.2</text:p>
          </table:table-cell>
          <table:table-cell table:formula="of:=100 * (1 - [$original_data.D489])" office:value-type="float" office:value="97.2" calcext:value-type="float">
            <text:p>97.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formula="of:=100 * (1 - [$original_data.C490])" office:value-type="float" office:value="96.52" calcext:value-type="float">
            <text:p>96.52</text:p>
          </table:table-cell>
          <table:table-cell table:formula="of:=100 * (1 - [$original_data.D490])" office:value-type="float" office:value="96.52" calcext:value-type="float">
            <text:p>96.5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formula="of:=100 * (1 - [$original_data.C491])" office:value-type="float" office:value="95.48" calcext:value-type="float">
            <text:p>95.48</text:p>
          </table:table-cell>
          <table:table-cell table:formula="of:=100 * (1 - [$original_data.D491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formula="of:=100 * (1 - [$original_data.C492])" office:value-type="float" office:value="95.28" calcext:value-type="float">
            <text:p>95.28</text:p>
          </table:table-cell>
          <table:table-cell table:formula="of:=100 * (1 - [$original_data.D492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100 * (1 - [$original_data.C493])" office:value-type="float" office:value="96.77" calcext:value-type="float">
            <text:p>96.77</text:p>
          </table:table-cell>
          <table:table-cell table:formula="of:=100 * (1 - [$original_data.D493])" office:value-type="float" office:value="96.8" calcext:value-type="float">
            <text:p>96.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table:formula="of:=100 * (1 - [$original_data.C494])" office:value-type="float" office:value="96.46" calcext:value-type="float">
            <text:p>96.46</text:p>
          </table:table-cell>
          <table:table-cell table:formula="of:=100 * (1 - [$original_data.D494])" office:value-type="float" office:value="96.72" calcext:value-type="float">
            <text:p>96.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table:formula="of:=100 * (1 - [$original_data.C495])" office:value-type="float" office:value="95.86" calcext:value-type="float">
            <text:p>95.86</text:p>
          </table:table-cell>
          <table:table-cell table:formula="of:=100 * (1 - [$original_data.D495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formula="of:=100 * (1 - [$original_data.C496])" office:value-type="float" office:value="97.4" calcext:value-type="float">
            <text:p>97.4</text:p>
          </table:table-cell>
          <table:table-cell table:formula="of:=100 * (1 - [$original_data.D496])" office:value-type="float" office:value="97.67" calcext:value-type="float">
            <text:p>97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100 * (1 - [$original_data.C497])" office:value-type="float" office:value="96.69" calcext:value-type="float">
            <text:p>96.69</text:p>
          </table:table-cell>
          <table:table-cell table:formula="of:=100 * (1 - [$original_data.D497])" office:value-type="float" office:value="96.91" calcext:value-type="float">
            <text:p>96.9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formula="of:=100 * (1 - [$original_data.C498])" office:value-type="float" office:value="96.81" calcext:value-type="float">
            <text:p>96.81</text:p>
          </table:table-cell>
          <table:table-cell table:formula="of:=100 * (1 - [$original_data.D498])" office:value-type="float" office:value="97.19" calcext:value-type="float">
            <text:p>97.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formula="of:=100 * (1 - [$original_data.C499])" office:value-type="float" office:value="95.3" calcext:value-type="float">
            <text:p>95.3</text:p>
          </table:table-cell>
          <table:table-cell table:formula="of:=100 * (1 - [$original_data.D499])" office:value-type="float" office:value="95.83" calcext:value-type="float">
            <text:p>95.8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table:formula="of:=100 * (1 - [$original_data.C500])" office:value-type="float" office:value="96.95" calcext:value-type="float">
            <text:p>96.95</text:p>
          </table:table-cell>
          <table:table-cell table:formula="of:=100 * (1 - [$original_data.D500])" office:value-type="float" office:value="97.15" calcext:value-type="float">
            <text:p>97.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100 * (1 - [$original_data.C501])" office:value-type="float" office:value="97.32" calcext:value-type="float">
            <text:p>97.32</text:p>
          </table:table-cell>
          <table:table-cell table:formula="of:=100 * (1 - [$original_data.D501])" office:value-type="float" office:value="97.32" calcext:value-type="float">
            <text:p>97.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formula="of:=100 * (1 - [$original_data.C502])" office:value-type="float" office:value="96.55" calcext:value-type="float">
            <text:p>96.55</text:p>
          </table:table-cell>
          <table:table-cell table:formula="of:=100 * (1 - [$original_data.D502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100 * (1 - [$original_data.C503])" office:value-type="float" office:value="95.55" calcext:value-type="float">
            <text:p>95.55</text:p>
          </table:table-cell>
          <table:table-cell table:formula="of:=100 * (1 - [$original_data.D503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00 * (1 - [$original_data.C504])" office:value-type="float" office:value="96.73" calcext:value-type="float">
            <text:p>96.73</text:p>
          </table:table-cell>
          <table:table-cell table:formula="of:=100 * (1 - [$original_data.D504])" office:value-type="float" office:value="96.76" calcext:value-type="float">
            <text:p>96.7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00 * (1 - [$original_data.C505])" office:value-type="float" office:value="96.09" calcext:value-type="float">
            <text:p>96.09</text:p>
          </table:table-cell>
          <table:table-cell table:formula="of:=100 * (1 - [$original_data.D505])" office:value-type="float" office:value="96.68" calcext:value-type="float">
            <text:p>96.6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100 * (1 - [$original_data.C506])" office:value-type="float" office:value="96.85" calcext:value-type="float">
            <text:p>96.85</text:p>
          </table:table-cell>
          <table:table-cell table:formula="of:=100 * (1 - [$original_data.D506])" office:value-type="float" office:value="97.09" calcext:value-type="float">
            <text:p>97.0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100 * (1 - [$original_data.C507])" office:value-type="float" office:value="96.58" calcext:value-type="float">
            <text:p>96.58</text:p>
          </table:table-cell>
          <table:table-cell table:formula="of:=100 * (1 - [$original_data.D507])" office:value-type="float" office:value="96.71" calcext:value-type="float">
            <text:p>96.7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100 * (1 - [$original_data.C508])" office:value-type="float" office:value="96.45" calcext:value-type="float">
            <text:p>96.45</text:p>
          </table:table-cell>
          <table:table-cell table:formula="of:=100 * (1 - [$original_data.D508])" office:value-type="float" office:value="96.45" calcext:value-type="float">
            <text:p>96.4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100 * (1 - [$original_data.C509])" office:value-type="float" office:value="96.25" calcext:value-type="float">
            <text:p>96.25</text:p>
          </table:table-cell>
          <table:table-cell table:formula="of:=100 * (1 - [$original_data.D509])" office:value-type="float" office:value="96.46" calcext:value-type="float">
            <text:p>96.4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100 * (1 - [$original_data.C510])" office:value-type="float" office:value="95.68" calcext:value-type="float">
            <text:p>95.68</text:p>
          </table:table-cell>
          <table:table-cell table:formula="of:=100 * (1 - [$original_data.D510])" office:value-type="float" office:value="95.68" calcext:value-type="float">
            <text:p>95.6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100 * (1 - [$original_data.C511])" office:value-type="float" office:value="96.32" calcext:value-type="float">
            <text:p>96.32</text:p>
          </table:table-cell>
          <table:table-cell table:formula="of:=100 * (1 - [$original_data.D511])" office:value-type="float" office:value="96.4" calcext:value-type="float">
            <text:p>96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100 * (1 - [$original_data.C512])" office:value-type="float" office:value="95.81" calcext:value-type="float">
            <text:p>95.81</text:p>
          </table:table-cell>
          <table:table-cell table:formula="of:=100 * (1 - [$original_data.D512])" office:value-type="float" office:value="96.46" calcext:value-type="float">
            <text:p>96.4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100 * (1 - [$original_data.C513])" office:value-type="float" office:value="96.18" calcext:value-type="float">
            <text:p>96.18</text:p>
          </table:table-cell>
          <table:table-cell table:formula="of:=100 * (1 - [$original_data.D513])" office:value-type="float" office:value="96.28" calcext:value-type="float">
            <text:p>96.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100 * (1 - [$original_data.C514])" office:value-type="float" office:value="96.43" calcext:value-type="float">
            <text:p>96.43</text:p>
          </table:table-cell>
          <table:table-cell table:formula="of:=100 * (1 - [$original_data.D514])" office:value-type="float" office:value="96.43" calcext:value-type="float">
            <text:p>96.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100 * (1 - [$original_data.C515])" office:value-type="float" office:value="96.91" calcext:value-type="float">
            <text:p>96.91</text:p>
          </table:table-cell>
          <table:table-cell table:formula="of:=100 * (1 - [$original_data.D515])" office:value-type="float" office:value="97.1" calcext:value-type="float">
            <text:p>97.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100 * (1 - [$original_data.C516])" office:value-type="float" office:value="96.87" calcext:value-type="float">
            <text:p>96.87</text:p>
          </table:table-cell>
          <table:table-cell table:formula="of:=100 * (1 - [$original_data.D516])" office:value-type="float" office:value="96.89" calcext:value-type="float">
            <text:p>96.8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100 * (1 - [$original_data.C517])" office:value-type="float" office:value="96.18" calcext:value-type="float">
            <text:p>96.18</text:p>
          </table:table-cell>
          <table:table-cell table:formula="of:=100 * (1 - [$original_data.D517])" office:value-type="float" office:value="96.85" calcext:value-type="float">
            <text:p>96.8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100 * (1 - [$original_data.C518])" office:value-type="float" office:value="95.92" calcext:value-type="float">
            <text:p>95.92</text:p>
          </table:table-cell>
          <table:table-cell table:formula="of:=100 * (1 - [$original_data.D518])" office:value-type="float" office:value="96.57" calcext:value-type="float">
            <text:p>96.5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100 * (1 - [$original_data.C519])" office:value-type="float" office:value="96.2" calcext:value-type="float">
            <text:p>96.2</text:p>
          </table:table-cell>
          <table:table-cell table:formula="of:=100 * (1 - [$original_data.D519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100 * (1 - [$original_data.C520])" office:value-type="float" office:value="96.03" calcext:value-type="float">
            <text:p>96.03</text:p>
          </table:table-cell>
          <table:table-cell table:formula="of:=100 * (1 - [$original_data.D520])" office:value-type="float" office:value="96.7" calcext:value-type="float">
            <text:p>96.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100 * (1 - [$original_data.C521])" office:value-type="float" office:value="96.56" calcext:value-type="float">
            <text:p>96.56</text:p>
          </table:table-cell>
          <table:table-cell table:formula="of:=100 * (1 - [$original_data.D521])" office:value-type="float" office:value="97.37" calcext:value-type="float">
            <text:p>97.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100 * (1 - [$original_data.C522])" office:value-type="float" office:value="96.41" calcext:value-type="float">
            <text:p>96.41</text:p>
          </table:table-cell>
          <table:table-cell table:formula="of:=100 * (1 - [$original_data.D522])" office:value-type="float" office:value="96.66" calcext:value-type="float">
            <text:p>96.6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100 * (1 - [$original_data.C523])" office:value-type="float" office:value="95.81" calcext:value-type="float">
            <text:p>95.81</text:p>
          </table:table-cell>
          <table:table-cell table:formula="of:=100 * (1 - [$original_data.D523])" office:value-type="float" office:value="96.64" calcext:value-type="float">
            <text:p>96.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100 * (1 - [$original_data.C524])" office:value-type="float" office:value="96.21" calcext:value-type="float">
            <text:p>96.21</text:p>
          </table:table-cell>
          <table:table-cell table:formula="of:=100 * (1 - [$original_data.D524])" office:value-type="float" office:value="96.51" calcext:value-type="float">
            <text:p>96.5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100 * (1 - [$original_data.C525])" office:value-type="float" office:value="95.68" calcext:value-type="float">
            <text:p>95.68</text:p>
          </table:table-cell>
          <table:table-cell table:formula="of:=100 * (1 - [$original_data.D525])" office:value-type="float" office:value="96.53" calcext:value-type="float">
            <text:p>96.5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100 * (1 - [$original_data.C526])" office:value-type="float" office:value="95.56" calcext:value-type="float">
            <text:p>95.56</text:p>
          </table:table-cell>
          <table:table-cell table:formula="of:=100 * (1 - [$original_data.D526])" office:value-type="float" office:value="95.63" calcext:value-type="float">
            <text:p>95.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100 * (1 - [$original_data.C527])" office:value-type="float" office:value="95.55" calcext:value-type="float">
            <text:p>95.55</text:p>
          </table:table-cell>
          <table:table-cell table:formula="of:=100 * (1 - [$original_data.D527])" office:value-type="float" office:value="96.14" calcext:value-type="float">
            <text:p>96.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100 * (1 - [$original_data.C528])" office:value-type="float" office:value="96.43" calcext:value-type="float">
            <text:p>96.43</text:p>
          </table:table-cell>
          <table:table-cell table:formula="of:=100 * (1 - [$original_data.D528])" office:value-type="float" office:value="96.78" calcext:value-type="float">
            <text:p>96.7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100 * (1 - [$original_data.C529])" office:value-type="float" office:value="96.3" calcext:value-type="float">
            <text:p>96.3</text:p>
          </table:table-cell>
          <table:table-cell table:formula="of:=100 * (1 - [$original_data.D529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100 * (1 - [$original_data.C530])" office:value-type="float" office:value="97.62" calcext:value-type="float">
            <text:p>97.62</text:p>
          </table:table-cell>
          <table:table-cell table:formula="of:=100 * (1 - [$original_data.D530])" office:value-type="float" office:value="97.62" calcext:value-type="float">
            <text:p>97.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100 * (1 - [$original_data.C531])" office:value-type="float" office:value="95.78" calcext:value-type="float">
            <text:p>95.78</text:p>
          </table:table-cell>
          <table:table-cell table:formula="of:=100 * (1 - [$original_data.D531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100 * (1 - [$original_data.C532])" office:value-type="float" office:value="96.62" calcext:value-type="float">
            <text:p>96.62</text:p>
          </table:table-cell>
          <table:table-cell table:formula="of:=100 * (1 - [$original_data.D532])" office:value-type="float" office:value="96.84" calcext:value-type="float">
            <text:p>96.8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100 * (1 - [$original_data.C533])" office:value-type="float" office:value="96.28" calcext:value-type="float">
            <text:p>96.28</text:p>
          </table:table-cell>
          <table:table-cell table:formula="of:=100 * (1 - [$original_data.D533])" office:value-type="float" office:value="96.53" calcext:value-type="float">
            <text:p>96.5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100 * (1 - [$original_data.C534])" office:value-type="float" office:value="96.47" calcext:value-type="float">
            <text:p>96.47</text:p>
          </table:table-cell>
          <table:table-cell table:formula="of:=100 * (1 - [$original_data.D534])" office:value-type="float" office:value="96.73" calcext:value-type="float">
            <text:p>96.7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100 * (1 - [$original_data.C535])" office:value-type="float" office:value="96.62" calcext:value-type="float">
            <text:p>96.62</text:p>
          </table:table-cell>
          <table:table-cell table:formula="of:=100 * (1 - [$original_data.D535])" office:value-type="float" office:value="97.26" calcext:value-type="float">
            <text:p>97.2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100 * (1 - [$original_data.C536])" office:value-type="float" office:value="95.5" calcext:value-type="float">
            <text:p>95.5</text:p>
          </table:table-cell>
          <table:table-cell table:formula="of:=100 * (1 - [$original_data.D536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100 * (1 - [$original_data.C537])" office:value-type="float" office:value="96.38" calcext:value-type="float">
            <text:p>96.38</text:p>
          </table:table-cell>
          <table:table-cell table:formula="of:=100 * (1 - [$original_data.D537])" office:value-type="float" office:value="96.39" calcext:value-type="float">
            <text:p>96.3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100 * (1 - [$original_data.C538])" office:value-type="float" office:value="96.15" calcext:value-type="float">
            <text:p>96.15</text:p>
          </table:table-cell>
          <table:table-cell table:formula="of:=100 * (1 - [$original_data.D538])" office:value-type="float" office:value="96.59" calcext:value-type="float">
            <text:p>96.5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100 * (1 - [$original_data.C539])" office:value-type="float" office:value="96.07" calcext:value-type="float">
            <text:p>96.07</text:p>
          </table:table-cell>
          <table:table-cell table:formula="of:=100 * (1 - [$original_data.D539])" office:value-type="float" office:value="96.4" calcext:value-type="float">
            <text:p>96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100 * (1 - [$original_data.C540])" office:value-type="float" office:value="96.74" calcext:value-type="float">
            <text:p>96.74</text:p>
          </table:table-cell>
          <table:table-cell table:formula="of:=100 * (1 - [$original_data.D540])" office:value-type="float" office:value="96.74" calcext:value-type="float">
            <text:p>96.7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formula="of:=100 * (1 - [$original_data.C541])" office:value-type="float" office:value="97.47" calcext:value-type="float">
            <text:p>97.47</text:p>
          </table:table-cell>
          <table:table-cell table:formula="of:=100 * (1 - [$original_data.D541])" office:value-type="float" office:value="97.69" calcext:value-type="float">
            <text:p>97.6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100 * (1 - [$original_data.C542])" office:value-type="float" office:value="95.93" calcext:value-type="float">
            <text:p>95.93</text:p>
          </table:table-cell>
          <table:table-cell table:formula="of:=100 * (1 - [$original_data.D542])" office:value-type="float" office:value="95.94" calcext:value-type="float">
            <text:p>95.9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100 * (1 - [$original_data.C543])" office:value-type="float" office:value="95.82" calcext:value-type="float">
            <text:p>95.82</text:p>
          </table:table-cell>
          <table:table-cell table:formula="of:=100 * (1 - [$original_data.D543])" office:value-type="float" office:value="96.43" calcext:value-type="float">
            <text:p>96.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formula="of:=100 * (1 - [$original_data.C544])" office:value-type="float" office:value="96.56" calcext:value-type="float">
            <text:p>96.56</text:p>
          </table:table-cell>
          <table:table-cell table:formula="of:=100 * (1 - [$original_data.D544])" office:value-type="float" office:value="96.56" calcext:value-type="float">
            <text:p>96.5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100 * (1 - [$original_data.C545])" office:value-type="float" office:value="95.3" calcext:value-type="float">
            <text:p>95.3</text:p>
          </table:table-cell>
          <table:table-cell table:formula="of:=100 * (1 - [$original_data.D545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100 * (1 - [$original_data.C546])" office:value-type="float" office:value="96.1" calcext:value-type="float">
            <text:p>96.1</text:p>
          </table:table-cell>
          <table:table-cell table:formula="of:=100 * (1 - [$original_data.D546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formula="of:=100 * (1 - [$original_data.C547])" office:value-type="float" office:value="96.7" calcext:value-type="float">
            <text:p>96.7</text:p>
          </table:table-cell>
          <table:table-cell table:formula="of:=100 * (1 - [$original_data.D547])" office:value-type="float" office:value="96.7" calcext:value-type="float">
            <text:p>96.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formula="of:=100 * (1 - [$original_data.C548])" office:value-type="float" office:value="95.42" calcext:value-type="float">
            <text:p>95.42</text:p>
          </table:table-cell>
          <table:table-cell table:formula="of:=100 * (1 - [$original_data.D548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formula="of:=100 * (1 - [$original_data.C549])" office:value-type="float" office:value="96.11" calcext:value-type="float">
            <text:p>96.11</text:p>
          </table:table-cell>
          <table:table-cell table:formula="of:=100 * (1 - [$original_data.D549])" office:value-type="float" office:value="96.28" calcext:value-type="float">
            <text:p>96.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100 * (1 - [$original_data.C550])" office:value-type="float" office:value="96.27" calcext:value-type="float">
            <text:p>96.27</text:p>
          </table:table-cell>
          <table:table-cell table:formula="of:=100 * (1 - [$original_data.D550])" office:value-type="float" office:value="96.64" calcext:value-type="float">
            <text:p>96.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100 * (1 - [$original_data.C551])" office:value-type="float" office:value="96.01" calcext:value-type="float">
            <text:p>96.01</text:p>
          </table:table-cell>
          <table:table-cell table:formula="of:=100 * (1 - [$original_data.D551])" office:value-type="float" office:value="96.55" calcext:value-type="float">
            <text:p>96.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100 * (1 - [$original_data.C552])" office:value-type="float" office:value="96.65" calcext:value-type="float">
            <text:p>96.65</text:p>
          </table:table-cell>
          <table:table-cell table:formula="of:=100 * (1 - [$original_data.D552])" office:value-type="float" office:value="96.73" calcext:value-type="float">
            <text:p>96.7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100 * (1 - [$original_data.C553])" office:value-type="float" office:value="97.04" calcext:value-type="float">
            <text:p>97.04</text:p>
          </table:table-cell>
          <table:table-cell table:formula="of:=100 * (1 - [$original_data.D553])" office:value-type="float" office:value="97.05" calcext:value-type="float">
            <text:p>97.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formula="of:=100 * (1 - [$original_data.C554])" office:value-type="float" office:value="95.76" calcext:value-type="float">
            <text:p>95.76</text:p>
          </table:table-cell>
          <table:table-cell table:formula="of:=100 * (1 - [$original_data.D554])" office:value-type="float" office:value="96.02" calcext:value-type="float">
            <text:p>96.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formula="of:=100 * (1 - [$original_data.C555])" office:value-type="float" office:value="96.34" calcext:value-type="float">
            <text:p>96.34</text:p>
          </table:table-cell>
          <table:table-cell table:formula="of:=100 * (1 - [$original_data.D555])" office:value-type="float" office:value="96.83" calcext:value-type="float">
            <text:p>96.8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100 * (1 - [$original_data.C556])" office:value-type="float" office:value="96.15" calcext:value-type="float">
            <text:p>96.15</text:p>
          </table:table-cell>
          <table:table-cell table:formula="of:=100 * (1 - [$original_data.D556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formula="of:=100 * (1 - [$original_data.C557])" office:value-type="float" office:value="96.19" calcext:value-type="float">
            <text:p>96.19</text:p>
          </table:table-cell>
          <table:table-cell table:formula="of:=100 * (1 - [$original_data.D557])" office:value-type="float" office:value="96.44" calcext:value-type="float">
            <text:p>96.4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100 * (1 - [$original_data.C558])" office:value-type="float" office:value="97.62" calcext:value-type="float">
            <text:p>97.62</text:p>
          </table:table-cell>
          <table:table-cell table:formula="of:=100 * (1 - [$original_data.D558])" office:value-type="float" office:value="97.62" calcext:value-type="float">
            <text:p>97.6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100 * (1 - [$original_data.C559])" office:value-type="float" office:value="96.29" calcext:value-type="float">
            <text:p>96.29</text:p>
          </table:table-cell>
          <table:table-cell table:formula="of:=100 * (1 - [$original_data.D559])" office:value-type="float" office:value="96.35" calcext:value-type="float">
            <text:p>96.3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formula="of:=100 * (1 - [$original_data.C560])" office:value-type="float" office:value="96.36" calcext:value-type="float">
            <text:p>96.36</text:p>
          </table:table-cell>
          <table:table-cell table:formula="of:=100 * (1 - [$original_data.D560])" office:value-type="float" office:value="96.63" calcext:value-type="float">
            <text:p>96.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formula="of:=100 * (1 - [$original_data.C561])" office:value-type="float" office:value="97.04" calcext:value-type="float">
            <text:p>97.04</text:p>
          </table:table-cell>
          <table:table-cell table:formula="of:=100 * (1 - [$original_data.D561])" office:value-type="float" office:value="97.53" calcext:value-type="float">
            <text:p>97.5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formula="of:=100 * (1 - [$original_data.C562])" office:value-type="float" office:value="95.82" calcext:value-type="float">
            <text:p>95.82</text:p>
          </table:table-cell>
          <table:table-cell table:formula="of:=100 * (1 - [$original_data.D562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100 * (1 - [$original_data.C563])" office:value-type="float" office:value="96.47" calcext:value-type="float">
            <text:p>96.47</text:p>
          </table:table-cell>
          <table:table-cell table:formula="of:=100 * (1 - [$original_data.D563])" office:value-type="float" office:value="97.13" calcext:value-type="float">
            <text:p>97.1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100 * (1 - [$original_data.C564])" office:value-type="float" office:value="96.86" calcext:value-type="float">
            <text:p>96.86</text:p>
          </table:table-cell>
          <table:table-cell table:formula="of:=100 * (1 - [$original_data.D564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100 * (1 - [$original_data.C565])" office:value-type="float" office:value="95.91" calcext:value-type="float">
            <text:p>95.91</text:p>
          </table:table-cell>
          <table:table-cell table:formula="of:=100 * (1 - [$original_data.D565])" office:value-type="float" office:value="96.42" calcext:value-type="float">
            <text:p>96.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formula="of:=100 * (1 - [$original_data.C566])" office:value-type="float" office:value="95.67" calcext:value-type="float">
            <text:p>95.67</text:p>
          </table:table-cell>
          <table:table-cell table:formula="of:=100 * (1 - [$original_data.D566])" office:value-type="float" office:value="95.75" calcext:value-type="float">
            <text:p>95.7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formula="of:=100 * (1 - [$original_data.C567])" office:value-type="float" office:value="97.6" calcext:value-type="float">
            <text:p>97.6</text:p>
          </table:table-cell>
          <table:table-cell table:formula="of:=100 * (1 - [$original_data.D567])" office:value-type="float" office:value="97.6" calcext:value-type="float">
            <text:p>97.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100 * (1 - [$original_data.C568])" office:value-type="float" office:value="96.08" calcext:value-type="float">
            <text:p>96.08</text:p>
          </table:table-cell>
          <table:table-cell table:formula="of:=100 * (1 - [$original_data.D568])" office:value-type="float" office:value="96.74" calcext:value-type="float">
            <text:p>96.7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100 * (1 - [$original_data.C569])" office:value-type="float" office:value="97.01" calcext:value-type="float">
            <text:p>97.01</text:p>
          </table:table-cell>
          <table:table-cell table:formula="of:=100 * (1 - [$original_data.D569])" office:value-type="float" office:value="97.01" calcext:value-type="float">
            <text:p>97.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formula="of:=100 * (1 - [$original_data.C570])" office:value-type="float" office:value="96.23" calcext:value-type="float">
            <text:p>96.23</text:p>
          </table:table-cell>
          <table:table-cell table:formula="of:=100 * (1 - [$original_data.D570])" office:value-type="float" office:value="96.24" calcext:value-type="float">
            <text:p>96.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formula="of:=100 * (1 - [$original_data.C571])" office:value-type="float" office:value="96.08" calcext:value-type="float">
            <text:p>96.08</text:p>
          </table:table-cell>
          <table:table-cell table:formula="of:=100 * (1 - [$original_data.D571])" office:value-type="float" office:value="96.18" calcext:value-type="float">
            <text:p>96.1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formula="of:=100 * (1 - [$original_data.C572])" office:value-type="float" office:value="95.79" calcext:value-type="float">
            <text:p>95.79</text:p>
          </table:table-cell>
          <table:table-cell table:formula="of:=100 * (1 - [$original_data.D572])" office:value-type="float" office:value="96.05" calcext:value-type="float">
            <text:p>96.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100 * (1 - [$original_data.C573])" office:value-type="float" office:value="96.34" calcext:value-type="float">
            <text:p>96.34</text:p>
          </table:table-cell>
          <table:table-cell table:formula="of:=100 * (1 - [$original_data.D573])" office:value-type="float" office:value="96.77" calcext:value-type="float">
            <text:p>96.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formula="of:=100 * (1 - [$original_data.C574])" office:value-type="float" office:value="96.68" calcext:value-type="float">
            <text:p>96.68</text:p>
          </table:table-cell>
          <table:table-cell table:formula="of:=100 * (1 - [$original_data.D574])" office:value-type="float" office:value="96.81" calcext:value-type="float">
            <text:p>96.8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formula="of:=100 * (1 - [$original_data.C575])" office:value-type="float" office:value="95.92" calcext:value-type="float">
            <text:p>95.92</text:p>
          </table:table-cell>
          <table:table-cell table:formula="of:=100 * (1 - [$original_data.D575])" office:value-type="float" office:value="95.99" calcext:value-type="float">
            <text:p>95.9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100 * (1 - [$original_data.C576])" office:value-type="float" office:value="95.56" calcext:value-type="float">
            <text:p>95.56</text:p>
          </table:table-cell>
          <table:table-cell table:formula="of:=100 * (1 - [$original_data.D576])" office:value-type="float" office:value="96.36" calcext:value-type="float">
            <text:p>96.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formula="of:=100 * (1 - [$original_data.C577])" office:value-type="float" office:value="96.33" calcext:value-type="float">
            <text:p>96.33</text:p>
          </table:table-cell>
          <table:table-cell table:formula="of:=100 * (1 - [$original_data.D577])" office:value-type="float" office:value="96.61" calcext:value-type="float">
            <text:p>96.6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100 * (1 - [$original_data.C578])" office:value-type="float" office:value="96.22" calcext:value-type="float">
            <text:p>96.22</text:p>
          </table:table-cell>
          <table:table-cell table:formula="of:=100 * (1 - [$original_data.D578])" office:value-type="float" office:value="96.77" calcext:value-type="float">
            <text:p>96.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formula="of:=100 * (1 - [$original_data.C579])" office:value-type="float" office:value="97.58" calcext:value-type="float">
            <text:p>97.58</text:p>
          </table:table-cell>
          <table:table-cell table:formula="of:=100 * (1 - [$original_data.D579])" office:value-type="float" office:value="97.58" calcext:value-type="float">
            <text:p>97.5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formula="of:=100 * (1 - [$original_data.C580])" office:value-type="float" office:value="96.27" calcext:value-type="float">
            <text:p>96.27</text:p>
          </table:table-cell>
          <table:table-cell table:formula="of:=100 * (1 - [$original_data.D580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100 * (1 - [$original_data.C581])" office:value-type="float" office:value="97.11" calcext:value-type="float">
            <text:p>97.11</text:p>
          </table:table-cell>
          <table:table-cell table:formula="of:=100 * (1 - [$original_data.D581])" office:value-type="float" office:value="97.28" calcext:value-type="float">
            <text:p>97.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formula="of:=100 * (1 - [$original_data.C582])" office:value-type="float" office:value="96.31" calcext:value-type="float">
            <text:p>96.31</text:p>
          </table:table-cell>
          <table:table-cell table:formula="of:=100 * (1 - [$original_data.D582])" office:value-type="float" office:value="96.31" calcext:value-type="float">
            <text:p>96.3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00 * (1 - [$original_data.C583])" office:value-type="float" office:value="96.4" calcext:value-type="float">
            <text:p>96.4</text:p>
          </table:table-cell>
          <table:table-cell table:formula="of:=100 * (1 - [$original_data.D583])" office:value-type="float" office:value="96.4" calcext:value-type="float">
            <text:p>96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formula="of:=100 * (1 - [$original_data.C584])" office:value-type="float" office:value="96.38" calcext:value-type="float">
            <text:p>96.38</text:p>
          </table:table-cell>
          <table:table-cell table:formula="of:=100 * (1 - [$original_data.D584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formula="of:=100 * (1 - [$original_data.C585])" office:value-type="float" office:value="96.47" calcext:value-type="float">
            <text:p>96.47</text:p>
          </table:table-cell>
          <table:table-cell table:formula="of:=100 * (1 - [$original_data.D585])" office:value-type="float" office:value="96.47" calcext:value-type="float">
            <text:p>96.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100 * (1 - [$original_data.C586])" office:value-type="float" office:value="95.73" calcext:value-type="float">
            <text:p>95.73</text:p>
          </table:table-cell>
          <table:table-cell table:formula="of:=100 * (1 - [$original_data.D586])" office:value-type="float" office:value="96.02" calcext:value-type="float">
            <text:p>96.0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formula="of:=100 * (1 - [$original_data.C587])" office:value-type="float" office:value="96.93" calcext:value-type="float">
            <text:p>96.93</text:p>
          </table:table-cell>
          <table:table-cell table:formula="of:=100 * (1 - [$original_data.D587])" office:value-type="float" office:value="96.98" calcext:value-type="float">
            <text:p>96.9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100 * (1 - [$original_data.C588])" office:value-type="float" office:value="95.95" calcext:value-type="float">
            <text:p>95.95</text:p>
          </table:table-cell>
          <table:table-cell table:formula="of:=100 * (1 - [$original_data.D588])" office:value-type="float" office:value="96.31" calcext:value-type="float">
            <text:p>96.3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formula="of:=100 * (1 - [$original_data.C589])" office:value-type="float" office:value="96.02" calcext:value-type="float">
            <text:p>96.02</text:p>
          </table:table-cell>
          <table:table-cell table:formula="of:=100 * (1 - [$original_data.D589])" office:value-type="float" office:value="96.35" calcext:value-type="float">
            <text:p>96.3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100 * (1 - [$original_data.C590])" office:value-type="float" office:value="96.33" calcext:value-type="float">
            <text:p>96.33</text:p>
          </table:table-cell>
          <table:table-cell table:formula="of:=100 * (1 - [$original_data.D590])" office:value-type="float" office:value="96.33" calcext:value-type="float">
            <text:p>96.3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formula="of:=100 * (1 - [$original_data.C591])" office:value-type="float" office:value="96.01" calcext:value-type="float">
            <text:p>96.01</text:p>
          </table:table-cell>
          <table:table-cell table:formula="of:=100 * (1 - [$original_data.D591])" office:value-type="float" office:value="96.03" calcext:value-type="float">
            <text:p>96.0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formula="of:=100 * (1 - [$original_data.C592])" office:value-type="float" office:value="95.88" calcext:value-type="float">
            <text:p>95.88</text:p>
          </table:table-cell>
          <table:table-cell table:formula="of:=100 * (1 - [$original_data.D592])" office:value-type="float" office:value="95.88" calcext:value-type="float">
            <text:p>95.8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100 * (1 - [$original_data.C593])" office:value-type="float" office:value="96.47" calcext:value-type="float">
            <text:p>96.47</text:p>
          </table:table-cell>
          <table:table-cell table:formula="of:=100 * (1 - [$original_data.D593])" office:value-type="float" office:value="97.39" calcext:value-type="float">
            <text:p>97.3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100 * (1 - [$original_data.C594])" office:value-type="float" office:value="96.27" calcext:value-type="float">
            <text:p>96.27</text:p>
          </table:table-cell>
          <table:table-cell table:formula="of:=100 * (1 - [$original_data.D594])" office:value-type="float" office:value="96.47" calcext:value-type="float">
            <text:p>96.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formula="of:=100 * (1 - [$original_data.C595])" office:value-type="float" office:value="96.51" calcext:value-type="float">
            <text:p>96.51</text:p>
          </table:table-cell>
          <table:table-cell table:formula="of:=100 * (1 - [$original_data.D595])" office:value-type="float" office:value="96.51" calcext:value-type="float">
            <text:p>96.5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formula="of:=100 * (1 - [$original_data.C596])" office:value-type="float" office:value="96.98" calcext:value-type="float">
            <text:p>96.98</text:p>
          </table:table-cell>
          <table:table-cell table:formula="of:=100 * (1 - [$original_data.D596])" office:value-type="float" office:value="96.98" calcext:value-type="float">
            <text:p>96.9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formula="of:=100 * (1 - [$original_data.C597])" office:value-type="float" office:value="96.51" calcext:value-type="float">
            <text:p>96.51</text:p>
          </table:table-cell>
          <table:table-cell table:formula="of:=100 * (1 - [$original_data.D597])" office:value-type="float" office:value="96.55" calcext:value-type="float">
            <text:p>96.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formula="of:=100 * (1 - [$original_data.C598])" office:value-type="float" office:value="96.9" calcext:value-type="float">
            <text:p>96.9</text:p>
          </table:table-cell>
          <table:table-cell table:formula="of:=100 * (1 - [$original_data.D598])" office:value-type="float" office:value="97.26" calcext:value-type="float">
            <text:p>97.2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formula="of:=100 * (1 - [$original_data.C599])" office:value-type="float" office:value="95.18" calcext:value-type="float">
            <text:p>95.18</text:p>
          </table:table-cell>
          <table:table-cell table:formula="of:=100 * (1 - [$original_data.D599])" office:value-type="float" office:value="95.76" calcext:value-type="float">
            <text:p>95.7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formula="of:=100 * (1 - [$original_data.C600])" office:value-type="float" office:value="96.57" calcext:value-type="float">
            <text:p>96.57</text:p>
          </table:table-cell>
          <table:table-cell table:formula="of:=100 * (1 - [$original_data.D600])" office:value-type="float" office:value="96.99" calcext:value-type="float">
            <text:p>96.9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100 * (1 - [$original_data.C601])" office:value-type="float" office:value="96.21" calcext:value-type="float">
            <text:p>96.21</text:p>
          </table:table-cell>
          <table:table-cell table:formula="of:=100 * (1 - [$original_data.D601])" office:value-type="float" office:value="96.43" calcext:value-type="float">
            <text:p>96.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100 * (1 - [$original_data.C602])" office:value-type="float" office:value="96.03" calcext:value-type="float">
            <text:p>96.03</text:p>
          </table:table-cell>
          <table:table-cell table:formula="of:=100 * (1 - [$original_data.D602])" office:value-type="float" office:value="96.81" calcext:value-type="float">
            <text:p>96.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00 * (1 - [$original_data.C603])" office:value-type="float" office:value="97.02" calcext:value-type="float">
            <text:p>97.02</text:p>
          </table:table-cell>
          <table:table-cell table:formula="of:=100 * (1 - [$original_data.D603])" office:value-type="float" office:value="97.11" calcext:value-type="float">
            <text:p>97.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100 * (1 - [$original_data.C604])" office:value-type="float" office:value="96.97" calcext:value-type="float">
            <text:p>96.97</text:p>
          </table:table-cell>
          <table:table-cell table:formula="of:=100 * (1 - [$original_data.D604])" office:value-type="float" office:value="97.04" calcext:value-type="float">
            <text:p>97.0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00 * (1 - [$original_data.C605])" office:value-type="float" office:value="96.13" calcext:value-type="float">
            <text:p>96.13</text:p>
          </table:table-cell>
          <table:table-cell table:formula="of:=100 * (1 - [$original_data.D605])" office:value-type="float" office:value="96.44" calcext:value-type="float">
            <text:p>96.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100 * (1 - [$original_data.C606])" office:value-type="float" office:value="96.98" calcext:value-type="float">
            <text:p>96.98</text:p>
          </table:table-cell>
          <table:table-cell table:formula="of:=100 * (1 - [$original_data.D606])" office:value-type="float" office:value="97.4" calcext:value-type="float">
            <text:p>97.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100 * (1 - [$original_data.C607])" office:value-type="float" office:value="96.63" calcext:value-type="float">
            <text:p>96.63</text:p>
          </table:table-cell>
          <table:table-cell table:formula="of:=100 * (1 - [$original_data.D607])" office:value-type="float" office:value="96.63" calcext:value-type="float">
            <text:p>96.6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100 * (1 - [$original_data.C608])" office:value-type="float" office:value="96.23" calcext:value-type="float">
            <text:p>96.23</text:p>
          </table:table-cell>
          <table:table-cell table:formula="of:=100 * (1 - [$original_data.D608])" office:value-type="float" office:value="96.23" calcext:value-type="float">
            <text:p>96.2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100 * (1 - [$original_data.C609])" office:value-type="float" office:value="95.93" calcext:value-type="float">
            <text:p>95.93</text:p>
          </table:table-cell>
          <table:table-cell table:formula="of:=100 * (1 - [$original_data.D609])" office:value-type="float" office:value="95.99" calcext:value-type="float">
            <text:p>95.9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100 * (1 - [$original_data.C610])" office:value-type="float" office:value="95.57" calcext:value-type="float">
            <text:p>95.57</text:p>
          </table:table-cell>
          <table:table-cell table:formula="of:=100 * (1 - [$original_data.D610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100 * (1 - [$original_data.C611])" office:value-type="float" office:value="95.86" calcext:value-type="float">
            <text:p>95.86</text:p>
          </table:table-cell>
          <table:table-cell table:formula="of:=100 * (1 - [$original_data.D611])" office:value-type="float" office:value="96.4" calcext:value-type="float">
            <text:p>96.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100 * (1 - [$original_data.C612])" office:value-type="float" office:value="95.88" calcext:value-type="float">
            <text:p>95.88</text:p>
          </table:table-cell>
          <table:table-cell table:formula="of:=100 * (1 - [$original_data.D612])" office:value-type="float" office:value="96.27" calcext:value-type="float">
            <text:p>96.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100 * (1 - [$original_data.C613])" office:value-type="float" office:value="95.84" calcext:value-type="float">
            <text:p>95.84</text:p>
          </table:table-cell>
          <table:table-cell table:formula="of:=100 * (1 - [$original_data.D613])" office:value-type="float" office:value="96.69" calcext:value-type="float">
            <text:p>96.6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100 * (1 - [$original_data.C614])" office:value-type="float" office:value="96.08" calcext:value-type="float">
            <text:p>96.08</text:p>
          </table:table-cell>
          <table:table-cell table:formula="of:=100 * (1 - [$original_data.D614])" office:value-type="float" office:value="96.72" calcext:value-type="float">
            <text:p>96.7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100 * (1 - [$original_data.C615])" office:value-type="float" office:value="97.08" calcext:value-type="float">
            <text:p>97.08</text:p>
          </table:table-cell>
          <table:table-cell table:formula="of:=100 * (1 - [$original_data.D615])" office:value-type="float" office:value="97.21" calcext:value-type="float">
            <text:p>97.2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100 * (1 - [$original_data.C616])" office:value-type="float" office:value="97.21" calcext:value-type="float">
            <text:p>97.21</text:p>
          </table:table-cell>
          <table:table-cell table:formula="of:=100 * (1 - [$original_data.D616])" office:value-type="float" office:value="97.43" calcext:value-type="float">
            <text:p>97.4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100 * (1 - [$original_data.C617])" office:value-type="float" office:value="96.01" calcext:value-type="float">
            <text:p>96.01</text:p>
          </table:table-cell>
          <table:table-cell table:formula="of:=100 * (1 - [$original_data.D617])" office:value-type="float" office:value="96.74" calcext:value-type="float">
            <text:p>96.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100 * (1 - [$original_data.C618])" office:value-type="float" office:value="96.18" calcext:value-type="float">
            <text:p>96.18</text:p>
          </table:table-cell>
          <table:table-cell table:formula="of:=100 * (1 - [$original_data.D618])" office:value-type="float" office:value="96.88" calcext:value-type="float">
            <text:p>96.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100 * (1 - [$original_data.C619])" office:value-type="float" office:value="96.7" calcext:value-type="float">
            <text:p>96.7</text:p>
          </table:table-cell>
          <table:table-cell table:formula="of:=100 * (1 - [$original_data.D619])" office:value-type="float" office:value="96.95" calcext:value-type="float">
            <text:p>96.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100 * (1 - [$original_data.C620])" office:value-type="float" office:value="95.21" calcext:value-type="float">
            <text:p>95.21</text:p>
          </table:table-cell>
          <table:table-cell table:formula="of:=100 * (1 - [$original_data.D620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100 * (1 - [$original_data.C621])" office:value-type="float" office:value="96.59" calcext:value-type="float">
            <text:p>96.59</text:p>
          </table:table-cell>
          <table:table-cell table:formula="of:=100 * (1 - [$original_data.D621])" office:value-type="float" office:value="96.59" calcext:value-type="float">
            <text:p>96.5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100 * (1 - [$original_data.C622])" office:value-type="float" office:value="96.88" calcext:value-type="float">
            <text:p>96.88</text:p>
          </table:table-cell>
          <table:table-cell table:formula="of:=100 * (1 - [$original_data.D622])" office:value-type="float" office:value="96.88" calcext:value-type="float">
            <text:p>96.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100 * (1 - [$original_data.C623])" office:value-type="float" office:value="95.6" calcext:value-type="float">
            <text:p>95.6</text:p>
          </table:table-cell>
          <table:table-cell table:formula="of:=100 * (1 - [$original_data.D623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100 * (1 - [$original_data.C624])" office:value-type="float" office:value="96.94" calcext:value-type="float">
            <text:p>96.94</text:p>
          </table:table-cell>
          <table:table-cell table:formula="of:=100 * (1 - [$original_data.D624])" office:value-type="float" office:value="97.08" calcext:value-type="float">
            <text:p>97.0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100 * (1 - [$original_data.C625])" office:value-type="float" office:value="95.78" calcext:value-type="float">
            <text:p>95.78</text:p>
          </table:table-cell>
          <table:table-cell table:formula="of:=100 * (1 - [$original_data.D625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100 * (1 - [$original_data.C626])" office:value-type="float" office:value="95.07" calcext:value-type="float">
            <text:p>95.07</text:p>
          </table:table-cell>
          <table:table-cell table:formula="of:=100 * (1 - [$original_data.D626])" office:value-type="float" office:value="95.68" calcext:value-type="float">
            <text:p>95.6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100 * (1 - [$original_data.C627])" office:value-type="float" office:value="95.91" calcext:value-type="float">
            <text:p>95.91</text:p>
          </table:table-cell>
          <table:table-cell table:formula="of:=100 * (1 - [$original_data.D627])" office:value-type="float" office:value="95.91" calcext:value-type="float">
            <text:p>95.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100 * (1 - [$original_data.C628])" office:value-type="float" office:value="96.55" calcext:value-type="float">
            <text:p>96.55</text:p>
          </table:table-cell>
          <table:table-cell table:formula="of:=100 * (1 - [$original_data.D628])" office:value-type="float" office:value="96.77" calcext:value-type="float">
            <text:p>96.7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100 * (1 - [$original_data.C629])" office:value-type="float" office:value="96.65" calcext:value-type="float">
            <text:p>96.65</text:p>
          </table:table-cell>
          <table:table-cell table:formula="of:=100 * (1 - [$original_data.D629])" office:value-type="float" office:value="96.65" calcext:value-type="float">
            <text:p>96.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100 * (1 - [$original_data.C630])" office:value-type="float" office:value="96.42" calcext:value-type="float">
            <text:p>96.42</text:p>
          </table:table-cell>
          <table:table-cell table:formula="of:=100 * (1 - [$original_data.D630])" office:value-type="float" office:value="96.57" calcext:value-type="float">
            <text:p>96.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100 * (1 - [$original_data.C631])" office:value-type="float" office:value="96.22" calcext:value-type="float">
            <text:p>96.22</text:p>
          </table:table-cell>
          <table:table-cell table:formula="of:=100 * (1 - [$original_data.D631])" office:value-type="float" office:value="96.75" calcext:value-type="float">
            <text:p>96.7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100 * (1 - [$original_data.C632])" office:value-type="float" office:value="96.49" calcext:value-type="float">
            <text:p>96.49</text:p>
          </table:table-cell>
          <table:table-cell table:formula="of:=100 * (1 - [$original_data.D632])" office:value-type="float" office:value="96.84" calcext:value-type="float">
            <text:p>96.8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100 * (1 - [$original_data.C633])" office:value-type="float" office:value="96.47" calcext:value-type="float">
            <text:p>96.47</text:p>
          </table:table-cell>
          <table:table-cell table:formula="of:=100 * (1 - [$original_data.D633])" office:value-type="float" office:value="96.55" calcext:value-type="float">
            <text:p>96.5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100 * (1 - [$original_data.C634])" office:value-type="float" office:value="95.7" calcext:value-type="float">
            <text:p>95.7</text:p>
          </table:table-cell>
          <table:table-cell table:formula="of:=100 * (1 - [$original_data.D634])" office:value-type="float" office:value="96.83" calcext:value-type="float">
            <text:p>96.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100 * (1 - [$original_data.C635])" office:value-type="float" office:value="97.17" calcext:value-type="float">
            <text:p>97.17</text:p>
          </table:table-cell>
          <table:table-cell table:formula="of:=100 * (1 - [$original_data.D635])" office:value-type="float" office:value="97.17" calcext:value-type="float">
            <text:p>97.1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100 * (1 - [$original_data.C636])" office:value-type="float" office:value="95.77" calcext:value-type="float">
            <text:p>95.77</text:p>
          </table:table-cell>
          <table:table-cell table:formula="of:=100 * (1 - [$original_data.D636])" office:value-type="float" office:value="95.77" calcext:value-type="float">
            <text:p>95.7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100 * (1 - [$original_data.C637])" office:value-type="float" office:value="95.97" calcext:value-type="float">
            <text:p>95.97</text:p>
          </table:table-cell>
          <table:table-cell table:formula="of:=100 * (1 - [$original_data.D637])" office:value-type="float" office:value="96.76" calcext:value-type="float">
            <text:p>96.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100 * (1 - [$original_data.C638])" office:value-type="float" office:value="95.81" calcext:value-type="float">
            <text:p>95.81</text:p>
          </table:table-cell>
          <table:table-cell table:formula="of:=100 * (1 - [$original_data.D638])" office:value-type="float" office:value="96.91" calcext:value-type="float">
            <text:p>96.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100 * (1 - [$original_data.C639])" office:value-type="float" office:value="95.86" calcext:value-type="float">
            <text:p>95.86</text:p>
          </table:table-cell>
          <table:table-cell table:formula="of:=100 * (1 - [$original_data.D639])" office:value-type="float" office:value="96.89" calcext:value-type="float">
            <text:p>96.8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100 * (1 - [$original_data.C640])" office:value-type="float" office:value="96.25" calcext:value-type="float">
            <text:p>96.25</text:p>
          </table:table-cell>
          <table:table-cell table:formula="of:=100 * (1 - [$original_data.D640])" office:value-type="float" office:value="96.83" calcext:value-type="float">
            <text:p>96.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formula="of:=100 * (1 - [$original_data.C641])" office:value-type="float" office:value="96.71" calcext:value-type="float">
            <text:p>96.71</text:p>
          </table:table-cell>
          <table:table-cell table:formula="of:=100 * (1 - [$original_data.D641])" office:value-type="float" office:value="97.36" calcext:value-type="float">
            <text:p>97.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formula="of:=100 * (1 - [$original_data.C642])" office:value-type="float" office:value="96.16" calcext:value-type="float">
            <text:p>96.16</text:p>
          </table:table-cell>
          <table:table-cell table:formula="of:=100 * (1 - [$original_data.D642])" office:value-type="float" office:value="96.41" calcext:value-type="float">
            <text:p>96.4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100 * (1 - [$original_data.C643])" office:value-type="float" office:value="96.01" calcext:value-type="float">
            <text:p>96.01</text:p>
          </table:table-cell>
          <table:table-cell table:formula="of:=100 * (1 - [$original_data.D643])" office:value-type="float" office:value="96.75" calcext:value-type="float">
            <text:p>96.7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100 * (1 - [$original_data.C644])" office:value-type="float" office:value="95.75" calcext:value-type="float">
            <text:p>95.75</text:p>
          </table:table-cell>
          <table:table-cell table:formula="of:=100 * (1 - [$original_data.D644])" office:value-type="float" office:value="96.13" calcext:value-type="float">
            <text:p>96.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formula="of:=100 * (1 - [$original_data.C645])" office:value-type="float" office:value="96.18" calcext:value-type="float">
            <text:p>96.18</text:p>
          </table:table-cell>
          <table:table-cell table:formula="of:=100 * (1 - [$original_data.D645])" office:value-type="float" office:value="96.32" calcext:value-type="float">
            <text:p>96.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formula="of:=100 * (1 - [$original_data.C646])" office:value-type="float" office:value="95.87" calcext:value-type="float">
            <text:p>95.87</text:p>
          </table:table-cell>
          <table:table-cell table:formula="of:=100 * (1 - [$original_data.D646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100 * (1 - [$original_data.C647])" office:value-type="float" office:value="96.74" calcext:value-type="float">
            <text:p>96.74</text:p>
          </table:table-cell>
          <table:table-cell table:formula="of:=100 * (1 - [$original_data.D647])" office:value-type="float" office:value="96.95" calcext:value-type="float">
            <text:p>96.9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100 * (1 - [$original_data.C648])" office:value-type="float" office:value="95.57" calcext:value-type="float">
            <text:p>95.57</text:p>
          </table:table-cell>
          <table:table-cell table:formula="of:=100 * (1 - [$original_data.D648])" office:value-type="float" office:value="95.78" calcext:value-type="float">
            <text:p>95.7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formula="of:=100 * (1 - [$original_data.C649])" office:value-type="float" office:value="95.77" calcext:value-type="float">
            <text:p>95.77</text:p>
          </table:table-cell>
          <table:table-cell table:formula="of:=100 * (1 - [$original_data.D649])" office:value-type="float" office:value="96.57" calcext:value-type="float">
            <text:p>96.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100 * (1 - [$original_data.C650])" office:value-type="float" office:value="95.99" calcext:value-type="float">
            <text:p>95.99</text:p>
          </table:table-cell>
          <table:table-cell table:formula="of:=100 * (1 - [$original_data.D650])" office:value-type="float" office:value="96.03" calcext:value-type="float">
            <text:p>96.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100 * (1 - [$original_data.C651])" office:value-type="float" office:value="96.1" calcext:value-type="float">
            <text:p>96.1</text:p>
          </table:table-cell>
          <table:table-cell table:formula="of:=100 * (1 - [$original_data.D651])" office:value-type="float" office:value="96.1" calcext:value-type="float">
            <text:p>96.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100 * (1 - [$original_data.C652])" office:value-type="float" office:value="96.99" calcext:value-type="float">
            <text:p>96.99</text:p>
          </table:table-cell>
          <table:table-cell table:formula="of:=100 * (1 - [$original_data.D652])" office:value-type="float" office:value="97.29" calcext:value-type="float">
            <text:p>97.2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100 * (1 - [$original_data.C653])" office:value-type="float" office:value="96.96" calcext:value-type="float">
            <text:p>96.96</text:p>
          </table:table-cell>
          <table:table-cell table:formula="of:=100 * (1 - [$original_data.D653])" office:value-type="float" office:value="97.07" calcext:value-type="float">
            <text:p>97.0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formula="of:=100 * (1 - [$original_data.C654])" office:value-type="float" office:value="96.08" calcext:value-type="float">
            <text:p>96.08</text:p>
          </table:table-cell>
          <table:table-cell table:formula="of:=100 * (1 - [$original_data.D654])" office:value-type="float" office:value="96.19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formula="of:=100 * (1 - [$original_data.C655])" office:value-type="float" office:value="96.31" calcext:value-type="float">
            <text:p>96.31</text:p>
          </table:table-cell>
          <table:table-cell table:formula="of:=100 * (1 - [$original_data.D655])" office:value-type="float" office:value="96.91" calcext:value-type="float">
            <text:p>96.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formula="of:=100 * (1 - [$original_data.C656])" office:value-type="float" office:value="95.72" calcext:value-type="float">
            <text:p>95.72</text:p>
          </table:table-cell>
          <table:table-cell table:formula="of:=100 * (1 - [$original_data.D656])" office:value-type="float" office:value="96.61" calcext:value-type="float">
            <text:p>96.6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100 * (1 - [$original_data.C657])" office:value-type="float" office:value="96.56" calcext:value-type="float">
            <text:p>96.56</text:p>
          </table:table-cell>
          <table:table-cell table:formula="of:=100 * (1 - [$original_data.D657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100 * (1 - [$original_data.C658])" office:value-type="float" office:value="96.85" calcext:value-type="float">
            <text:p>96.85</text:p>
          </table:table-cell>
          <table:table-cell table:formula="of:=100 * (1 - [$original_data.D658])" office:value-type="float" office:value="96.85" calcext:value-type="float">
            <text:p>96.8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100 * (1 - [$original_data.C659])" office:value-type="float" office:value="97.09" calcext:value-type="float">
            <text:p>97.09</text:p>
          </table:table-cell>
          <table:table-cell table:formula="of:=100 * (1 - [$original_data.D659])" office:value-type="float" office:value="97.09" calcext:value-type="float">
            <text:p>97.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formula="of:=100 * (1 - [$original_data.C660])" office:value-type="float" office:value="96.4" calcext:value-type="float">
            <text:p>96.4</text:p>
          </table:table-cell>
          <table:table-cell table:formula="of:=100 * (1 - [$original_data.D660])" office:value-type="float" office:value="96.62" calcext:value-type="float">
            <text:p>96.6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formula="of:=100 * (1 - [$original_data.C661])" office:value-type="float" office:value="97.13" calcext:value-type="float">
            <text:p>97.13</text:p>
          </table:table-cell>
          <table:table-cell table:formula="of:=100 * (1 - [$original_data.D661])" office:value-type="float" office:value="97.13" calcext:value-type="float">
            <text:p>97.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formula="of:=100 * (1 - [$original_data.C662])" office:value-type="float" office:value="95.63" calcext:value-type="float">
            <text:p>95.63</text:p>
          </table:table-cell>
          <table:table-cell table:formula="of:=100 * (1 - [$original_data.D662])" office:value-type="float" office:value="95.98" calcext:value-type="float">
            <text:p>95.9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100 * (1 - [$original_data.C663])" office:value-type="float" office:value="96.58" calcext:value-type="float">
            <text:p>96.58</text:p>
          </table:table-cell>
          <table:table-cell table:formula="of:=100 * (1 - [$original_data.D663])" office:value-type="float" office:value="96.81" calcext:value-type="float">
            <text:p>96.8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100 * (1 - [$original_data.C664])" office:value-type="float" office:value="96.41" calcext:value-type="float">
            <text:p>96.41</text:p>
          </table:table-cell>
          <table:table-cell table:formula="of:=100 * (1 - [$original_data.D664])" office:value-type="float" office:value="96.56" calcext:value-type="float">
            <text:p>96.5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100 * (1 - [$original_data.C665])" office:value-type="float" office:value="96.31" calcext:value-type="float">
            <text:p>96.31</text:p>
          </table:table-cell>
          <table:table-cell table:formula="of:=100 * (1 - [$original_data.D665])" office:value-type="float" office:value="96.61" calcext:value-type="float">
            <text:p>96.6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100 * (1 - [$original_data.C666])" office:value-type="float" office:value="95.39" calcext:value-type="float">
            <text:p>95.39</text:p>
          </table:table-cell>
          <table:table-cell table:formula="of:=100 * (1 - [$original_data.D666])" office:value-type="float" office:value="95.94" calcext:value-type="float">
            <text:p>95.9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100 * (1 - [$original_data.C667])" office:value-type="float" office:value="96.97" calcext:value-type="float">
            <text:p>96.97</text:p>
          </table:table-cell>
          <table:table-cell table:formula="of:=100 * (1 - [$original_data.D667])" office:value-type="float" office:value="97.27" calcext:value-type="float">
            <text:p>97.2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formula="of:=100 * (1 - [$original_data.C668])" office:value-type="float" office:value="96.22" calcext:value-type="float">
            <text:p>96.22</text:p>
          </table:table-cell>
          <table:table-cell table:formula="of:=100 * (1 - [$original_data.D668])" office:value-type="float" office:value="96.65" calcext:value-type="float">
            <text:p>96.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table:formula="of:=100 * (1 - [$original_data.C669])" office:value-type="float" office:value="95.95" calcext:value-type="float">
            <text:p>95.95</text:p>
          </table:table-cell>
          <table:table-cell table:formula="of:=100 * (1 - [$original_data.D669])" office:value-type="float" office:value="96.29" calcext:value-type="float">
            <text:p>96.2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formula="of:=100 * (1 - [$original_data.C670])" office:value-type="float" office:value="96.21" calcext:value-type="float">
            <text:p>96.21</text:p>
          </table:table-cell>
          <table:table-cell table:formula="of:=100 * (1 - [$original_data.D670])" office:value-type="float" office:value="96.42" calcext:value-type="float">
            <text:p>96.4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100 * (1 - [$original_data.C671])" office:value-type="float" office:value="96.02" calcext:value-type="float">
            <text:p>96.02</text:p>
          </table:table-cell>
          <table:table-cell table:formula="of:=100 * (1 - [$original_data.D671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100 * (1 - [$original_data.C672])" office:value-type="float" office:value="95.94" calcext:value-type="float">
            <text:p>95.94</text:p>
          </table:table-cell>
          <table:table-cell table:formula="of:=100 * (1 - [$original_data.D672])" office:value-type="float" office:value="96.33" calcext:value-type="float">
            <text:p>96.3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100 * (1 - [$original_data.C673])" office:value-type="float" office:value="96.67" calcext:value-type="float">
            <text:p>96.67</text:p>
          </table:table-cell>
          <table:table-cell table:formula="of:=100 * (1 - [$original_data.D673])" office:value-type="float" office:value="96.67" calcext:value-type="float">
            <text:p>96.6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formula="of:=100 * (1 - [$original_data.C674])" office:value-type="float" office:value="96.39" calcext:value-type="float">
            <text:p>96.39</text:p>
          </table:table-cell>
          <table:table-cell table:formula="of:=100 * (1 - [$original_data.D674])" office:value-type="float" office:value="96.76" calcext:value-type="float">
            <text:p>96.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100 * (1 - [$original_data.C675])" office:value-type="float" office:value="95.75" calcext:value-type="float">
            <text:p>95.75</text:p>
          </table:table-cell>
          <table:table-cell table:formula="of:=100 * (1 - [$original_data.D675])" office:value-type="float" office:value="96.16" calcext:value-type="float">
            <text:p>96.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formula="of:=100 * (1 - [$original_data.C676])" office:value-type="float" office:value="95.32" calcext:value-type="float">
            <text:p>95.32</text:p>
          </table:table-cell>
          <table:table-cell table:formula="of:=100 * (1 - [$original_data.D676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100 * (1 - [$original_data.C677])" office:value-type="float" office:value="97.16" calcext:value-type="float">
            <text:p>97.16</text:p>
          </table:table-cell>
          <table:table-cell table:formula="of:=100 * (1 - [$original_data.D677])" office:value-type="float" office:value="97.16" calcext:value-type="float">
            <text:p>97.1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100 * (1 - [$original_data.C678])" office:value-type="float" office:value="96.32" calcext:value-type="float">
            <text:p>96.32</text:p>
          </table:table-cell>
          <table:table-cell table:formula="of:=100 * (1 - [$original_data.D678])" office:value-type="float" office:value="96.32" calcext:value-type="float">
            <text:p>96.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100 * (1 - [$original_data.C679])" office:value-type="float" office:value="96.72" calcext:value-type="float">
            <text:p>96.72</text:p>
          </table:table-cell>
          <table:table-cell table:formula="of:=100 * (1 - [$original_data.D679])" office:value-type="float" office:value="96.86" calcext:value-type="float">
            <text:p>96.8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table:formula="of:=100 * (1 - [$original_data.C680])" office:value-type="float" office:value="96.58" calcext:value-type="float">
            <text:p>96.58</text:p>
          </table:table-cell>
          <table:table-cell table:formula="of:=100 * (1 - [$original_data.D680])" office:value-type="float" office:value="96.79" calcext:value-type="float">
            <text:p>96.7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formula="of:=100 * (1 - [$original_data.C681])" office:value-type="float" office:value="96.61" calcext:value-type="float">
            <text:p>96.61</text:p>
          </table:table-cell>
          <table:table-cell table:formula="of:=100 * (1 - [$original_data.D681])" office:value-type="float" office:value="96.76" calcext:value-type="float">
            <text:p>96.7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formula="of:=100 * (1 - [$original_data.C682])" office:value-type="float" office:value="96.22" calcext:value-type="float">
            <text:p>96.22</text:p>
          </table:table-cell>
          <table:table-cell table:formula="of:=100 * (1 - [$original_data.D682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100 * (1 - [$original_data.C683])" office:value-type="float" office:value="96.22" calcext:value-type="float">
            <text:p>96.22</text:p>
          </table:table-cell>
          <table:table-cell table:formula="of:=100 * (1 - [$original_data.D683])" office:value-type="float" office:value="96.5" calcext:value-type="float">
            <text:p>96.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formula="of:=100 * (1 - [$original_data.C684])" office:value-type="float" office:value="96.42" calcext:value-type="float">
            <text:p>96.42</text:p>
          </table:table-cell>
          <table:table-cell table:formula="of:=100 * (1 - [$original_data.D684])" office:value-type="float" office:value="96.46" calcext:value-type="float">
            <text:p>96.4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table:formula="of:=100 * (1 - [$original_data.C685])" office:value-type="float" office:value="96.05" calcext:value-type="float">
            <text:p>96.05</text:p>
          </table:table-cell>
          <table:table-cell table:formula="of:=100 * (1 - [$original_data.D685])" office:value-type="float" office:value="96.36" calcext:value-type="float">
            <text:p>96.3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100 * (1 - [$original_data.C686])" office:value-type="float" office:value="96.22" calcext:value-type="float">
            <text:p>96.22</text:p>
          </table:table-cell>
          <table:table-cell table:formula="of:=100 * (1 - [$original_data.D686])" office:value-type="float" office:value="96.44" calcext:value-type="float">
            <text:p>96.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table:formula="of:=100 * (1 - [$original_data.C687])" office:value-type="float" office:value="95.96" calcext:value-type="float">
            <text:p>95.96</text:p>
          </table:table-cell>
          <table:table-cell table:formula="of:=100 * (1 - [$original_data.D687])" office:value-type="float" office:value="96.45" calcext:value-type="float">
            <text:p>96.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100 * (1 - [$original_data.C688])" office:value-type="float" office:value="96.91" calcext:value-type="float">
            <text:p>96.91</text:p>
          </table:table-cell>
          <table:table-cell table:formula="of:=100 * (1 - [$original_data.D688])" office:value-type="float" office:value="96.91" calcext:value-type="float">
            <text:p>96.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formula="of:=100 * (1 - [$original_data.C689])" office:value-type="float" office:value="96.83" calcext:value-type="float">
            <text:p>96.83</text:p>
          </table:table-cell>
          <table:table-cell table:formula="of:=100 * (1 - [$original_data.D689])" office:value-type="float" office:value="97.01" calcext:value-type="float">
            <text:p>97.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100 * (1 - [$original_data.C690])" office:value-type="float" office:value="96.22" calcext:value-type="float">
            <text:p>96.22</text:p>
          </table:table-cell>
          <table:table-cell table:formula="of:=100 * (1 - [$original_data.D690])" office:value-type="float" office:value="96.22" calcext:value-type="float">
            <text:p>96.2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formula="of:=100 * (1 - [$original_data.C691])" office:value-type="float" office:value="95.88" calcext:value-type="float">
            <text:p>95.88</text:p>
          </table:table-cell>
          <table:table-cell table:formula="of:=100 * (1 - [$original_data.D691])" office:value-type="float" office:value="96.09" calcext:value-type="float">
            <text:p>96.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formula="of:=100 * (1 - [$original_data.C692])" office:value-type="float" office:value="95.97" calcext:value-type="float">
            <text:p>95.97</text:p>
          </table:table-cell>
          <table:table-cell table:formula="of:=100 * (1 - [$original_data.D692])" office:value-type="float" office:value="96.05" calcext:value-type="float">
            <text:p>96.0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100 * (1 - [$original_data.C693])" office:value-type="float" office:value="96.56" calcext:value-type="float">
            <text:p>96.56</text:p>
          </table:table-cell>
          <table:table-cell table:formula="of:=100 * (1 - [$original_data.D693])" office:value-type="float" office:value="96.62" calcext:value-type="float">
            <text:p>96.6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formula="of:=100 * (1 - [$original_data.C694])" office:value-type="float" office:value="96.16" calcext:value-type="float">
            <text:p>96.16</text:p>
          </table:table-cell>
          <table:table-cell table:formula="of:=100 * (1 - [$original_data.D694])" office:value-type="float" office:value="96.29" calcext:value-type="float">
            <text:p>96.2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formula="of:=100 * (1 - [$original_data.C695])" office:value-type="float" office:value="95.95" calcext:value-type="float">
            <text:p>95.95</text:p>
          </table:table-cell>
          <table:table-cell table:formula="of:=100 * (1 - [$original_data.D695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100 * (1 - [$original_data.C696])" office:value-type="float" office:value="96.89" calcext:value-type="float">
            <text:p>96.89</text:p>
          </table:table-cell>
          <table:table-cell table:formula="of:=100 * (1 - [$original_data.D696])" office:value-type="float" office:value="96.89" calcext:value-type="float">
            <text:p>96.8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formula="of:=100 * (1 - [$original_data.C697])" office:value-type="float" office:value="96.43" calcext:value-type="float">
            <text:p>96.43</text:p>
          </table:table-cell>
          <table:table-cell table:formula="of:=100 * (1 - [$original_data.D697])" office:value-type="float" office:value="96.43" calcext:value-type="float">
            <text:p>96.4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formula="of:=100 * (1 - [$original_data.C698])" office:value-type="float" office:value="96.79" calcext:value-type="float">
            <text:p>96.79</text:p>
          </table:table-cell>
          <table:table-cell table:formula="of:=100 * (1 - [$original_data.D698])" office:value-type="float" office:value="96.91" calcext:value-type="float">
            <text:p>96.9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formula="of:=100 * (1 - [$original_data.C699])" office:value-type="float" office:value="96.32" calcext:value-type="float">
            <text:p>96.32</text:p>
          </table:table-cell>
          <table:table-cell table:formula="of:=100 * (1 - [$original_data.D699])" office:value-type="float" office:value="96.49" calcext:value-type="float">
            <text:p>96.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formula="of:=100 * (1 - [$original_data.C700])" office:value-type="float" office:value="96.17" calcext:value-type="float">
            <text:p>96.17</text:p>
          </table:table-cell>
          <table:table-cell table:formula="of:=100 * (1 - [$original_data.D700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formula="of:=100 * (1 - [$original_data.C701])" office:value-type="float" office:value="95.96" calcext:value-type="float">
            <text:p>95.96</text:p>
          </table:table-cell>
          <table:table-cell table:formula="of:=100 * (1 - [$original_data.D701])" office:value-type="float" office:value="96.71" calcext:value-type="float">
            <text:p>96.7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table:formula="of:=100 * (1 - [$original_data.C702])" office:value-type="float" office:value="96.92" calcext:value-type="float">
            <text:p>96.92</text:p>
          </table:table-cell>
          <table:table-cell table:formula="of:=100 * (1 - [$original_data.D702])" office:value-type="float" office:value="96.92" calcext:value-type="float">
            <text:p>96.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00 * (1 - [$original_data.C703])" office:value-type="float" office:value="96.6" calcext:value-type="float">
            <text:p>96.6</text:p>
          </table:table-cell>
          <table:table-cell table:formula="of:=100 * (1 - [$original_data.D703])" office:value-type="float" office:value="96.6" calcext:value-type="float">
            <text:p>96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00 * (1 - [$original_data.C704])" office:value-type="float" office:value="96.34" calcext:value-type="float">
            <text:p>96.34</text:p>
          </table:table-cell>
          <table:table-cell table:formula="of:=100 * (1 - [$original_data.D704])" office:value-type="float" office:value="96.67" calcext:value-type="float">
            <text:p>96.6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100 * (1 - [$original_data.C705])" office:value-type="float" office:value="96.35" calcext:value-type="float">
            <text:p>96.35</text:p>
          </table:table-cell>
          <table:table-cell table:formula="of:=100 * (1 - [$original_data.D705])" office:value-type="float" office:value="96.35" calcext:value-type="float">
            <text:p>96.3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100 * (1 - [$original_data.C706])" office:value-type="float" office:value="96.45" calcext:value-type="float">
            <text:p>96.45</text:p>
          </table:table-cell>
          <table:table-cell table:formula="of:=100 * (1 - [$original_data.D706])" office:value-type="float" office:value="97.02" calcext:value-type="float">
            <text:p>97.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100 * (1 - [$original_data.C707])" office:value-type="float" office:value="96.06" calcext:value-type="float">
            <text:p>96.06</text:p>
          </table:table-cell>
          <table:table-cell table:formula="of:=100 * (1 - [$original_data.D707])" office:value-type="float" office:value="96.51" calcext:value-type="float">
            <text:p>96.5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00 * (1 - [$original_data.C708])" office:value-type="float" office:value="96.3" calcext:value-type="float">
            <text:p>96.3</text:p>
          </table:table-cell>
          <table:table-cell table:formula="of:=100 * (1 - [$original_data.D708])" office:value-type="float" office:value="96.63" calcext:value-type="float">
            <text:p>96.6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100 * (1 - [$original_data.C709])" office:value-type="float" office:value="96.34" calcext:value-type="float">
            <text:p>96.34</text:p>
          </table:table-cell>
          <table:table-cell table:formula="of:=100 * (1 - [$original_data.D709])" office:value-type="float" office:value="96.36" calcext:value-type="float">
            <text:p>96.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100 * (1 - [$original_data.C710])" office:value-type="float" office:value="95.84" calcext:value-type="float">
            <text:p>95.84</text:p>
          </table:table-cell>
          <table:table-cell table:formula="of:=100 * (1 - [$original_data.D710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100 * (1 - [$original_data.C711])" office:value-type="float" office:value="95.91" calcext:value-type="float">
            <text:p>95.91</text:p>
          </table:table-cell>
          <table:table-cell table:formula="of:=100 * (1 - [$original_data.D711])" office:value-type="float" office:value="96.14" calcext:value-type="float">
            <text:p>96.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100 * (1 - [$original_data.C712])" office:value-type="float" office:value="96.22" calcext:value-type="float">
            <text:p>96.22</text:p>
          </table:table-cell>
          <table:table-cell table:formula="of:=100 * (1 - [$original_data.D712])" office:value-type="float" office:value="96.8" calcext:value-type="float">
            <text:p>96.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100 * (1 - [$original_data.C713])" office:value-type="float" office:value="96.02" calcext:value-type="float">
            <text:p>96.02</text:p>
          </table:table-cell>
          <table:table-cell table:formula="of:=100 * (1 - [$original_data.D713])" office:value-type="float" office:value="96.22" calcext:value-type="float">
            <text:p>96.2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100 * (1 - [$original_data.C714])" office:value-type="float" office:value="96.3" calcext:value-type="float">
            <text:p>96.3</text:p>
          </table:table-cell>
          <table:table-cell table:formula="of:=100 * (1 - [$original_data.D714])" office:value-type="float" office:value="96.44" calcext:value-type="float">
            <text:p>96.4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100 * (1 - [$original_data.C715])" office:value-type="float" office:value="96.16" calcext:value-type="float">
            <text:p>96.16</text:p>
          </table:table-cell>
          <table:table-cell table:formula="of:=100 * (1 - [$original_data.D715])" office:value-type="float" office:value="96.49" calcext:value-type="float">
            <text:p>96.4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100 * (1 - [$original_data.C716])" office:value-type="float" office:value="97.21" calcext:value-type="float">
            <text:p>97.21</text:p>
          </table:table-cell>
          <table:table-cell table:formula="of:=100 * (1 - [$original_data.D716])" office:value-type="float" office:value="97.21" calcext:value-type="float">
            <text:p>97.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100 * (1 - [$original_data.C717])" office:value-type="float" office:value="95.92" calcext:value-type="float">
            <text:p>95.92</text:p>
          </table:table-cell>
          <table:table-cell table:formula="of:=100 * (1 - [$original_data.D717])" office:value-type="float" office:value="96.7" calcext:value-type="float">
            <text:p>96.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100 * (1 - [$original_data.C718])" office:value-type="float" office:value="96.53" calcext:value-type="float">
            <text:p>96.53</text:p>
          </table:table-cell>
          <table:table-cell table:formula="of:=100 * (1 - [$original_data.D718])" office:value-type="float" office:value="96.53" calcext:value-type="float">
            <text:p>96.5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100 * (1 - [$original_data.C719])" office:value-type="float" office:value="95.35" calcext:value-type="float">
            <text:p>95.35</text:p>
          </table:table-cell>
          <table:table-cell table:formula="of:=100 * (1 - [$original_data.D719])" office:value-type="float" office:value="96.15" calcext:value-type="float">
            <text:p>96.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100 * (1 - [$original_data.C720])" office:value-type="float" office:value="95.77" calcext:value-type="float">
            <text:p>95.77</text:p>
          </table:table-cell>
          <table:table-cell table:formula="of:=100 * (1 - [$original_data.D720])" office:value-type="float" office:value="96.11" calcext:value-type="float">
            <text:p>96.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100 * (1 - [$original_data.C721])" office:value-type="float" office:value="95.76" calcext:value-type="float">
            <text:p>95.76</text:p>
          </table:table-cell>
          <table:table-cell table:formula="of:=100 * (1 - [$original_data.D721])" office:value-type="float" office:value="96.11" calcext:value-type="float">
            <text:p>96.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100 * (1 - [$original_data.C722])" office:value-type="float" office:value="95.82" calcext:value-type="float">
            <text:p>95.82</text:p>
          </table:table-cell>
          <table:table-cell table:formula="of:=100 * (1 - [$original_data.D722])" office:value-type="float" office:value="96.42" calcext:value-type="float">
            <text:p>96.4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100 * (1 - [$original_data.C723])" office:value-type="float" office:value="96.07" calcext:value-type="float">
            <text:p>96.07</text:p>
          </table:table-cell>
          <table:table-cell table:formula="of:=100 * (1 - [$original_data.D723])" office:value-type="float" office:value="96.41" calcext:value-type="float">
            <text:p>96.4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100 * (1 - [$original_data.C724])" office:value-type="float" office:value="95.42" calcext:value-type="float">
            <text:p>95.42</text:p>
          </table:table-cell>
          <table:table-cell table:formula="of:=100 * (1 - [$original_data.D724])" office:value-type="float" office:value="96.23" calcext:value-type="float">
            <text:p>96.2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100 * (1 - [$original_data.C725])" office:value-type="float" office:value="96.15" calcext:value-type="float">
            <text:p>96.15</text:p>
          </table:table-cell>
          <table:table-cell table:formula="of:=100 * (1 - [$original_data.D725])" office:value-type="float" office:value="96.22" calcext:value-type="float">
            <text:p>96.2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100 * (1 - [$original_data.C726])" office:value-type="float" office:value="95.88" calcext:value-type="float">
            <text:p>95.88</text:p>
          </table:table-cell>
          <table:table-cell table:formula="of:=100 * (1 - [$original_data.D726])" office:value-type="float" office:value="95.88" calcext:value-type="float">
            <text:p>95.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100 * (1 - [$original_data.C727])" office:value-type="float" office:value="95.19" calcext:value-type="float">
            <text:p>95.19</text:p>
          </table:table-cell>
          <table:table-cell table:formula="of:=100 * (1 - [$original_data.D727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100 * (1 - [$original_data.C728])" office:value-type="float" office:value="96.1" calcext:value-type="float">
            <text:p>96.1</text:p>
          </table:table-cell>
          <table:table-cell table:formula="of:=100 * (1 - [$original_data.D728])" office:value-type="float" office:value="96.48" calcext:value-type="float">
            <text:p>96.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100 * (1 - [$original_data.C729])" office:value-type="float" office:value="96.27" calcext:value-type="float">
            <text:p>96.27</text:p>
          </table:table-cell>
          <table:table-cell table:formula="of:=100 * (1 - [$original_data.D729])" office:value-type="float" office:value="96.43" calcext:value-type="float">
            <text:p>96.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100 * (1 - [$original_data.C730])" office:value-type="float" office:value="96.19" calcext:value-type="float">
            <text:p>96.19</text:p>
          </table:table-cell>
          <table:table-cell table:formula="of:=100 * (1 - [$original_data.D730])" office:value-type="float" office:value="96.19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100 * (1 - [$original_data.C731])" office:value-type="float" office:value="96.01" calcext:value-type="float">
            <text:p>96.01</text:p>
          </table:table-cell>
          <table:table-cell table:formula="of:=100 * (1 - [$original_data.D731])" office:value-type="float" office:value="96.29" calcext:value-type="float">
            <text:p>96.2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100 * (1 - [$original_data.C732])" office:value-type="float" office:value="96.21" calcext:value-type="float">
            <text:p>96.21</text:p>
          </table:table-cell>
          <table:table-cell table:formula="of:=100 * (1 - [$original_data.D732])" office:value-type="float" office:value="96.76" calcext:value-type="float">
            <text:p>96.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100 * (1 - [$original_data.C733])" office:value-type="float" office:value="95.99" calcext:value-type="float">
            <text:p>95.99</text:p>
          </table:table-cell>
          <table:table-cell table:formula="of:=100 * (1 - [$original_data.D733])" office:value-type="float" office:value="96.37" calcext:value-type="float">
            <text:p>96.3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100 * (1 - [$original_data.C734])" office:value-type="float" office:value="96.68" calcext:value-type="float">
            <text:p>96.68</text:p>
          </table:table-cell>
          <table:table-cell table:formula="of:=100 * (1 - [$original_data.D734])" office:value-type="float" office:value="96.7" calcext:value-type="float">
            <text:p>96.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100 * (1 - [$original_data.C735])" office:value-type="float" office:value="96.08" calcext:value-type="float">
            <text:p>96.08</text:p>
          </table:table-cell>
          <table:table-cell table:formula="of:=100 * (1 - [$original_data.D735])" office:value-type="float" office:value="96.52" calcext:value-type="float">
            <text:p>96.5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100 * (1 - [$original_data.C736])" office:value-type="float" office:value="96.16" calcext:value-type="float">
            <text:p>96.16</text:p>
          </table:table-cell>
          <table:table-cell table:formula="of:=100 * (1 - [$original_data.D736])" office:value-type="float" office:value="96.36" calcext:value-type="float">
            <text:p>96.3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formula="of:=100 * (1 - [$original_data.C737])" office:value-type="float" office:value="95.93" calcext:value-type="float">
            <text:p>95.93</text:p>
          </table:table-cell>
          <table:table-cell table:formula="of:=100 * (1 - [$original_data.D737])" office:value-type="float" office:value="96.52" calcext:value-type="float">
            <text:p>96.5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100 * (1 - [$original_data.C738])" office:value-type="float" office:value="96.19" calcext:value-type="float">
            <text:p>96.19</text:p>
          </table:table-cell>
          <table:table-cell table:formula="of:=100 * (1 - [$original_data.D738])" office:value-type="float" office:value="96.66" calcext:value-type="float">
            <text:p>96.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100 * (1 - [$original_data.C739])" office:value-type="float" office:value="95.48" calcext:value-type="float">
            <text:p>95.48</text:p>
          </table:table-cell>
          <table:table-cell table:formula="of:=100 * (1 - [$original_data.D739])" office:value-type="float" office:value="95.85" calcext:value-type="float">
            <text:p>95.8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100 * (1 - [$original_data.C740])" office:value-type="float" office:value="96.06" calcext:value-type="float">
            <text:p>96.06</text:p>
          </table:table-cell>
          <table:table-cell table:formula="of:=100 * (1 - [$original_data.D740])" office:value-type="float" office:value="96.42" calcext:value-type="float">
            <text:p>96.4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100 * (1 - [$original_data.C741])" office:value-type="float" office:value="96.7" calcext:value-type="float">
            <text:p>96.7</text:p>
          </table:table-cell>
          <table:table-cell table:formula="of:=100 * (1 - [$original_data.D741])" office:value-type="float" office:value="96.75" calcext:value-type="float">
            <text:p>96.7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100 * (1 - [$original_data.C742])" office:value-type="float" office:value="96.15" calcext:value-type="float">
            <text:p>96.15</text:p>
          </table:table-cell>
          <table:table-cell table:formula="of:=100 * (1 - [$original_data.D742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100 * (1 - [$original_data.C743])" office:value-type="float" office:value="96.11" calcext:value-type="float">
            <text:p>96.11</text:p>
          </table:table-cell>
          <table:table-cell table:formula="of:=100 * (1 - [$original_data.D743])" office:value-type="float" office:value="96.44" calcext:value-type="float">
            <text:p>96.4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100 * (1 - [$original_data.C744])" office:value-type="float" office:value="96.34" calcext:value-type="float">
            <text:p>96.34</text:p>
          </table:table-cell>
          <table:table-cell table:formula="of:=100 * (1 - [$original_data.D744])" office:value-type="float" office:value="96.58" calcext:value-type="float">
            <text:p>96.5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100 * (1 - [$original_data.C745])" office:value-type="float" office:value="95.56" calcext:value-type="float">
            <text:p>95.56</text:p>
          </table:table-cell>
          <table:table-cell table:formula="of:=100 * (1 - [$original_data.D745])" office:value-type="float" office:value="95.69" calcext:value-type="float">
            <text:p>95.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100 * (1 - [$original_data.C746])" office:value-type="float" office:value="95.94" calcext:value-type="float">
            <text:p>95.94</text:p>
          </table:table-cell>
          <table:table-cell table:formula="of:=100 * (1 - [$original_data.D746])" office:value-type="float" office:value="96.3" calcext:value-type="float">
            <text:p>96.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100 * (1 - [$original_data.C747])" office:value-type="float" office:value="94.99" calcext:value-type="float">
            <text:p>94.99</text:p>
          </table:table-cell>
          <table:table-cell table:formula="of:=100 * (1 - [$original_data.D747])" office:value-type="float" office:value="95.9" calcext:value-type="float">
            <text:p>95.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formula="of:=100 * (1 - [$original_data.C748])" office:value-type="float" office:value="95.89" calcext:value-type="float">
            <text:p>95.89</text:p>
          </table:table-cell>
          <table:table-cell table:formula="of:=100 * (1 - [$original_data.D748])" office:value-type="float" office:value="95.89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100 * (1 - [$original_data.C749])" office:value-type="float" office:value="96.19" calcext:value-type="float">
            <text:p>96.19</text:p>
          </table:table-cell>
          <table:table-cell table:formula="of:=100 * (1 - [$original_data.D749])" office:value-type="float" office:value="96.26" calcext:value-type="float">
            <text:p>96.2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100 * (1 - [$original_data.C750])" office:value-type="float" office:value="96.17" calcext:value-type="float">
            <text:p>96.17</text:p>
          </table:table-cell>
          <table:table-cell table:formula="of:=100 * (1 - [$original_data.D750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100 * (1 - [$original_data.C751])" office:value-type="float" office:value="96.29" calcext:value-type="float">
            <text:p>96.29</text:p>
          </table:table-cell>
          <table:table-cell table:formula="of:=100 * (1 - [$original_data.D751])" office:value-type="float" office:value="96.29" calcext:value-type="float">
            <text:p>96.2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formula="of:=100 * (1 - [$original_data.C752])" office:value-type="float" office:value="95.83" calcext:value-type="float">
            <text:p>95.83</text:p>
          </table:table-cell>
          <table:table-cell table:formula="of:=100 * (1 - [$original_data.D752])" office:value-type="float" office:value="96.43" calcext:value-type="float">
            <text:p>96.4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100 * (1 - [$original_data.C753])" office:value-type="float" office:value="95.87" calcext:value-type="float">
            <text:p>95.87</text:p>
          </table:table-cell>
          <table:table-cell table:formula="of:=100 * (1 - [$original_data.D753])" office:value-type="float" office:value="97.08" calcext:value-type="float">
            <text:p>97.0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100 * (1 - [$original_data.C754])" office:value-type="float" office:value="95.7" calcext:value-type="float">
            <text:p>95.7</text:p>
          </table:table-cell>
          <table:table-cell table:formula="of:=100 * (1 - [$original_data.D754])" office:value-type="float" office:value="96.03" calcext:value-type="float">
            <text:p>96.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formula="of:=100 * (1 - [$original_data.C755])" office:value-type="float" office:value="96.27" calcext:value-type="float">
            <text:p>96.27</text:p>
          </table:table-cell>
          <table:table-cell table:formula="of:=100 * (1 - [$original_data.D755])" office:value-type="float" office:value="96.5" calcext:value-type="float">
            <text:p>96.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100 * (1 - [$original_data.C756])" office:value-type="float" office:value="96.14" calcext:value-type="float">
            <text:p>96.14</text:p>
          </table:table-cell>
          <table:table-cell table:formula="of:=100 * (1 - [$original_data.D756])" office:value-type="float" office:value="96.14" calcext:value-type="float">
            <text:p>96.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formula="of:=100 * (1 - [$original_data.C757])" office:value-type="float" office:value="95.51" calcext:value-type="float">
            <text:p>95.51</text:p>
          </table:table-cell>
          <table:table-cell table:formula="of:=100 * (1 - [$original_data.D757])" office:value-type="float" office:value="95.88" calcext:value-type="float">
            <text:p>95.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100 * (1 - [$original_data.C758])" office:value-type="float" office:value="96.31" calcext:value-type="float">
            <text:p>96.31</text:p>
          </table:table-cell>
          <table:table-cell table:formula="of:=100 * (1 - [$original_data.D758])" office:value-type="float" office:value="96.34" calcext:value-type="float">
            <text:p>96.3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100 * (1 - [$original_data.C759])" office:value-type="float" office:value="96.15" calcext:value-type="float">
            <text:p>96.15</text:p>
          </table:table-cell>
          <table:table-cell table:formula="of:=100 * (1 - [$original_data.D759])" office:value-type="float" office:value="96.28" calcext:value-type="float">
            <text:p>96.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100 * (1 - [$original_data.C760])" office:value-type="float" office:value="96.28" calcext:value-type="float">
            <text:p>96.28</text:p>
          </table:table-cell>
          <table:table-cell table:formula="of:=100 * (1 - [$original_data.D760])" office:value-type="float" office:value="96.92" calcext:value-type="float">
            <text:p>96.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formula="of:=100 * (1 - [$original_data.C761])" office:value-type="float" office:value="96.39" calcext:value-type="float">
            <text:p>96.39</text:p>
          </table:table-cell>
          <table:table-cell table:formula="of:=100 * (1 - [$original_data.D761])" office:value-type="float" office:value="96.59" calcext:value-type="float">
            <text:p>96.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formula="of:=100 * (1 - [$original_data.C762])" office:value-type="float" office:value="95.79" calcext:value-type="float">
            <text:p>95.79</text:p>
          </table:table-cell>
          <table:table-cell table:formula="of:=100 * (1 - [$original_data.D762])" office:value-type="float" office:value="96.03" calcext:value-type="float">
            <text:p>96.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formula="of:=100 * (1 - [$original_data.C763])" office:value-type="float" office:value="95.42" calcext:value-type="float">
            <text:p>95.42</text:p>
          </table:table-cell>
          <table:table-cell table:formula="of:=100 * (1 - [$original_data.D763])" office:value-type="float" office:value="95.82" calcext:value-type="float">
            <text:p>95.8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formula="of:=100 * (1 - [$original_data.C764])" office:value-type="float" office:value="95.6" calcext:value-type="float">
            <text:p>95.6</text:p>
          </table:table-cell>
          <table:table-cell table:formula="of:=100 * (1 - [$original_data.D764])" office:value-type="float" office:value="96.24" calcext:value-type="float">
            <text:p>96.2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100 * (1 - [$original_data.C765])" office:value-type="float" office:value="95.51" calcext:value-type="float">
            <text:p>95.51</text:p>
          </table:table-cell>
          <table:table-cell table:formula="of:=100 * (1 - [$original_data.D765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formula="of:=100 * (1 - [$original_data.C766])" office:value-type="float" office:value="95.09" calcext:value-type="float">
            <text:p>95.09</text:p>
          </table:table-cell>
          <table:table-cell table:formula="of:=100 * (1 - [$original_data.D766])" office:value-type="float" office:value="95.84" calcext:value-type="float">
            <text:p>95.8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table:formula="of:=100 * (1 - [$original_data.C767])" office:value-type="float" office:value="96.63" calcext:value-type="float">
            <text:p>96.63</text:p>
          </table:table-cell>
          <table:table-cell table:formula="of:=100 * (1 - [$original_data.D767])" office:value-type="float" office:value="97.25" calcext:value-type="float">
            <text:p>97.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formula="of:=100 * (1 - [$original_data.C768])" office:value-type="float" office:value="95.58" calcext:value-type="float">
            <text:p>95.58</text:p>
          </table:table-cell>
          <table:table-cell table:formula="of:=100 * (1 - [$original_data.D768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formula="of:=100 * (1 - [$original_data.C769])" office:value-type="float" office:value="96.32" calcext:value-type="float">
            <text:p>96.32</text:p>
          </table:table-cell>
          <table:table-cell table:formula="of:=100 * (1 - [$original_data.D769])" office:value-type="float" office:value="96.32" calcext:value-type="float">
            <text:p>96.3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100 * (1 - [$original_data.C770])" office:value-type="float" office:value="96.05" calcext:value-type="float">
            <text:p>96.05</text:p>
          </table:table-cell>
          <table:table-cell table:formula="of:=100 * (1 - [$original_data.D770])" office:value-type="float" office:value="96.27" calcext:value-type="float">
            <text:p>96.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formula="of:=100 * (1 - [$original_data.C771])" office:value-type="float" office:value="95.36" calcext:value-type="float">
            <text:p>95.36</text:p>
          </table:table-cell>
          <table:table-cell table:formula="of:=100 * (1 - [$original_data.D771])" office:value-type="float" office:value="96.35" calcext:value-type="float">
            <text:p>96.3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table:formula="of:=100 * (1 - [$original_data.C772])" office:value-type="float" office:value="95.5" calcext:value-type="float">
            <text:p>95.5</text:p>
          </table:table-cell>
          <table:table-cell table:formula="of:=100 * (1 - [$original_data.D772])" office:value-type="float" office:value="95.6" calcext:value-type="float">
            <text:p>95.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100 * (1 - [$original_data.C773])" office:value-type="float" office:value="95.58" calcext:value-type="float">
            <text:p>95.58</text:p>
          </table:table-cell>
          <table:table-cell table:formula="of:=100 * (1 - [$original_data.D773])" office:value-type="float" office:value="96.56" calcext:value-type="float">
            <text:p>96.5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formula="of:=100 * (1 - [$original_data.C774])" office:value-type="float" office:value="96.94" calcext:value-type="float">
            <text:p>96.94</text:p>
          </table:table-cell>
          <table:table-cell table:formula="of:=100 * (1 - [$original_data.D774])" office:value-type="float" office:value="96.94" calcext:value-type="float">
            <text:p>96.9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formula="of:=100 * (1 - [$original_data.C775])" office:value-type="float" office:value="95.99" calcext:value-type="float">
            <text:p>95.99</text:p>
          </table:table-cell>
          <table:table-cell table:formula="of:=100 * (1 - [$original_data.D775])" office:value-type="float" office:value="96.16" calcext:value-type="float">
            <text:p>96.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100 * (1 - [$original_data.C776])" office:value-type="float" office:value="95.27" calcext:value-type="float">
            <text:p>95.27</text:p>
          </table:table-cell>
          <table:table-cell table:formula="of:=100 * (1 - [$original_data.D776])" office:value-type="float" office:value="95.73" calcext:value-type="float">
            <text:p>95.7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table:formula="of:=100 * (1 - [$original_data.C777])" office:value-type="float" office:value="95.71" calcext:value-type="float">
            <text:p>95.71</text:p>
          </table:table-cell>
          <table:table-cell table:formula="of:=100 * (1 - [$original_data.D777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formula="of:=100 * (1 - [$original_data.C778])" office:value-type="float" office:value="96.34" calcext:value-type="float">
            <text:p>96.34</text:p>
          </table:table-cell>
          <table:table-cell table:formula="of:=100 * (1 - [$original_data.D778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100 * (1 - [$original_data.C779])" office:value-type="float" office:value="96.62" calcext:value-type="float">
            <text:p>96.62</text:p>
          </table:table-cell>
          <table:table-cell table:formula="of:=100 * (1 - [$original_data.D779])" office:value-type="float" office:value="97.03" calcext:value-type="float">
            <text:p>97.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formula="of:=100 * (1 - [$original_data.C780])" office:value-type="float" office:value="95.78" calcext:value-type="float">
            <text:p>95.78</text:p>
          </table:table-cell>
          <table:table-cell table:formula="of:=100 * (1 - [$original_data.D780])" office:value-type="float" office:value="96.28" calcext:value-type="float">
            <text:p>96.2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100 * (1 - [$original_data.C781])" office:value-type="float" office:value="96.05" calcext:value-type="float">
            <text:p>96.05</text:p>
          </table:table-cell>
          <table:table-cell table:formula="of:=100 * (1 - [$original_data.D781])" office:value-type="float" office:value="96.05" calcext:value-type="float">
            <text:p>96.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100 * (1 - [$original_data.C782])" office:value-type="float" office:value="96.07" calcext:value-type="float">
            <text:p>96.07</text:p>
          </table:table-cell>
          <table:table-cell table:formula="of:=100 * (1 - [$original_data.D782])" office:value-type="float" office:value="96.4" calcext:value-type="float">
            <text:p>96.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formula="of:=100 * (1 - [$original_data.C783])" office:value-type="float" office:value="96.25" calcext:value-type="float">
            <text:p>96.25</text:p>
          </table:table-cell>
          <table:table-cell table:formula="of:=100 * (1 - [$original_data.D783])" office:value-type="float" office:value="96.33" calcext:value-type="float">
            <text:p>96.3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formula="of:=100 * (1 - [$original_data.C784])" office:value-type="float" office:value="95.74" calcext:value-type="float">
            <text:p>95.74</text:p>
          </table:table-cell>
          <table:table-cell table:formula="of:=100 * (1 - [$original_data.D784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formula="of:=100 * (1 - [$original_data.C785])" office:value-type="float" office:value="96.09" calcext:value-type="float">
            <text:p>96.09</text:p>
          </table:table-cell>
          <table:table-cell table:formula="of:=100 * (1 - [$original_data.D785])" office:value-type="float" office:value="96.56" calcext:value-type="float">
            <text:p>96.5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100 * (1 - [$original_data.C786])" office:value-type="float" office:value="95.98" calcext:value-type="float">
            <text:p>95.98</text:p>
          </table:table-cell>
          <table:table-cell table:formula="of:=100 * (1 - [$original_data.D786])" office:value-type="float" office:value="96.64" calcext:value-type="float">
            <text:p>96.6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formula="of:=100 * (1 - [$original_data.C787])" office:value-type="float" office:value="95.7" calcext:value-type="float">
            <text:p>95.7</text:p>
          </table:table-cell>
          <table:table-cell table:formula="of:=100 * (1 - [$original_data.D787])" office:value-type="float" office:value="96.01" calcext:value-type="float">
            <text:p>96.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formula="of:=100 * (1 - [$original_data.C788])" office:value-type="float" office:value="95.7" calcext:value-type="float">
            <text:p>95.7</text:p>
          </table:table-cell>
          <table:table-cell table:formula="of:=100 * (1 - [$original_data.D788])" office:value-type="float" office:value="96.13" calcext:value-type="float">
            <text:p>96.1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table:formula="of:=100 * (1 - [$original_data.C789])" office:value-type="float" office:value="96.47" calcext:value-type="float">
            <text:p>96.47</text:p>
          </table:table-cell>
          <table:table-cell table:formula="of:=100 * (1 - [$original_data.D789])" office:value-type="float" office:value="96.55" calcext:value-type="float">
            <text:p>96.5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formula="of:=100 * (1 - [$original_data.C790])" office:value-type="float" office:value="95.51" calcext:value-type="float">
            <text:p>95.51</text:p>
          </table:table-cell>
          <table:table-cell table:formula="of:=100 * (1 - [$original_data.D790])" office:value-type="float" office:value="96.03" calcext:value-type="float">
            <text:p>96.0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formula="of:=100 * (1 - [$original_data.C791])" office:value-type="float" office:value="95.33" calcext:value-type="float">
            <text:p>95.33</text:p>
          </table:table-cell>
          <table:table-cell table:formula="of:=100 * (1 - [$original_data.D791])" office:value-type="float" office:value="96.22" calcext:value-type="float">
            <text:p>96.2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formula="of:=100 * (1 - [$original_data.C792])" office:value-type="float" office:value="95.65" calcext:value-type="float">
            <text:p>95.65</text:p>
          </table:table-cell>
          <table:table-cell table:formula="of:=100 * (1 - [$original_data.D792])" office:value-type="float" office:value="96.5" calcext:value-type="float">
            <text:p>96.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100 * (1 - [$original_data.C793])" office:value-type="float" office:value="95.73" calcext:value-type="float">
            <text:p>95.73</text:p>
          </table:table-cell>
          <table:table-cell table:formula="of:=100 * (1 - [$original_data.D793])" office:value-type="float" office:value="95.91" calcext:value-type="float">
            <text:p>95.9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table:formula="of:=100 * (1 - [$original_data.C794])" office:value-type="float" office:value="96.69" calcext:value-type="float">
            <text:p>96.69</text:p>
          </table:table-cell>
          <table:table-cell table:formula="of:=100 * (1 - [$original_data.D794])" office:value-type="float" office:value="96.75" calcext:value-type="float">
            <text:p>96.7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formula="of:=100 * (1 - [$original_data.C795])" office:value-type="float" office:value="95.14" calcext:value-type="float">
            <text:p>95.14</text:p>
          </table:table-cell>
          <table:table-cell table:formula="of:=100 * (1 - [$original_data.D795])" office:value-type="float" office:value="95.68" calcext:value-type="float">
            <text:p>95.6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formula="of:=100 * (1 - [$original_data.C796])" office:value-type="float" office:value="96.3" calcext:value-type="float">
            <text:p>96.3</text:p>
          </table:table-cell>
          <table:table-cell table:formula="of:=100 * (1 - [$original_data.D796])" office:value-type="float" office:value="96.9" calcext:value-type="float">
            <text:p>96.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100 * (1 - [$original_data.C797])" office:value-type="float" office:value="96.1" calcext:value-type="float">
            <text:p>96.1</text:p>
          </table:table-cell>
          <table:table-cell table:formula="of:=100 * (1 - [$original_data.D797])" office:value-type="float" office:value="96.2" calcext:value-type="float">
            <text:p>96.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formula="of:=100 * (1 - [$original_data.C798])" office:value-type="float" office:value="96.72" calcext:value-type="float">
            <text:p>96.72</text:p>
          </table:table-cell>
          <table:table-cell table:formula="of:=100 * (1 - [$original_data.D798])" office:value-type="float" office:value="96.72" calcext:value-type="float">
            <text:p>96.7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formula="of:=100 * (1 - [$original_data.C799])" office:value-type="float" office:value="96.21" calcext:value-type="float">
            <text:p>96.21</text:p>
          </table:table-cell>
          <table:table-cell table:formula="of:=100 * (1 - [$original_data.D799])" office:value-type="float" office:value="96.21" calcext:value-type="float">
            <text:p>96.2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table:formula="of:=100 * (1 - [$original_data.C800])" office:value-type="float" office:value="96.24" calcext:value-type="float">
            <text:p>96.24</text:p>
          </table:table-cell>
          <table:table-cell table:formula="of:=100 * (1 - [$original_data.D800])" office:value-type="float" office:value="96.62" calcext:value-type="float">
            <text:p>96.6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formula="of:=100 * (1 - [$original_data.C801])" office:value-type="float" office:value="96.11" calcext:value-type="float">
            <text:p>96.11</text:p>
          </table:table-cell>
          <table:table-cell table:formula="of:=100 * (1 - [$original_data.D801])" office:value-type="float" office:value="96.29" calcext:value-type="float">
            <text:p>96.2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100 * (1 - [$original_data.C802])" office:value-type="float" office:value="95.81" calcext:value-type="float">
            <text:p>95.81</text:p>
          </table:table-cell>
          <table:table-cell table:formula="of:=100 * (1 - [$original_data.D802])" office:value-type="float" office:value="95.85" calcext:value-type="float">
            <text:p>95.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100 * (1 - [$original_data.C803])" office:value-type="float" office:value="95.92" calcext:value-type="float">
            <text:p>95.92</text:p>
          </table:table-cell>
          <table:table-cell table:formula="of:=100 * (1 - [$original_data.D803])" office:value-type="float" office:value="96.23" calcext:value-type="float">
            <text:p>96.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100 * (1 - [$original_data.C804])" office:value-type="float" office:value="95.72" calcext:value-type="float">
            <text:p>95.72</text:p>
          </table:table-cell>
          <table:table-cell table:formula="of:=100 * (1 - [$original_data.D804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00 * (1 - [$original_data.C805])" office:value-type="float" office:value="95.51" calcext:value-type="float">
            <text:p>95.51</text:p>
          </table:table-cell>
          <table:table-cell table:formula="of:=100 * (1 - [$original_data.D805])" office:value-type="float" office:value="95.51" calcext:value-type="float">
            <text:p>95.5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100 * (1 - [$original_data.C806])" office:value-type="float" office:value="95.43" calcext:value-type="float">
            <text:p>95.43</text:p>
          </table:table-cell>
          <table:table-cell table:formula="of:=100 * (1 - [$original_data.D806])" office:value-type="float" office:value="95.84" calcext:value-type="float">
            <text:p>95.8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00 * (1 - [$original_data.C807])" office:value-type="float" office:value="96.04" calcext:value-type="float">
            <text:p>96.04</text:p>
          </table:table-cell>
          <table:table-cell table:formula="of:=100 * (1 - [$original_data.D807])" office:value-type="float" office:value="96.39" calcext:value-type="float">
            <text:p>96.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100 * (1 - [$original_data.C808])" office:value-type="float" office:value="95.8" calcext:value-type="float">
            <text:p>95.8</text:p>
          </table:table-cell>
          <table:table-cell table:formula="of:=100 * (1 - [$original_data.D808])" office:value-type="float" office:value="95.8" calcext:value-type="float">
            <text:p>95.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100 * (1 - [$original_data.C809])" office:value-type="float" office:value="95.48" calcext:value-type="float">
            <text:p>95.48</text:p>
          </table:table-cell>
          <table:table-cell table:formula="of:=100 * (1 - [$original_data.D809])" office:value-type="float" office:value="96.18" calcext:value-type="float">
            <text:p>96.1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100 * (1 - [$original_data.C810])" office:value-type="float" office:value="95.85" calcext:value-type="float">
            <text:p>95.85</text:p>
          </table:table-cell>
          <table:table-cell table:formula="of:=100 * (1 - [$original_data.D810])" office:value-type="float" office:value="95.85" calcext:value-type="float">
            <text:p>95.8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100 * (1 - [$original_data.C811])" office:value-type="float" office:value="95.39" calcext:value-type="float">
            <text:p>95.39</text:p>
          </table:table-cell>
          <table:table-cell table:formula="of:=100 * (1 - [$original_data.D811])" office:value-type="float" office:value="95.39" calcext:value-type="float">
            <text:p>95.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100 * (1 - [$original_data.C812])" office:value-type="float" office:value="95.36" calcext:value-type="float">
            <text:p>95.36</text:p>
          </table:table-cell>
          <table:table-cell table:formula="of:=100 * (1 - [$original_data.D812])" office:value-type="float" office:value="96.34" calcext:value-type="float">
            <text:p>96.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100 * (1 - [$original_data.C813])" office:value-type="float" office:value="95.77" calcext:value-type="float">
            <text:p>95.77</text:p>
          </table:table-cell>
          <table:table-cell table:formula="of:=100 * (1 - [$original_data.D813])" office:value-type="float" office:value="96.99" calcext:value-type="float">
            <text:p>96.9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100 * (1 - [$original_data.C814])" office:value-type="float" office:value="96.1" calcext:value-type="float">
            <text:p>96.1</text:p>
          </table:table-cell>
          <table:table-cell table:formula="of:=100 * (1 - [$original_data.D814])" office:value-type="float" office:value="96.35" calcext:value-type="float">
            <text:p>96.3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100 * (1 - [$original_data.C815])" office:value-type="float" office:value="95.6" calcext:value-type="float">
            <text:p>95.6</text:p>
          </table:table-cell>
          <table:table-cell table:formula="of:=100 * (1 - [$original_data.D815])" office:value-type="float" office:value="95.88" calcext:value-type="float">
            <text:p>95.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100 * (1 - [$original_data.C816])" office:value-type="float" office:value="95.67" calcext:value-type="float">
            <text:p>95.67</text:p>
          </table:table-cell>
          <table:table-cell table:formula="of:=100 * (1 - [$original_data.D816])" office:value-type="float" office:value="95.67" calcext:value-type="float">
            <text:p>95.6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100 * (1 - [$original_data.C817])" office:value-type="float" office:value="94.82" calcext:value-type="float">
            <text:p>94.82</text:p>
          </table:table-cell>
          <table:table-cell table:formula="of:=100 * (1 - [$original_data.D817])" office:value-type="float" office:value="95.47" calcext:value-type="float">
            <text:p>95.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100 * (1 - [$original_data.C818])" office:value-type="float" office:value="95.78" calcext:value-type="float">
            <text:p>95.78</text:p>
          </table:table-cell>
          <table:table-cell table:formula="of:=100 * (1 - [$original_data.D818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100 * (1 - [$original_data.C819])" office:value-type="float" office:value="95.21" calcext:value-type="float">
            <text:p>95.21</text:p>
          </table:table-cell>
          <table:table-cell table:formula="of:=100 * (1 - [$original_data.D819])" office:value-type="float" office:value="96.02" calcext:value-type="float">
            <text:p>96.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100 * (1 - [$original_data.C820])" office:value-type="float" office:value="95.7" calcext:value-type="float">
            <text:p>95.7</text:p>
          </table:table-cell>
          <table:table-cell table:formula="of:=100 * (1 - [$original_data.D820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100 * (1 - [$original_data.C821])" office:value-type="float" office:value="95.33" calcext:value-type="float">
            <text:p>95.33</text:p>
          </table:table-cell>
          <table:table-cell table:formula="of:=100 * (1 - [$original_data.D821])" office:value-type="float" office:value="95.64" calcext:value-type="float">
            <text:p>95.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100 * (1 - [$original_data.C822])" office:value-type="float" office:value="94.95" calcext:value-type="float">
            <text:p>94.95</text:p>
          </table:table-cell>
          <table:table-cell table:formula="of:=100 * (1 - [$original_data.D822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100 * (1 - [$original_data.C823])" office:value-type="float" office:value="95.25" calcext:value-type="float">
            <text:p>95.25</text:p>
          </table:table-cell>
          <table:table-cell table:formula="of:=100 * (1 - [$original_data.D823])" office:value-type="float" office:value="95.64" calcext:value-type="float">
            <text:p>95.6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100 * (1 - [$original_data.C824])" office:value-type="float" office:value="96.19" calcext:value-type="float">
            <text:p>96.19</text:p>
          </table:table-cell>
          <table:table-cell table:formula="of:=100 * (1 - [$original_data.D824])" office:value-type="float" office:value="96.19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100 * (1 - [$original_data.C825])" office:value-type="float" office:value="94.91" calcext:value-type="float">
            <text:p>94.91</text:p>
          </table:table-cell>
          <table:table-cell table:formula="of:=100 * (1 - [$original_data.D825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100 * (1 - [$original_data.C826])" office:value-type="float" office:value="94.92" calcext:value-type="float">
            <text:p>94.92</text:p>
          </table:table-cell>
          <table:table-cell table:formula="of:=100 * (1 - [$original_data.D826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100 * (1 - [$original_data.C827])" office:value-type="float" office:value="94.94" calcext:value-type="float">
            <text:p>94.94</text:p>
          </table:table-cell>
          <table:table-cell table:formula="of:=100 * (1 - [$original_data.D827])" office:value-type="float" office:value="95.75" calcext:value-type="float">
            <text:p>95.7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100 * (1 - [$original_data.C828])" office:value-type="float" office:value="95.2" calcext:value-type="float">
            <text:p>95.2</text:p>
          </table:table-cell>
          <table:table-cell table:formula="of:=100 * (1 - [$original_data.D828])" office:value-type="float" office:value="95.88" calcext:value-type="float">
            <text:p>95.8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formula="of:=100 * (1 - [$original_data.C829])" office:value-type="float" office:value="96.63" calcext:value-type="float">
            <text:p>96.63</text:p>
          </table:table-cell>
          <table:table-cell table:formula="of:=100 * (1 - [$original_data.D829])" office:value-type="float" office:value="96.68" calcext:value-type="float">
            <text:p>96.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100 * (1 - [$original_data.C830])" office:value-type="float" office:value="96.63" calcext:value-type="float">
            <text:p>96.63</text:p>
          </table:table-cell>
          <table:table-cell table:formula="of:=100 * (1 - [$original_data.D830])" office:value-type="float" office:value="96.63" calcext:value-type="float">
            <text:p>96.6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100 * (1 - [$original_data.C831])" office:value-type="float" office:value="94.93" calcext:value-type="float">
            <text:p>94.93</text:p>
          </table:table-cell>
          <table:table-cell table:formula="of:=100 * (1 - [$original_data.D831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100 * (1 - [$original_data.C832])" office:value-type="float" office:value="95.9" calcext:value-type="float">
            <text:p>95.9</text:p>
          </table:table-cell>
          <table:table-cell table:formula="of:=100 * (1 - [$original_data.D832])" office:value-type="float" office:value="95.91" calcext:value-type="float">
            <text:p>95.9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100 * (1 - [$original_data.C833])" office:value-type="float" office:value="95.85" calcext:value-type="float">
            <text:p>95.85</text:p>
          </table:table-cell>
          <table:table-cell table:formula="of:=100 * (1 - [$original_data.D833])" office:value-type="float" office:value="95.85" calcext:value-type="float">
            <text:p>95.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100 * (1 - [$original_data.C834])" office:value-type="float" office:value="95.86" calcext:value-type="float">
            <text:p>95.86</text:p>
          </table:table-cell>
          <table:table-cell table:formula="of:=100 * (1 - [$original_data.D834])" office:value-type="float" office:value="96.17" calcext:value-type="float">
            <text:p>96.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100 * (1 - [$original_data.C835])" office:value-type="float" office:value="95.81" calcext:value-type="float">
            <text:p>95.81</text:p>
          </table:table-cell>
          <table:table-cell table:formula="of:=100 * (1 - [$original_data.D835])" office:value-type="float" office:value="96.06" calcext:value-type="float">
            <text:p>96.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100 * (1 - [$original_data.C836])" office:value-type="float" office:value="95.59" calcext:value-type="float">
            <text:p>95.59</text:p>
          </table:table-cell>
          <table:table-cell table:formula="of:=100 * (1 - [$original_data.D836])" office:value-type="float" office:value="95.78" calcext:value-type="float">
            <text:p>95.7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100 * (1 - [$original_data.C837])" office:value-type="float" office:value="95.37" calcext:value-type="float">
            <text:p>95.37</text:p>
          </table:table-cell>
          <table:table-cell table:formula="of:=100 * (1 - [$original_data.D837])" office:value-type="float" office:value="95.48" calcext:value-type="float">
            <text:p>95.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100 * (1 - [$original_data.C838])" office:value-type="float" office:value="96.23" calcext:value-type="float">
            <text:p>96.23</text:p>
          </table:table-cell>
          <table:table-cell table:formula="of:=100 * (1 - [$original_data.D838])" office:value-type="float" office:value="96.34" calcext:value-type="float">
            <text:p>96.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formula="of:=100 * (1 - [$original_data.C839])" office:value-type="float" office:value="95.31" calcext:value-type="float">
            <text:p>95.31</text:p>
          </table:table-cell>
          <table:table-cell table:formula="of:=100 * (1 - [$original_data.D839])" office:value-type="float" office:value="95.8" calcext:value-type="float">
            <text:p>95.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100 * (1 - [$original_data.C840])" office:value-type="float" office:value="95.13" calcext:value-type="float">
            <text:p>95.13</text:p>
          </table:table-cell>
          <table:table-cell table:formula="of:=100 * (1 - [$original_data.D840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100 * (1 - [$original_data.C841])" office:value-type="float" office:value="95.84" calcext:value-type="float">
            <text:p>95.84</text:p>
          </table:table-cell>
          <table:table-cell table:formula="of:=100 * (1 - [$original_data.D841])" office:value-type="float" office:value="95.92" calcext:value-type="float">
            <text:p>95.9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100 * (1 - [$original_data.C842])" office:value-type="float" office:value="95.17" calcext:value-type="float">
            <text:p>95.17</text:p>
          </table:table-cell>
          <table:table-cell table:formula="of:=100 * (1 - [$original_data.D842])" office:value-type="float" office:value="95.68" calcext:value-type="float">
            <text:p>95.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100 * (1 - [$original_data.C843])" office:value-type="float" office:value="95.68" calcext:value-type="float">
            <text:p>95.68</text:p>
          </table:table-cell>
          <table:table-cell table:formula="of:=100 * (1 - [$original_data.D843])" office:value-type="float" office:value="96.42" calcext:value-type="float">
            <text:p>96.4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formula="of:=100 * (1 - [$original_data.C844])" office:value-type="float" office:value="95.33" calcext:value-type="float">
            <text:p>95.33</text:p>
          </table:table-cell>
          <table:table-cell table:formula="of:=100 * (1 - [$original_data.D844])" office:value-type="float" office:value="96.06" calcext:value-type="float">
            <text:p>96.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100 * (1 - [$original_data.C845])" office:value-type="float" office:value="95.72" calcext:value-type="float">
            <text:p>95.72</text:p>
          </table:table-cell>
          <table:table-cell table:formula="of:=100 * (1 - [$original_data.D845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100 * (1 - [$original_data.C846])" office:value-type="float" office:value="95.68" calcext:value-type="float">
            <text:p>95.68</text:p>
          </table:table-cell>
          <table:table-cell table:formula="of:=100 * (1 - [$original_data.D846])" office:value-type="float" office:value="95.68" calcext:value-type="float">
            <text:p>95.6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formula="of:=100 * (1 - [$original_data.C847])" office:value-type="float" office:value="95.1" calcext:value-type="float">
            <text:p>95.1</text:p>
          </table:table-cell>
          <table:table-cell table:formula="of:=100 * (1 - [$original_data.D847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100 * (1 - [$original_data.C848])" office:value-type="float" office:value="95.43" calcext:value-type="float">
            <text:p>95.43</text:p>
          </table:table-cell>
          <table:table-cell table:formula="of:=100 * (1 - [$original_data.D848])" office:value-type="float" office:value="95.43" calcext:value-type="float">
            <text:p>95.4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100 * (1 - [$original_data.C849])" office:value-type="float" office:value="95.73" calcext:value-type="float">
            <text:p>95.73</text:p>
          </table:table-cell>
          <table:table-cell table:formula="of:=100 * (1 - [$original_data.D849]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100 * (1 - [$original_data.C850])" office:value-type="float" office:value="94.8" calcext:value-type="float">
            <text:p>94.8</text:p>
          </table:table-cell>
          <table:table-cell table:formula="of:=100 * (1 - [$original_data.D850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100 * (1 - [$original_data.C851])" office:value-type="float" office:value="95.58" calcext:value-type="float">
            <text:p>95.58</text:p>
          </table:table-cell>
          <table:table-cell table:formula="of:=100 * (1 - [$original_data.D851])" office:value-type="float" office:value="95.83" calcext:value-type="float">
            <text:p>95.8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formula="of:=100 * (1 - [$original_data.C852])" office:value-type="float" office:value="95.06" calcext:value-type="float">
            <text:p>95.06</text:p>
          </table:table-cell>
          <table:table-cell table:formula="of:=100 * (1 - [$original_data.D852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100 * (1 - [$original_data.C853])" office:value-type="float" office:value="95.31" calcext:value-type="float">
            <text:p>95.31</text:p>
          </table:table-cell>
          <table:table-cell table:formula="of:=100 * (1 - [$original_data.D853])" office:value-type="float" office:value="96.39" calcext:value-type="float">
            <text:p>96.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100 * (1 - [$original_data.C854])" office:value-type="float" office:value="95.88" calcext:value-type="float">
            <text:p>95.88</text:p>
          </table:table-cell>
          <table:table-cell table:formula="of:=100 * (1 - [$original_data.D854])" office:value-type="float" office:value="96.27" calcext:value-type="float">
            <text:p>96.2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formula="of:=100 * (1 - [$original_data.C855])" office:value-type="float" office:value="95.21" calcext:value-type="float">
            <text:p>95.21</text:p>
          </table:table-cell>
          <table:table-cell table:formula="of:=100 * (1 - [$original_data.D855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formula="of:=100 * (1 - [$original_data.C856])" office:value-type="float" office:value="95.18" calcext:value-type="float">
            <text:p>95.18</text:p>
          </table:table-cell>
          <table:table-cell table:formula="of:=100 * (1 - [$original_data.D856])" office:value-type="float" office:value="95.28" calcext:value-type="float">
            <text:p>95.2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100 * (1 - [$original_data.C857])" office:value-type="float" office:value="95.61" calcext:value-type="float">
            <text:p>95.61</text:p>
          </table:table-cell>
          <table:table-cell table:formula="of:=100 * (1 - [$original_data.D857])"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100 * (1 - [$original_data.C858])" office:value-type="float" office:value="95.63" calcext:value-type="float">
            <text:p>95.63</text:p>
          </table:table-cell>
          <table:table-cell table:formula="of:=100 * (1 - [$original_data.D858])" office:value-type="float" office:value="95.63" calcext:value-type="float">
            <text:p>95.6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100 * (1 - [$original_data.C859])" office:value-type="float" office:value="95.79" calcext:value-type="float">
            <text:p>95.79</text:p>
          </table:table-cell>
          <table:table-cell table:formula="of:=100 * (1 - [$original_data.D859])" office:value-type="float" office:value="95.79" calcext:value-type="float">
            <text:p>95.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formula="of:=100 * (1 - [$original_data.C860])" office:value-type="float" office:value="95.51" calcext:value-type="float">
            <text:p>95.51</text:p>
          </table:table-cell>
          <table:table-cell table:formula="of:=100 * (1 - [$original_data.D860])" office:value-type="float" office:value="96.02" calcext:value-type="float">
            <text:p>96.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table:formula="of:=100 * (1 - [$original_data.C861])" office:value-type="float" office:value="95.17" calcext:value-type="float">
            <text:p>95.17</text:p>
          </table:table-cell>
          <table:table-cell table:formula="of:=100 * (1 - [$original_data.D861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formula="of:=100 * (1 - [$original_data.C862])" office:value-type="float" office:value="95.29" calcext:value-type="float">
            <text:p>95.29</text:p>
          </table:table-cell>
          <table:table-cell table:formula="of:=100 * (1 - [$original_data.D862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100 * (1 - [$original_data.C863])" office:value-type="float" office:value="96.16" calcext:value-type="float">
            <text:p>96.16</text:p>
          </table:table-cell>
          <table:table-cell table:formula="of:=100 * (1 - [$original_data.D863])" office:value-type="float" office:value="96.16" calcext:value-type="float">
            <text:p>96.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formula="of:=100 * (1 - [$original_data.C864])" office:value-type="float" office:value="95.13" calcext:value-type="float">
            <text:p>95.13</text:p>
          </table:table-cell>
          <table:table-cell table:formula="of:=100 * (1 - [$original_data.D864])" office:value-type="float" office:value="95.41" calcext:value-type="float">
            <text:p>95.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formula="of:=100 * (1 - [$original_data.C865])" office:value-type="float" office:value="95.75" calcext:value-type="float">
            <text:p>95.75</text:p>
          </table:table-cell>
          <table:table-cell table:formula="of:=100 * (1 - [$original_data.D865])" office:value-type="float" office:value="95.75" calcext:value-type="float">
            <text:p>95.7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formula="of:=100 * (1 - [$original_data.C866])" office:value-type="float" office:value="95.3" calcext:value-type="float">
            <text:p>95.3</text:p>
          </table:table-cell>
          <table:table-cell table:formula="of:=100 * (1 - [$original_data.D866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100 * (1 - [$original_data.C867])" office:value-type="float" office:value="95.52" calcext:value-type="float">
            <text:p>95.52</text:p>
          </table:table-cell>
          <table:table-cell table:formula="of:=100 * (1 - [$original_data.D867])" office:value-type="float" office:value="95.98" calcext:value-type="float">
            <text:p>95.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100 * (1 - [$original_data.C868])" office:value-type="float" office:value="95.83" calcext:value-type="float">
            <text:p>95.83</text:p>
          </table:table-cell>
          <table:table-cell table:formula="of:=100 * (1 - [$original_data.D868])" office:value-type="float" office:value="95.83" calcext:value-type="float">
            <text:p>95.8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100 * (1 - [$original_data.C869])" office:value-type="float" office:value="94.98" calcext:value-type="float">
            <text:p>94.98</text:p>
          </table:table-cell>
          <table:table-cell table:formula="of:=100 * (1 - [$original_data.D869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table:formula="of:=100 * (1 - [$original_data.C870])" office:value-type="float" office:value="95.01" calcext:value-type="float">
            <text:p>95.01</text:p>
          </table:table-cell>
          <table:table-cell table:formula="of:=100 * (1 - [$original_data.D870])" office:value-type="float" office:value="95.41" calcext:value-type="float">
            <text:p>95.4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100 * (1 - [$original_data.C871])" office:value-type="float" office:value="95.73" calcext:value-type="float">
            <text:p>95.73</text:p>
          </table:table-cell>
          <table:table-cell table:formula="of:=100 * (1 - [$original_data.D871])" office:value-type="float" office:value="95.85" calcext:value-type="float">
            <text:p>95.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formula="of:=100 * (1 - [$original_data.C872])" office:value-type="float" office:value="94.89" calcext:value-type="float">
            <text:p>94.89</text:p>
          </table:table-cell>
          <table:table-cell table:formula="of:=100 * (1 - [$original_data.D872])" office:value-type="float" office:value="95.63" calcext:value-type="float">
            <text:p>95.6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100 * (1 - [$original_data.C873])" office:value-type="float" office:value="95.96" calcext:value-type="float">
            <text:p>95.96</text:p>
          </table:table-cell>
          <table:table-cell table:formula="of:=100 * (1 - [$original_data.D873])" office:value-type="float" office:value="96.33" calcext:value-type="float">
            <text:p>96.3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formula="of:=100 * (1 - [$original_data.C874])" office:value-type="float" office:value="94.82" calcext:value-type="float">
            <text:p>94.82</text:p>
          </table:table-cell>
          <table:table-cell table:formula="of:=100 * (1 - [$original_data.D874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100 * (1 - [$original_data.C875])" office:value-type="float" office:value="96.57" calcext:value-type="float">
            <text:p>96.57</text:p>
          </table:table-cell>
          <table:table-cell table:formula="of:=100 * (1 - [$original_data.D875])" office:value-type="float" office:value="97.17" calcext:value-type="float">
            <text:p>97.1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table:formula="of:=100 * (1 - [$original_data.C876])" office:value-type="float" office:value="95.36" calcext:value-type="float">
            <text:p>95.36</text:p>
          </table:table-cell>
          <table:table-cell table:formula="of:=100 * (1 - [$original_data.D876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table:formula="of:=100 * (1 - [$original_data.C877])" office:value-type="float" office:value="95.5" calcext:value-type="float">
            <text:p>95.5</text:p>
          </table:table-cell>
          <table:table-cell table:formula="of:=100 * (1 - [$original_data.D877])" office:value-type="float" office:value="95.79" calcext:value-type="float">
            <text:p>95.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100 * (1 - [$original_data.C878])" office:value-type="float" office:value="95.14" calcext:value-type="float">
            <text:p>95.14</text:p>
          </table:table-cell>
          <table:table-cell table:formula="of:=100 * (1 - [$original_data.D878])" office:value-type="float" office:value="95.49" calcext:value-type="float">
            <text:p>95.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table:formula="of:=100 * (1 - [$original_data.C879])" office:value-type="float" office:value="94.89" calcext:value-type="float">
            <text:p>94.89</text:p>
          </table:table-cell>
          <table:table-cell table:formula="of:=100 * (1 - [$original_data.D879])" office:value-type="float" office:value="95.39" calcext:value-type="float">
            <text:p>95.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100 * (1 - [$original_data.C880])" office:value-type="float" office:value="95.98" calcext:value-type="float">
            <text:p>95.98</text:p>
          </table:table-cell>
          <table:table-cell table:formula="of:=100 * (1 - [$original_data.D880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100 * (1 - [$original_data.C881])" office:value-type="float" office:value="95.89" calcext:value-type="float">
            <text:p>95.89</text:p>
          </table:table-cell>
          <table:table-cell table:formula="of:=100 * (1 - [$original_data.D881])" office:value-type="float" office:value="95.98" calcext:value-type="float">
            <text:p>95.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formula="of:=100 * (1 - [$original_data.C882])" office:value-type="float" office:value="95.42" calcext:value-type="float">
            <text:p>95.42</text:p>
          </table:table-cell>
          <table:table-cell table:formula="of:=100 * (1 - [$original_data.D882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100 * (1 - [$original_data.C883])" office:value-type="float" office:value="94.74" calcext:value-type="float">
            <text:p>94.74</text:p>
          </table:table-cell>
          <table:table-cell table:formula="of:=100 * (1 - [$original_data.D883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formula="of:=100 * (1 - [$original_data.C884])" office:value-type="float" office:value="94.48" calcext:value-type="float">
            <text:p>94.48</text:p>
          </table:table-cell>
          <table:table-cell table:formula="of:=100 * (1 - [$original_data.D884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table:formula="of:=100 * (1 - [$original_data.C885])" office:value-type="float" office:value="95.19" calcext:value-type="float">
            <text:p>95.19</text:p>
          </table:table-cell>
          <table:table-cell table:formula="of:=100 * (1 - [$original_data.D885])" office:value-type="float" office:value="95.85" calcext:value-type="float">
            <text:p>95.8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formula="of:=100 * (1 - [$original_data.C886])" office:value-type="float" office:value="95.85" calcext:value-type="float">
            <text:p>95.85</text:p>
          </table:table-cell>
          <table:table-cell table:formula="of:=100 * (1 - [$original_data.D886])" office:value-type="float" office:value="96.13" calcext:value-type="float">
            <text:p>96.1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100 * (1 - [$original_data.C887])" office:value-type="float" office:value="95.53" calcext:value-type="float">
            <text:p>95.53</text:p>
          </table:table-cell>
          <table:table-cell table:formula="of:=100 * (1 - [$original_data.D887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table:formula="of:=100 * (1 - [$original_data.C888])" office:value-type="float" office:value="95.73" calcext:value-type="float">
            <text:p>95.73</text:p>
          </table:table-cell>
          <table:table-cell table:formula="of:=100 * (1 - [$original_data.D888])" office:value-type="float" office:value="96.11" calcext:value-type="float">
            <text:p>96.1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formula="of:=100 * (1 - [$original_data.C889])" office:value-type="float" office:value="95.83" calcext:value-type="float">
            <text:p>95.83</text:p>
          </table:table-cell>
          <table:table-cell table:formula="of:=100 * (1 - [$original_data.D889])" office:value-type="float" office:value="96.52" calcext:value-type="float">
            <text:p>96.5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formula="of:=100 * (1 - [$original_data.C890])" office:value-type="float" office:value="95.4" calcext:value-type="float">
            <text:p>95.4</text:p>
          </table:table-cell>
          <table:table-cell table:formula="of:=100 * (1 - [$original_data.D890])" office:value-type="float" office:value="95.74" calcext:value-type="float">
            <text:p>95.7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100 * (1 - [$original_data.C891])" office:value-type="float" office:value="95.54" calcext:value-type="float">
            <text:p>95.54</text:p>
          </table:table-cell>
          <table:table-cell table:formula="of:=100 * (1 - [$original_data.D891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formula="of:=100 * (1 - [$original_data.C892])" office:value-type="float" office:value="95.41" calcext:value-type="float">
            <text:p>95.41</text:p>
          </table:table-cell>
          <table:table-cell table:formula="of:=100 * (1 - [$original_data.D892])" office:value-type="float" office:value="95.96" calcext:value-type="float">
            <text:p>95.9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100 * (1 - [$original_data.C893])" office:value-type="float" office:value="95.97" calcext:value-type="float">
            <text:p>95.97</text:p>
          </table:table-cell>
          <table:table-cell table:formula="of:=100 * (1 - [$original_data.D893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100 * (1 - [$original_data.C894])" office:value-type="float" office:value="96.1" calcext:value-type="float">
            <text:p>96.1</text:p>
          </table:table-cell>
          <table:table-cell table:formula="of:=100 * (1 - [$original_data.D894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100 * (1 - [$original_data.C895])" office:value-type="float" office:value="95.22" calcext:value-type="float">
            <text:p>95.22</text:p>
          </table:table-cell>
          <table:table-cell table:formula="of:=100 * (1 - [$original_data.D895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formula="of:=100 * (1 - [$original_data.C896])" office:value-type="float" office:value="95.93" calcext:value-type="float">
            <text:p>95.93</text:p>
          </table:table-cell>
          <table:table-cell table:formula="of:=100 * (1 - [$original_data.D896])" office:value-type="float" office:value="96.56" calcext:value-type="float">
            <text:p>96.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formula="of:=100 * (1 - [$original_data.C897])" office:value-type="float" office:value="95.7" calcext:value-type="float">
            <text:p>95.7</text:p>
          </table:table-cell>
          <table:table-cell table:formula="of:=100 * (1 - [$original_data.D897])" office:value-type="float" office:value="95.86" calcext:value-type="float">
            <text:p>95.8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formula="of:=100 * (1 - [$original_data.C898])" office:value-type="float" office:value="95.31" calcext:value-type="float">
            <text:p>95.31</text:p>
          </table:table-cell>
          <table:table-cell table:formula="of:=100 * (1 - [$original_data.D898])" office:value-type="float" office:value="96.05" calcext:value-type="float">
            <text:p>96.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formula="of:=100 * (1 - [$original_data.C899])" office:value-type="float" office:value="94.58" calcext:value-type="float">
            <text:p>94.58</text:p>
          </table:table-cell>
          <table:table-cell table:formula="of:=100 * (1 - [$original_data.D899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formula="of:=100 * (1 - [$original_data.C900])" office:value-type="float" office:value="96.01" calcext:value-type="float">
            <text:p>96.01</text:p>
          </table:table-cell>
          <table:table-cell table:formula="of:=100 * (1 - [$original_data.D900])" office:value-type="float" office:value="96.14" calcext:value-type="float">
            <text:p>96.1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100 * (1 - [$original_data.C901])" office:value-type="float" office:value="96.01" calcext:value-type="float">
            <text:p>96.01</text:p>
          </table:table-cell>
          <table:table-cell table:formula="of:=100 * (1 - [$original_data.D901])" office:value-type="float" office:value="96.01" calcext:value-type="float">
            <text:p>96.0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formula="of:=100 * (1 - [$original_data.C902])" office:value-type="float" office:value="95.67" calcext:value-type="float">
            <text:p>95.67</text:p>
          </table:table-cell>
          <table:table-cell table:formula="of:=100 * (1 - [$original_data.D902])" office:value-type="float" office:value="95.67" calcext:value-type="float">
            <text:p>95.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00 * (1 - [$original_data.C903])" office:value-type="float" office:value="96.15" calcext:value-type="float">
            <text:p>96.15</text:p>
          </table:table-cell>
          <table:table-cell table:formula="of:=100 * (1 - [$original_data.D903])" office:value-type="float" office:value="96.15" calcext:value-type="float">
            <text:p>96.1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00 * (1 - [$original_data.C904])" office:value-type="float" office:value="95.54" calcext:value-type="float">
            <text:p>95.54</text:p>
          </table:table-cell>
          <table:table-cell table:formula="of:=100 * (1 - [$original_data.D904])" office:value-type="float" office:value="96.13" calcext:value-type="float">
            <text:p>96.1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 * (1 - [$original_data.C905])" office:value-type="float" office:value="95.65" calcext:value-type="float">
            <text:p>95.65</text:p>
          </table:table-cell>
          <table:table-cell table:formula="of:=100 * (1 - [$original_data.D905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00 * (1 - [$original_data.C906])" office:value-type="float" office:value="94.97" calcext:value-type="float">
            <text:p>94.97</text:p>
          </table:table-cell>
          <table:table-cell table:formula="of:=100 * (1 - [$original_data.D906])" office:value-type="float" office:value="95.87" calcext:value-type="float">
            <text:p>95.8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100 * (1 - [$original_data.C907])" office:value-type="float" office:value="95.43" calcext:value-type="float">
            <text:p>95.43</text:p>
          </table:table-cell>
          <table:table-cell table:formula="of:=100 * (1 - [$original_data.D907])" office:value-type="float" office:value="96.19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100 * (1 - [$original_data.C908])" office:value-type="float" office:value="95" calcext:value-type="float">
            <text:p>95</text:p>
          </table:table-cell>
          <table:table-cell table:formula="of:=100 * (1 - [$original_data.D908])" office:value-type="float" office:value="95.69" calcext:value-type="float">
            <text:p>95.6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100 * (1 - [$original_data.C909])" office:value-type="float" office:value="95.9" calcext:value-type="float">
            <text:p>95.9</text:p>
          </table:table-cell>
          <table:table-cell table:formula="of:=100 * (1 - [$original_data.D909])" office:value-type="float" office:value="95.9" calcext:value-type="float">
            <text:p>95.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100 * (1 - [$original_data.C910])" office:value-type="float" office:value="94.65" calcext:value-type="float">
            <text:p>94.65</text:p>
          </table:table-cell>
          <table:table-cell table:formula="of:=100 * (1 - [$original_data.D910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100 * (1 - [$original_data.C911])" office:value-type="float" office:value="94.23" calcext:value-type="float">
            <text:p>94.23</text:p>
          </table:table-cell>
          <table:table-cell table:formula="of:=100 * (1 - [$original_data.D911])" office:value-type="float" office:value="94.61" calcext:value-type="float">
            <text:p>94.6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formula="of:=100 * (1 - [$original_data.C912])" office:value-type="float" office:value="95.3" calcext:value-type="float">
            <text:p>95.3</text:p>
          </table:table-cell>
          <table:table-cell table:formula="of:=100 * (1 - [$original_data.D912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100 * (1 - [$original_data.C913])" office:value-type="float" office:value="95.66" calcext:value-type="float">
            <text:p>95.66</text:p>
          </table:table-cell>
          <table:table-cell table:formula="of:=100 * (1 - [$original_data.D913])" office:value-type="float" office:value="95.83" calcext:value-type="float">
            <text:p>95.8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100 * (1 - [$original_data.C914])" office:value-type="float" office:value="95.14" calcext:value-type="float">
            <text:p>95.14</text:p>
          </table:table-cell>
          <table:table-cell table:formula="of:=100 * (1 - [$original_data.D914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100 * (1 - [$original_data.C915])" office:value-type="float" office:value="95.45" calcext:value-type="float">
            <text:p>95.45</text:p>
          </table:table-cell>
          <table:table-cell table:formula="of:=100 * (1 - [$original_data.D915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100 * (1 - [$original_data.C916])" office:value-type="float" office:value="95.49" calcext:value-type="float">
            <text:p>95.49</text:p>
          </table:table-cell>
          <table:table-cell table:formula="of:=100 * (1 - [$original_data.D916])" office:value-type="float" office:value="95.67" calcext:value-type="float">
            <text:p>95.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100 * (1 - [$original_data.C917])" office:value-type="float" office:value="95.3" calcext:value-type="float">
            <text:p>95.3</text:p>
          </table:table-cell>
          <table:table-cell table:formula="of:=100 * (1 - [$original_data.D917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100 * (1 - [$original_data.C918])" office:value-type="float" office:value="95.3" calcext:value-type="float">
            <text:p>95.3</text:p>
          </table:table-cell>
          <table:table-cell table:formula="of:=100 * (1 - [$original_data.D918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100 * (1 - [$original_data.C919])" office:value-type="float" office:value="95.27" calcext:value-type="float">
            <text:p>95.27</text:p>
          </table:table-cell>
          <table:table-cell table:formula="of:=100 * (1 - [$original_data.D919])" office:value-type="float" office:value="96.22" calcext:value-type="float">
            <text:p>96.2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100 * (1 - [$original_data.C920])" office:value-type="float" office:value="95.92" calcext:value-type="float">
            <text:p>95.92</text:p>
          </table:table-cell>
          <table:table-cell table:formula="of:=100 * (1 - [$original_data.D920])" office:value-type="float" office:value="95.92" calcext:value-type="float">
            <text:p>95.9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100 * (1 - [$original_data.C921])" office:value-type="float" office:value="95.91" calcext:value-type="float">
            <text:p>95.91</text:p>
          </table:table-cell>
          <table:table-cell table:formula="of:=100 * (1 - [$original_data.D921])" office:value-type="float" office:value="95.91" calcext:value-type="float">
            <text:p>95.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100 * (1 - [$original_data.C922])" office:value-type="float" office:value="95.38" calcext:value-type="float">
            <text:p>95.38</text:p>
          </table:table-cell>
          <table:table-cell table:formula="of:=100 * (1 - [$original_data.D922])" office:value-type="float" office:value="95.94" calcext:value-type="float">
            <text:p>95.9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100 * (1 - [$original_data.C923])" office:value-type="float" office:value="95.35" calcext:value-type="float">
            <text:p>95.35</text:p>
          </table:table-cell>
          <table:table-cell table:formula="of:=100 * (1 - [$original_data.D923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100 * (1 - [$original_data.C924])" office:value-type="float" office:value="95.12" calcext:value-type="float">
            <text:p>95.12</text:p>
          </table:table-cell>
          <table:table-cell table:formula="of:=100 * (1 - [$original_data.D924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100 * (1 - [$original_data.C925])" office:value-type="float" office:value="95.01" calcext:value-type="float">
            <text:p>95.01</text:p>
          </table:table-cell>
          <table:table-cell table:formula="of:=100 * (1 - [$original_data.D925])" office:value-type="float" office:value="95.24" calcext:value-type="float">
            <text:p>95.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100 * (1 - [$original_data.C926])" office:value-type="float" office:value="95.38" calcext:value-type="float">
            <text:p>95.38</text:p>
          </table:table-cell>
          <table:table-cell table:formula="of:=100 * (1 - [$original_data.D926])" office:value-type="float" office:value="96.14" calcext:value-type="float">
            <text:p>96.1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00 * (1 - [$original_data.C927])" office:value-type="float" office:value="95.7" calcext:value-type="float">
            <text:p>95.7</text:p>
          </table:table-cell>
          <table:table-cell table:formula="of:=100 * (1 - [$original_data.D927])" office:value-type="float" office:value="95.77" calcext:value-type="float">
            <text:p>95.7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100 * (1 - [$original_data.C928])" office:value-type="float" office:value="95.28" calcext:value-type="float">
            <text:p>95.28</text:p>
          </table:table-cell>
          <table:table-cell table:formula="of:=100 * (1 - [$original_data.D928])" office:value-type="float" office:value="95.55" calcext:value-type="float">
            <text:p>95.5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100 * (1 - [$original_data.C929])" office:value-type="float" office:value="95.28" calcext:value-type="float">
            <text:p>95.28</text:p>
          </table:table-cell>
          <table:table-cell table:formula="of:=100 * (1 - [$original_data.D929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100 * (1 - [$original_data.C930])" office:value-type="float" office:value="94.91" calcext:value-type="float">
            <text:p>94.91</text:p>
          </table:table-cell>
          <table:table-cell table:formula="of:=100 * (1 - [$original_data.D930])" office:value-type="float" office:value="95.24" calcext:value-type="float">
            <text:p>95.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100 * (1 - [$original_data.C931])" office:value-type="float" office:value="95.42" calcext:value-type="float">
            <text:p>95.42</text:p>
          </table:table-cell>
          <table:table-cell table:formula="of:=100 * (1 - [$original_data.D931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100 * (1 - [$original_data.C932])" office:value-type="float" office:value="95.75" calcext:value-type="float">
            <text:p>95.75</text:p>
          </table:table-cell>
          <table:table-cell table:formula="of:=100 * (1 - [$original_data.D932])" office:value-type="float" office:value="95.75" calcext:value-type="float">
            <text:p>95.7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100 * (1 - [$original_data.C933])" office:value-type="float" office:value="95.81" calcext:value-type="float">
            <text:p>95.81</text:p>
          </table:table-cell>
          <table:table-cell table:formula="of:=100 * (1 - [$original_data.D933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100 * (1 - [$original_data.C934])" office:value-type="float" office:value="95.78" calcext:value-type="float">
            <text:p>95.78</text:p>
          </table:table-cell>
          <table:table-cell table:formula="of:=100 * (1 - [$original_data.D934])" office:value-type="float" office:value="96.46" calcext:value-type="float">
            <text:p>96.4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100 * (1 - [$original_data.C935])" office:value-type="float" office:value="95.28" calcext:value-type="float">
            <text:p>95.28</text:p>
          </table:table-cell>
          <table:table-cell table:formula="of:=100 * (1 - [$original_data.D935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100 * (1 - [$original_data.C936])" office:value-type="float" office:value="95.38" calcext:value-type="float">
            <text:p>95.38</text:p>
          </table:table-cell>
          <table:table-cell table:formula="of:=100 * (1 - [$original_data.D936])" office:value-type="float" office:value="95.69" calcext:value-type="float">
            <text:p>95.6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100 * (1 - [$original_data.C937])" office:value-type="float" office:value="95.14" calcext:value-type="float">
            <text:p>95.14</text:p>
          </table:table-cell>
          <table:table-cell table:formula="of:=100 * (1 - [$original_data.D937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100 * (1 - [$original_data.C938])" office:value-type="float" office:value="95.41" calcext:value-type="float">
            <text:p>95.41</text:p>
          </table:table-cell>
          <table:table-cell table:formula="of:=100 * (1 - [$original_data.D938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100 * (1 - [$original_data.C939])" office:value-type="float" office:value="95.21" calcext:value-type="float">
            <text:p>95.21</text:p>
          </table:table-cell>
          <table:table-cell table:formula="of:=100 * (1 - [$original_data.D939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100 * (1 - [$original_data.C940])" office:value-type="float" office:value="95.12" calcext:value-type="float">
            <text:p>95.12</text:p>
          </table:table-cell>
          <table:table-cell table:formula="of:=100 * (1 - [$original_data.D940])" office:value-type="float" office:value="95.53" calcext:value-type="float">
            <text:p>95.5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100 * (1 - [$original_data.C941])" office:value-type="float" office:value="94.56" calcext:value-type="float">
            <text:p>94.56</text:p>
          </table:table-cell>
          <table:table-cell table:formula="of:=100 * (1 - [$original_data.D941])" office:value-type="float" office:value="95.55" calcext:value-type="float">
            <text:p>95.5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formula="of:=100 * (1 - [$original_data.C942])" office:value-type="float" office:value="95.01" calcext:value-type="float">
            <text:p>95.01</text:p>
          </table:table-cell>
          <table:table-cell table:formula="of:=100 * (1 - [$original_data.D942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100 * (1 - [$original_data.C943])" office:value-type="float" office:value="95.1" calcext:value-type="float">
            <text:p>95.1</text:p>
          </table:table-cell>
          <table:table-cell table:formula="of:=100 * (1 - [$original_data.D943])" office:value-type="float" office:value="95.71" calcext:value-type="float">
            <text:p>95.7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100 * (1 - [$original_data.C944])" office:value-type="float" office:value="95.33" calcext:value-type="float">
            <text:p>95.33</text:p>
          </table:table-cell>
          <table:table-cell table:formula="of:=100 * (1 - [$original_data.D944])" office:value-type="float" office:value="95.95" calcext:value-type="float">
            <text:p>95.9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100 * (1 - [$original_data.C945])" office:value-type="float" office:value="95.24" calcext:value-type="float">
            <text:p>95.24</text:p>
          </table:table-cell>
          <table:table-cell table:formula="of:=100 * (1 - [$original_data.D945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100 * (1 - [$original_data.C946])" office:value-type="float" office:value="94.42" calcext:value-type="float">
            <text:p>94.42</text:p>
          </table:table-cell>
          <table:table-cell table:formula="of:=100 * (1 - [$original_data.D946])" office:value-type="float" office:value="95.39" calcext:value-type="float">
            <text:p>95.3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formula="of:=100 * (1 - [$original_data.C947])" office:value-type="float" office:value="95.45" calcext:value-type="float">
            <text:p>95.45</text:p>
          </table:table-cell>
          <table:table-cell table:formula="of:=100 * (1 - [$original_data.D947])" office:value-type="float" office:value="95.59" calcext:value-type="float">
            <text:p>95.5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formula="of:=100 * (1 - [$original_data.C948])" office:value-type="float" office:value="95.24" calcext:value-type="float">
            <text:p>95.24</text:p>
          </table:table-cell>
          <table:table-cell table:formula="of:=100 * (1 - [$original_data.D948])" office:value-type="float" office:value="95.75" calcext:value-type="float">
            <text:p>95.7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100 * (1 - [$original_data.C949])" office:value-type="float" office:value="94.51" calcext:value-type="float">
            <text:p>94.51</text:p>
          </table:table-cell>
          <table:table-cell table:formula="of:=100 * (1 - [$original_data.D949])" office:value-type="float" office:value="95.63" calcext:value-type="float">
            <text:p>95.6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100 * (1 - [$original_data.C950])" office:value-type="float" office:value="94.81" calcext:value-type="float">
            <text:p>94.81</text:p>
          </table:table-cell>
          <table:table-cell table:formula="of:=100 * (1 - [$original_data.D950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formula="of:=100 * (1 - [$original_data.C951])" office:value-type="float" office:value="95.6" calcext:value-type="float">
            <text:p>95.6</text:p>
          </table:table-cell>
          <table:table-cell table:formula="of:=100 * (1 - [$original_data.D951])" office:value-type="float" office:value="95.7" calcext:value-type="float">
            <text:p>95.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formula="of:=100 * (1 - [$original_data.C952])" office:value-type="float" office:value="95.48" calcext:value-type="float">
            <text:p>95.48</text:p>
          </table:table-cell>
          <table:table-cell table:formula="of:=100 * (1 - [$original_data.D952])"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100 * (1 - [$original_data.C953])" office:value-type="float" office:value="96.01" calcext:value-type="float">
            <text:p>96.01</text:p>
          </table:table-cell>
          <table:table-cell table:formula="of:=100 * (1 - [$original_data.D953])" office:value-type="float" office:value="96.38" calcext:value-type="float">
            <text:p>96.3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formula="of:=100 * (1 - [$original_data.C954])" office:value-type="float" office:value="95.17" calcext:value-type="float">
            <text:p>95.17</text:p>
          </table:table-cell>
          <table:table-cell table:formula="of:=100 * (1 - [$original_data.D954])" office:value-type="float" office:value="95.47" calcext:value-type="float">
            <text:p>95.4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100 * (1 - [$original_data.C955])" office:value-type="float" office:value="95.62" calcext:value-type="float">
            <text:p>95.62</text:p>
          </table:table-cell>
          <table:table-cell table:formula="of:=100 * (1 - [$original_data.D955])" office:value-type="float" office:value="95.69" calcext:value-type="float">
            <text:p>95.6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formula="of:=100 * (1 - [$original_data.C956])" office:value-type="float" office:value="95.52" calcext:value-type="float">
            <text:p>95.52</text:p>
          </table:table-cell>
          <table:table-cell table:formula="of:=100 * (1 - [$original_data.D956])" office:value-type="float" office:value="96.12" calcext:value-type="float">
            <text:p>96.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formula="of:=100 * (1 - [$original_data.C957])" office:value-type="float" office:value="95.45" calcext:value-type="float">
            <text:p>95.45</text:p>
          </table:table-cell>
          <table:table-cell table:formula="of:=100 * (1 - [$original_data.D957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formula="of:=100 * (1 - [$original_data.C958])" office:value-type="float" office:value="95.25" calcext:value-type="float">
            <text:p>95.25</text:p>
          </table:table-cell>
          <table:table-cell table:formula="of:=100 * (1 - [$original_data.D958])" office:value-type="float" office:value="95.43" calcext:value-type="float">
            <text:p>95.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formula="of:=100 * (1 - [$original_data.C959])" office:value-type="float" office:value="95" calcext:value-type="float">
            <text:p>95</text:p>
          </table:table-cell>
          <table:table-cell table:formula="of:=100 * (1 - [$original_data.D959])" office:value-type="float" office:value="95.7" calcext:value-type="float">
            <text:p>95.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100 * (1 - [$original_data.C960])" office:value-type="float" office:value="95.42" calcext:value-type="float">
            <text:p>95.42</text:p>
          </table:table-cell>
          <table:table-cell table:formula="of:=100 * (1 - [$original_data.D960])" office:value-type="float" office:value="95.99" calcext:value-type="float">
            <text:p>95.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100 * (1 - [$original_data.C961])" office:value-type="float" office:value="94.75" calcext:value-type="float">
            <text:p>94.75</text:p>
          </table:table-cell>
          <table:table-cell table:formula="of:=100 * (1 - [$original_data.D961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100 * (1 - [$original_data.C962])" office:value-type="float" office:value="95.65" calcext:value-type="float">
            <text:p>95.65</text:p>
          </table:table-cell>
          <table:table-cell table:formula="of:=100 * (1 - [$original_data.D962])" office:value-type="float" office:value="95.78" calcext:value-type="float">
            <text:p>95.7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100 * (1 - [$original_data.C963])" office:value-type="float" office:value="95.05" calcext:value-type="float">
            <text:p>95.05</text:p>
          </table:table-cell>
          <table:table-cell table:formula="of:=100 * (1 - [$original_data.D963])" office:value-type="float" office:value="95.53" calcext:value-type="float">
            <text:p>95.5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formula="of:=100 * (1 - [$original_data.C964])" office:value-type="float" office:value="94.86" calcext:value-type="float">
            <text:p>94.86</text:p>
          </table:table-cell>
          <table:table-cell table:formula="of:=100 * (1 - [$original_data.D964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table:formula="of:=100 * (1 - [$original_data.C965])" office:value-type="float" office:value="94.88" calcext:value-type="float">
            <text:p>94.88</text:p>
          </table:table-cell>
          <table:table-cell table:formula="of:=100 * (1 - [$original_data.D965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table:formula="of:=100 * (1 - [$original_data.C966])" office:value-type="float" office:value="95.24" calcext:value-type="float">
            <text:p>95.24</text:p>
          </table:table-cell>
          <table:table-cell table:formula="of:=100 * (1 - [$original_data.D966])" office:value-type="float" office:value="95.94" calcext:value-type="float">
            <text:p>95.9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formula="of:=100 * (1 - [$original_data.C967])" office:value-type="float" office:value="95.66" calcext:value-type="float">
            <text:p>95.66</text:p>
          </table:table-cell>
          <table:table-cell table:formula="of:=100 * (1 - [$original_data.D967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formula="of:=100 * (1 - [$original_data.C968])" office:value-type="float" office:value="95.56" calcext:value-type="float">
            <text:p>95.56</text:p>
          </table:table-cell>
          <table:table-cell table:formula="of:=100 * (1 - [$original_data.D968])" office:value-type="float" office:value="95.6" calcext:value-type="float">
            <text:p>95.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table:formula="of:=100 * (1 - [$original_data.C969])" office:value-type="float" office:value="95.01" calcext:value-type="float">
            <text:p>95.01</text:p>
          </table:table-cell>
          <table:table-cell table:formula="of:=100 * (1 - [$original_data.D969])" office:value-type="float" office:value="95.8" calcext:value-type="float">
            <text:p>95.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100 * (1 - [$original_data.C970])" office:value-type="float" office:value="95.17" calcext:value-type="float">
            <text:p>95.17</text:p>
          </table:table-cell>
          <table:table-cell table:formula="of:=100 * (1 - [$original_data.D970])" office:value-type="float" office:value="95.95" calcext:value-type="float">
            <text:p>95.9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formula="of:=100 * (1 - [$original_data.C971])" office:value-type="float" office:value="95.16" calcext:value-type="float">
            <text:p>95.16</text:p>
          </table:table-cell>
          <table:table-cell table:formula="of:=100 * (1 - [$original_data.D971])" office:value-type="float" office:value="95.53" calcext:value-type="float">
            <text:p>95.5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100 * (1 - [$original_data.C972])" office:value-type="float" office:value="95.39" calcext:value-type="float">
            <text:p>95.39</text:p>
          </table:table-cell>
          <table:table-cell table:formula="of:=100 * (1 - [$original_data.D972])" office:value-type="float" office:value="95.99" calcext:value-type="float">
            <text:p>95.9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100 * (1 - [$original_data.C973])" office:value-type="float" office:value="95.63" calcext:value-type="float">
            <text:p>95.63</text:p>
          </table:table-cell>
          <table:table-cell table:formula="of:=100 * (1 - [$original_data.D973])" office:value-type="float" office:value="95.63" calcext:value-type="float">
            <text:p>95.6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formula="of:=100 * (1 - [$original_data.C974])" office:value-type="float" office:value="94.92" calcext:value-type="float">
            <text:p>94.92</text:p>
          </table:table-cell>
          <table:table-cell table:formula="of:=100 * (1 - [$original_data.D974])" office:value-type="float" office:value="95.41" calcext:value-type="float">
            <text:p>95.4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100 * (1 - [$original_data.C975])" office:value-type="float" office:value="95.55" calcext:value-type="float">
            <text:p>95.55</text:p>
          </table:table-cell>
          <table:table-cell table:formula="of:=100 * (1 - [$original_data.D975])" office:value-type="float" office:value="96.09" calcext:value-type="float">
            <text:p>96.0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formula="of:=100 * (1 - [$original_data.C976])" office:value-type="float" office:value="94.57" calcext:value-type="float">
            <text:p>94.57</text:p>
          </table:table-cell>
          <table:table-cell table:formula="of:=100 * (1 - [$original_data.D976])" office:value-type="float" office:value="95.32" calcext:value-type="float">
            <text:p>95.3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formula="of:=100 * (1 - [$original_data.C977])" office:value-type="float" office:value="95.9" calcext:value-type="float">
            <text:p>95.9</text:p>
          </table:table-cell>
          <table:table-cell table:formula="of:=100 * (1 - [$original_data.D977])" office:value-type="float" office:value="95.9" calcext:value-type="float">
            <text:p>95.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formula="of:=100 * (1 - [$original_data.C978])" office:value-type="float" office:value="95.88" calcext:value-type="float">
            <text:p>95.88</text:p>
          </table:table-cell>
          <table:table-cell table:formula="of:=100 * (1 - [$original_data.D978])" office:value-type="float" office:value="96.03" calcext:value-type="float">
            <text:p>96.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100 * (1 - [$original_data.C979])" office:value-type="float" office:value="94.96" calcext:value-type="float">
            <text:p>94.96</text:p>
          </table:table-cell>
          <table:table-cell table:formula="of:=100 * (1 - [$original_data.D979])" office:value-type="float" office:value="95.48" calcext:value-type="float">
            <text:p>95.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formula="of:=100 * (1 - [$original_data.C980])" office:value-type="float" office:value="95.27" calcext:value-type="float">
            <text:p>95.27</text:p>
          </table:table-cell>
          <table:table-cell table:formula="of:=100 * (1 - [$original_data.D980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100 * (1 - [$original_data.C981])" office:value-type="float" office:value="95.16" calcext:value-type="float">
            <text:p>95.16</text:p>
          </table:table-cell>
          <table:table-cell table:formula="of:=100 * (1 - [$original_data.D981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formula="of:=100 * (1 - [$original_data.C982])" office:value-type="float" office:value="95.05" calcext:value-type="float">
            <text:p>95.05</text:p>
          </table:table-cell>
          <table:table-cell table:formula="of:=100 * (1 - [$original_data.D982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formula="of:=100 * (1 - [$original_data.C983])" office:value-type="float" office:value="94.96" calcext:value-type="float">
            <text:p>94.96</text:p>
          </table:table-cell>
          <table:table-cell table:formula="of:=100 * (1 - [$original_data.D983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formula="of:=100 * (1 - [$original_data.C984])" office:value-type="float" office:value="95.27" calcext:value-type="float">
            <text:p>95.27</text:p>
          </table:table-cell>
          <table:table-cell table:formula="of:=100 * (1 - [$original_data.D984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formula="of:=100 * (1 - [$original_data.C985])" office:value-type="float" office:value="95.45" calcext:value-type="float">
            <text:p>95.45</text:p>
          </table:table-cell>
          <table:table-cell table:formula="of:=100 * (1 - [$original_data.D985])" office:value-type="float" office:value="96.04" calcext:value-type="float">
            <text:p>96.0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formula="of:=100 * (1 - [$original_data.C986])" office:value-type="float" office:value="95.88" calcext:value-type="float">
            <text:p>95.88</text:p>
          </table:table-cell>
          <table:table-cell table:formula="of:=100 * (1 - [$original_data.D986])" office:value-type="float" office:value="95.88" calcext:value-type="float">
            <text:p>95.8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table:formula="of:=100 * (1 - [$original_data.C987])" office:value-type="float" office:value="95.3" calcext:value-type="float">
            <text:p>95.3</text:p>
          </table:table-cell>
          <table:table-cell table:formula="of:=100 * (1 - [$original_data.D987])" office:value-type="float" office:value="95.55" calcext:value-type="float">
            <text:p>95.5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table:formula="of:=100 * (1 - [$original_data.C988])" office:value-type="float" office:value="95.57" calcext:value-type="float">
            <text:p>95.57</text:p>
          </table:table-cell>
          <table:table-cell table:formula="of:=100 * (1 - [$original_data.D988])" office:value-type="float" office:value="95.68" calcext:value-type="float">
            <text:p>95.6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formula="of:=100 * (1 - [$original_data.C989])" office:value-type="float" office:value="95.9" calcext:value-type="float">
            <text:p>95.9</text:p>
          </table:table-cell>
          <table:table-cell table:formula="of:=100 * (1 - [$original_data.D989])" office:value-type="float" office:value="96.05" calcext:value-type="float">
            <text:p>96.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table:formula="of:=100 * (1 - [$original_data.C990])" office:value-type="float" office:value="94.97" calcext:value-type="float">
            <text:p>94.97</text:p>
          </table:table-cell>
          <table:table-cell table:formula="of:=100 * (1 - [$original_data.D990])" office:value-type="float" office:value="95.21" calcext:value-type="float">
            <text:p>95.2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formula="of:=100 * (1 - [$original_data.C991])" office:value-type="float" office:value="95.34" calcext:value-type="float">
            <text:p>95.34</text:p>
          </table:table-cell>
          <table:table-cell table:formula="of:=100 * (1 - [$original_data.D991])" office:value-type="float" office:value="95.6" calcext:value-type="float">
            <text:p>95.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100 * (1 - [$original_data.C992])" office:value-type="float" office:value="95.18" calcext:value-type="float">
            <text:p>95.18</text:p>
          </table:table-cell>
          <table:table-cell table:formula="of:=100 * (1 - [$original_data.D992])" office:value-type="float" office:value="96.45" calcext:value-type="float">
            <text:p>96.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formula="of:=100 * (1 - [$original_data.C993])" office:value-type="float" office:value="95.2" calcext:value-type="float">
            <text:p>95.2</text:p>
          </table:table-cell>
          <table:table-cell table:formula="of:=100 * (1 - [$original_data.D993])" office:value-type="float" office:value="95.43" calcext:value-type="float">
            <text:p>95.4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formula="of:=100 * (1 - [$original_data.C994])" office:value-type="float" office:value="95.23" calcext:value-type="float">
            <text:p>95.23</text:p>
          </table:table-cell>
          <table:table-cell table:formula="of:=100 * (1 - [$original_data.D994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table:formula="of:=100 * (1 - [$original_data.C995])" office:value-type="float" office:value="95.44" calcext:value-type="float">
            <text:p>95.44</text:p>
          </table:table-cell>
          <table:table-cell table:formula="of:=100 * (1 - [$original_data.D995])" office:value-type="float" office:value="95.69" calcext:value-type="float">
            <text:p>95.6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table:formula="of:=100 * (1 - [$original_data.C996])" office:value-type="float" office:value="95.42" calcext:value-type="float">
            <text:p>95.42</text:p>
          </table:table-cell>
          <table:table-cell table:formula="of:=100 * (1 - [$original_data.D996])" office:value-type="float" office:value="95.96" calcext:value-type="float">
            <text:p>95.9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table:formula="of:=100 * (1 - [$original_data.C997])" office:value-type="float" office:value="94.93" calcext:value-type="float">
            <text:p>94.93</text:p>
          </table:table-cell>
          <table:table-cell table:formula="of:=100 * (1 - [$original_data.D997])" office:value-type="float" office:value="95.66" calcext:value-type="float">
            <text:p>95.6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formula="of:=100 * (1 - [$original_data.C998])" office:value-type="float" office:value="95.3" calcext:value-type="float">
            <text:p>95.3</text:p>
          </table:table-cell>
          <table:table-cell table:formula="of:=100 * (1 - [$original_data.D998])" office:value-type="float" office:value="95.55" calcext:value-type="float">
            <text:p>95.5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formula="of:=100 * (1 - [$original_data.C999])" office:value-type="float" office:value="95.09" calcext:value-type="float">
            <text:p>95.09</text:p>
          </table:table-cell>
          <table:table-cell table:formula="of:=100 * (1 - [$original_data.D999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formula="of:=100 * (1 - [$original_data.C1000])" office:value-type="float" office:value="95.01" calcext:value-type="float">
            <text:p>95.01</text:p>
          </table:table-cell>
          <table:table-cell table:formula="of:=100 * (1 - [$original_data.D1000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table:formula="of:=100 * (1 - [$original_data.C1001])" office:value-type="float" office:value="96.06" calcext:value-type="float">
            <text:p>96.06</text:p>
          </table:table-cell>
          <table:table-cell table:formula="of:=100 * (1 - [$original_data.D1001])" office:value-type="float" office:value="96.06" calcext:value-type="float">
            <text:p>96.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formula="of:=100 * (1 - [$original_data.C1002])" office:value-type="float" office:value="95.48" calcext:value-type="float">
            <text:p>95.48</text:p>
          </table:table-cell>
          <table:table-cell table:formula="of:=100 * (1 - [$original_data.D1002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00 * (1 - [$original_data.C1003])" office:value-type="float" office:value="95.35" calcext:value-type="float">
            <text:p>95.35</text:p>
          </table:table-cell>
          <table:table-cell table:formula="of:=100 * (1 - [$original_data.D1003])" office:value-type="float" office:value="96.14" calcext:value-type="float">
            <text:p>96.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00 * (1 - [$original_data.C1004])" office:value-type="float" office:value="95.49" calcext:value-type="float">
            <text:p>95.49</text:p>
          </table:table-cell>
          <table:table-cell table:formula="of:=100 * (1 - [$original_data.D1004])" office:value-type="float" office:value="96.09" calcext:value-type="float">
            <text:p>96.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 * (1 - [$original_data.C1005])" office:value-type="float" office:value="95.29" calcext:value-type="float">
            <text:p>95.29</text:p>
          </table:table-cell>
          <table:table-cell table:formula="of:=100 * (1 - [$original_data.D1005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100 * (1 - [$original_data.C1006])" office:value-type="float" office:value="95.26" calcext:value-type="float">
            <text:p>95.26</text:p>
          </table:table-cell>
          <table:table-cell table:formula="of:=100 * (1 - [$original_data.D1006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100 * (1 - [$original_data.C1007])" office:value-type="float" office:value="95.24" calcext:value-type="float">
            <text:p>95.24</text:p>
          </table:table-cell>
          <table:table-cell table:formula="of:=100 * (1 - [$original_data.D1007])" office:value-type="float" office:value="95.76" calcext:value-type="float">
            <text:p>95.7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100 * (1 - [$original_data.C1008])" office:value-type="float" office:value="95.11" calcext:value-type="float">
            <text:p>95.11</text:p>
          </table:table-cell>
          <table:table-cell table:formula="of:=100 * (1 - [$original_data.D1008])" office:value-type="float" office:value="95.66" calcext:value-type="float">
            <text:p>95.6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100 * (1 - [$original_data.C1009])" office:value-type="float" office:value="95.31" calcext:value-type="float">
            <text:p>95.31</text:p>
          </table:table-cell>
          <table:table-cell table:formula="of:=100 * (1 - [$original_data.D1009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100 * (1 - [$original_data.C1010])" office:value-type="float" office:value="95.34" calcext:value-type="float">
            <text:p>95.34</text:p>
          </table:table-cell>
          <table:table-cell table:formula="of:=100 * (1 - [$original_data.D1010])" office:value-type="float" office:value="95.82" calcext:value-type="float">
            <text:p>95.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100 * (1 - [$original_data.C1011])" office:value-type="float" office:value="95.46" calcext:value-type="float">
            <text:p>95.46</text:p>
          </table:table-cell>
          <table:table-cell table:formula="of:=100 * (1 - [$original_data.D1011])" office:value-type="float" office:value="95.46" calcext:value-type="float">
            <text:p>95.4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100 * (1 - [$original_data.C1012])" office:value-type="float" office:value="95.53" calcext:value-type="float">
            <text:p>95.53</text:p>
          </table:table-cell>
          <table:table-cell table:formula="of:=100 * (1 - [$original_data.D1012])" office:value-type="float" office:value="96.03" calcext:value-type="float">
            <text:p>96.0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100 * (1 - [$original_data.C1013])" office:value-type="float" office:value="95.4" calcext:value-type="float">
            <text:p>95.4</text:p>
          </table:table-cell>
          <table:table-cell table:formula="of:=100 * (1 - [$original_data.D1013])" office:value-type="float" office:value="95.47" calcext:value-type="float">
            <text:p>95.4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100 * (1 - [$original_data.C1014])" office:value-type="float" office:value="95.51" calcext:value-type="float">
            <text:p>95.51</text:p>
          </table:table-cell>
          <table:table-cell table:formula="of:=100 * (1 - [$original_data.D1014])" office:value-type="float" office:value="95.73" calcext:value-type="float">
            <text:p>95.7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100 * (1 - [$original_data.C1015])" office:value-type="float" office:value="95.24" calcext:value-type="float">
            <text:p>95.24</text:p>
          </table:table-cell>
          <table:table-cell table:formula="of:=100 * (1 - [$original_data.D1015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00 * (1 - [$original_data.C1016])" office:value-type="float" office:value="94.91" calcext:value-type="float">
            <text:p>94.91</text:p>
          </table:table-cell>
          <table:table-cell table:formula="of:=100 * (1 - [$original_data.D1016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100 * (1 - [$original_data.C1017])" office:value-type="float" office:value="95.39" calcext:value-type="float">
            <text:p>95.39</text:p>
          </table:table-cell>
          <table:table-cell table:formula="of:=100 * (1 - [$original_data.D1017])" office:value-type="float" office:value="95.72" calcext:value-type="float">
            <text:p>95.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100 * (1 - [$original_data.C1018])" office:value-type="float" office:value="95" calcext:value-type="float">
            <text:p>95</text:p>
          </table:table-cell>
          <table:table-cell table:formula="of:=100 * (1 - [$original_data.D1018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100 * (1 - [$original_data.C1019])" office:value-type="float" office:value="95.46" calcext:value-type="float">
            <text:p>95.46</text:p>
          </table:table-cell>
          <table:table-cell table:formula="of:=100 * (1 - [$original_data.D1019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100 * (1 - [$original_data.C1020])" office:value-type="float" office:value="94.67" calcext:value-type="float">
            <text:p>94.67</text:p>
          </table:table-cell>
          <table:table-cell table:formula="of:=100 * (1 - [$original_data.D1020])" office:value-type="float" office:value="94.89" calcext:value-type="float">
            <text:p>94.8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100 * (1 - [$original_data.C1021])" office:value-type="float" office:value="95.44" calcext:value-type="float">
            <text:p>95.44</text:p>
          </table:table-cell>
          <table:table-cell table:formula="of:=100 * (1 - [$original_data.D1021])" office:value-type="float" office:value="95.68" calcext:value-type="float">
            <text:p>95.6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100 * (1 - [$original_data.C1022])" office:value-type="float" office:value="95.55" calcext:value-type="float">
            <text:p>95.55</text:p>
          </table:table-cell>
          <table:table-cell table:formula="of:=100 * (1 - [$original_data.D1022])" office:value-type="float" office:value="95.55" calcext:value-type="float">
            <text:p>95.5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100 * (1 - [$original_data.C1023])" office:value-type="float" office:value="94.47" calcext:value-type="float">
            <text:p>94.47</text:p>
          </table:table-cell>
          <table:table-cell table:formula="of:=100 * (1 - [$original_data.D1023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100 * (1 - [$original_data.C1024])" office:value-type="float" office:value="95.38" calcext:value-type="float">
            <text:p>95.38</text:p>
          </table:table-cell>
          <table:table-cell table:formula="of:=100 * (1 - [$original_data.D1024])" office:value-type="float" office:value="95.9" calcext:value-type="float">
            <text:p>95.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100 * (1 - [$original_data.C1025])" office:value-type="float" office:value="95.38" calcext:value-type="float">
            <text:p>95.38</text:p>
          </table:table-cell>
          <table:table-cell table:formula="of:=100 * (1 - [$original_data.D1025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100 * (1 - [$original_data.C1026])" office:value-type="float" office:value="94.66" calcext:value-type="float">
            <text:p>94.66</text:p>
          </table:table-cell>
          <table:table-cell table:formula="of:=100 * (1 - [$original_data.D1026])" office:value-type="float" office:value="95.23" calcext:value-type="float">
            <text:p>95.2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100 * (1 - [$original_data.C1027])" office:value-type="float" office:value="95.06" calcext:value-type="float">
            <text:p>95.06</text:p>
          </table:table-cell>
          <table:table-cell table:formula="of:=100 * (1 - [$original_data.D1027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100 * (1 - [$original_data.C1028])" office:value-type="float" office:value="95.32" calcext:value-type="float">
            <text:p>95.32</text:p>
          </table:table-cell>
          <table:table-cell table:formula="of:=100 * (1 - [$original_data.D1028])" office:value-type="float" office:value="95.32" calcext:value-type="float">
            <text:p>95.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100 * (1 - [$original_data.C1029])" office:value-type="float" office:value="95.16" calcext:value-type="float">
            <text:p>95.16</text:p>
          </table:table-cell>
          <table:table-cell table:formula="of:=100 * (1 - [$original_data.D1029])" office:value-type="float" office:value="95.34" calcext:value-type="float">
            <text:p>95.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100 * (1 - [$original_data.C1030])" office:value-type="float" office:value="94.86" calcext:value-type="float">
            <text:p>94.86</text:p>
          </table:table-cell>
          <table:table-cell table:formula="of:=100 * (1 - [$original_data.D1030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100 * (1 - [$original_data.C1031])" office:value-type="float" office:value="94.68" calcext:value-type="float">
            <text:p>94.68</text:p>
          </table:table-cell>
          <table:table-cell table:formula="of:=100 * (1 - [$original_data.D1031])" office:value-type="float" office:value="95.23" calcext:value-type="float">
            <text:p>95.2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100 * (1 - [$original_data.C1032])" office:value-type="float" office:value="95.41" calcext:value-type="float">
            <text:p>95.41</text:p>
          </table:table-cell>
          <table:table-cell table:formula="of:=100 * (1 - [$original_data.D1032])" office:value-type="float" office:value="95.59" calcext:value-type="float">
            <text:p>95.5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100 * (1 - [$original_data.C1033])" office:value-type="float" office:value="95.29" calcext:value-type="float">
            <text:p>95.29</text:p>
          </table:table-cell>
          <table:table-cell table:formula="of:=100 * (1 - [$original_data.D1033])" office:value-type="float" office:value="95.79" calcext:value-type="float">
            <text:p>95.7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100 * (1 - [$original_data.C1034])" office:value-type="float" office:value="95.48" calcext:value-type="float">
            <text:p>95.48</text:p>
          </table:table-cell>
          <table:table-cell table:formula="of:=100 * (1 - [$original_data.D1034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100 * (1 - [$original_data.C1035])" office:value-type="float" office:value="95.16" calcext:value-type="float">
            <text:p>95.16</text:p>
          </table:table-cell>
          <table:table-cell table:formula="of:=100 * (1 - [$original_data.D1035])" office:value-type="float" office:value="95.34" calcext:value-type="float">
            <text:p>95.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formula="of:=100 * (1 - [$original_data.C1036])" office:value-type="float" office:value="95.17" calcext:value-type="float">
            <text:p>95.17</text:p>
          </table:table-cell>
          <table:table-cell table:formula="of:=100 * (1 - [$original_data.D1036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formula="of:=100 * (1 - [$original_data.C1037])" office:value-type="float" office:value="95.12" calcext:value-type="float">
            <text:p>95.12</text:p>
          </table:table-cell>
          <table:table-cell table:formula="of:=100 * (1 - [$original_data.D1037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100 * (1 - [$original_data.C1038])" office:value-type="float" office:value="95.69" calcext:value-type="float">
            <text:p>95.69</text:p>
          </table:table-cell>
          <table:table-cell table:formula="of:=100 * (1 - [$original_data.D1038])" office:value-type="float" office:value="95.78" calcext:value-type="float">
            <text:p>95.7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100 * (1 - [$original_data.C1039])" office:value-type="float" office:value="95.44" calcext:value-type="float">
            <text:p>95.44</text:p>
          </table:table-cell>
          <table:table-cell table:formula="of:=100 * (1 - [$original_data.D1039])" office:value-type="float" office:value="96.11" calcext:value-type="float">
            <text:p>96.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100 * (1 - [$original_data.C1040])" office:value-type="float" office:value="94.19" calcext:value-type="float">
            <text:p>94.19</text:p>
          </table:table-cell>
          <table:table-cell table:formula="of:=100 * (1 - [$original_data.D1040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100 * (1 - [$original_data.C1041])" office:value-type="float" office:value="94.44" calcext:value-type="float">
            <text:p>94.44</text:p>
          </table:table-cell>
          <table:table-cell table:formula="of:=100 * (1 - [$original_data.D1041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100 * (1 - [$original_data.C1042])" office:value-type="float" office:value="94.94" calcext:value-type="float">
            <text:p>94.94</text:p>
          </table:table-cell>
          <table:table-cell table:formula="of:=100 * (1 - [$original_data.D1042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100 * (1 - [$original_data.C1043])" office:value-type="float" office:value="95.82" calcext:value-type="float">
            <text:p>95.82</text:p>
          </table:table-cell>
          <table:table-cell table:formula="of:=100 * (1 - [$original_data.D1043])" office:value-type="float" office:value="95.98" calcext:value-type="float">
            <text:p>95.9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100 * (1 - [$original_data.C1044])" office:value-type="float" office:value="95.35" calcext:value-type="float">
            <text:p>95.35</text:p>
          </table:table-cell>
          <table:table-cell table:formula="of:=100 * (1 - [$original_data.D1044])" office:value-type="float" office:value="95.74" calcext:value-type="float">
            <text:p>95.7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formula="of:=100 * (1 - [$original_data.C1045])" office:value-type="float" office:value="95.41" calcext:value-type="float">
            <text:p>95.41</text:p>
          </table:table-cell>
          <table:table-cell table:formula="of:=100 * (1 - [$original_data.D1045])" office:value-type="float" office:value="95.53" calcext:value-type="float">
            <text:p>95.5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100 * (1 - [$original_data.C1046])" office:value-type="float" office:value="95.11" calcext:value-type="float">
            <text:p>95.11</text:p>
          </table:table-cell>
          <table:table-cell table:formula="of:=100 * (1 - [$original_data.D1046])" office:value-type="float" office:value="96.25" calcext:value-type="float">
            <text:p>96.2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100 * (1 - [$original_data.C1047])" office:value-type="float" office:value="95.31" calcext:value-type="float">
            <text:p>95.31</text:p>
          </table:table-cell>
          <table:table-cell table:formula="of:=100 * (1 - [$original_data.D1047])" office:value-type="float" office:value="95.82" calcext:value-type="float">
            <text:p>95.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100 * (1 - [$original_data.C1048])" office:value-type="float" office:value="95.14" calcext:value-type="float">
            <text:p>95.14</text:p>
          </table:table-cell>
          <table:table-cell table:formula="of:=100 * (1 - [$original_data.D1048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100 * (1 - [$original_data.C1049])" office:value-type="float" office:value="95.07" calcext:value-type="float">
            <text:p>95.07</text:p>
          </table:table-cell>
          <table:table-cell table:formula="of:=100 * (1 - [$original_data.D1049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100 * (1 - [$original_data.C1050])" office:value-type="float" office:value="94.63" calcext:value-type="float">
            <text:p>94.63</text:p>
          </table:table-cell>
          <table:table-cell table:formula="of:=100 * (1 - [$original_data.D1050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100 * (1 - [$original_data.C1051])" office:value-type="float" office:value="94.5" calcext:value-type="float">
            <text:p>94.5</text:p>
          </table:table-cell>
          <table:table-cell table:formula="of:=100 * (1 - [$original_data.D1051])" office:value-type="float" office:value="95.14" calcext:value-type="float">
            <text:p>95.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formula="of:=100 * (1 - [$original_data.C1052])" office:value-type="float" office:value="95.14" calcext:value-type="float">
            <text:p>95.14</text:p>
          </table:table-cell>
          <table:table-cell table:formula="of:=100 * (1 - [$original_data.D1052])" office:value-type="float" office:value="95.14" calcext:value-type="float">
            <text:p>95.1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100 * (1 - [$original_data.C1053])" office:value-type="float" office:value="96.11" calcext:value-type="float">
            <text:p>96.11</text:p>
          </table:table-cell>
          <table:table-cell table:formula="of:=100 * (1 - [$original_data.D1053])" office:value-type="float" office:value="96.11" calcext:value-type="float">
            <text:p>96.1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formula="of:=100 * (1 - [$original_data.C1054])" office:value-type="float" office:value="94.82" calcext:value-type="float">
            <text:p>94.82</text:p>
          </table:table-cell>
          <table:table-cell table:formula="of:=100 * (1 - [$original_data.D1054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100 * (1 - [$original_data.C1055])" office:value-type="float" office:value="95.32" calcext:value-type="float">
            <text:p>95.32</text:p>
          </table:table-cell>
          <table:table-cell table:formula="of:=100 * (1 - [$original_data.D1055])" office:value-type="float" office:value="95.93" calcext:value-type="float">
            <text:p>95.9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formula="of:=100 * (1 - [$original_data.C1056])" office:value-type="float" office:value="95.38" calcext:value-type="float">
            <text:p>95.38</text:p>
          </table:table-cell>
          <table:table-cell table:formula="of:=100 * (1 - [$original_data.D1056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100 * (1 - [$original_data.C1057])" office:value-type="float" office:value="95.61" calcext:value-type="float">
            <text:p>95.61</text:p>
          </table:table-cell>
          <table:table-cell table:formula="of:=100 * (1 - [$original_data.D1057])"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formula="of:=100 * (1 - [$original_data.C1058])" office:value-type="float" office:value="95.01" calcext:value-type="float">
            <text:p>95.01</text:p>
          </table:table-cell>
          <table:table-cell table:formula="of:=100 * (1 - [$original_data.D1058])" office:value-type="float" office:value="95.01" calcext:value-type="float">
            <text:p>95.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formula="of:=100 * (1 - [$original_data.C1059])" office:value-type="float" office:value="95.27" calcext:value-type="float">
            <text:p>95.27</text:p>
          </table:table-cell>
          <table:table-cell table:formula="of:=100 * (1 - [$original_data.D1059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formula="of:=100 * (1 - [$original_data.C1060])" office:value-type="float" office:value="95.23" calcext:value-type="float">
            <text:p>95.23</text:p>
          </table:table-cell>
          <table:table-cell table:formula="of:=100 * (1 - [$original_data.D1060])" office:value-type="float" office:value="96.44" calcext:value-type="float">
            <text:p>96.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100 * (1 - [$original_data.C1061])" office:value-type="float" office:value="95.11" calcext:value-type="float">
            <text:p>95.11</text:p>
          </table:table-cell>
          <table:table-cell table:formula="of:=100 * (1 - [$original_data.D1061])"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formula="of:=100 * (1 - [$original_data.C1062])" office:value-type="float" office:value="95.28" calcext:value-type="float">
            <text:p>95.28</text:p>
          </table:table-cell>
          <table:table-cell table:formula="of:=100 * (1 - [$original_data.D1062])" office:value-type="float" office:value="95.6" calcext:value-type="float">
            <text:p>95.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100 * (1 - [$original_data.C1063])" office:value-type="float" office:value="95.34" calcext:value-type="float">
            <text:p>95.34</text:p>
          </table:table-cell>
          <table:table-cell table:formula="of:=100 * (1 - [$original_data.D1063])" office:value-type="float" office:value="95.34" calcext:value-type="float">
            <text:p>95.3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formula="of:=100 * (1 - [$original_data.C1064])" office:value-type="float" office:value="95.15" calcext:value-type="float">
            <text:p>95.15</text:p>
          </table:table-cell>
          <table:table-cell table:formula="of:=100 * (1 - [$original_data.D1064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100 * (1 - [$original_data.C1065])" office:value-type="float" office:value="95.22" calcext:value-type="float">
            <text:p>95.22</text:p>
          </table:table-cell>
          <table:table-cell table:formula="of:=100 * (1 - [$original_data.D1065])" office:value-type="float" office:value="95.23" calcext:value-type="float">
            <text:p>95.2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formula="of:=100 * (1 - [$original_data.C1066])" office:value-type="float" office:value="95.02" calcext:value-type="float">
            <text:p>95.02</text:p>
          </table:table-cell>
          <table:table-cell table:formula="of:=100 * (1 - [$original_data.D1066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formula="of:=100 * (1 - [$original_data.C1067])" office:value-type="float" office:value="95.47" calcext:value-type="float">
            <text:p>95.47</text:p>
          </table:table-cell>
          <table:table-cell table:formula="of:=100 * (1 - [$original_data.D1067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100 * (1 - [$original_data.C1068])" office:value-type="float" office:value="94.14" calcext:value-type="float">
            <text:p>94.14</text:p>
          </table:table-cell>
          <table:table-cell table:formula="of:=100 * (1 - [$original_data.D1068])" office:value-type="float" office:value="95.2" calcext:value-type="float">
            <text:p>95.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formula="of:=100 * (1 - [$original_data.C1069])" office:value-type="float" office:value="95.17" calcext:value-type="float">
            <text:p>95.17</text:p>
          </table:table-cell>
          <table:table-cell table:formula="of:=100 * (1 - [$original_data.D1069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formula="of:=100 * (1 - [$original_data.C1070])" office:value-type="float" office:value="94.51" calcext:value-type="float">
            <text:p>94.51</text:p>
          </table:table-cell>
          <table:table-cell table:formula="of:=100 * (1 - [$original_data.D1070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formula="of:=100 * (1 - [$original_data.C1071])" office:value-type="float" office:value="95.04" calcext:value-type="float">
            <text:p>95.04</text:p>
          </table:table-cell>
          <table:table-cell table:formula="of:=100 * (1 - [$original_data.D1071])" office:value-type="float" office:value="95.41" calcext:value-type="float">
            <text:p>95.4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formula="of:=100 * (1 - [$original_data.C1072])" office:value-type="float" office:value="95.17" calcext:value-type="float">
            <text:p>95.17</text:p>
          </table:table-cell>
          <table:table-cell table:formula="of:=100 * (1 - [$original_data.D1072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100 * (1 - [$original_data.C1073])" office:value-type="float" office:value="96.44" calcext:value-type="float">
            <text:p>96.44</text:p>
          </table:table-cell>
          <table:table-cell table:formula="of:=100 * (1 - [$original_data.D1073])" office:value-type="float" office:value="96.45" calcext:value-type="float">
            <text:p>96.4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formula="of:=100 * (1 - [$original_data.C1074])" office:value-type="float" office:value="94.79" calcext:value-type="float">
            <text:p>94.79</text:p>
          </table:table-cell>
          <table:table-cell table:formula="of:=100 * (1 - [$original_data.D1074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formula="of:=100 * (1 - [$original_data.C1075])" office:value-type="float" office:value="95.63" calcext:value-type="float">
            <text:p>95.63</text:p>
          </table:table-cell>
          <table:table-cell table:formula="of:=100 * (1 - [$original_data.D1075])" office:value-type="float" office:value="95.94" calcext:value-type="float">
            <text:p>95.9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formula="of:=100 * (1 - [$original_data.C1076])" office:value-type="float" office:value="94.92" calcext:value-type="float">
            <text:p>94.92</text:p>
          </table:table-cell>
          <table:table-cell table:formula="of:=100 * (1 - [$original_data.D1076])" office:value-type="float" office:value="95.32" calcext:value-type="float">
            <text:p>95.3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formula="of:=100 * (1 - [$original_data.C1077])" office:value-type="float" office:value="94.32" calcext:value-type="float">
            <text:p>94.32</text:p>
          </table:table-cell>
          <table:table-cell table:formula="of:=100 * (1 - [$original_data.D1077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100 * (1 - [$original_data.C1078])" office:value-type="float" office:value="95.26" calcext:value-type="float">
            <text:p>95.26</text:p>
          </table:table-cell>
          <table:table-cell table:formula="of:=100 * (1 - [$original_data.D1078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formula="of:=100 * (1 - [$original_data.C1079])" office:value-type="float" office:value="95.1" calcext:value-type="float">
            <text:p>95.1</text:p>
          </table:table-cell>
          <table:table-cell table:formula="of:=100 * (1 - [$original_data.D1079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table:formula="of:=100 * (1 - [$original_data.C1080])" office:value-type="float" office:value="95.57" calcext:value-type="float">
            <text:p>95.57</text:p>
          </table:table-cell>
          <table:table-cell table:formula="of:=100 * (1 - [$original_data.D1080])" office:value-type="float" office:value="95.82" calcext:value-type="float">
            <text:p>95.8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100 * (1 - [$original_data.C1081])" office:value-type="float" office:value="95.08" calcext:value-type="float">
            <text:p>95.08</text:p>
          </table:table-cell>
          <table:table-cell table:formula="of:=100 * (1 - [$original_data.D1081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formula="of:=100 * (1 - [$original_data.C1082])" office:value-type="float" office:value="96.01" calcext:value-type="float">
            <text:p>96.01</text:p>
          </table:table-cell>
          <table:table-cell table:formula="of:=100 * (1 - [$original_data.D1082])" office:value-type="float" office:value="96.19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100 * (1 - [$original_data.C1083])" office:value-type="float" office:value="94.69" calcext:value-type="float">
            <text:p>94.69</text:p>
          </table:table-cell>
          <table:table-cell table:formula="of:=100 * (1 - [$original_data.D1083])" office:value-type="float" office:value="94.77" calcext:value-type="float">
            <text:p>94.7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formula="of:=100 * (1 - [$original_data.C1084])" office:value-type="float" office:value="94.85" calcext:value-type="float">
            <text:p>94.85</text:p>
          </table:table-cell>
          <table:table-cell table:formula="of:=100 * (1 - [$original_data.D1084])" office:value-type="float" office:value="95.89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formula="of:=100 * (1 - [$original_data.C1085])" office:value-type="float" office:value="94.89" calcext:value-type="float">
            <text:p>94.89</text:p>
          </table:table-cell>
          <table:table-cell table:formula="of:=100 * (1 - [$original_data.D1085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100 * (1 - [$original_data.C1086])" office:value-type="float" office:value="95.35" calcext:value-type="float">
            <text:p>95.35</text:p>
          </table:table-cell>
          <table:table-cell table:formula="of:=100 * (1 - [$original_data.D1086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100 * (1 - [$original_data.C1087])" office:value-type="float" office:value="95.33" calcext:value-type="float">
            <text:p>95.33</text:p>
          </table:table-cell>
          <table:table-cell table:formula="of:=100 * (1 - [$original_data.D1087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formula="of:=100 * (1 - [$original_data.C1088])" office:value-type="float" office:value="95.14" calcext:value-type="float">
            <text:p>95.14</text:p>
          </table:table-cell>
          <table:table-cell table:formula="of:=100 * (1 - [$original_data.D1088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formula="of:=100 * (1 - [$original_data.C1089])" office:value-type="float" office:value="95.64" calcext:value-type="float">
            <text:p>95.64</text:p>
          </table:table-cell>
          <table:table-cell table:formula="of:=100 * (1 - [$original_data.D1089])" office:value-type="float" office:value="95.64" calcext:value-type="float">
            <text:p>95.6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formula="of:=100 * (1 - [$original_data.C1090])" office:value-type="float" office:value="95.61" calcext:value-type="float">
            <text:p>95.61</text:p>
          </table:table-cell>
          <table:table-cell table:formula="of:=100 * (1 - [$original_data.D1090])"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formula="of:=100 * (1 - [$original_data.C1091])" office:value-type="float" office:value="95.34" calcext:value-type="float">
            <text:p>95.34</text:p>
          </table:table-cell>
          <table:table-cell table:formula="of:=100 * (1 - [$original_data.D1091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100 * (1 - [$original_data.C1092])" office:value-type="float" office:value="95.39" calcext:value-type="float">
            <text:p>95.39</text:p>
          </table:table-cell>
          <table:table-cell table:formula="of:=100 * (1 - [$original_data.D1092])" office:value-type="float" office:value="95.6" calcext:value-type="float">
            <text:p>95.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100 * (1 - [$original_data.C1093])" office:value-type="float" office:value="95.21" calcext:value-type="float">
            <text:p>95.21</text:p>
          </table:table-cell>
          <table:table-cell table:formula="of:=100 * (1 - [$original_data.D1093])" office:value-type="float" office:value="95.21" calcext:value-type="float">
            <text:p>95.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formula="of:=100 * (1 - [$original_data.C1094])" office:value-type="float" office:value="95.59" calcext:value-type="float">
            <text:p>95.59</text:p>
          </table:table-cell>
          <table:table-cell table:formula="of:=100 * (1 - [$original_data.D1094])" office:value-type="float" office:value="95.73" calcext:value-type="float">
            <text:p>95.7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formula="of:=100 * (1 - [$original_data.C1095])" office:value-type="float" office:value="95.24" calcext:value-type="float">
            <text:p>95.24</text:p>
          </table:table-cell>
          <table:table-cell table:formula="of:=100 * (1 - [$original_data.D1095])" office:value-type="float" office:value="95.39" calcext:value-type="float">
            <text:p>95.3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formula="of:=100 * (1 - [$original_data.C1096])" office:value-type="float" office:value="95.77" calcext:value-type="float">
            <text:p>95.77</text:p>
          </table:table-cell>
          <table:table-cell table:formula="of:=100 * (1 - [$original_data.D1096])" office:value-type="float" office:value="95.8" calcext:value-type="float">
            <text:p>95.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formula="of:=100 * (1 - [$original_data.C1097])" office:value-type="float" office:value="94.7" calcext:value-type="float">
            <text:p>94.7</text:p>
          </table:table-cell>
          <table:table-cell table:formula="of:=100 * (1 - [$original_data.D1097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100 * (1 - [$original_data.C1098])" office:value-type="float" office:value="95.12" calcext:value-type="float">
            <text:p>95.12</text:p>
          </table:table-cell>
          <table:table-cell table:formula="of:=100 * (1 - [$original_data.D1098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formula="of:=100 * (1 - [$original_data.C1099])" office:value-type="float" office:value="95.86" calcext:value-type="float">
            <text:p>95.86</text:p>
          </table:table-cell>
          <table:table-cell table:formula="of:=100 * (1 - [$original_data.D1099])" office:value-type="float" office:value="95.86" calcext:value-type="float">
            <text:p>95.8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formula="of:=100 * (1 - [$original_data.C1100])" office:value-type="float" office:value="95.37" calcext:value-type="float">
            <text:p>95.37</text:p>
          </table:table-cell>
          <table:table-cell table:formula="of:=100 * (1 - [$original_data.D1100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100 * (1 - [$original_data.C1101])" office:value-type="float" office:value="95.92" calcext:value-type="float">
            <text:p>95.92</text:p>
          </table:table-cell>
          <table:table-cell table:formula="of:=100 * (1 - [$original_data.D1101])" office:value-type="float" office:value="96.01" calcext:value-type="float">
            <text:p>96.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100 * (1 - [$original_data.C1102])" office:value-type="float" office:value="94.7" calcext:value-type="float">
            <text:p>94.7</text:p>
          </table:table-cell>
          <table:table-cell table:formula="of:=100 * (1 - [$original_data.D1102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100 * (1 - [$original_data.C1103])" office:value-type="float" office:value="95.13" calcext:value-type="float">
            <text:p>95.13</text:p>
          </table:table-cell>
          <table:table-cell table:formula="of:=100 * (1 - [$original_data.D1103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100 * (1 - [$original_data.C1104])" office:value-type="float" office:value="95.15" calcext:value-type="float">
            <text:p>95.15</text:p>
          </table:table-cell>
          <table:table-cell table:formula="of:=100 * (1 - [$original_data.D1104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 * (1 - [$original_data.C1105])" office:value-type="float" office:value="94.39" calcext:value-type="float">
            <text:p>94.39</text:p>
          </table:table-cell>
          <table:table-cell table:formula="of:=100 * (1 - [$original_data.D1105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100 * (1 - [$original_data.C1106])" office:value-type="float" office:value="95.67" calcext:value-type="float">
            <text:p>95.67</text:p>
          </table:table-cell>
          <table:table-cell table:formula="of:=100 * (1 - [$original_data.D1106])" office:value-type="float" office:value="95.84" calcext:value-type="float">
            <text:p>95.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100 * (1 - [$original_data.C1107])" office:value-type="float" office:value="95.97" calcext:value-type="float">
            <text:p>95.97</text:p>
          </table:table-cell>
          <table:table-cell table:formula="of:=100 * (1 - [$original_data.D1107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100 * (1 - [$original_data.C1108])" office:value-type="float" office:value="94.86" calcext:value-type="float">
            <text:p>94.86</text:p>
          </table:table-cell>
          <table:table-cell table:formula="of:=100 * (1 - [$original_data.D1108])"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100 * (1 - [$original_data.C1109])" office:value-type="float" office:value="95.36" calcext:value-type="float">
            <text:p>95.36</text:p>
          </table:table-cell>
          <table:table-cell table:formula="of:=100 * (1 - [$original_data.D1109])" office:value-type="float" office:value="95.67" calcext:value-type="float">
            <text:p>95.6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100 * (1 - [$original_data.C1110])" office:value-type="float" office:value="95.14" calcext:value-type="float">
            <text:p>95.14</text:p>
          </table:table-cell>
          <table:table-cell table:formula="of:=100 * (1 - [$original_data.D1110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100 * (1 - [$original_data.C1111])" office:value-type="float" office:value="94.65" calcext:value-type="float">
            <text:p>94.65</text:p>
          </table:table-cell>
          <table:table-cell table:formula="of:=100 * (1 - [$original_data.D1111])" office:value-type="float" office:value="94.89" calcext:value-type="float">
            <text:p>94.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100 * (1 - [$original_data.C1112])" office:value-type="float" office:value="94.67" calcext:value-type="float">
            <text:p>94.67</text:p>
          </table:table-cell>
          <table:table-cell table:formula="of:=100 * (1 - [$original_data.D1112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100 * (1 - [$original_data.C1113])" office:value-type="float" office:value="95.1" calcext:value-type="float">
            <text:p>95.1</text:p>
          </table:table-cell>
          <table:table-cell table:formula="of:=100 * (1 - [$original_data.D1113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100 * (1 - [$original_data.C1114])" office:value-type="float" office:value="94.35" calcext:value-type="float">
            <text:p>94.35</text:p>
          </table:table-cell>
          <table:table-cell table:formula="of:=100 * (1 - [$original_data.D1114])" office:value-type="float" office:value="94.9" calcext:value-type="float">
            <text:p>94.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100 * (1 - [$original_data.C1115])" office:value-type="float" office:value="94.81" calcext:value-type="float">
            <text:p>94.81</text:p>
          </table:table-cell>
          <table:table-cell table:formula="of:=100 * (1 - [$original_data.D1115])" office:value-type="float" office:value="94.95" calcext:value-type="float">
            <text:p>94.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100 * (1 - [$original_data.C1116])" office:value-type="float" office:value="95.35" calcext:value-type="float">
            <text:p>95.35</text:p>
          </table:table-cell>
          <table:table-cell table:formula="of:=100 * (1 - [$original_data.D1116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100 * (1 - [$original_data.C1117])" office:value-type="float" office:value="95.27" calcext:value-type="float">
            <text:p>95.27</text:p>
          </table:table-cell>
          <table:table-cell table:formula="of:=100 * (1 - [$original_data.D1117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100 * (1 - [$original_data.C1118])" office:value-type="float" office:value="95.51" calcext:value-type="float">
            <text:p>95.51</text:p>
          </table:table-cell>
          <table:table-cell table:formula="of:=100 * (1 - [$original_data.D1118])" office:value-type="float" office:value="95.87" calcext:value-type="float">
            <text:p>95.8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100 * (1 - [$original_data.C1119])" office:value-type="float" office:value="95.01" calcext:value-type="float">
            <text:p>95.01</text:p>
          </table:table-cell>
          <table:table-cell table:formula="of:=100 * (1 - [$original_data.D1119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100 * (1 - [$original_data.C1120])" office:value-type="float" office:value="95.12" calcext:value-type="float">
            <text:p>95.12</text:p>
          </table:table-cell>
          <table:table-cell table:formula="of:=100 * (1 - [$original_data.D1120])" office:value-type="float" office:value="95.24" calcext:value-type="float">
            <text:p>95.2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100 * (1 - [$original_data.C1121])" office:value-type="float" office:value="95.25" calcext:value-type="float">
            <text:p>95.25</text:p>
          </table:table-cell>
          <table:table-cell table:formula="of:=100 * (1 - [$original_data.D1121])" office:value-type="float" office:value="95.66" calcext:value-type="float">
            <text:p>95.6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100 * (1 - [$original_data.C1122])" office:value-type="float" office:value="94.95" calcext:value-type="float">
            <text:p>94.95</text:p>
          </table:table-cell>
          <table:table-cell table:formula="of:=100 * (1 - [$original_data.D1122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100 * (1 - [$original_data.C1123])" office:value-type="float" office:value="95.35" calcext:value-type="float">
            <text:p>95.35</text:p>
          </table:table-cell>
          <table:table-cell table:formula="of:=100 * (1 - [$original_data.D1123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100 * (1 - [$original_data.C1124])" office:value-type="float" office:value="95.1" calcext:value-type="float">
            <text:p>95.1</text:p>
          </table:table-cell>
          <table:table-cell table:formula="of:=100 * (1 - [$original_data.D1124])" office:value-type="float" office:value="95.73" calcext:value-type="float">
            <text:p>95.7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100 * (1 - [$original_data.C1125])" office:value-type="float" office:value="94.92" calcext:value-type="float">
            <text:p>94.92</text:p>
          </table:table-cell>
          <table:table-cell table:formula="of:=100 * (1 - [$original_data.D1125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100 * (1 - [$original_data.C1126])" office:value-type="float" office:value="94.9" calcext:value-type="float">
            <text:p>94.9</text:p>
          </table:table-cell>
          <table:table-cell table:formula="of:=100 * (1 - [$original_data.D1126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100 * (1 - [$original_data.C1127])" office:value-type="float" office:value="95.43" calcext:value-type="float">
            <text:p>95.43</text:p>
          </table:table-cell>
          <table:table-cell table:formula="of:=100 * (1 - [$original_data.D1127])" office:value-type="float" office:value="95.43" calcext:value-type="float">
            <text:p>95.4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100 * (1 - [$original_data.C1128])" office:value-type="float" office:value="95.01" calcext:value-type="float">
            <text:p>95.01</text:p>
          </table:table-cell>
          <table:table-cell table:formula="of:=100 * (1 - [$original_data.D1128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100 * (1 - [$original_data.C1129])" office:value-type="float" office:value="94.89" calcext:value-type="float">
            <text:p>94.89</text:p>
          </table:table-cell>
          <table:table-cell table:formula="of:=100 * (1 - [$original_data.D1129])" office:value-type="float" office:value="95.69" calcext:value-type="float">
            <text:p>95.6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100 * (1 - [$original_data.C1130])" office:value-type="float" office:value="95.18" calcext:value-type="float">
            <text:p>95.18</text:p>
          </table:table-cell>
          <table:table-cell table:formula="of:=100 * (1 - [$original_data.D1130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100 * (1 - [$original_data.C1131])" office:value-type="float" office:value="94.66" calcext:value-type="float">
            <text:p>94.66</text:p>
          </table:table-cell>
          <table:table-cell table:formula="of:=100 * (1 - [$original_data.D1131])" office:value-type="float" office:value="95.15" calcext:value-type="float">
            <text:p>95.1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100 * (1 - [$original_data.C1132])" office:value-type="float" office:value="95.39" calcext:value-type="float">
            <text:p>95.39</text:p>
          </table:table-cell>
          <table:table-cell table:formula="of:=100 * (1 - [$original_data.D1132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100 * (1 - [$original_data.C1133])" office:value-type="float" office:value="95.54" calcext:value-type="float">
            <text:p>95.54</text:p>
          </table:table-cell>
          <table:table-cell table:formula="of:=100 * (1 - [$original_data.D1133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100 * (1 - [$original_data.C1134])" office:value-type="float" office:value="95.29" calcext:value-type="float">
            <text:p>95.29</text:p>
          </table:table-cell>
          <table:table-cell table:formula="of:=100 * (1 - [$original_data.D1134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100 * (1 - [$original_data.C1135])" office:value-type="float" office:value="95.38" calcext:value-type="float">
            <text:p>95.38</text:p>
          </table:table-cell>
          <table:table-cell table:formula="of:=100 * (1 - [$original_data.D1135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100 * (1 - [$original_data.C1136])" office:value-type="float" office:value="94.34" calcext:value-type="float">
            <text:p>94.34</text:p>
          </table:table-cell>
          <table:table-cell table:formula="of:=100 * (1 - [$original_data.D1136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100 * (1 - [$original_data.C1137])" office:value-type="float" office:value="95.15" calcext:value-type="float">
            <text:p>95.15</text:p>
          </table:table-cell>
          <table:table-cell table:formula="of:=100 * (1 - [$original_data.D1137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100 * (1 - [$original_data.C1138])" office:value-type="float" office:value="95.03" calcext:value-type="float">
            <text:p>95.03</text:p>
          </table:table-cell>
          <table:table-cell table:formula="of:=100 * (1 - [$original_data.D1138])" office:value-type="float" office:value="95.48" calcext:value-type="float">
            <text:p>95.4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100 * (1 - [$original_data.C1139])" office:value-type="float" office:value="94.62" calcext:value-type="float">
            <text:p>94.62</text:p>
          </table:table-cell>
          <table:table-cell table:formula="of:=100 * (1 - [$original_data.D1139])" office:value-type="float" office:value="95.34" calcext:value-type="float">
            <text:p>95.3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formula="of:=100 * (1 - [$original_data.C1140])" office:value-type="float" office:value="95.46" calcext:value-type="float">
            <text:p>95.46</text:p>
          </table:table-cell>
          <table:table-cell table:formula="of:=100 * (1 - [$original_data.D1140])" office:value-type="float" office:value="95.46" calcext:value-type="float">
            <text:p>95.4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100 * (1 - [$original_data.C1141])" office:value-type="float" office:value="94.79" calcext:value-type="float">
            <text:p>94.79</text:p>
          </table:table-cell>
          <table:table-cell table:formula="of:=100 * (1 - [$original_data.D1141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100 * (1 - [$original_data.C1142])" office:value-type="float" office:value="94.41" calcext:value-type="float">
            <text:p>94.41</text:p>
          </table:table-cell>
          <table:table-cell table:formula="of:=100 * (1 - [$original_data.D1142])" office:value-type="float" office:value="94.84" calcext:value-type="float">
            <text:p>94.8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100 * (1 - [$original_data.C1143])" office:value-type="float" office:value="95.2" calcext:value-type="float">
            <text:p>95.2</text:p>
          </table:table-cell>
          <table:table-cell table:formula="of:=100 * (1 - [$original_data.D1143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100 * (1 - [$original_data.C1144])" office:value-type="float" office:value="95.11" calcext:value-type="float">
            <text:p>95.11</text:p>
          </table:table-cell>
          <table:table-cell table:formula="of:=100 * (1 - [$original_data.D1144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100 * (1 - [$original_data.C1145])" office:value-type="float" office:value="95.25" calcext:value-type="float">
            <text:p>95.25</text:p>
          </table:table-cell>
          <table:table-cell table:formula="of:=100 * (1 - [$original_data.D1145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100 * (1 - [$original_data.C1146])" office:value-type="float" office:value="94.44" calcext:value-type="float">
            <text:p>94.44</text:p>
          </table:table-cell>
          <table:table-cell table:formula="of:=100 * (1 - [$original_data.D1146])" office:value-type="float" office:value="95.22" calcext:value-type="float">
            <text:p>95.2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100 * (1 - [$original_data.C1147])" office:value-type="float" office:value="95.17" calcext:value-type="float">
            <text:p>95.17</text:p>
          </table:table-cell>
          <table:table-cell table:formula="of:=100 * (1 - [$original_data.D1147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100 * (1 - [$original_data.C1148])" office:value-type="float" office:value="94.07" calcext:value-type="float">
            <text:p>94.07</text:p>
          </table:table-cell>
          <table:table-cell table:formula="of:=100 * (1 - [$original_data.D1148])" office:value-type="float" office:value="94.95" calcext:value-type="float">
            <text:p>94.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100 * (1 - [$original_data.C1149])" office:value-type="float" office:value="94.71" calcext:value-type="float">
            <text:p>94.71</text:p>
          </table:table-cell>
          <table:table-cell table:formula="of:=100 * (1 - [$original_data.D1149])"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formula="of:=100 * (1 - [$original_data.C1150])" office:value-type="float" office:value="94.53" calcext:value-type="float">
            <text:p>94.53</text:p>
          </table:table-cell>
          <table:table-cell table:formula="of:=100 * (1 - [$original_data.D1150])" office:value-type="float" office:value="94.92" calcext:value-type="float">
            <text:p>94.9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100 * (1 - [$original_data.C1151])" office:value-type="float" office:value="94.85" calcext:value-type="float">
            <text:p>94.85</text:p>
          </table:table-cell>
          <table:table-cell table:formula="of:=100 * (1 - [$original_data.D1151])" office:value-type="float" office:value="95.01" calcext:value-type="float">
            <text:p>95.0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formula="of:=100 * (1 - [$original_data.C1152])" office:value-type="float" office:value="94.54" calcext:value-type="float">
            <text:p>94.54</text:p>
          </table:table-cell>
          <table:table-cell table:formula="of:=100 * (1 - [$original_data.D1152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100 * (1 - [$original_data.C1153])" office:value-type="float" office:value="95.4" calcext:value-type="float">
            <text:p>95.4</text:p>
          </table:table-cell>
          <table:table-cell table:formula="of:=100 * (1 - [$original_data.D1153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formula="of:=100 * (1 - [$original_data.C1154])" office:value-type="float" office:value="95.06" calcext:value-type="float">
            <text:p>95.06</text:p>
          </table:table-cell>
          <table:table-cell table:formula="of:=100 * (1 - [$original_data.D1154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formula="of:=100 * (1 - [$original_data.C1155])" office:value-type="float" office:value="95.52" calcext:value-type="float">
            <text:p>95.52</text:p>
          </table:table-cell>
          <table:table-cell table:formula="of:=100 * (1 - [$original_data.D1155])" office:value-type="float" office:value="95.74" calcext:value-type="float">
            <text:p>95.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formula="of:=100 * (1 - [$original_data.C1156])" office:value-type="float" office:value="94.86" calcext:value-type="float">
            <text:p>94.86</text:p>
          </table:table-cell>
          <table:table-cell table:formula="of:=100 * (1 - [$original_data.D1156])" office:value-type="float" office:value="95.12" calcext:value-type="float">
            <text:p>95.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100 * (1 - [$original_data.C1157])" office:value-type="float" office:value="95.06" calcext:value-type="float">
            <text:p>95.06</text:p>
          </table:table-cell>
          <table:table-cell table:formula="of:=100 * (1 - [$original_data.D1157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formula="of:=100 * (1 - [$original_data.C1158])" office:value-type="float" office:value="95.16" calcext:value-type="float">
            <text:p>95.16</text:p>
          </table:table-cell>
          <table:table-cell table:formula="of:=100 * (1 - [$original_data.D1158])" office:value-type="float" office:value="95.89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formula="of:=100 * (1 - [$original_data.C1159])" office:value-type="float" office:value="95.1" calcext:value-type="float">
            <text:p>95.1</text:p>
          </table:table-cell>
          <table:table-cell table:formula="of:=100 * (1 - [$original_data.D1159])" office:value-type="float" office:value="95.1" calcext:value-type="float">
            <text:p>95.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formula="of:=100 * (1 - [$original_data.C1160])" office:value-type="float" office:value="95.19" calcext:value-type="float">
            <text:p>95.19</text:p>
          </table:table-cell>
          <table:table-cell table:formula="of:=100 * (1 - [$original_data.D1160])" office:value-type="float" office:value="95.55" calcext:value-type="float">
            <text:p>95.5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formula="of:=100 * (1 - [$original_data.C1161])" office:value-type="float" office:value="95.11" calcext:value-type="float">
            <text:p>95.11</text:p>
          </table:table-cell>
          <table:table-cell table:formula="of:=100 * (1 - [$original_data.D1161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formula="of:=100 * (1 - [$original_data.C1162])" office:value-type="float" office:value="94.96" calcext:value-type="float">
            <text:p>94.96</text:p>
          </table:table-cell>
          <table:table-cell table:formula="of:=100 * (1 - [$original_data.D1162])" office:value-type="float" office:value="95.32" calcext:value-type="float">
            <text:p>95.3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formula="of:=100 * (1 - [$original_data.C1163])" office:value-type="float" office:value="94.83" calcext:value-type="float">
            <text:p>94.83</text:p>
          </table:table-cell>
          <table:table-cell table:formula="of:=100 * (1 - [$original_data.D1163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formula="of:=100 * (1 - [$original_data.C1164])" office:value-type="float" office:value="94.77" calcext:value-type="float">
            <text:p>94.77</text:p>
          </table:table-cell>
          <table:table-cell table:formula="of:=100 * (1 - [$original_data.D1164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formula="of:=100 * (1 - [$original_data.C1165])" office:value-type="float" office:value="94.5" calcext:value-type="float">
            <text:p>94.5</text:p>
          </table:table-cell>
          <table:table-cell table:formula="of:=100 * (1 - [$original_data.D1165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100 * (1 - [$original_data.C1166])" office:value-type="float" office:value="94.51" calcext:value-type="float">
            <text:p>94.51</text:p>
          </table:table-cell>
          <table:table-cell table:formula="of:=100 * (1 - [$original_data.D1166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table:formula="of:=100 * (1 - [$original_data.C1167])" office:value-type="float" office:value="95.64" calcext:value-type="float">
            <text:p>95.64</text:p>
          </table:table-cell>
          <table:table-cell table:formula="of:=100 * (1 - [$original_data.D1167])" office:value-type="float" office:value="95.9" calcext:value-type="float">
            <text:p>95.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formula="of:=100 * (1 - [$original_data.C1168])" office:value-type="float" office:value="95.8" calcext:value-type="float">
            <text:p>95.8</text:p>
          </table:table-cell>
          <table:table-cell table:formula="of:=100 * (1 - [$original_data.D1168])" office:value-type="float" office:value="95.89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formula="of:=100 * (1 - [$original_data.C1169])" office:value-type="float" office:value="94.22" calcext:value-type="float">
            <text:p>94.22</text:p>
          </table:table-cell>
          <table:table-cell table:formula="of:=100 * (1 - [$original_data.D1169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formula="of:=100 * (1 - [$original_data.C1170])" office:value-type="float" office:value="94.2" calcext:value-type="float">
            <text:p>94.2</text:p>
          </table:table-cell>
          <table:table-cell table:formula="of:=100 * (1 - [$original_data.D1170])" office:value-type="float" office:value="94.91" calcext:value-type="float">
            <text:p>94.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formula="of:=100 * (1 - [$original_data.C1171])" office:value-type="float" office:value="95.7" calcext:value-type="float">
            <text:p>95.7</text:p>
          </table:table-cell>
          <table:table-cell table:formula="of:=100 * (1 - [$original_data.D1171])" office:value-type="float" office:value="95.7" calcext:value-type="float">
            <text:p>95.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100 * (1 - [$original_data.C1172])" office:value-type="float" office:value="95.01" calcext:value-type="float">
            <text:p>95.01</text:p>
          </table:table-cell>
          <table:table-cell table:formula="of:=100 * (1 - [$original_data.D1172])" office:value-type="float" office:value="95.01" calcext:value-type="float">
            <text:p>95.0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100 * (1 - [$original_data.C1173])" office:value-type="float" office:value="95.73" calcext:value-type="float">
            <text:p>95.73</text:p>
          </table:table-cell>
          <table:table-cell table:formula="of:=100 * (1 - [$original_data.D1173])" office:value-type="float" office:value="95.88" calcext:value-type="float">
            <text:p>95.8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formula="of:=100 * (1 - [$original_data.C1174])" office:value-type="float" office:value="94.57" calcext:value-type="float">
            <text:p>94.57</text:p>
          </table:table-cell>
          <table:table-cell table:formula="of:=100 * (1 - [$original_data.D1174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formula="of:=100 * (1 - [$original_data.C1175])" office:value-type="float" office:value="95.28" calcext:value-type="float">
            <text:p>95.28</text:p>
          </table:table-cell>
          <table:table-cell table:formula="of:=100 * (1 - [$original_data.D1175])" office:value-type="float" office:value="95.31" calcext:value-type="float">
            <text:p>95.3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100 * (1 - [$original_data.C1176])" office:value-type="float" office:value="94.88" calcext:value-type="float">
            <text:p>94.88</text:p>
          </table:table-cell>
          <table:table-cell table:formula="of:=100 * (1 - [$original_data.D1176])" office:value-type="float" office:value="95.66" calcext:value-type="float">
            <text:p>95.6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formula="of:=100 * (1 - [$original_data.C1177])" office:value-type="float" office:value="94.95" calcext:value-type="float">
            <text:p>94.95</text:p>
          </table:table-cell>
          <table:table-cell table:formula="of:=100 * (1 - [$original_data.D1177])" office:value-type="float" office:value="94.95" calcext:value-type="float">
            <text:p>94.9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formula="of:=100 * (1 - [$original_data.C1178])" office:value-type="float" office:value="94.61" calcext:value-type="float">
            <text:p>94.61</text:p>
          </table:table-cell>
          <table:table-cell table:formula="of:=100 * (1 - [$original_data.D1178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formula="of:=100 * (1 - [$original_data.C1179])" office:value-type="float" office:value="94.7" calcext:value-type="float">
            <text:p>94.7</text:p>
          </table:table-cell>
          <table:table-cell table:formula="of:=100 * (1 - [$original_data.D1179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formula="of:=100 * (1 - [$original_data.C1180])" office:value-type="float" office:value="95.27" calcext:value-type="float">
            <text:p>95.27</text:p>
          </table:table-cell>
          <table:table-cell table:formula="of:=100 * (1 - [$original_data.D1180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formula="of:=100 * (1 - [$original_data.C1181])" office:value-type="float" office:value="95.52" calcext:value-type="float">
            <text:p>95.52</text:p>
          </table:table-cell>
          <table:table-cell table:formula="of:=100 * (1 - [$original_data.D1181])" office:value-type="float" office:value="95.89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formula="of:=100 * (1 - [$original_data.C1182])" office:value-type="float" office:value="94.99" calcext:value-type="float">
            <text:p>94.99</text:p>
          </table:table-cell>
          <table:table-cell table:formula="of:=100 * (1 - [$original_data.D1182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formula="of:=100 * (1 - [$original_data.C1183])" office:value-type="float" office:value="94.63" calcext:value-type="float">
            <text:p>94.63</text:p>
          </table:table-cell>
          <table:table-cell table:formula="of:=100 * (1 - [$original_data.D1183])" office:value-type="float" office:value="94.98" calcext:value-type="float">
            <text:p>94.9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formula="of:=100 * (1 - [$original_data.C1184])" office:value-type="float" office:value="94.39" calcext:value-type="float">
            <text:p>94.39</text:p>
          </table:table-cell>
          <table:table-cell table:formula="of:=100 * (1 - [$original_data.D1184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formula="of:=100 * (1 - [$original_data.C1185])" office:value-type="float" office:value="95.34" calcext:value-type="float">
            <text:p>95.34</text:p>
          </table:table-cell>
          <table:table-cell table:formula="of:=100 * (1 - [$original_data.D1185])" office:value-type="float" office:value="96.16" calcext:value-type="float">
            <text:p>96.1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00 * (1 - [$original_data.C1186])" office:value-type="float" office:value="94.52" calcext:value-type="float">
            <text:p>94.52</text:p>
          </table:table-cell>
          <table:table-cell table:formula="of:=100 * (1 - [$original_data.D1186])" office:value-type="float" office:value="95.24" calcext:value-type="float">
            <text:p>95.2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table:formula="of:=100 * (1 - [$original_data.C1187])" office:value-type="float" office:value="95.32" calcext:value-type="float">
            <text:p>95.32</text:p>
          </table:table-cell>
          <table:table-cell table:formula="of:=100 * (1 - [$original_data.D1187])" office:value-type="float" office:value="95.91" calcext:value-type="float">
            <text:p>95.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100 * (1 - [$original_data.C1188])" office:value-type="float" office:value="95.14" calcext:value-type="float">
            <text:p>95.14</text:p>
          </table:table-cell>
          <table:table-cell table:formula="of:=100 * (1 - [$original_data.D1188])" office:value-type="float" office:value="95.28" calcext:value-type="float">
            <text:p>95.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formula="of:=100 * (1 - [$original_data.C1189])" office:value-type="float" office:value="95.01" calcext:value-type="float">
            <text:p>95.01</text:p>
          </table:table-cell>
          <table:table-cell table:formula="of:=100 * (1 - [$original_data.D1189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table:formula="of:=100 * (1 - [$original_data.C1190])" office:value-type="float" office:value="95.35" calcext:value-type="float">
            <text:p>95.35</text:p>
          </table:table-cell>
          <table:table-cell table:formula="of:=100 * (1 - [$original_data.D1190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formula="of:=100 * (1 - [$original_data.C1191])" office:value-type="float" office:value="94.99" calcext:value-type="float">
            <text:p>94.99</text:p>
          </table:table-cell>
          <table:table-cell table:formula="of:=100 * (1 - [$original_data.D1191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formula="of:=100 * (1 - [$original_data.C1192])" office:value-type="float" office:value="94.76" calcext:value-type="float">
            <text:p>94.76</text:p>
          </table:table-cell>
          <table:table-cell table:formula="of:=100 * (1 - [$original_data.D1192])" office:value-type="float" office:value="95.12" calcext:value-type="float">
            <text:p>95.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100 * (1 - [$original_data.C1193])" office:value-type="float" office:value="94.31" calcext:value-type="float">
            <text:p>94.31</text:p>
          </table:table-cell>
          <table:table-cell table:formula="of:=100 * (1 - [$original_data.D1193])" office:value-type="float" office:value="94.75" calcext:value-type="float">
            <text:p>94.7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table:formula="of:=100 * (1 - [$original_data.C1194])" office:value-type="float" office:value="94.7" calcext:value-type="float">
            <text:p>94.7</text:p>
          </table:table-cell>
          <table:table-cell table:formula="of:=100 * (1 - [$original_data.D1194])" office:value-type="float" office:value="95.07" calcext:value-type="float">
            <text:p>95.0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table:formula="of:=100 * (1 - [$original_data.C1195])" office:value-type="float" office:value="94.99" calcext:value-type="float">
            <text:p>94.99</text:p>
          </table:table-cell>
          <table:table-cell table:formula="of:=100 * (1 - [$original_data.D1195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formula="of:=100 * (1 - [$original_data.C1196])" office:value-type="float" office:value="95.79" calcext:value-type="float">
            <text:p>95.79</text:p>
          </table:table-cell>
          <table:table-cell table:formula="of:=100 * (1 - [$original_data.D1196])" office:value-type="float" office:value="95.82" calcext:value-type="float">
            <text:p>95.8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100 * (1 - [$original_data.C1197])" office:value-type="float" office:value="94.66" calcext:value-type="float">
            <text:p>94.66</text:p>
          </table:table-cell>
          <table:table-cell table:formula="of:=100 * (1 - [$original_data.D1197])" office:value-type="float" office:value="95.14" calcext:value-type="float">
            <text:p>95.1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table:formula="of:=100 * (1 - [$original_data.C1198])" office:value-type="float" office:value="95.66" calcext:value-type="float">
            <text:p>95.66</text:p>
          </table:table-cell>
          <table:table-cell table:formula="of:=100 * (1 - [$original_data.D1198])" office:value-type="float" office:value="95.66" calcext:value-type="float">
            <text:p>95.6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formula="of:=100 * (1 - [$original_data.C1199])" office:value-type="float" office:value="94.99" calcext:value-type="float">
            <text:p>94.99</text:p>
          </table:table-cell>
          <table:table-cell table:formula="of:=100 * (1 - [$original_data.D1199])" office:value-type="float" office:value="95.02" calcext:value-type="float">
            <text:p>95.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formula="of:=100 * (1 - [$original_data.C1200])" office:value-type="float" office:value="94.28" calcext:value-type="float">
            <text:p>94.28</text:p>
          </table:table-cell>
          <table:table-cell table:formula="of:=100 * (1 - [$original_data.D1200])" office:value-type="float" office:value="95.55" calcext:value-type="float">
            <text:p>95.5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  <table:table-cell table:formula="of:=100 * (1 - [$original_data.C1201])" office:value-type="float" office:value="94.55" calcext:value-type="float">
            <text:p>94.55</text:p>
          </table:table-cell>
          <table:table-cell table:formula="of:=100 * (1 - [$original_data.D1201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formula="of:=100 * (1 - [$original_data.C1202])" office:value-type="float" office:value="94.62" calcext:value-type="float">
            <text:p>94.62</text:p>
          </table:table-cell>
          <table:table-cell table:formula="of:=100 * (1 - [$original_data.D1202])" office:value-type="float" office:value="94.97" calcext:value-type="float">
            <text:p>94.9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00 * (1 - [$original_data.C1203])" office:value-type="float" office:value="95.01" calcext:value-type="float">
            <text:p>95.01</text:p>
          </table:table-cell>
          <table:table-cell table:formula="of:=100 * (1 - [$original_data.D1203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100 * (1 - [$original_data.C1204])" office:value-type="float" office:value="94.61" calcext:value-type="float">
            <text:p>94.61</text:p>
          </table:table-cell>
          <table:table-cell table:formula="of:=100 * (1 - [$original_data.D1204])" office:value-type="float" office:value="94.74" calcext:value-type="float">
            <text:p>94.7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 * (1 - [$original_data.C1205])" office:value-type="float" office:value="95.44" calcext:value-type="float">
            <text:p>95.44</text:p>
          </table:table-cell>
          <table:table-cell table:formula="of:=100 * (1 - [$original_data.D1205])" office:value-type="float" office:value="95.46" calcext:value-type="float">
            <text:p>95.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100 * (1 - [$original_data.C1206])" office:value-type="float" office:value="95.22" calcext:value-type="float">
            <text:p>95.22</text:p>
          </table:table-cell>
          <table:table-cell table:formula="of:=100 * (1 - [$original_data.D1206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100 * (1 - [$original_data.C1207])" office:value-type="float" office:value="95.26" calcext:value-type="float">
            <text:p>95.26</text:p>
          </table:table-cell>
          <table:table-cell table:formula="of:=100 * (1 - [$original_data.D1207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100 * (1 - [$original_data.C1208])" office:value-type="float" office:value="93.69" calcext:value-type="float">
            <text:p>93.69</text:p>
          </table:table-cell>
          <table:table-cell table:formula="of:=100 * (1 - [$original_data.D1208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100 * (1 - [$original_data.C1209])" office:value-type="float" office:value="94.2" calcext:value-type="float">
            <text:p>94.2</text:p>
          </table:table-cell>
          <table:table-cell table:formula="of:=100 * (1 - [$original_data.D1209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100 * (1 - [$original_data.C1210])" office:value-type="float" office:value="94.51" calcext:value-type="float">
            <text:p>94.51</text:p>
          </table:table-cell>
          <table:table-cell table:formula="of:=100 * (1 - [$original_data.D1210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100 * (1 - [$original_data.C1211])" office:value-type="float" office:value="95.25" calcext:value-type="float">
            <text:p>95.25</text:p>
          </table:table-cell>
          <table:table-cell table:formula="of:=100 * (1 - [$original_data.D1211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100 * (1 - [$original_data.C1212])" office:value-type="float" office:value="94.66" calcext:value-type="float">
            <text:p>94.66</text:p>
          </table:table-cell>
          <table:table-cell table:formula="of:=100 * (1 - [$original_data.D1212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100 * (1 - [$original_data.C1213])" office:value-type="float" office:value="95.11" calcext:value-type="float">
            <text:p>95.11</text:p>
          </table:table-cell>
          <table:table-cell table:formula="of:=100 * (1 - [$original_data.D1213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100 * (1 - [$original_data.C1214])" office:value-type="float" office:value="95.28" calcext:value-type="float">
            <text:p>95.28</text:p>
          </table:table-cell>
          <table:table-cell table:formula="of:=100 * (1 - [$original_data.D1214])" office:value-type="float" office:value="95.28" calcext:value-type="float">
            <text:p>95.2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100 * (1 - [$original_data.C1215])" office:value-type="float" office:value="95.71" calcext:value-type="float">
            <text:p>95.71</text:p>
          </table:table-cell>
          <table:table-cell table:formula="of:=100 * (1 - [$original_data.D1215])" office:value-type="float" office:value="95.89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100 * (1 - [$original_data.C1216])" office:value-type="float" office:value="94.77" calcext:value-type="float">
            <text:p>94.77</text:p>
          </table:table-cell>
          <table:table-cell table:formula="of:=100 * (1 - [$original_data.D1216])" office:value-type="float" office:value="95.18" calcext:value-type="float">
            <text:p>95.1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100 * (1 - [$original_data.C1217])" office:value-type="float" office:value="94.84" calcext:value-type="float">
            <text:p>94.84</text:p>
          </table:table-cell>
          <table:table-cell table:formula="of:=100 * (1 - [$original_data.D1217])" office:value-type="float" office:value="94.95" calcext:value-type="float">
            <text:p>94.9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100 * (1 - [$original_data.C1218])" office:value-type="float" office:value="94.67" calcext:value-type="float">
            <text:p>94.67</text:p>
          </table:table-cell>
          <table:table-cell table:formula="of:=100 * (1 - [$original_data.D1218])" office:value-type="float" office:value="95.01" calcext:value-type="float">
            <text:p>95.0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100 * (1 - [$original_data.C1219])" office:value-type="float" office:value="95.22" calcext:value-type="float">
            <text:p>95.22</text:p>
          </table:table-cell>
          <table:table-cell table:formula="of:=100 * (1 - [$original_data.D1219])" office:value-type="float" office:value="96.07" calcext:value-type="float">
            <text:p>96.0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100 * (1 - [$original_data.C1220])" office:value-type="float" office:value="94.92" calcext:value-type="float">
            <text:p>94.92</text:p>
          </table:table-cell>
          <table:table-cell table:formula="of:=100 * (1 - [$original_data.D1220])" office:value-type="float" office:value="95.47" calcext:value-type="float">
            <text:p>95.4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100 * (1 - [$original_data.C1221])" office:value-type="float" office:value="95.04" calcext:value-type="float">
            <text:p>95.04</text:p>
          </table:table-cell>
          <table:table-cell table:formula="of:=100 * (1 - [$original_data.D1221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100 * (1 - [$original_data.C1222])" office:value-type="float" office:value="95.03" calcext:value-type="float">
            <text:p>95.03</text:p>
          </table:table-cell>
          <table:table-cell table:formula="of:=100 * (1 - [$original_data.D1222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100 * (1 - [$original_data.C1223])" office:value-type="float" office:value="95.16" calcext:value-type="float">
            <text:p>95.16</text:p>
          </table:table-cell>
          <table:table-cell table:formula="of:=100 * (1 - [$original_data.D1223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100 * (1 - [$original_data.C1224])" office:value-type="float" office:value="94.59" calcext:value-type="float">
            <text:p>94.59</text:p>
          </table:table-cell>
          <table:table-cell table:formula="of:=100 * (1 - [$original_data.D1224])" office:value-type="float" office:value="95.84" calcext:value-type="float">
            <text:p>95.8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100 * (1 - [$original_data.C1225])" office:value-type="float" office:value="94.96" calcext:value-type="float">
            <text:p>94.96</text:p>
          </table:table-cell>
          <table:table-cell table:formula="of:=100 * (1 - [$original_data.D1225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100 * (1 - [$original_data.C1226])" office:value-type="float" office:value="94.66" calcext:value-type="float">
            <text:p>94.66</text:p>
          </table:table-cell>
          <table:table-cell table:formula="of:=100 * (1 - [$original_data.D1226])" office:value-type="float" office:value="95.95" calcext:value-type="float">
            <text:p>95.9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100 * (1 - [$original_data.C1227])" office:value-type="float" office:value="94.95" calcext:value-type="float">
            <text:p>94.95</text:p>
          </table:table-cell>
          <table:table-cell table:formula="of:=100 * (1 - [$original_data.D1227])" office:value-type="float" office:value="95.05" calcext:value-type="float">
            <text:p>95.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100 * (1 - [$original_data.C1228])" office:value-type="float" office:value="94.64" calcext:value-type="float">
            <text:p>94.64</text:p>
          </table:table-cell>
          <table:table-cell table:formula="of:=100 * (1 - [$original_data.D1228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100 * (1 - [$original_data.C1229])" office:value-type="float" office:value="95.19" calcext:value-type="float">
            <text:p>95.19</text:p>
          </table:table-cell>
          <table:table-cell table:formula="of:=100 * (1 - [$original_data.D1229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100 * (1 - [$original_data.C1230])" office:value-type="float" office:value="94.92" calcext:value-type="float">
            <text:p>94.92</text:p>
          </table:table-cell>
          <table:table-cell table:formula="of:=100 * (1 - [$original_data.D1230])" office:value-type="float" office:value="95.41" calcext:value-type="float">
            <text:p>95.4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100 * (1 - [$original_data.C1231])" office:value-type="float" office:value="94.82" calcext:value-type="float">
            <text:p>94.82</text:p>
          </table:table-cell>
          <table:table-cell table:formula="of:=100 * (1 - [$original_data.D1231])" office:value-type="float" office:value="95.23" calcext:value-type="float">
            <text:p>95.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100 * (1 - [$original_data.C1232])" office:value-type="float" office:value="94.71" calcext:value-type="float">
            <text:p>94.71</text:p>
          </table:table-cell>
          <table:table-cell table:formula="of:=100 * (1 - [$original_data.D1232])" office:value-type="float" office:value="95.22" calcext:value-type="float">
            <text:p>95.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100 * (1 - [$original_data.C1233])" office:value-type="float" office:value="94.79" calcext:value-type="float">
            <text:p>94.79</text:p>
          </table:table-cell>
          <table:table-cell table:formula="of:=100 * (1 - [$original_data.D1233])" office:value-type="float" office:value="94.99" calcext:value-type="float">
            <text:p>94.9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100 * (1 - [$original_data.C1234])" office:value-type="float" office:value="94.54" calcext:value-type="float">
            <text:p>94.54</text:p>
          </table:table-cell>
          <table:table-cell table:formula="of:=100 * (1 - [$original_data.D1234])" office:value-type="float" office:value="95.53" calcext:value-type="float">
            <text:p>95.5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formula="of:=100 * (1 - [$original_data.C1235])" office:value-type="float" office:value="95.08" calcext:value-type="float">
            <text:p>95.08</text:p>
          </table:table-cell>
          <table:table-cell table:formula="of:=100 * (1 - [$original_data.D1235])" office:value-type="float" office:value="95.32" calcext:value-type="float">
            <text:p>95.3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100 * (1 - [$original_data.C1236])" office:value-type="float" office:value="94.66" calcext:value-type="float">
            <text:p>94.66</text:p>
          </table:table-cell>
          <table:table-cell table:formula="of:=100 * (1 - [$original_data.D1236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100 * (1 - [$original_data.C1237])" office:value-type="float" office:value="94.74" calcext:value-type="float">
            <text:p>94.74</text:p>
          </table:table-cell>
          <table:table-cell table:formula="of:=100 * (1 - [$original_data.D1237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100 * (1 - [$original_data.C1238])" office:value-type="float" office:value="94.9" calcext:value-type="float">
            <text:p>94.9</text:p>
          </table:table-cell>
          <table:table-cell table:formula="of:=100 * (1 - [$original_data.D1238])" office:value-type="float" office:value="95.39" calcext:value-type="float">
            <text:p>95.3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100 * (1 - [$original_data.C1239])" office:value-type="float" office:value="95.58" calcext:value-type="float">
            <text:p>95.58</text:p>
          </table:table-cell>
          <table:table-cell table:formula="of:=100 * (1 - [$original_data.D1239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100 * (1 - [$original_data.C1240])" office:value-type="float" office:value="94.77" calcext:value-type="float">
            <text:p>94.77</text:p>
          </table:table-cell>
          <table:table-cell table:formula="of:=100 * (1 - [$original_data.D1240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100 * (1 - [$original_data.C1241])" office:value-type="float" office:value="94.28" calcext:value-type="float">
            <text:p>94.28</text:p>
          </table:table-cell>
          <table:table-cell table:formula="of:=100 * (1 - [$original_data.D1241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formula="of:=100 * (1 - [$original_data.C1242])" office:value-type="float" office:value="95.03" calcext:value-type="float">
            <text:p>95.03</text:p>
          </table:table-cell>
          <table:table-cell table:formula="of:=100 * (1 - [$original_data.D1242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100 * (1 - [$original_data.C1243])" office:value-type="float" office:value="95.2" calcext:value-type="float">
            <text:p>95.2</text:p>
          </table:table-cell>
          <table:table-cell table:formula="of:=100 * (1 - [$original_data.D1243])" office:value-type="float" office:value="95.2" calcext:value-type="float">
            <text:p>95.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100 * (1 - [$original_data.C1244])" office:value-type="float" office:value="95.04" calcext:value-type="float">
            <text:p>95.04</text:p>
          </table:table-cell>
          <table:table-cell table:formula="of:=100 * (1 - [$original_data.D1244])" office:value-type="float" office:value="95.73" calcext:value-type="float">
            <text:p>95.7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100 * (1 - [$original_data.C1245])" office:value-type="float" office:value="95.19" calcext:value-type="float">
            <text:p>95.19</text:p>
          </table:table-cell>
          <table:table-cell table:formula="of:=100 * (1 - [$original_data.D1245])" office:value-type="float" office:value="95.61" calcext:value-type="float">
            <text:p>95.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100 * (1 - [$original_data.C1246])" office:value-type="float" office:value="94.06" calcext:value-type="float">
            <text:p>94.06</text:p>
          </table:table-cell>
          <table:table-cell table:formula="of:=100 * (1 - [$original_data.D1246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100 * (1 - [$original_data.C1247])" office:value-type="float" office:value="95.15" calcext:value-type="float">
            <text:p>95.15</text:p>
          </table:table-cell>
          <table:table-cell table:formula="of:=100 * (1 - [$original_data.D1247])" office:value-type="float" office:value="95.15" calcext:value-type="float">
            <text:p>95.1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100 * (1 - [$original_data.C1248])" office:value-type="float" office:value="94.47" calcext:value-type="float">
            <text:p>94.47</text:p>
          </table:table-cell>
          <table:table-cell table:formula="of:=100 * (1 - [$original_data.D1248])" office:value-type="float" office:value="94.92" calcext:value-type="float">
            <text:p>94.9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100 * (1 - [$original_data.C1249])" office:value-type="float" office:value="94.99" calcext:value-type="float">
            <text:p>94.99</text:p>
          </table:table-cell>
          <table:table-cell table:formula="of:=100 * (1 - [$original_data.D1249])" office:value-type="float" office:value="95.03" calcext:value-type="float">
            <text:p>95.0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100 * (1 - [$original_data.C1250])" office:value-type="float" office:value="95" calcext:value-type="float">
            <text:p>95</text:p>
          </table:table-cell>
          <table:table-cell table:formula="of:=100 * (1 - [$original_data.D1250])" office:value-type="float" office:value="95.28" calcext:value-type="float">
            <text:p>95.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100 * (1 - [$original_data.C1251])" office:value-type="float" office:value="94.68" calcext:value-type="float">
            <text:p>94.68</text:p>
          </table:table-cell>
          <table:table-cell table:formula="of:=100 * (1 - [$original_data.D1251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100 * (1 - [$original_data.C1252])" office:value-type="float" office:value="94.34" calcext:value-type="float">
            <text:p>94.34</text:p>
          </table:table-cell>
          <table:table-cell table:formula="of:=100 * (1 - [$original_data.D1252])" office:value-type="float" office:value="95.51" calcext:value-type="float">
            <text:p>95.5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100 * (1 - [$original_data.C1253])" office:value-type="float" office:value="93.82" calcext:value-type="float">
            <text:p>93.82</text:p>
          </table:table-cell>
          <table:table-cell table:formula="of:=100 * (1 - [$original_data.D1253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100 * (1 - [$original_data.C1254])" office:value-type="float" office:value="94.93" calcext:value-type="float">
            <text:p>94.93</text:p>
          </table:table-cell>
          <table:table-cell table:formula="of:=100 * (1 - [$original_data.D1254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100 * (1 - [$original_data.C1255])" office:value-type="float" office:value="94.91" calcext:value-type="float">
            <text:p>94.91</text:p>
          </table:table-cell>
          <table:table-cell table:formula="of:=100 * (1 - [$original_data.D1255])" office:value-type="float" office:value="95.7" calcext:value-type="float">
            <text:p>95.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100 * (1 - [$original_data.C1256])" office:value-type="float" office:value="94.33" calcext:value-type="float">
            <text:p>94.33</text:p>
          </table:table-cell>
          <table:table-cell table:formula="of:=100 * (1 - [$original_data.D1256])" office:value-type="float" office:value="95.67" calcext:value-type="float">
            <text:p>95.6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formula="of:=100 * (1 - [$original_data.C1257])" office:value-type="float" office:value="95.12" calcext:value-type="float">
            <text:p>95.12</text:p>
          </table:table-cell>
          <table:table-cell table:formula="of:=100 * (1 - [$original_data.D1257])" office:value-type="float" office:value="95.12" calcext:value-type="float">
            <text:p>95.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formula="of:=100 * (1 - [$original_data.C1258])" office:value-type="float" office:value="95.07" calcext:value-type="float">
            <text:p>95.07</text:p>
          </table:table-cell>
          <table:table-cell table:formula="of:=100 * (1 - [$original_data.D1258])" office:value-type="float" office:value="95.67" calcext:value-type="float">
            <text:p>95.6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formula="of:=100 * (1 - [$original_data.C1259])" office:value-type="float" office:value="94.61" calcext:value-type="float">
            <text:p>94.61</text:p>
          </table:table-cell>
          <table:table-cell table:formula="of:=100 * (1 - [$original_data.D1259])" office:value-type="float" office:value="95.05" calcext:value-type="float">
            <text:p>95.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formula="of:=100 * (1 - [$original_data.C1260])" office:value-type="float" office:value="94.81" calcext:value-type="float">
            <text:p>94.81</text:p>
          </table:table-cell>
          <table:table-cell table:formula="of:=100 * (1 - [$original_data.D1260])" office:value-type="float" office:value="95.28" calcext:value-type="float">
            <text:p>95.2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table:formula="of:=100 * (1 - [$original_data.C1261])" office:value-type="float" office:value="95.29" calcext:value-type="float">
            <text:p>95.29</text:p>
          </table:table-cell>
          <table:table-cell table:formula="of:=100 * (1 - [$original_data.D1261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formula="of:=100 * (1 - [$original_data.C1262])" office:value-type="float" office:value="95.31" calcext:value-type="float">
            <text:p>95.31</text:p>
          </table:table-cell>
          <table:table-cell table:formula="of:=100 * (1 - [$original_data.D1262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100 * (1 - [$original_data.C1263])" office:value-type="float" office:value="95.42" calcext:value-type="float">
            <text:p>95.42</text:p>
          </table:table-cell>
          <table:table-cell table:formula="of:=100 * (1 - [$original_data.D1263])" office:value-type="float" office:value="96.06" calcext:value-type="float">
            <text:p>96.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formula="of:=100 * (1 - [$original_data.C1264])" office:value-type="float" office:value="95.17" calcext:value-type="float">
            <text:p>95.17</text:p>
          </table:table-cell>
          <table:table-cell table:formula="of:=100 * (1 - [$original_data.D1264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table:formula="of:=100 * (1 - [$original_data.C1265])" office:value-type="float" office:value="94.73" calcext:value-type="float">
            <text:p>94.73</text:p>
          </table:table-cell>
          <table:table-cell table:formula="of:=100 * (1 - [$original_data.D1265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100 * (1 - [$original_data.C1266])" office:value-type="float" office:value="94.8" calcext:value-type="float">
            <text:p>94.8</text:p>
          </table:table-cell>
          <table:table-cell table:formula="of:=100 * (1 - [$original_data.D1266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formula="of:=100 * (1 - [$original_data.C1267])" office:value-type="float" office:value="94.61" calcext:value-type="float">
            <text:p>94.61</text:p>
          </table:table-cell>
          <table:table-cell table:formula="of:=100 * (1 - [$original_data.D1267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formula="of:=100 * (1 - [$original_data.C1268])" office:value-type="float" office:value="95.22" calcext:value-type="float">
            <text:p>95.22</text:p>
          </table:table-cell>
          <table:table-cell table:formula="of:=100 * (1 - [$original_data.D1268])" office:value-type="float" office:value="95.62" calcext:value-type="float">
            <text:p>95.6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table:formula="of:=100 * (1 - [$original_data.C1269])" office:value-type="float" office:value="94.88" calcext:value-type="float">
            <text:p>94.88</text:p>
          </table:table-cell>
          <table:table-cell table:formula="of:=100 * (1 - [$original_data.D1269])" office:value-type="float" office:value="94.96" calcext:value-type="float">
            <text:p>94.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table:formula="of:=100 * (1 - [$original_data.C1270])" office:value-type="float" office:value="95.02" calcext:value-type="float">
            <text:p>95.02</text:p>
          </table:table-cell>
          <table:table-cell table:formula="of:=100 * (1 - [$original_data.D1270])" office:value-type="float" office:value="95.21" calcext:value-type="float">
            <text:p>95.2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formula="of:=100 * (1 - [$original_data.C1271])" office:value-type="float" office:value="95.11" calcext:value-type="float">
            <text:p>95.11</text:p>
          </table:table-cell>
          <table:table-cell table:formula="of:=100 * (1 - [$original_data.D1271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table:formula="of:=100 * (1 - [$original_data.C1272])" office:value-type="float" office:value="94.92" calcext:value-type="float">
            <text:p>94.92</text:p>
          </table:table-cell>
          <table:table-cell table:formula="of:=100 * (1 - [$original_data.D1272])" office:value-type="float" office:value="94.92" calcext:value-type="float">
            <text:p>94.9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formula="of:=100 * (1 - [$original_data.C1273])" office:value-type="float" office:value="95.38" calcext:value-type="float">
            <text:p>95.38</text:p>
          </table:table-cell>
          <table:table-cell table:formula="of:=100 * (1 - [$original_data.D1273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table:formula="of:=100 * (1 - [$original_data.C1274])" office:value-type="float" office:value="94.72" calcext:value-type="float">
            <text:p>94.72</text:p>
          </table:table-cell>
          <table:table-cell table:formula="of:=100 * (1 - [$original_data.D1274])"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formula="of:=100 * (1 - [$original_data.C1275])" office:value-type="float" office:value="95.85" calcext:value-type="float">
            <text:p>95.85</text:p>
          </table:table-cell>
          <table:table-cell table:formula="of:=100 * (1 - [$original_data.D1275])" office:value-type="float" office:value="95.86" calcext:value-type="float">
            <text:p>95.8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formula="of:=100 * (1 - [$original_data.C1276])" office:value-type="float" office:value="95.05" calcext:value-type="float">
            <text:p>95.05</text:p>
          </table:table-cell>
          <table:table-cell table:formula="of:=100 * (1 - [$original_data.D1276])" office:value-type="float" office:value="95.05" calcext:value-type="float">
            <text:p>95.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formula="of:=100 * (1 - [$original_data.C1277])" office:value-type="float" office:value="95.87" calcext:value-type="float">
            <text:p>95.87</text:p>
          </table:table-cell>
          <table:table-cell table:formula="of:=100 * (1 - [$original_data.D1277])" office:value-type="float" office:value="96.09" calcext:value-type="float">
            <text:p>96.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formula="of:=100 * (1 - [$original_data.C1278])" office:value-type="float" office:value="94.47" calcext:value-type="float">
            <text:p>94.47</text:p>
          </table:table-cell>
          <table:table-cell table:formula="of:=100 * (1 - [$original_data.D1278])" office:value-type="float" office:value="95.46" calcext:value-type="float">
            <text:p>95.4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formula="of:=100 * (1 - [$original_data.C1279])" office:value-type="float" office:value="94.25" calcext:value-type="float">
            <text:p>94.25</text:p>
          </table:table-cell>
          <table:table-cell table:formula="of:=100 * (1 - [$original_data.D1279])" office:value-type="float" office:value="95.39" calcext:value-type="float">
            <text:p>95.3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table:formula="of:=100 * (1 - [$original_data.C1280])" office:value-type="float" office:value="94.75" calcext:value-type="float">
            <text:p>94.75</text:p>
          </table:table-cell>
          <table:table-cell table:formula="of:=100 * (1 - [$original_data.D1280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formula="of:=100 * (1 - [$original_data.C1281])" office:value-type="float" office:value="94.98" calcext:value-type="float">
            <text:p>94.98</text:p>
          </table:table-cell>
          <table:table-cell table:formula="of:=100 * (1 - [$original_data.D1281])" office:value-type="float" office:value="95.84" calcext:value-type="float">
            <text:p>95.8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formula="of:=100 * (1 - [$original_data.C1282])" office:value-type="float" office:value="95.09" calcext:value-type="float">
            <text:p>95.09</text:p>
          </table:table-cell>
          <table:table-cell table:formula="of:=100 * (1 - [$original_data.D1282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100 * (1 - [$original_data.C1283])" office:value-type="float" office:value="94.51" calcext:value-type="float">
            <text:p>94.51</text:p>
          </table:table-cell>
          <table:table-cell table:formula="of:=100 * (1 - [$original_data.D1283])" office:value-type="float" office:value="94.8" calcext:value-type="float">
            <text:p>94.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table:formula="of:=100 * (1 - [$original_data.C1284])" office:value-type="float" office:value="94.66" calcext:value-type="float">
            <text:p>94.66</text:p>
          </table:table-cell>
          <table:table-cell table:formula="of:=100 * (1 - [$original_data.D1284])" office:value-type="float" office:value="94.89" calcext:value-type="float">
            <text:p>94.8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table:formula="of:=100 * (1 - [$original_data.C1285])" office:value-type="float" office:value="95.55" calcext:value-type="float">
            <text:p>95.55</text:p>
          </table:table-cell>
          <table:table-cell table:formula="of:=100 * (1 - [$original_data.D1285])" office:value-type="float" office:value="95.73" calcext:value-type="float">
            <text:p>95.7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formula="of:=100 * (1 - [$original_data.C1286])" office:value-type="float" office:value="95.26" calcext:value-type="float">
            <text:p>95.26</text:p>
          </table:table-cell>
          <table:table-cell table:formula="of:=100 * (1 - [$original_data.D1286])" office:value-type="float" office:value="95.34" calcext:value-type="float">
            <text:p>95.3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table:formula="of:=100 * (1 - [$original_data.C1287])" office:value-type="float" office:value="94.78" calcext:value-type="float">
            <text:p>94.78</text:p>
          </table:table-cell>
          <table:table-cell table:formula="of:=100 * (1 - [$original_data.D1287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formula="of:=100 * (1 - [$original_data.C1288])" office:value-type="float" office:value="94.38" calcext:value-type="float">
            <text:p>94.38</text:p>
          </table:table-cell>
          <table:table-cell table:formula="of:=100 * (1 - [$original_data.D1288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table:formula="of:=100 * (1 - [$original_data.C1289])" office:value-type="float" office:value="95.07" calcext:value-type="float">
            <text:p>95.07</text:p>
          </table:table-cell>
          <table:table-cell table:formula="of:=100 * (1 - [$original_data.D1289])" office:value-type="float" office:value="96.04" calcext:value-type="float">
            <text:p>96.0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100 * (1 - [$original_data.C1290])" office:value-type="float" office:value="94.93" calcext:value-type="float">
            <text:p>94.93</text:p>
          </table:table-cell>
          <table:table-cell table:formula="of:=100 * (1 - [$original_data.D1290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table:formula="of:=100 * (1 - [$original_data.C1291])" office:value-type="float" office:value="94.81" calcext:value-type="float">
            <text:p>94.81</text:p>
          </table:table-cell>
          <table:table-cell table:formula="of:=100 * (1 - [$original_data.D1291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100 * (1 - [$original_data.C1292])" office:value-type="float" office:value="95.08" calcext:value-type="float">
            <text:p>95.08</text:p>
          </table:table-cell>
          <table:table-cell table:formula="of:=100 * (1 - [$original_data.D1292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formula="of:=100 * (1 - [$original_data.C1293])" office:value-type="float" office:value="93.98" calcext:value-type="float">
            <text:p>93.98</text:p>
          </table:table-cell>
          <table:table-cell table:formula="of:=100 * (1 - [$original_data.D1293])" office:value-type="float" office:value="95.03" calcext:value-type="float">
            <text:p>95.0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1" calcext:value-type="float">
            <text:p>91</text:p>
          </table:table-cell>
          <table:table-cell table:formula="of:=100 * (1 - [$original_data.C1294])" office:value-type="float" office:value="94.89" calcext:value-type="float">
            <text:p>94.89</text:p>
          </table:table-cell>
          <table:table-cell table:formula="of:=100 * (1 - [$original_data.D1294])" office:value-type="float" office:value="95.68" calcext:value-type="float">
            <text:p>95.6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table:formula="of:=100 * (1 - [$original_data.C1295])" office:value-type="float" office:value="94.7" calcext:value-type="float">
            <text:p>94.7</text:p>
          </table:table-cell>
          <table:table-cell table:formula="of:=100 * (1 - [$original_data.D1295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formula="of:=100 * (1 - [$original_data.C1296])" office:value-type="float" office:value="94.09" calcext:value-type="float">
            <text:p>94.09</text:p>
          </table:table-cell>
          <table:table-cell table:formula="of:=100 * (1 - [$original_data.D1296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table:formula="of:=100 * (1 - [$original_data.C1297])" office:value-type="float" office:value="94.63" calcext:value-type="float">
            <text:p>94.63</text:p>
          </table:table-cell>
          <table:table-cell table:formula="of:=100 * (1 - [$original_data.D1297])"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formula="of:=100 * (1 - [$original_data.C1298])" office:value-type="float" office:value="95.16" calcext:value-type="float">
            <text:p>95.16</text:p>
          </table:table-cell>
          <table:table-cell table:formula="of:=100 * (1 - [$original_data.D1298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formula="of:=100 * (1 - [$original_data.C1299])" office:value-type="float" office:value="95.49" calcext:value-type="float">
            <text:p>95.49</text:p>
          </table:table-cell>
          <table:table-cell table:formula="of:=100 * (1 - [$original_data.D1299])" office:value-type="float" office:value="95.49" calcext:value-type="float">
            <text:p>95.4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table:formula="of:=100 * (1 - [$original_data.C1300])" office:value-type="float" office:value="94" calcext:value-type="float">
            <text:p>94</text:p>
          </table:table-cell>
          <table:table-cell table:formula="of:=100 * (1 - [$original_data.D1300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table:formula="of:=100 * (1 - [$original_data.C1301])" office:value-type="float" office:value="95.08" calcext:value-type="float">
            <text:p>95.08</text:p>
          </table:table-cell>
          <table:table-cell table:formula="of:=100 * (1 - [$original_data.D1301])" office:value-type="float" office:value="95.11" calcext:value-type="float">
            <text:p>95.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formula="of:=100 * (1 - [$original_data.C1302])" office:value-type="float" office:value="93.83" calcext:value-type="float">
            <text:p>93.83</text:p>
          </table:table-cell>
          <table:table-cell table:formula="of:=100 * (1 - [$original_data.D1302])" office:value-type="float" office:value="94.51" calcext:value-type="float">
            <text:p>94.5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100 * (1 - [$original_data.C1303])" office:value-type="float" office:value="94.93" calcext:value-type="float">
            <text:p>94.93</text:p>
          </table:table-cell>
          <table:table-cell table:formula="of:=100 * (1 - [$original_data.D1303])" office:value-type="float" office:value="95.66" calcext:value-type="float">
            <text:p>95.6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100 * (1 - [$original_data.C1304])" office:value-type="float" office:value="95.01" calcext:value-type="float">
            <text:p>95.01</text:p>
          </table:table-cell>
          <table:table-cell table:formula="of:=100 * (1 - [$original_data.D1304])" office:value-type="float" office:value="95.01" calcext:value-type="float">
            <text:p>95.0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 * (1 - [$original_data.C1305])" office:value-type="float" office:value="94.82" calcext:value-type="float">
            <text:p>94.82</text:p>
          </table:table-cell>
          <table:table-cell table:formula="of:=100 * (1 - [$original_data.D1305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100 * (1 - [$original_data.C1306])" office:value-type="float" office:value="94.79" calcext:value-type="float">
            <text:p>94.79</text:p>
          </table:table-cell>
          <table:table-cell table:formula="of:=100 * (1 - [$original_data.D1306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100 * (1 - [$original_data.C1307])" office:value-type="float" office:value="95.07" calcext:value-type="float">
            <text:p>95.07</text:p>
          </table:table-cell>
          <table:table-cell table:formula="of:=100 * (1 - [$original_data.D1307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100 * (1 - [$original_data.C1308])" office:value-type="float" office:value="93.92" calcext:value-type="float">
            <text:p>93.92</text:p>
          </table:table-cell>
          <table:table-cell table:formula="of:=100 * (1 - [$original_data.D1308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100 * (1 - [$original_data.C1309])" office:value-type="float" office:value="94.44" calcext:value-type="float">
            <text:p>94.44</text:p>
          </table:table-cell>
          <table:table-cell table:formula="of:=100 * (1 - [$original_data.D1309])" office:value-type="float" office:value="95.08" calcext:value-type="float">
            <text:p>95.0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100 * (1 - [$original_data.C1310])" office:value-type="float" office:value="94.05" calcext:value-type="float">
            <text:p>94.05</text:p>
          </table:table-cell>
          <table:table-cell table:formula="of:=100 * (1 - [$original_data.D1310])" office:value-type="float" office:value="94.55" calcext:value-type="float">
            <text:p>94.5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100 * (1 - [$original_data.C1311])" office:value-type="float" office:value="94.53" calcext:value-type="float">
            <text:p>94.53</text:p>
          </table:table-cell>
          <table:table-cell table:formula="of:=100 * (1 - [$original_data.D1311])" office:value-type="float" office:value="94.78" calcext:value-type="float">
            <text:p>94.7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100 * (1 - [$original_data.C1312])" office:value-type="float" office:value="95.26" calcext:value-type="float">
            <text:p>95.26</text:p>
          </table:table-cell>
          <table:table-cell table:formula="of:=100 * (1 - [$original_data.D1312])" office:value-type="float" office:value="95.48" calcext:value-type="float">
            <text:p>95.4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100 * (1 - [$original_data.C1313])" office:value-type="float" office:value="95.08" calcext:value-type="float">
            <text:p>95.08</text:p>
          </table:table-cell>
          <table:table-cell table:formula="of:=100 * (1 - [$original_data.D1313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100 * (1 - [$original_data.C1314])" office:value-type="float" office:value="94.9" calcext:value-type="float">
            <text:p>94.9</text:p>
          </table:table-cell>
          <table:table-cell table:formula="of:=100 * (1 - [$original_data.D1314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100 * (1 - [$original_data.C1315])" office:value-type="float" office:value="94.2" calcext:value-type="float">
            <text:p>94.2</text:p>
          </table:table-cell>
          <table:table-cell table:formula="of:=100 * (1 - [$original_data.D1315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formula="of:=100 * (1 - [$original_data.C1316])" office:value-type="float" office:value="94.73" calcext:value-type="float">
            <text:p>94.73</text:p>
          </table:table-cell>
          <table:table-cell table:formula="of:=100 * (1 - [$original_data.D1316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100 * (1 - [$original_data.C1317])" office:value-type="float" office:value="94.66" calcext:value-type="float">
            <text:p>94.66</text:p>
          </table:table-cell>
          <table:table-cell table:formula="of:=100 * (1 - [$original_data.D1317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100 * (1 - [$original_data.C1318])" office:value-type="float" office:value="94.88" calcext:value-type="float">
            <text:p>94.88</text:p>
          </table:table-cell>
          <table:table-cell table:formula="of:=100 * (1 - [$original_data.D1318])" office:value-type="float" office:value="94.88" calcext:value-type="float">
            <text:p>94.8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100 * (1 - [$original_data.C1319])" office:value-type="float" office:value="94.88" calcext:value-type="float">
            <text:p>94.88</text:p>
          </table:table-cell>
          <table:table-cell table:formula="of:=100 * (1 - [$original_data.D1319])" office:value-type="float" office:value="95.32" calcext:value-type="float">
            <text:p>95.3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100 * (1 - [$original_data.C1320])" office:value-type="float" office:value="95.35" calcext:value-type="float">
            <text:p>95.35</text:p>
          </table:table-cell>
          <table:table-cell table:formula="of:=100 * (1 - [$original_data.D1320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00 * (1 - [$original_data.C1321])" office:value-type="float" office:value="95.52" calcext:value-type="float">
            <text:p>95.52</text:p>
          </table:table-cell>
          <table:table-cell table:formula="of:=100 * (1 - [$original_data.D1321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100 * (1 - [$original_data.C1322])" office:value-type="float" office:value="95.23" calcext:value-type="float">
            <text:p>95.23</text:p>
          </table:table-cell>
          <table:table-cell table:formula="of:=100 * (1 - [$original_data.D1322])" office:value-type="float" office:value="95.23" calcext:value-type="float">
            <text:p>95.2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100 * (1 - [$original_data.C1323])" office:value-type="float" office:value="94.84" calcext:value-type="float">
            <text:p>94.84</text:p>
          </table:table-cell>
          <table:table-cell table:formula="of:=100 * (1 - [$original_data.D1323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100 * (1 - [$original_data.C1324])" office:value-type="float" office:value="94.49" calcext:value-type="float">
            <text:p>94.49</text:p>
          </table:table-cell>
          <table:table-cell table:formula="of:=100 * (1 - [$original_data.D1324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100 * (1 - [$original_data.C1325])" office:value-type="float" office:value="95.08" calcext:value-type="float">
            <text:p>95.08</text:p>
          </table:table-cell>
          <table:table-cell table:formula="of:=100 * (1 - [$original_data.D1325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100 * (1 - [$original_data.C1326])" office:value-type="float" office:value="94.36" calcext:value-type="float">
            <text:p>94.36</text:p>
          </table:table-cell>
          <table:table-cell table:formula="of:=100 * (1 - [$original_data.D1326])" office:value-type="float" office:value="94.92" calcext:value-type="float">
            <text:p>94.9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100 * (1 - [$original_data.C1327])" office:value-type="float" office:value="94.96" calcext:value-type="float">
            <text:p>94.96</text:p>
          </table:table-cell>
          <table:table-cell table:formula="of:=100 * (1 - [$original_data.D1327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100 * (1 - [$original_data.C1328])" office:value-type="float" office:value="94.15" calcext:value-type="float">
            <text:p>94.15</text:p>
          </table:table-cell>
          <table:table-cell table:formula="of:=100 * (1 - [$original_data.D1328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100 * (1 - [$original_data.C1329])" office:value-type="float" office:value="94.7" calcext:value-type="float">
            <text:p>94.7</text:p>
          </table:table-cell>
          <table:table-cell table:formula="of:=100 * (1 - [$original_data.D1329])" office:value-type="float" office:value="95.47" calcext:value-type="float">
            <text:p>95.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100 * (1 - [$original_data.C1330])" office:value-type="float" office:value="94.62" calcext:value-type="float">
            <text:p>94.62</text:p>
          </table:table-cell>
          <table:table-cell table:formula="of:=100 * (1 - [$original_data.D1330])" office:value-type="float" office:value="95.01" calcext:value-type="float">
            <text:p>95.0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100 * (1 - [$original_data.C1331])" office:value-type="float" office:value="94.04" calcext:value-type="float">
            <text:p>94.04</text:p>
          </table:table-cell>
          <table:table-cell table:formula="of:=100 * (1 - [$original_data.D1331])" office:value-type="float" office:value="94.39" calcext:value-type="float">
            <text:p>94.3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100 * (1 - [$original_data.C1332])" office:value-type="float" office:value="95.43" calcext:value-type="float">
            <text:p>95.43</text:p>
          </table:table-cell>
          <table:table-cell table:formula="of:=100 * (1 - [$original_data.D1332])" office:value-type="float" office:value="95.59" calcext:value-type="float">
            <text:p>95.5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100 * (1 - [$original_data.C1333])" office:value-type="float" office:value="94.96" calcext:value-type="float">
            <text:p>94.96</text:p>
          </table:table-cell>
          <table:table-cell table:formula="of:=100 * (1 - [$original_data.D1333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100 * (1 - [$original_data.C1334])" office:value-type="float" office:value="94.42" calcext:value-type="float">
            <text:p>94.42</text:p>
          </table:table-cell>
          <table:table-cell table:formula="of:=100 * (1 - [$original_data.D1334])" office:value-type="float" office:value="95.48" calcext:value-type="float">
            <text:p>95.4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100 * (1 - [$original_data.C1335])" office:value-type="float" office:value="94.89" calcext:value-type="float">
            <text:p>94.89</text:p>
          </table:table-cell>
          <table:table-cell table:formula="of:=100 * (1 - [$original_data.D1335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formula="of:=100 * (1 - [$original_data.C1336])" office:value-type="float" office:value="93.8" calcext:value-type="float">
            <text:p>93.8</text:p>
          </table:table-cell>
          <table:table-cell table:formula="of:=100 * (1 - [$original_data.D1336])" office:value-type="float" office:value="94.86" calcext:value-type="float">
            <text:p>94.8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100 * (1 - [$original_data.C1337])" office:value-type="float" office:value="94.84" calcext:value-type="float">
            <text:p>94.84</text:p>
          </table:table-cell>
          <table:table-cell table:formula="of:=100 * (1 - [$original_data.D1337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100 * (1 - [$original_data.C1338])" office:value-type="float" office:value="94.27" calcext:value-type="float">
            <text:p>94.27</text:p>
          </table:table-cell>
          <table:table-cell table:formula="of:=100 * (1 - [$original_data.D1338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formula="of:=100 * (1 - [$original_data.C1339])" office:value-type="float" office:value="94.52" calcext:value-type="float">
            <text:p>94.52</text:p>
          </table:table-cell>
          <table:table-cell table:formula="of:=100 * (1 - [$original_data.D1339])" office:value-type="float" office:value="95.14" calcext:value-type="float">
            <text:p>95.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100 * (1 - [$original_data.C1340])" office:value-type="float" office:value="94.54" calcext:value-type="float">
            <text:p>94.54</text:p>
          </table:table-cell>
          <table:table-cell table:formula="of:=100 * (1 - [$original_data.D1340])" office:value-type="float" office:value="95.04" calcext:value-type="float">
            <text:p>95.0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100 * (1 - [$original_data.C1341])" office:value-type="float" office:value="94.47" calcext:value-type="float">
            <text:p>94.47</text:p>
          </table:table-cell>
          <table:table-cell table:formula="of:=100 * (1 - [$original_data.D1341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formula="of:=100 * (1 - [$original_data.C1342])" office:value-type="float" office:value="95.06" calcext:value-type="float">
            <text:p>95.06</text:p>
          </table:table-cell>
          <table:table-cell table:formula="of:=100 * (1 - [$original_data.D1342])" office:value-type="float" office:value="95.12" calcext:value-type="float">
            <text:p>95.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100 * (1 - [$original_data.C1343])" office:value-type="float" office:value="94.74" calcext:value-type="float">
            <text:p>94.74</text:p>
          </table:table-cell>
          <table:table-cell table:formula="of:=100 * (1 - [$original_data.D1343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100 * (1 - [$original_data.C1344])" office:value-type="float" office:value="95.04" calcext:value-type="float">
            <text:p>95.04</text:p>
          </table:table-cell>
          <table:table-cell table:formula="of:=100 * (1 - [$original_data.D1344])" office:value-type="float" office:value="95.04" calcext:value-type="float">
            <text:p>95.0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100 * (1 - [$original_data.C1345])" office:value-type="float" office:value="94.96" calcext:value-type="float">
            <text:p>94.96</text:p>
          </table:table-cell>
          <table:table-cell table:formula="of:=100 * (1 - [$original_data.D1345])" office:value-type="float" office:value="95.15" calcext:value-type="float">
            <text:p>95.1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100 * (1 - [$original_data.C1346])" office:value-type="float" office:value="95.87" calcext:value-type="float">
            <text:p>95.87</text:p>
          </table:table-cell>
          <table:table-cell table:formula="of:=100 * (1 - [$original_data.D1346])" office:value-type="float" office:value="95.87" calcext:value-type="float">
            <text:p>95.8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100 * (1 - [$original_data.C1347])" office:value-type="float" office:value="94.64" calcext:value-type="float">
            <text:p>94.64</text:p>
          </table:table-cell>
          <table:table-cell table:formula="of:=100 * (1 - [$original_data.D1347])"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100 * (1 - [$original_data.C1348])" office:value-type="float" office:value="94.5" calcext:value-type="float">
            <text:p>94.5</text:p>
          </table:table-cell>
          <table:table-cell table:formula="of:=100 * (1 - [$original_data.D1348])" office:value-type="float" office:value="94.92" calcext:value-type="float">
            <text:p>94.9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100 * (1 - [$original_data.C1349])" office:value-type="float" office:value="95.08" calcext:value-type="float">
            <text:p>95.08</text:p>
          </table:table-cell>
          <table:table-cell table:formula="of:=100 * (1 - [$original_data.D1349])" office:value-type="float" office:value="95.18" calcext:value-type="float">
            <text:p>95.1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100 * (1 - [$original_data.C1350])" office:value-type="float" office:value="94.97" calcext:value-type="float">
            <text:p>94.97</text:p>
          </table:table-cell>
          <table:table-cell table:formula="of:=100 * (1 - [$original_data.D1350])" office:value-type="float" office:value="95.28" calcext:value-type="float">
            <text:p>95.2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100 * (1 - [$original_data.C1351])" office:value-type="float" office:value="95.4" calcext:value-type="float">
            <text:p>95.4</text:p>
          </table:table-cell>
          <table:table-cell table:formula="of:=100 * (1 - [$original_data.D1351])" office:value-type="float" office:value="95.43" calcext:value-type="float">
            <text:p>95.4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100 * (1 - [$original_data.C1352])" office:value-type="float" office:value="93.75" calcext:value-type="float">
            <text:p>93.75</text:p>
          </table:table-cell>
          <table:table-cell table:formula="of:=100 * (1 - [$original_data.D1352])" office:value-type="float" office:value="94.87" calcext:value-type="float">
            <text:p>94.8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100 * (1 - [$original_data.C1353])" office:value-type="float" office:value="95.09" calcext:value-type="float">
            <text:p>95.09</text:p>
          </table:table-cell>
          <table:table-cell table:formula="of:=100 * (1 - [$original_data.D1353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100 * (1 - [$original_data.C1354])" office:value-type="float" office:value="95.11" calcext:value-type="float">
            <text:p>95.11</text:p>
          </table:table-cell>
          <table:table-cell table:formula="of:=100 * (1 - [$original_data.D1354])" office:value-type="float" office:value="95.14" calcext:value-type="float">
            <text:p>95.1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100 * (1 - [$original_data.C1355])" office:value-type="float" office:value="94.63" calcext:value-type="float">
            <text:p>94.63</text:p>
          </table:table-cell>
          <table:table-cell table:formula="of:=100 * (1 - [$original_data.D1355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100 * (1 - [$original_data.C1356])" office:value-type="float" office:value="94.07" calcext:value-type="float">
            <text:p>94.07</text:p>
          </table:table-cell>
          <table:table-cell table:formula="of:=100 * (1 - [$original_data.D1356])" office:value-type="float" office:value="95.81" calcext:value-type="float">
            <text:p>95.8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100 * (1 - [$original_data.C1357])" office:value-type="float" office:value="94.75" calcext:value-type="float">
            <text:p>94.75</text:p>
          </table:table-cell>
          <table:table-cell table:formula="of:=100 * (1 - [$original_data.D1357])" office:value-type="float" office:value="95.04" calcext:value-type="float">
            <text:p>95.0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100 * (1 - [$original_data.C1358])" office:value-type="float" office:value="95.18" calcext:value-type="float">
            <text:p>95.18</text:p>
          </table:table-cell>
          <table:table-cell table:formula="of:=100 * (1 - [$original_data.D1358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formula="of:=100 * (1 - [$original_data.C1359])" office:value-type="float" office:value="94.47" calcext:value-type="float">
            <text:p>94.47</text:p>
          </table:table-cell>
          <table:table-cell table:formula="of:=100 * (1 - [$original_data.D1359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table:formula="of:=100 * (1 - [$original_data.C1360])" office:value-type="float" office:value="95.21" calcext:value-type="float">
            <text:p>95.21</text:p>
          </table:table-cell>
          <table:table-cell table:formula="of:=100 * (1 - [$original_data.D1360])" office:value-type="float" office:value="95.4" calcext:value-type="float">
            <text:p>95.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formula="of:=100 * (1 - [$original_data.C1361])" office:value-type="float" office:value="95.23" calcext:value-type="float">
            <text:p>95.23</text:p>
          </table:table-cell>
          <table:table-cell table:formula="of:=100 * (1 - [$original_data.D1361])" office:value-type="float" office:value="95.46" calcext:value-type="float">
            <text:p>95.4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formula="of:=100 * (1 - [$original_data.C1362])" office:value-type="float" office:value="95.74" calcext:value-type="float">
            <text:p>95.74</text:p>
          </table:table-cell>
          <table:table-cell table:formula="of:=100 * (1 - [$original_data.D1362])" office:value-type="float" office:value="95.74" calcext:value-type="float">
            <text:p>95.7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formula="of:=100 * (1 - [$original_data.C1363])" office:value-type="float" office:value="95.05" calcext:value-type="float">
            <text:p>95.05</text:p>
          </table:table-cell>
          <table:table-cell table:formula="of:=100 * (1 - [$original_data.D1363])" office:value-type="float" office:value="95.2" calcext:value-type="float">
            <text:p>95.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100 * (1 - [$original_data.C1364])" office:value-type="float" office:value="94.5" calcext:value-type="float">
            <text:p>94.5</text:p>
          </table:table-cell>
          <table:table-cell table:formula="of:=100 * (1 - [$original_data.D1364])" office:value-type="float" office:value="94.73" calcext:value-type="float">
            <text:p>94.7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table:formula="of:=100 * (1 - [$original_data.C1365])" office:value-type="float" office:value="94.46" calcext:value-type="float">
            <text:p>94.46</text:p>
          </table:table-cell>
          <table:table-cell table:formula="of:=100 * (1 - [$original_data.D1365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formula="of:=100 * (1 - [$original_data.C1366])" office:value-type="float" office:value="94.6" calcext:value-type="float">
            <text:p>94.6</text:p>
          </table:table-cell>
          <table:table-cell table:formula="of:=100 * (1 - [$original_data.D1366])" office:value-type="float" office:value="94.77" calcext:value-type="float">
            <text:p>94.7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formula="of:=100 * (1 - [$original_data.C1367])" office:value-type="float" office:value="95.65" calcext:value-type="float">
            <text:p>95.65</text:p>
          </table:table-cell>
          <table:table-cell table:formula="of:=100 * (1 - [$original_data.D1367])" office:value-type="float" office:value="95.73" calcext:value-type="float">
            <text:p>95.7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formula="of:=100 * (1 - [$original_data.C1368])" office:value-type="float" office:value="95.32" calcext:value-type="float">
            <text:p>95.32</text:p>
          </table:table-cell>
          <table:table-cell table:formula="of:=100 * (1 - [$original_data.D1368])" office:value-type="float" office:value="95.39" calcext:value-type="float">
            <text:p>95.3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table:formula="of:=100 * (1 - [$original_data.C1369])" office:value-type="float" office:value="94.69" calcext:value-type="float">
            <text:p>94.69</text:p>
          </table:table-cell>
          <table:table-cell table:formula="of:=100 * (1 - [$original_data.D1369])" office:value-type="float" office:value="94.69" calcext:value-type="float">
            <text:p>94.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formula="of:=100 * (1 - [$original_data.C1370])" office:value-type="float" office:value="95.08" calcext:value-type="float">
            <text:p>95.08</text:p>
          </table:table-cell>
          <table:table-cell table:formula="of:=100 * (1 - [$original_data.D1370])" office:value-type="float" office:value="95.08" calcext:value-type="float">
            <text:p>95.0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formula="of:=100 * (1 - [$original_data.C1371])" office:value-type="float" office:value="94.11" calcext:value-type="float">
            <text:p>94.11</text:p>
          </table:table-cell>
          <table:table-cell table:formula="of:=100 * (1 - [$original_data.D1371])" office:value-type="float" office:value="95.2" calcext:value-type="float">
            <text:p>95.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table:formula="of:=100 * (1 - [$original_data.C1372])" office:value-type="float" office:value="93.84" calcext:value-type="float">
            <text:p>93.84</text:p>
          </table:table-cell>
          <table:table-cell table:formula="of:=100 * (1 - [$original_data.D1372])" office:value-type="float" office:value="94.84" calcext:value-type="float">
            <text:p>94.8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formula="of:=100 * (1 - [$original_data.C1373])" office:value-type="float" office:value="94.49" calcext:value-type="float">
            <text:p>94.49</text:p>
          </table:table-cell>
          <table:table-cell table:formula="of:=100 * (1 - [$original_data.D1373])" office:value-type="float" office:value="94.98" calcext:value-type="float">
            <text:p>94.9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table:formula="of:=100 * (1 - [$original_data.C1374])" office:value-type="float" office:value="95.05" calcext:value-type="float">
            <text:p>95.05</text:p>
          </table:table-cell>
          <table:table-cell table:formula="of:=100 * (1 - [$original_data.D1374])" office:value-type="float" office:value="95.05" calcext:value-type="float">
            <text:p>95.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table:formula="of:=100 * (1 - [$original_data.C1375])" office:value-type="float" office:value="94.73" calcext:value-type="float">
            <text:p>94.73</text:p>
          </table:table-cell>
          <table:table-cell table:formula="of:=100 * (1 - [$original_data.D1375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formula="of:=100 * (1 - [$original_data.C1376])" office:value-type="float" office:value="94.11" calcext:value-type="float">
            <text:p>94.11</text:p>
          </table:table-cell>
          <table:table-cell table:formula="of:=100 * (1 - [$original_data.D1376])" office:value-type="float" office:value="94.95" calcext:value-type="float">
            <text:p>94.9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table:formula="of:=100 * (1 - [$original_data.C1377])" office:value-type="float" office:value="94.4" calcext:value-type="float">
            <text:p>94.4</text:p>
          </table:table-cell>
          <table:table-cell table:formula="of:=100 * (1 - [$original_data.D1377])" office:value-type="float" office:value="95.54" calcext:value-type="float">
            <text:p>95.5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100 * (1 - [$original_data.C1378])" office:value-type="float" office:value="94.97" calcext:value-type="float">
            <text:p>94.97</text:p>
          </table:table-cell>
          <table:table-cell table:formula="of:=100 * (1 - [$original_data.D1378])" office:value-type="float" office:value="95.07" calcext:value-type="float">
            <text:p>95.0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formula="of:=100 * (1 - [$original_data.C1379])" office:value-type="float" office:value="95.06" calcext:value-type="float">
            <text:p>95.06</text:p>
          </table:table-cell>
          <table:table-cell table:formula="of:=100 * (1 - [$original_data.D1379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100 * (1 - [$original_data.C1380])" office:value-type="float" office:value="94.26" calcext:value-type="float">
            <text:p>94.26</text:p>
          </table:table-cell>
          <table:table-cell table:formula="of:=100 * (1 - [$original_data.D1380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formula="of:=100 * (1 - [$original_data.C1381])" office:value-type="float" office:value="94.09" calcext:value-type="float">
            <text:p>94.09</text:p>
          </table:table-cell>
          <table:table-cell table:formula="of:=100 * (1 - [$original_data.D1381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table:formula="of:=100 * (1 - [$original_data.C1382])" office:value-type="float" office:value="94.93" calcext:value-type="float">
            <text:p>94.93</text:p>
          </table:table-cell>
          <table:table-cell table:formula="of:=100 * (1 - [$original_data.D1382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formula="of:=100 * (1 - [$original_data.C1383])" office:value-type="float" office:value="93.65" calcext:value-type="float">
            <text:p>93.65</text:p>
          </table:table-cell>
          <table:table-cell table:formula="of:=100 * (1 - [$original_data.D1383])" office:value-type="float" office:value="94.21" calcext:value-type="float">
            <text:p>94.2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table:formula="of:=100 * (1 - [$original_data.C1384])" office:value-type="float" office:value="94.88" calcext:value-type="float">
            <text:p>94.88</text:p>
          </table:table-cell>
          <table:table-cell table:formula="of:=100 * (1 - [$original_data.D1384])" office:value-type="float" office:value="94.93" calcext:value-type="float">
            <text:p>94.9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formula="of:=100 * (1 - [$original_data.C1385])" office:value-type="float" office:value="94.39" calcext:value-type="float">
            <text:p>94.39</text:p>
          </table:table-cell>
          <table:table-cell table:formula="of:=100 * (1 - [$original_data.D1385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formula="of:=100 * (1 - [$original_data.C1386])" office:value-type="float" office:value="95.06" calcext:value-type="float">
            <text:p>95.06</text:p>
          </table:table-cell>
          <table:table-cell table:formula="of:=100 * (1 - [$original_data.D1386])" office:value-type="float" office:value="95.44" calcext:value-type="float">
            <text:p>95.4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table:formula="of:=100 * (1 - [$original_data.C1387])" office:value-type="float" office:value="93.91" calcext:value-type="float">
            <text:p>93.91</text:p>
          </table:table-cell>
          <table:table-cell table:formula="of:=100 * (1 - [$original_data.D1387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formula="of:=100 * (1 - [$original_data.C1388])" office:value-type="float" office:value="94.89" calcext:value-type="float">
            <text:p>94.89</text:p>
          </table:table-cell>
          <table:table-cell table:formula="of:=100 * (1 - [$original_data.D1388])" office:value-type="float" office:value="95.47" calcext:value-type="float">
            <text:p>95.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formula="of:=100 * (1 - [$original_data.C1389])" office:value-type="float" office:value="94.81" calcext:value-type="float">
            <text:p>94.81</text:p>
          </table:table-cell>
          <table:table-cell table:formula="of:=100 * (1 - [$original_data.D1389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table:formula="of:=100 * (1 - [$original_data.C1390])" office:value-type="float" office:value="94.83" calcext:value-type="float">
            <text:p>94.83</text:p>
          </table:table-cell>
          <table:table-cell table:formula="of:=100 * (1 - [$original_data.D1390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100 * (1 - [$original_data.C1391])" office:value-type="float" office:value="94.5" calcext:value-type="float">
            <text:p>94.5</text:p>
          </table:table-cell>
          <table:table-cell table:formula="of:=100 * (1 - [$original_data.D1391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formula="of:=100 * (1 - [$original_data.C1392])" office:value-type="float" office:value="94.72" calcext:value-type="float">
            <text:p>94.72</text:p>
          </table:table-cell>
          <table:table-cell table:formula="of:=100 * (1 - [$original_data.D1392])" office:value-type="float" office:value="95.31" calcext:value-type="float">
            <text:p>95.3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100 * (1 - [$original_data.C1393])" office:value-type="float" office:value="94.99" calcext:value-type="float">
            <text:p>94.99</text:p>
          </table:table-cell>
          <table:table-cell table:formula="of:=100 * (1 - [$original_data.D1393])" office:value-type="float" office:value="94.99" calcext:value-type="float">
            <text:p>94.9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100 * (1 - [$original_data.C1394])" office:value-type="float" office:value="94.39" calcext:value-type="float">
            <text:p>94.39</text:p>
          </table:table-cell>
          <table:table-cell table:formula="of:=100 * (1 - [$original_data.D1394])" office:value-type="float" office:value="95.08" calcext:value-type="float">
            <text:p>95.0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formula="of:=100 * (1 - [$original_data.C1395])" office:value-type="float" office:value="94.49" calcext:value-type="float">
            <text:p>94.49</text:p>
          </table:table-cell>
          <table:table-cell table:formula="of:=100 * (1 - [$original_data.D1395])" office:value-type="float" office:value="94.94" calcext:value-type="float">
            <text:p>94.9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formula="of:=100 * (1 - [$original_data.C1396])" office:value-type="float" office:value="94.49" calcext:value-type="float">
            <text:p>94.49</text:p>
          </table:table-cell>
          <table:table-cell table:formula="of:=100 * (1 - [$original_data.D1396])" office:value-type="float" office:value="95.05" calcext:value-type="float">
            <text:p>95.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table:formula="of:=100 * (1 - [$original_data.C1397])" office:value-type="float" office:value="93.93" calcext:value-type="float">
            <text:p>93.93</text:p>
          </table:table-cell>
          <table:table-cell table:formula="of:=100 * (1 - [$original_data.D1397])" office:value-type="float" office:value="94.1" calcext:value-type="float">
            <text:p>94.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table:formula="of:=100 * (1 - [$original_data.C1398])" office:value-type="float" office:value="94.85" calcext:value-type="float">
            <text:p>94.85</text:p>
          </table:table-cell>
          <table:table-cell table:formula="of:=100 * (1 - [$original_data.D1398])" office:value-type="float" office:value="95.49" calcext:value-type="float">
            <text:p>95.4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formula="of:=100 * (1 - [$original_data.C1399])" office:value-type="float" office:value="95.03" calcext:value-type="float">
            <text:p>95.03</text:p>
          </table:table-cell>
          <table:table-cell table:formula="of:=100 * (1 - [$original_data.D1399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table:formula="of:=100 * (1 - [$original_data.C1400])" office:value-type="float" office:value="94.06" calcext:value-type="float">
            <text:p>94.06</text:p>
          </table:table-cell>
          <table:table-cell table:formula="of:=100 * (1 - [$original_data.D1400])" office:value-type="float" office:value="95.15" calcext:value-type="float">
            <text:p>95.1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table:formula="of:=100 * (1 - [$original_data.C1401])" office:value-type="float" office:value="94.27" calcext:value-type="float">
            <text:p>94.27</text:p>
          </table:table-cell>
          <table:table-cell table:formula="of:=100 * (1 - [$original_data.D1401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100 * (1 - [$original_data.C1402])" office:value-type="float" office:value="94.08" calcext:value-type="float">
            <text:p>94.08</text:p>
          </table:table-cell>
          <table:table-cell table:formula="of:=100 * (1 - [$original_data.D1402])" office:value-type="float" office:value="95.21" calcext:value-type="float">
            <text:p>95.2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00 * (1 - [$original_data.C1403])" office:value-type="float" office:value="95" calcext:value-type="float">
            <text:p>95</text:p>
          </table:table-cell>
          <table:table-cell table:formula="of:=100 * (1 - [$original_data.D1403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100 * (1 - [$original_data.C1404])" office:value-type="float" office:value="95.3" calcext:value-type="float">
            <text:p>95.3</text:p>
          </table:table-cell>
          <table:table-cell table:formula="of:=100 * (1 - [$original_data.D1404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00 * (1 - [$original_data.C1405])" office:value-type="float" office:value="94.11" calcext:value-type="float">
            <text:p>94.11</text:p>
          </table:table-cell>
          <table:table-cell table:formula="of:=100 * (1 - [$original_data.D1405])" office:value-type="float" office:value="94.64" calcext:value-type="float">
            <text:p>94.6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100 * (1 - [$original_data.C1406])" office:value-type="float" office:value="94.85" calcext:value-type="float">
            <text:p>94.85</text:p>
          </table:table-cell>
          <table:table-cell table:formula="of:=100 * (1 - [$original_data.D1406])" office:value-type="float" office:value="94.99" calcext:value-type="float">
            <text:p>94.9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 * (1 - [$original_data.C1407])" office:value-type="float" office:value="94.72" calcext:value-type="float">
            <text:p>94.72</text:p>
          </table:table-cell>
          <table:table-cell table:formula="of:=100 * (1 - [$original_data.D1407])" office:value-type="float" office:value="95.03" calcext:value-type="float">
            <text:p>95.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100 * (1 - [$original_data.C1408])" office:value-type="float" office:value="93.62" calcext:value-type="float">
            <text:p>93.62</text:p>
          </table:table-cell>
          <table:table-cell table:formula="of:=100 * (1 - [$original_data.D1408])" office:value-type="float" office:value="94.43" calcext:value-type="float">
            <text:p>94.4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100 * (1 - [$original_data.C1409])" office:value-type="float" office:value="94.2" calcext:value-type="float">
            <text:p>94.2</text:p>
          </table:table-cell>
          <table:table-cell table:formula="of:=100 * (1 - [$original_data.D1409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100 * (1 - [$original_data.C1410])" office:value-type="float" office:value="95.19" calcext:value-type="float">
            <text:p>95.19</text:p>
          </table:table-cell>
          <table:table-cell table:formula="of:=100 * (1 - [$original_data.D1410])" office:value-type="float" office:value="95.19" calcext:value-type="float">
            <text:p>95.1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100 * (1 - [$original_data.C1411])" office:value-type="float" office:value="94.57" calcext:value-type="float">
            <text:p>94.57</text:p>
          </table:table-cell>
          <table:table-cell table:formula="of:=100 * (1 - [$original_data.D1411])" office:value-type="float" office:value="94.91" calcext:value-type="float">
            <text:p>94.9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100 * (1 - [$original_data.C1412])" office:value-type="float" office:value="94.14" calcext:value-type="float">
            <text:p>94.14</text:p>
          </table:table-cell>
          <table:table-cell table:formula="of:=100 * (1 - [$original_data.D1412])" office:value-type="float" office:value="95.6" calcext:value-type="float">
            <text:p>95.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100 * (1 - [$original_data.C1413])" office:value-type="float" office:value="93.94" calcext:value-type="float">
            <text:p>93.94</text:p>
          </table:table-cell>
          <table:table-cell table:formula="of:=100 * (1 - [$original_data.D1413])" office:value-type="float" office:value="95.04" calcext:value-type="float">
            <text:p>95.0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100 * (1 - [$original_data.C1414])" office:value-type="float" office:value="94.42" calcext:value-type="float">
            <text:p>94.42</text:p>
          </table:table-cell>
          <table:table-cell table:formula="of:=100 * (1 - [$original_data.D1414])" office:value-type="float" office:value="94.74" calcext:value-type="float">
            <text:p>94.7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100 * (1 - [$original_data.C1415])" office:value-type="float" office:value="94.94" calcext:value-type="float">
            <text:p>94.94</text:p>
          </table:table-cell>
          <table:table-cell table:formula="of:=100 * (1 - [$original_data.D1415])" office:value-type="float" office:value="94.94" calcext:value-type="float">
            <text:p>94.9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100 * (1 - [$original_data.C1416])" office:value-type="float" office:value="94.09" calcext:value-type="float">
            <text:p>94.09</text:p>
          </table:table-cell>
          <table:table-cell table:formula="of:=100 * (1 - [$original_data.D1416])" office:value-type="float" office:value="95.52" calcext:value-type="float">
            <text:p>95.5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100 * (1 - [$original_data.C1417])" office:value-type="float" office:value="95.22" calcext:value-type="float">
            <text:p>95.22</text:p>
          </table:table-cell>
          <table:table-cell table:formula="of:=100 * (1 - [$original_data.D1417])" office:value-type="float" office:value="95.22" calcext:value-type="float">
            <text:p>95.2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100 * (1 - [$original_data.C1418])" office:value-type="float" office:value="94.55" calcext:value-type="float">
            <text:p>94.55</text:p>
          </table:table-cell>
          <table:table-cell table:formula="of:=100 * (1 - [$original_data.D1418])" office:value-type="float" office:value="94.77" calcext:value-type="float">
            <text:p>94.7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100 * (1 - [$original_data.C1419])" office:value-type="float" office:value="95.35" calcext:value-type="float">
            <text:p>95.35</text:p>
          </table:table-cell>
          <table:table-cell table:formula="of:=100 * (1 - [$original_data.D1419])" office:value-type="float" office:value="95.91" calcext:value-type="float">
            <text:p>95.9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100 * (1 - [$original_data.C1420])" office:value-type="float" office:value="94.32" calcext:value-type="float">
            <text:p>94.32</text:p>
          </table:table-cell>
          <table:table-cell table:formula="of:=100 * (1 - [$original_data.D1420])" office:value-type="float" office:value="94.6" calcext:value-type="float">
            <text:p>94.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100 * (1 - [$original_data.C1421])" office:value-type="float" office:value="94.63" calcext:value-type="float">
            <text:p>94.63</text:p>
          </table:table-cell>
          <table:table-cell table:formula="of:=100 * (1 - [$original_data.D1421])" office:value-type="float" office:value="95.12" calcext:value-type="float">
            <text:p>95.1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100 * (1 - [$original_data.C1422])" office:value-type="float" office:value="94.85" calcext:value-type="float">
            <text:p>94.85</text:p>
          </table:table-cell>
          <table:table-cell table:formula="of:=100 * (1 - [$original_data.D1422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100 * (1 - [$original_data.C1423])" office:value-type="float" office:value="94.68" calcext:value-type="float">
            <text:p>94.68</text:p>
          </table:table-cell>
          <table:table-cell table:formula="of:=100 * (1 - [$original_data.D1423])" office:value-type="float" office:value="94.98" calcext:value-type="float">
            <text:p>94.9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100 * (1 - [$original_data.C1424])" office:value-type="float" office:value="94.5" calcext:value-type="float">
            <text:p>94.5</text:p>
          </table:table-cell>
          <table:table-cell table:formula="of:=100 * (1 - [$original_data.D1424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100 * (1 - [$original_data.C1425])" office:value-type="float" office:value="94.96" calcext:value-type="float">
            <text:p>94.96</text:p>
          </table:table-cell>
          <table:table-cell table:formula="of:=100 * (1 - [$original_data.D1425])" office:value-type="float" office:value="94.96" calcext:value-type="float">
            <text:p>94.9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00 * (1 - [$original_data.C1426])" office:value-type="float" office:value="94.81" calcext:value-type="float">
            <text:p>94.81</text:p>
          </table:table-cell>
          <table:table-cell table:formula="of:=100 * (1 - [$original_data.D1426])" office:value-type="float" office:value="94.82" calcext:value-type="float">
            <text:p>94.8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100 * (1 - [$original_data.C1427])" office:value-type="float" office:value="94.55" calcext:value-type="float">
            <text:p>94.55</text:p>
          </table:table-cell>
          <table:table-cell table:formula="of:=100 * (1 - [$original_data.D1427])" office:value-type="float" office:value="94.81" calcext:value-type="float">
            <text:p>94.8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100 * (1 - [$original_data.C1428])" office:value-type="float" office:value="93.76" calcext:value-type="float">
            <text:p>93.76</text:p>
          </table:table-cell>
          <table:table-cell table:formula="of:=100 * (1 - [$original_data.D1428])" office:value-type="float" office:value="94.31" calcext:value-type="float">
            <text:p>94.3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100 * (1 - [$original_data.C1429])" office:value-type="float" office:value="94.59" calcext:value-type="float">
            <text:p>94.59</text:p>
          </table:table-cell>
          <table:table-cell table:formula="of:=100 * (1 - [$original_data.D1429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100 * (1 - [$original_data.C1430])" office:value-type="float" office:value="94.58" calcext:value-type="float">
            <text:p>94.58</text:p>
          </table:table-cell>
          <table:table-cell table:formula="of:=100 * (1 - [$original_data.D1430])" office:value-type="float" office:value="94.94" calcext:value-type="float">
            <text:p>94.9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100 * (1 - [$original_data.C1431])" office:value-type="float" office:value="93.78" calcext:value-type="float">
            <text:p>93.78</text:p>
          </table:table-cell>
          <table:table-cell table:formula="of:=100 * (1 - [$original_data.D1431])" office:value-type="float" office:value="95.07" calcext:value-type="float">
            <text:p>95.0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100 * (1 - [$original_data.C1432])" office:value-type="float" office:value="95.34" calcext:value-type="float">
            <text:p>95.34</text:p>
          </table:table-cell>
          <table:table-cell table:formula="of:=100 * (1 - [$original_data.D1432])" office:value-type="float" office:value="95.47" calcext:value-type="float">
            <text:p>95.4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100 * (1 - [$original_data.C1433])" office:value-type="float" office:value="94.78" calcext:value-type="float">
            <text:p>94.78</text:p>
          </table:table-cell>
          <table:table-cell table:formula="of:=100 * (1 - [$original_data.D1433])" office:value-type="float" office:value="94.78" calcext:value-type="float">
            <text:p>94.7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formula="of:=100 * (1 - [$original_data.C1434])" office:value-type="float" office:value="94.24" calcext:value-type="float">
            <text:p>94.24</text:p>
          </table:table-cell>
          <table:table-cell table:formula="of:=100 * (1 - [$original_data.D1434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100 * (1 - [$original_data.C1435])" office:value-type="float" office:value="94.45" calcext:value-type="float">
            <text:p>94.45</text:p>
          </table:table-cell>
          <table:table-cell table:formula="of:=100 * (1 - [$original_data.D1435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100 * (1 - [$original_data.C1436])" office:value-type="float" office:value="94.74" calcext:value-type="float">
            <text:p>94.74</text:p>
          </table:table-cell>
          <table:table-cell table:formula="of:=100 * (1 - [$original_data.D1436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formula="of:=100 * (1 - [$original_data.C1437])" office:value-type="float" office:value="94.97" calcext:value-type="float">
            <text:p>94.97</text:p>
          </table:table-cell>
          <table:table-cell table:formula="of:=100 * (1 - [$original_data.D1437])" office:value-type="float" office:value="95.32" calcext:value-type="float">
            <text:p>95.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100 * (1 - [$original_data.C1438])" office:value-type="float" office:value="95.19" calcext:value-type="float">
            <text:p>95.19</text:p>
          </table:table-cell>
          <table:table-cell table:formula="of:=100 * (1 - [$original_data.D1438])" office:value-type="float" office:value="95.24" calcext:value-type="float">
            <text:p>95.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100 * (1 - [$original_data.C1439])" office:value-type="float" office:value="95.08" calcext:value-type="float">
            <text:p>95.08</text:p>
          </table:table-cell>
          <table:table-cell table:formula="of:=100 * (1 - [$original_data.D1439])" office:value-type="float" office:value="95.08" calcext:value-type="float">
            <text:p>95.0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formula="of:=100 * (1 - [$original_data.C1440])" office:value-type="float" office:value="94.48" calcext:value-type="float">
            <text:p>94.48</text:p>
          </table:table-cell>
          <table:table-cell table:formula="of:=100 * (1 - [$original_data.D1440])" office:value-type="float" office:value="94.75" calcext:value-type="float">
            <text:p>94.7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100 * (1 - [$original_data.C1441])" office:value-type="float" office:value="94.43" calcext:value-type="float">
            <text:p>94.43</text:p>
          </table:table-cell>
          <table:table-cell table:formula="of:=100 * (1 - [$original_data.D1441])" office:value-type="float" office:value="95.56" calcext:value-type="float">
            <text:p>95.5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100 * (1 - [$original_data.C1442])" office:value-type="float" office:value="95.26" calcext:value-type="float">
            <text:p>95.26</text:p>
          </table:table-cell>
          <table:table-cell table:formula="of:=100 * (1 - [$original_data.D1442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100 * (1 - [$original_data.C1443])" office:value-type="float" office:value="94.88" calcext:value-type="float">
            <text:p>94.88</text:p>
          </table:table-cell>
          <table:table-cell table:formula="of:=100 * (1 - [$original_data.D1443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100 * (1 - [$original_data.C1444])" office:value-type="float" office:value="94.75" calcext:value-type="float">
            <text:p>94.75</text:p>
          </table:table-cell>
          <table:table-cell table:formula="of:=100 * (1 - [$original_data.D1444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100 * (1 - [$original_data.C1445])" office:value-type="float" office:value="94.8" calcext:value-type="float">
            <text:p>94.8</text:p>
          </table:table-cell>
          <table:table-cell table:formula="of:=100 * (1 - [$original_data.D1445])" office:value-type="float" office:value="94.8" calcext:value-type="float">
            <text:p>94.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100 * (1 - [$original_data.C1446])" office:value-type="float" office:value="94.25" calcext:value-type="float">
            <text:p>94.25</text:p>
          </table:table-cell>
          <table:table-cell table:formula="of:=100 * (1 - [$original_data.D1446])" office:value-type="float" office:value="95.07" calcext:value-type="float">
            <text:p>95.0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100 * (1 - [$original_data.C1447])" office:value-type="float" office:value="93.85" calcext:value-type="float">
            <text:p>93.85</text:p>
          </table:table-cell>
          <table:table-cell table:formula="of:=100 * (1 - [$original_data.D1447])" office:value-type="float" office:value="94.73" calcext:value-type="float">
            <text:p>94.7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100 * (1 - [$original_data.C1448])" office:value-type="float" office:value="94.85" calcext:value-type="float">
            <text:p>94.85</text:p>
          </table:table-cell>
          <table:table-cell table:formula="of:=100 * (1 - [$original_data.D1448])" office:value-type="float" office:value="95.24" calcext:value-type="float">
            <text:p>95.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100 * (1 - [$original_data.C1449])" office:value-type="float" office:value="94.55" calcext:value-type="float">
            <text:p>94.55</text:p>
          </table:table-cell>
          <table:table-cell table:formula="of:=100 * (1 - [$original_data.D1449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100 * (1 - [$original_data.C1450])" office:value-type="float" office:value="94.76" calcext:value-type="float">
            <text:p>94.76</text:p>
          </table:table-cell>
          <table:table-cell table:formula="of:=100 * (1 - [$original_data.D1450])" office:value-type="float" office:value="94.96" calcext:value-type="float">
            <text:p>94.9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100 * (1 - [$original_data.C1451])" office:value-type="float" office:value="94.41" calcext:value-type="float">
            <text:p>94.41</text:p>
          </table:table-cell>
          <table:table-cell table:formula="of:=100 * (1 - [$original_data.D1451])" office:value-type="float" office:value="94.58" calcext:value-type="float">
            <text:p>94.5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100 * (1 - [$original_data.C1452])" office:value-type="float" office:value="94.24" calcext:value-type="float">
            <text:p>94.24</text:p>
          </table:table-cell>
          <table:table-cell table:formula="of:=100 * (1 - [$original_data.D1452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100 * (1 - [$original_data.C1453])" office:value-type="float" office:value="94.25" calcext:value-type="float">
            <text:p>94.25</text:p>
          </table:table-cell>
          <table:table-cell table:formula="of:=100 * (1 - [$original_data.D1453])" office:value-type="float" office:value="95.49" calcext:value-type="float">
            <text:p>95.4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100 * (1 - [$original_data.C1454])" office:value-type="float" office:value="94.35" calcext:value-type="float">
            <text:p>94.35</text:p>
          </table:table-cell>
          <table:table-cell table:formula="of:=100 * (1 - [$original_data.D1454])" office:value-type="float" office:value="95.41" calcext:value-type="float">
            <text:p>95.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100 * (1 - [$original_data.C1455])" office:value-type="float" office:value="95.17" calcext:value-type="float">
            <text:p>95.17</text:p>
          </table:table-cell>
          <table:table-cell table:formula="of:=100 * (1 - [$original_data.D1455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100 * (1 - [$original_data.C1456])" office:value-type="float" office:value="94.22" calcext:value-type="float">
            <text:p>94.22</text:p>
          </table:table-cell>
          <table:table-cell table:formula="of:=100 * (1 - [$original_data.D1456])" office:value-type="float" office:value="94.97" calcext:value-type="float">
            <text:p>94.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100 * (1 - [$original_data.C1457])" office:value-type="float" office:value="94.71" calcext:value-type="float">
            <text:p>94.71</text:p>
          </table:table-cell>
          <table:table-cell table:formula="of:=100 * (1 - [$original_data.D1457])" office:value-type="float" office:value="95.12" calcext:value-type="float">
            <text:p>95.1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formula="of:=100 * (1 - [$original_data.C1458])" office:value-type="float" office:value="94.39" calcext:value-type="float">
            <text:p>94.39</text:p>
          </table:table-cell>
          <table:table-cell table:formula="of:=100 * (1 - [$original_data.D1458])" office:value-type="float" office:value="94.74" calcext:value-type="float">
            <text:p>94.7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formula="of:=100 * (1 - [$original_data.C1459])" office:value-type="float" office:value="94.72" calcext:value-type="float">
            <text:p>94.72</text:p>
          </table:table-cell>
          <table:table-cell table:formula="of:=100 * (1 - [$original_data.D1459])" office:value-type="float" office:value="95.01" calcext:value-type="float">
            <text:p>95.0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100 * (1 - [$original_data.C1460])" office:value-type="float" office:value="95" calcext:value-type="float">
            <text:p>95</text:p>
          </table:table-cell>
          <table:table-cell table:formula="of:=100 * (1 - [$original_data.D1460])" office:value-type="float" office:value="95.15" calcext:value-type="float">
            <text:p>95.1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100 * (1 - [$original_data.C1461])" office:value-type="float" office:value="95.04" calcext:value-type="float">
            <text:p>95.04</text:p>
          </table:table-cell>
          <table:table-cell table:formula="of:=100 * (1 - [$original_data.D1461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100 * (1 - [$original_data.C1462])" office:value-type="float" office:value="93.66" calcext:value-type="float">
            <text:p>93.66</text:p>
          </table:table-cell>
          <table:table-cell table:formula="of:=100 * (1 - [$original_data.D1462])" office:value-type="float" office:value="94.92" calcext:value-type="float">
            <text:p>94.9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formula="of:=100 * (1 - [$original_data.C1463])" office:value-type="float" office:value="94.96" calcext:value-type="float">
            <text:p>94.96</text:p>
          </table:table-cell>
          <table:table-cell table:formula="of:=100 * (1 - [$original_data.D1463])" office:value-type="float" office:value="95.38" calcext:value-type="float">
            <text:p>95.3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formula="of:=100 * (1 - [$original_data.C1464])" office:value-type="float" office:value="93.68" calcext:value-type="float">
            <text:p>93.68</text:p>
          </table:table-cell>
          <table:table-cell table:formula="of:=100 * (1 - [$original_data.D1464])" office:value-type="float" office:value="94.88" calcext:value-type="float">
            <text:p>94.8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100 * (1 - [$original_data.C1465])" office:value-type="float" office:value="94.38" calcext:value-type="float">
            <text:p>94.38</text:p>
          </table:table-cell>
          <table:table-cell table:formula="of:=100 * (1 - [$original_data.D1465])" office:value-type="float" office:value="94.7" calcext:value-type="float">
            <text:p>94.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table:formula="of:=100 * (1 - [$original_data.C1466])" office:value-type="float" office:value="94.76" calcext:value-type="float">
            <text:p>94.76</text:p>
          </table:table-cell>
          <table:table-cell table:formula="of:=100 * (1 - [$original_data.D1466])" office:value-type="float" office:value="95.69" calcext:value-type="float">
            <text:p>95.6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formula="of:=100 * (1 - [$original_data.C1467])" office:value-type="float" office:value="94.89" calcext:value-type="float">
            <text:p>94.89</text:p>
          </table:table-cell>
          <table:table-cell table:formula="of:=100 * (1 - [$original_data.D1467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formula="of:=100 * (1 - [$original_data.C1468])" office:value-type="float" office:value="95.32" calcext:value-type="float">
            <text:p>95.32</text:p>
          </table:table-cell>
          <table:table-cell table:formula="of:=100 * (1 - [$original_data.D1468])" office:value-type="float" office:value="95.86" calcext:value-type="float">
            <text:p>95.8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formula="of:=100 * (1 - [$original_data.C1469])" office:value-type="float" office:value="94.07" calcext:value-type="float">
            <text:p>94.07</text:p>
          </table:table-cell>
          <table:table-cell table:formula="of:=100 * (1 - [$original_data.D1469])" office:value-type="float" office:value="94.32" calcext:value-type="float">
            <text:p>94.3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formula="of:=100 * (1 - [$original_data.C1470])" office:value-type="float" office:value="94.55" calcext:value-type="float">
            <text:p>94.55</text:p>
          </table:table-cell>
          <table:table-cell table:formula="of:=100 * (1 - [$original_data.D1470])" office:value-type="float" office:value="94.55" calcext:value-type="float">
            <text:p>94.5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table:formula="of:=100 * (1 - [$original_data.C1471])" office:value-type="float" office:value="94.37" calcext:value-type="float">
            <text:p>94.37</text:p>
          </table:table-cell>
          <table:table-cell table:formula="of:=100 * (1 - [$original_data.D1471])" office:value-type="float" office:value="95.41" calcext:value-type="float">
            <text:p>95.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formula="of:=100 * (1 - [$original_data.C1472])" office:value-type="float" office:value="94.12" calcext:value-type="float">
            <text:p>94.12</text:p>
          </table:table-cell>
          <table:table-cell table:formula="of:=100 * (1 - [$original_data.D1472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formula="of:=100 * (1 - [$original_data.C1473])" office:value-type="float" office:value="95.19" calcext:value-type="float">
            <text:p>95.19</text:p>
          </table:table-cell>
          <table:table-cell table:formula="of:=100 * (1 - [$original_data.D1473])" office:value-type="float" office:value="95.2" calcext:value-type="float">
            <text:p>95.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formula="of:=100 * (1 - [$original_data.C1474])" office:value-type="float" office:value="94.82" calcext:value-type="float">
            <text:p>94.82</text:p>
          </table:table-cell>
          <table:table-cell table:formula="of:=100 * (1 - [$original_data.D1474])" office:value-type="float" office:value="95.28" calcext:value-type="float">
            <text:p>95.2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100 * (1 - [$original_data.C1475])" office:value-type="float" office:value="95.24" calcext:value-type="float">
            <text:p>95.24</text:p>
          </table:table-cell>
          <table:table-cell table:formula="of:=100 * (1 - [$original_data.D1475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formula="of:=100 * (1 - [$original_data.C1476])" office:value-type="float" office:value="95.57" calcext:value-type="float">
            <text:p>95.57</text:p>
          </table:table-cell>
          <table:table-cell table:formula="of:=100 * (1 - [$original_data.D1476])" office:value-type="float" office:value="95.57" calcext:value-type="float">
            <text:p>95.5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table:formula="of:=100 * (1 - [$original_data.C1477])" office:value-type="float" office:value="94.47" calcext:value-type="float">
            <text:p>94.47</text:p>
          </table:table-cell>
          <table:table-cell table:formula="of:=100 * (1 - [$original_data.D1477])" office:value-type="float" office:value="95.18" calcext:value-type="float">
            <text:p>95.1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formula="of:=100 * (1 - [$original_data.C1478])" office:value-type="float" office:value="94.65" calcext:value-type="float">
            <text:p>94.65</text:p>
          </table:table-cell>
          <table:table-cell table:formula="of:=100 * (1 - [$original_data.D1478])" office:value-type="float" office:value="95.17" calcext:value-type="float">
            <text:p>95.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table:formula="of:=100 * (1 - [$original_data.C1479])" office:value-type="float" office:value="94.3" calcext:value-type="float">
            <text:p>94.3</text:p>
          </table:table-cell>
          <table:table-cell table:formula="of:=100 * (1 - [$original_data.D1479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table:formula="of:=100 * (1 - [$original_data.C1480])" office:value-type="float" office:value="93.81" calcext:value-type="float">
            <text:p>93.81</text:p>
          </table:table-cell>
          <table:table-cell table:formula="of:=100 * (1 - [$original_data.D1480])" office:value-type="float" office:value="95.05" calcext:value-type="float">
            <text:p>95.0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formula="of:=100 * (1 - [$original_data.C1481])" office:value-type="float" office:value="93.4" calcext:value-type="float">
            <text:p>93.4</text:p>
          </table:table-cell>
          <table:table-cell table:formula="of:=100 * (1 - [$original_data.D1481])" office:value-type="float" office:value="95.12" calcext:value-type="float">
            <text:p>95.1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formula="of:=100 * (1 - [$original_data.C1482])" office:value-type="float" office:value="94.2" calcext:value-type="float">
            <text:p>94.2</text:p>
          </table:table-cell>
          <table:table-cell table:formula="of:=100 * (1 - [$original_data.D1482])" office:value-type="float" office:value="95.65" calcext:value-type="float">
            <text:p>95.6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formula="of:=100 * (1 - [$original_data.C1483])" office:value-type="float" office:value="93.87" calcext:value-type="float">
            <text:p>93.87</text:p>
          </table:table-cell>
          <table:table-cell table:formula="of:=100 * (1 - [$original_data.D1483])" office:value-type="float" office:value="93.87" calcext:value-type="float">
            <text:p>93.8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table:formula="of:=100 * (1 - [$original_data.C1484])" office:value-type="float" office:value="94.16" calcext:value-type="float">
            <text:p>94.16</text:p>
          </table:table-cell>
          <table:table-cell table:formula="of:=100 * (1 - [$original_data.D1484])" office:value-type="float" office:value="94.47" calcext:value-type="float">
            <text:p>94.4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formula="of:=100 * (1 - [$original_data.C1485])" office:value-type="float" office:value="94.73" calcext:value-type="float">
            <text:p>94.73</text:p>
          </table:table-cell>
          <table:table-cell table:formula="of:=100 * (1 - [$original_data.D1485])" office:value-type="float" office:value="95.97" calcext:value-type="float">
            <text:p>95.9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formula="of:=100 * (1 - [$original_data.C1486])" office:value-type="float" office:value="93.74" calcext:value-type="float">
            <text:p>93.74</text:p>
          </table:table-cell>
          <table:table-cell table:formula="of:=100 * (1 - [$original_data.D1486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formula="of:=100 * (1 - [$original_data.C1487])" office:value-type="float" office:value="94.33" calcext:value-type="float">
            <text:p>94.33</text:p>
          </table:table-cell>
          <table:table-cell table:formula="of:=100 * (1 - [$original_data.D1487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table:formula="of:=100 * (1 - [$original_data.C1488])" office:value-type="float" office:value="94.9" calcext:value-type="float">
            <text:p>94.9</text:p>
          </table:table-cell>
          <table:table-cell table:formula="of:=100 * (1 - [$original_data.D1488])" office:value-type="float" office:value="95.48" calcext:value-type="float">
            <text:p>95.4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formula="of:=100 * (1 - [$original_data.C1489])" office:value-type="float" office:value="93.73" calcext:value-type="float">
            <text:p>93.73</text:p>
          </table:table-cell>
          <table:table-cell table:formula="of:=100 * (1 - [$original_data.D1489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formula="of:=100 * (1 - [$original_data.C1490])" office:value-type="float" office:value="94.81" calcext:value-type="float">
            <text:p>94.81</text:p>
          </table:table-cell>
          <table:table-cell table:formula="of:=100 * (1 - [$original_data.D1490])" office:value-type="float" office:value="95.43" calcext:value-type="float">
            <text:p>95.4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table:formula="of:=100 * (1 - [$original_data.C1491])" office:value-type="float" office:value="94.63" calcext:value-type="float">
            <text:p>94.63</text:p>
          </table:table-cell>
          <table:table-cell table:formula="of:=100 * (1 - [$original_data.D1491])" office:value-type="float" office:value="94.65" calcext:value-type="float">
            <text:p>94.6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table:formula="of:=100 * (1 - [$original_data.C1492])" office:value-type="float" office:value="94.69" calcext:value-type="float">
            <text:p>94.69</text:p>
          </table:table-cell>
          <table:table-cell table:formula="of:=100 * (1 - [$original_data.D1492])" office:value-type="float" office:value="94.69" calcext:value-type="float">
            <text:p>94.6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formula="of:=100 * (1 - [$original_data.C1493])" office:value-type="float" office:value="93.84" calcext:value-type="float">
            <text:p>93.84</text:p>
          </table:table-cell>
          <table:table-cell table:formula="of:=100 * (1 - [$original_data.D1493])" office:value-type="float" office:value="94.14" calcext:value-type="float">
            <text:p>94.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table:formula="of:=100 * (1 - [$original_data.C1494])" office:value-type="float" office:value="94.61" calcext:value-type="float">
            <text:p>94.61</text:p>
          </table:table-cell>
          <table:table-cell table:formula="of:=100 * (1 - [$original_data.D1494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formula="of:=100 * (1 - [$original_data.C1495])" office:value-type="float" office:value="94.93" calcext:value-type="float">
            <text:p>94.93</text:p>
          </table:table-cell>
          <table:table-cell table:formula="of:=100 * (1 - [$original_data.D1495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formula="of:=100 * (1 - [$original_data.C1496])" office:value-type="float" office:value="95.38" calcext:value-type="float">
            <text:p>95.38</text:p>
          </table:table-cell>
          <table:table-cell table:formula="of:=100 * (1 - [$original_data.D1496])" office:value-type="float" office:value="95.58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table:formula="of:=100 * (1 - [$original_data.C1497])" office:value-type="float" office:value="94.48" calcext:value-type="float">
            <text:p>94.48</text:p>
          </table:table-cell>
          <table:table-cell table:formula="of:=100 * (1 - [$original_data.D1497])" office:value-type="float" office:value="94.75" calcext:value-type="float">
            <text:p>94.7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formula="of:=100 * (1 - [$original_data.C1498])" office:value-type="float" office:value="94.68" calcext:value-type="float">
            <text:p>94.68</text:p>
          </table:table-cell>
          <table:table-cell table:formula="of:=100 * (1 - [$original_data.D1498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formula="of:=100 * (1 - [$original_data.C1499])" office:value-type="float" office:value="94.55" calcext:value-type="float">
            <text:p>94.55</text:p>
          </table:table-cell>
          <table:table-cell table:formula="of:=100 * (1 - [$original_data.D1499])" office:value-type="float" office:value="94.9" calcext:value-type="float">
            <text:p>94.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table:formula="of:=100 * (1 - [$original_data.C1500])" office:value-type="float" office:value="94.04" calcext:value-type="float">
            <text:p>94.04</text:p>
          </table:table-cell>
          <table:table-cell table:formula="of:=100 * (1 - [$original_data.D1500])" office:value-type="float" office:value="95.34" calcext:value-type="float">
            <text:p>95.3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formula="of:=100 * (1 - [$original_data.C1501])" office:value-type="float" office:value="93.72" calcext:value-type="float">
            <text:p>93.72</text:p>
          </table:table-cell>
          <table:table-cell table:formula="of:=100 * (1 - [$original_data.D1501])" office:value-type="float" office:value="95.24" calcext:value-type="float">
            <text:p>95.2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table:formula="of:=100 * (1 - [$original_data.C1502])" office:value-type="float" office:value="94.86" calcext:value-type="float">
            <text:p>94.86</text:p>
          </table:table-cell>
          <table:table-cell table:formula="of:=100 * (1 - [$original_data.D1502])" office:value-type="float" office:value="95.1" calcext:value-type="float">
            <text:p>95.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100 * (1 - [$original_data.C1503])" office:value-type="float" office:value="94.34" calcext:value-type="float">
            <text:p>94.34</text:p>
          </table:table-cell>
          <table:table-cell table:formula="of:=100 * (1 - [$original_data.D1503])" office:value-type="float" office:value="94.8" calcext:value-type="float">
            <text:p>94.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100 * (1 - [$original_data.C1504])" office:value-type="float" office:value="94.57" calcext:value-type="float">
            <text:p>94.57</text:p>
          </table:table-cell>
          <table:table-cell table:formula="of:=100 * (1 - [$original_data.D1504])" office:value-type="float" office:value="95.14" calcext:value-type="float">
            <text:p>95.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 * (1 - [$original_data.C1505])" office:value-type="float" office:value="94.51" calcext:value-type="float">
            <text:p>94.51</text:p>
          </table:table-cell>
          <table:table-cell table:formula="of:=100 * (1 - [$original_data.D1505])"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100 * (1 - [$original_data.C1506])" office:value-type="float" office:value="94.84" calcext:value-type="float">
            <text:p>94.84</text:p>
          </table:table-cell>
          <table:table-cell table:formula="of:=100 * (1 - [$original_data.D1506])" office:value-type="float" office:value="95.34" calcext:value-type="float">
            <text:p>95.3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00 * (1 - [$original_data.C1507])" office:value-type="float" office:value="94.51" calcext:value-type="float">
            <text:p>94.51</text:p>
          </table:table-cell>
          <table:table-cell table:formula="of:=100 * (1 - [$original_data.D1507])" office:value-type="float" office:value="95.03" calcext:value-type="float">
            <text:p>95.0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100 * (1 - [$original_data.C1508])" office:value-type="float" office:value="94.13" calcext:value-type="float">
            <text:p>94.13</text:p>
          </table:table-cell>
          <table:table-cell table:formula="of:=100 * (1 - [$original_data.D1508])" office:value-type="float" office:value="95.04" calcext:value-type="float">
            <text:p>95.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100 * (1 - [$original_data.C1509])" office:value-type="float" office:value="94.68" calcext:value-type="float">
            <text:p>94.68</text:p>
          </table:table-cell>
          <table:table-cell table:formula="of:=100 * (1 - [$original_data.D1509])" office:value-type="float" office:value="95.46" calcext:value-type="float">
            <text:p>95.4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100 * (1 - [$original_data.C1510])" office:value-type="float" office:value="93.76" calcext:value-type="float">
            <text:p>93.76</text:p>
          </table:table-cell>
          <table:table-cell table:formula="of:=100 * (1 - [$original_data.D1510])" office:value-type="float" office:value="94.82" calcext:value-type="float">
            <text:p>94.8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100 * (1 - [$original_data.C1511])" office:value-type="float" office:value="94.8" calcext:value-type="float">
            <text:p>94.8</text:p>
          </table:table-cell>
          <table:table-cell table:formula="of:=100 * (1 - [$original_data.D1511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100 * (1 - [$original_data.C1512])" office:value-type="float" office:value="94.23" calcext:value-type="float">
            <text:p>94.23</text:p>
          </table:table-cell>
          <table:table-cell table:formula="of:=100 * (1 - [$original_data.D1512])" office:value-type="float" office:value="95.08" calcext:value-type="float">
            <text:p>95.0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100 * (1 - [$original_data.C1513])" office:value-type="float" office:value="95.15" calcext:value-type="float">
            <text:p>95.15</text:p>
          </table:table-cell>
          <table:table-cell table:formula="of:=100 * (1 - [$original_data.D1513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100 * (1 - [$original_data.C1514])" office:value-type="float" office:value="94.75" calcext:value-type="float">
            <text:p>94.75</text:p>
          </table:table-cell>
          <table:table-cell table:formula="of:=100 * (1 - [$original_data.D1514])" office:value-type="float" office:value="94.99" calcext:value-type="float">
            <text:p>94.9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100 * (1 - [$original_data.C1515])" office:value-type="float" office:value="94.29" calcext:value-type="float">
            <text:p>94.29</text:p>
          </table:table-cell>
          <table:table-cell table:formula="of:=100 * (1 - [$original_data.D1515])" office:value-type="float" office:value="95.3" calcext:value-type="float">
            <text:p>95.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100 * (1 - [$original_data.C1516])" office:value-type="float" office:value="94.06" calcext:value-type="float">
            <text:p>94.06</text:p>
          </table:table-cell>
          <table:table-cell table:formula="of:=100 * (1 - [$original_data.D1516])" office:value-type="float" office:value="94.76" calcext:value-type="float">
            <text:p>94.7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100 * (1 - [$original_data.C1517])" office:value-type="float" office:value="94.3" calcext:value-type="float">
            <text:p>94.3</text:p>
          </table:table-cell>
          <table:table-cell table:formula="of:=100 * (1 - [$original_data.D1517])" office:value-type="float" office:value="94.96" calcext:value-type="float">
            <text:p>94.9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100 * (1 - [$original_data.C1518])" office:value-type="float" office:value="94.43" calcext:value-type="float">
            <text:p>94.43</text:p>
          </table:table-cell>
          <table:table-cell table:formula="of:=100 * (1 - [$original_data.D1518])" office:value-type="float" office:value="94.75" calcext:value-type="float">
            <text:p>94.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100 * (1 - [$original_data.C1519])" office:value-type="float" office:value="94.85" calcext:value-type="float">
            <text:p>94.85</text:p>
          </table:table-cell>
          <table:table-cell table:formula="of:=100 * (1 - [$original_data.D1519])" office:value-type="float" office:value="95.49" calcext:value-type="float">
            <text:p>95.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100 * (1 - [$original_data.C1520])" office:value-type="float" office:value="94.27" calcext:value-type="float">
            <text:p>94.27</text:p>
          </table:table-cell>
          <table:table-cell table:formula="of:=100 * (1 - [$original_data.D1520])" office:value-type="float" office:value="94.87" calcext:value-type="float">
            <text:p>94.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100 * (1 - [$original_data.C1521])" office:value-type="float" office:value="94.51" calcext:value-type="float">
            <text:p>94.51</text:p>
          </table:table-cell>
          <table:table-cell table:formula="of:=100 * (1 - [$original_data.D1521])" office:value-type="float" office:value="94.67" calcext:value-type="float">
            <text:p>94.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100 * (1 - [$original_data.C1522])" office:value-type="float" office:value="94.73" calcext:value-type="float">
            <text:p>94.73</text:p>
          </table:table-cell>
          <table:table-cell table:formula="of:=100 * (1 - [$original_data.D1522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100 * (1 - [$original_data.C1523])" office:value-type="float" office:value="93.96" calcext:value-type="float">
            <text:p>93.96</text:p>
          </table:table-cell>
          <table:table-cell table:formula="of:=100 * (1 - [$original_data.D1523])" office:value-type="float" office:value="94.73" calcext:value-type="float">
            <text:p>94.7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00 * (1 - [$original_data.C1524])" office:value-type="float" office:value="94.67" calcext:value-type="float">
            <text:p>94.67</text:p>
          </table:table-cell>
          <table:table-cell table:formula="of:=100 * (1 - [$original_data.D1524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00 * (1 - [$original_data.C1525])" office:value-type="float" office:value="94.47" calcext:value-type="float">
            <text:p>94.47</text:p>
          </table:table-cell>
          <table:table-cell table:formula="of:=100 * (1 - [$original_data.D1525])" office:value-type="float" office:value="94.83" calcext:value-type="float">
            <text:p>94.8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100 * (1 - [$original_data.C1526])" office:value-type="float" office:value="94.26" calcext:value-type="float">
            <text:p>94.26</text:p>
          </table:table-cell>
          <table:table-cell table:formula="of:=100 * (1 - [$original_data.D1526])" office:value-type="float" office:value="94.87" calcext:value-type="float">
            <text:p>94.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100 * (1 - [$original_data.C1527])" office:value-type="float" office:value="94.46" calcext:value-type="float">
            <text:p>94.46</text:p>
          </table:table-cell>
          <table:table-cell table:formula="of:=100 * (1 - [$original_data.D1527])" office:value-type="float" office:value="95.22" calcext:value-type="float">
            <text:p>95.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100 * (1 - [$original_data.C1528])" office:value-type="float" office:value="93.71" calcext:value-type="float">
            <text:p>93.71</text:p>
          </table:table-cell>
          <table:table-cell table:formula="of:=100 * (1 - [$original_data.D1528])"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100 * (1 - [$original_data.C1529])" office:value-type="float" office:value="95.07" calcext:value-type="float">
            <text:p>95.07</text:p>
          </table:table-cell>
          <table:table-cell table:formula="of:=100 * (1 - [$original_data.D1529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formula="of:=100 * (1 - [$original_data.C1530])" office:value-type="float" office:value="95.04" calcext:value-type="float">
            <text:p>95.04</text:p>
          </table:table-cell>
          <table:table-cell table:formula="of:=100 * (1 - [$original_data.D1530])" office:value-type="float" office:value="95.25" calcext:value-type="float">
            <text:p>95.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100 * (1 - [$original_data.C1531])" office:value-type="float" office:value="94.03" calcext:value-type="float">
            <text:p>94.03</text:p>
          </table:table-cell>
          <table:table-cell table:formula="of:=100 * (1 - [$original_data.D1531])" office:value-type="float" office:value="95.2" calcext:value-type="float">
            <text:p>95.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100 * (1 - [$original_data.C1532])" office:value-type="float" office:value="94.82" calcext:value-type="float">
            <text:p>94.82</text:p>
          </table:table-cell>
          <table:table-cell table:formula="of:=100 * (1 - [$original_data.D1532])" office:value-type="float" office:value="95.77" calcext:value-type="float">
            <text:p>95.7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100 * (1 - [$original_data.C1533])" office:value-type="float" office:value="94.72" calcext:value-type="float">
            <text:p>94.72</text:p>
          </table:table-cell>
          <table:table-cell table:formula="of:=100 * (1 - [$original_data.D1533])" office:value-type="float" office:value="94.92" calcext:value-type="float">
            <text:p>94.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100 * (1 - [$original_data.C1534])" office:value-type="float" office:value="94.13" calcext:value-type="float">
            <text:p>94.13</text:p>
          </table:table-cell>
          <table:table-cell table:formula="of:=100 * (1 - [$original_data.D1534])" office:value-type="float" office:value="94.71" calcext:value-type="float">
            <text:p>94.7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100 * (1 - [$original_data.C1535])" office:value-type="float" office:value="94.21" calcext:value-type="float">
            <text:p>94.21</text:p>
          </table:table-cell>
          <table:table-cell table:formula="of:=100 * (1 - [$original_data.D1535])" office:value-type="float" office:value="95.08" calcext:value-type="float">
            <text:p>95.0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100 * (1 - [$original_data.C1536])" office:value-type="float" office:value="94.27" calcext:value-type="float">
            <text:p>94.27</text:p>
          </table:table-cell>
          <table:table-cell table:formula="of:=100 * (1 - [$original_data.D1536])" office:value-type="float" office:value="94.33" calcext:value-type="float">
            <text:p>94.3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100 * (1 - [$original_data.C1537])" office:value-type="float" office:value="95.08" calcext:value-type="float">
            <text:p>95.08</text:p>
          </table:table-cell>
          <table:table-cell table:formula="of:=100 * (1 - [$original_data.D1537])" office:value-type="float" office:value="95.5" calcext:value-type="float">
            <text:p>95.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100 * (1 - [$original_data.C1538])" office:value-type="float" office:value="94.28" calcext:value-type="float">
            <text:p>94.28</text:p>
          </table:table-cell>
          <table:table-cell table:formula="of:=100 * (1 - [$original_data.D1538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100 * (1 - [$original_data.C1539])" office:value-type="float" office:value="95.33" calcext:value-type="float">
            <text:p>95.33</text:p>
          </table:table-cell>
          <table:table-cell table:formula="of:=100 * (1 - [$original_data.D1539])" office:value-type="float" office:value="95.43" calcext:value-type="float">
            <text:p>95.4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formula="of:=100 * (1 - [$original_data.C1540])" office:value-type="float" office:value="94.57" calcext:value-type="float">
            <text:p>94.57</text:p>
          </table:table-cell>
          <table:table-cell table:formula="of:=100 * (1 - [$original_data.D1540])" office:value-type="float" office:value="94.61" calcext:value-type="float">
            <text:p>94.6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100 * (1 - [$original_data.C1541])" office:value-type="float" office:value="94.73" calcext:value-type="float">
            <text:p>94.73</text:p>
          </table:table-cell>
          <table:table-cell table:formula="of:=100 * (1 - [$original_data.D1541])" office:value-type="float" office:value="95.04" calcext:value-type="float">
            <text:p>95.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100 * (1 - [$original_data.C1542])" office:value-type="float" office:value="94.4" calcext:value-type="float">
            <text:p>94.4</text:p>
          </table:table-cell>
          <table:table-cell table:formula="of:=100 * (1 - [$original_data.D1542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100 * (1 - [$original_data.C1543])" office:value-type="float" office:value="94.44" calcext:value-type="float">
            <text:p>94.44</text:p>
          </table:table-cell>
          <table:table-cell table:formula="of:=100 * (1 - [$original_data.D1543])" office:value-type="float" office:value="94.44" calcext:value-type="float">
            <text:p>94.4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formula="of:=100 * (1 - [$original_data.C1544])" office:value-type="float" office:value="94.31" calcext:value-type="float">
            <text:p>94.31</text:p>
          </table:table-cell>
          <table:table-cell table:formula="of:=100 * (1 - [$original_data.D1544])" office:value-type="float" office:value="94.92" calcext:value-type="float">
            <text:p>94.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100 * (1 - [$original_data.C1545])" office:value-type="float" office:value="94.42" calcext:value-type="float">
            <text:p>94.42</text:p>
          </table:table-cell>
          <table:table-cell table:formula="of:=100 * (1 - [$original_data.D1545])" office:value-type="float" office:value="94.78" calcext:value-type="float">
            <text:p>94.7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100 * (1 - [$original_data.C1546])" office:value-type="float" office:value="94.23" calcext:value-type="float">
            <text:p>94.23</text:p>
          </table:table-cell>
          <table:table-cell table:formula="of:=100 * (1 - [$original_data.D1546])" office:value-type="float" office:value="95.29" calcext:value-type="float">
            <text:p>95.2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100 * (1 - [$original_data.C1547])" office:value-type="float" office:value="94.79" calcext:value-type="float">
            <text:p>94.79</text:p>
          </table:table-cell>
          <table:table-cell table:formula="of:=100 * (1 - [$original_data.D1547])" office:value-type="float" office:value="94.86" calcext:value-type="float">
            <text:p>94.8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100 * (1 - [$original_data.C1548])" office:value-type="float" office:value="94.52" calcext:value-type="float">
            <text:p>94.52</text:p>
          </table:table-cell>
          <table:table-cell table:formula="of:=100 * (1 - [$original_data.D1548])" office:value-type="float" office:value="94.6" calcext:value-type="float">
            <text:p>94.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100 * (1 - [$original_data.C1549])" office:value-type="float" office:value="94.66" calcext:value-type="float">
            <text:p>94.66</text:p>
          </table:table-cell>
          <table:table-cell table:formula="of:=100 * (1 - [$original_data.D1549])" office:value-type="float" office:value="94.73" calcext:value-type="float">
            <text:p>94.7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100 * (1 - [$original_data.C1550])" office:value-type="float" office:value="94.54" calcext:value-type="float">
            <text:p>94.54</text:p>
          </table:table-cell>
          <table:table-cell table:formula="of:=100 * (1 - [$original_data.D1550])" office:value-type="float" office:value="95.45" calcext:value-type="float">
            <text:p>95.4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100 * (1 - [$original_data.C1551])" office:value-type="float" office:value="94.33" calcext:value-type="float">
            <text:p>94.33</text:p>
          </table:table-cell>
          <table:table-cell table:formula="of:=100 * (1 - [$original_data.D1551])" office:value-type="float" office:value="94.94" calcext:value-type="float">
            <text:p>94.9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100 * (1 - [$original_data.C1552])" office:value-type="float" office:value="93.69" calcext:value-type="float">
            <text:p>93.69</text:p>
          </table:table-cell>
          <table:table-cell table:formula="of:=100 * (1 - [$original_data.D1552])" office:value-type="float" office:value="94.7" calcext:value-type="float">
            <text:p>94.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100 * (1 - [$original_data.C1553])" office:value-type="float" office:value="93.89" calcext:value-type="float">
            <text:p>93.89</text:p>
          </table:table-cell>
          <table:table-cell table:formula="of:=100 * (1 - [$original_data.D1553])" office:value-type="float" office:value="95.22" calcext:value-type="float">
            <text:p>95.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100 * (1 - [$original_data.C1554])" office:value-type="float" office:value="93.76" calcext:value-type="float">
            <text:p>93.76</text:p>
          </table:table-cell>
          <table:table-cell table:formula="of:=100 * (1 - [$original_data.D1554])" office:value-type="float" office:value="94.67" calcext:value-type="float">
            <text:p>94.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100 * (1 - [$original_data.C1555])" office:value-type="float" office:value="94.12" calcext:value-type="float">
            <text:p>94.12</text:p>
          </table:table-cell>
          <table:table-cell table:formula="of:=100 * (1 - [$original_data.D1555])" office:value-type="float" office:value="95.01" calcext:value-type="float">
            <text:p>95.0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100 * (1 - [$original_data.C1556])" office:value-type="float" office:value="94.32" calcext:value-type="float">
            <text:p>94.32</text:p>
          </table:table-cell>
          <table:table-cell table:formula="of:=100 * (1 - [$original_data.D1556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formula="of:=100 * (1 - [$original_data.C1557])" office:value-type="float" office:value="94.29" calcext:value-type="float">
            <text:p>94.29</text:p>
          </table:table-cell>
          <table:table-cell table:formula="of:=100 * (1 - [$original_data.D1557])" office:value-type="float" office:value="94.77" calcext:value-type="float">
            <text:p>94.7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100 * (1 - [$original_data.C1558])" office:value-type="float" office:value="95.09" calcext:value-type="float">
            <text:p>95.09</text:p>
          </table:table-cell>
          <table:table-cell table:formula="of:=100 * (1 - [$original_data.D1558])" office:value-type="float" office:value="95.51" calcext:value-type="float">
            <text:p>95.5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table:formula="of:=100 * (1 - [$original_data.C1559])" office:value-type="float" office:value="94.88" calcext:value-type="float">
            <text:p>94.88</text:p>
          </table:table-cell>
          <table:table-cell table:formula="of:=100 * (1 - [$original_data.D1559])" office:value-type="float" office:value="95.21" calcext:value-type="float">
            <text:p>95.2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100 * (1 - [$original_data.C1560])" office:value-type="float" office:value="94.93" calcext:value-type="float">
            <text:p>94.93</text:p>
          </table:table-cell>
          <table:table-cell table:formula="of:=100 * (1 - [$original_data.D1560])" office:value-type="float" office:value="95.64" calcext:value-type="float">
            <text:p>95.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formula="of:=100 * (1 - [$original_data.C1561])" office:value-type="float" office:value="94" calcext:value-type="float">
            <text:p>94</text:p>
          </table:table-cell>
          <table:table-cell table:formula="of:=100 * (1 - [$original_data.D1561])" office:value-type="float" office:value="95.33" calcext:value-type="float">
            <text:p>95.3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formula="of:=100 * (1 - [$original_data.C1562])" office:value-type="float" office:value="93.94" calcext:value-type="float">
            <text:p>93.94</text:p>
          </table:table-cell>
          <table:table-cell table:formula="of:=100 * (1 - [$original_data.D1562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100 * (1 - [$original_data.C1563])" office:value-type="float" office:value="94.68" calcext:value-type="float">
            <text:p>94.68</text:p>
          </table:table-cell>
          <table:table-cell table:formula="of:=100 * (1 - [$original_data.D1563])" office:value-type="float" office:value="94.68" calcext:value-type="float">
            <text:p>94.6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table:formula="of:=100 * (1 - [$original_data.C1564])" office:value-type="float" office:value="94.5" calcext:value-type="float">
            <text:p>94.5</text:p>
          </table:table-cell>
          <table:table-cell table:formula="of:=100 * (1 - [$original_data.D1564])" office:value-type="float" office:value="94.65" calcext:value-type="float">
            <text:p>94.6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table:formula="of:=100 * (1 - [$original_data.C1565])" office:value-type="float" office:value="95" calcext:value-type="float">
            <text:p>95</text:p>
          </table:table-cell>
          <table:table-cell table:formula="of:=100 * (1 - [$original_data.D1565])" office:value-type="float" office:value="95.08" calcext:value-type="float">
            <text:p>95.0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100 * (1 - [$original_data.C1566])" office:value-type="float" office:value="94.35" calcext:value-type="float">
            <text:p>94.35</text:p>
          </table:table-cell>
          <table:table-cell table:formula="of:=100 * (1 - [$original_data.D1566])" office:value-type="float" office:value="94.87" calcext:value-type="float">
            <text:p>94.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table:formula="of:=100 * (1 - [$original_data.C1567])" office:value-type="float" office:value="94.49" calcext:value-type="float">
            <text:p>94.49</text:p>
          </table:table-cell>
          <table:table-cell table:formula="of:=100 * (1 - [$original_data.D1567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formula="of:=100 * (1 - [$original_data.C1568])" office:value-type="float" office:value="94.33" calcext:value-type="float">
            <text:p>94.33</text:p>
          </table:table-cell>
          <table:table-cell table:formula="of:=100 * (1 - [$original_data.D1568])" office:value-type="float" office:value="95.7" calcext:value-type="float">
            <text:p>95.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formula="of:=100 * (1 - [$original_data.C1569])" office:value-type="float" office:value="94.52" calcext:value-type="float">
            <text:p>94.52</text:p>
          </table:table-cell>
          <table:table-cell table:formula="of:=100 * (1 - [$original_data.D1569])" office:value-type="float" office:value="94.52" calcext:value-type="float">
            <text:p>94.5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table:formula="of:=100 * (1 - [$original_data.C1570])" office:value-type="float" office:value="94.65" calcext:value-type="float">
            <text:p>94.65</text:p>
          </table:table-cell>
          <table:table-cell table:formula="of:=100 * (1 - [$original_data.D1570])" office:value-type="float" office:value="95.13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formula="of:=100 * (1 - [$original_data.C1571])" office:value-type="float" office:value="94.59" calcext:value-type="float">
            <text:p>94.59</text:p>
          </table:table-cell>
          <table:table-cell table:formula="of:=100 * (1 - [$original_data.D1571])" office:value-type="float" office:value="95.26" calcext:value-type="float">
            <text:p>95.2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formula="of:=100 * (1 - [$original_data.C1572])" office:value-type="float" office:value="94.85" calcext:value-type="float">
            <text:p>94.85</text:p>
          </table:table-cell>
          <table:table-cell table:formula="of:=100 * (1 - [$original_data.D1572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100 * (1 - [$original_data.C1573])" office:value-type="float" office:value="94.57" calcext:value-type="float">
            <text:p>94.57</text:p>
          </table:table-cell>
          <table:table-cell table:formula="of:=100 * (1 - [$original_data.D1573])" office:value-type="float" office:value="95.59" calcext:value-type="float">
            <text:p>95.5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table:formula="of:=100 * (1 - [$original_data.C1574])" office:value-type="float" office:value="94.68" calcext:value-type="float">
            <text:p>94.68</text:p>
          </table:table-cell>
          <table:table-cell table:formula="of:=100 * (1 - [$original_data.D1574])" office:value-type="float" office:value="94.89" calcext:value-type="float">
            <text:p>94.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formula="of:=100 * (1 - [$original_data.C1575])" office:value-type="float" office:value="94.69" calcext:value-type="float">
            <text:p>94.69</text:p>
          </table:table-cell>
          <table:table-cell table:formula="of:=100 * (1 - [$original_data.D1575])" office:value-type="float" office:value="95.53" calcext:value-type="float">
            <text:p>95.5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formula="of:=100 * (1 - [$original_data.C1576])" office:value-type="float" office:value="94.43" calcext:value-type="float">
            <text:p>94.43</text:p>
          </table:table-cell>
          <table:table-cell table:formula="of:=100 * (1 - [$original_data.D1576])" office:value-type="float" office:value="94.55" calcext:value-type="float">
            <text:p>94.5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table:formula="of:=100 * (1 - [$original_data.C1577])" office:value-type="float" office:value="94.84" calcext:value-type="float">
            <text:p>94.84</text:p>
          </table:table-cell>
          <table:table-cell table:formula="of:=100 * (1 - [$original_data.D1577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formula="of:=100 * (1 - [$original_data.C1578])" office:value-type="float" office:value="94.3" calcext:value-type="float">
            <text:p>94.3</text:p>
          </table:table-cell>
          <table:table-cell table:formula="of:=100 * (1 - [$original_data.D1578])" office:value-type="float" office:value="95.27" calcext:value-type="float">
            <text:p>95.2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formula="of:=100 * (1 - [$original_data.C1579])" office:value-type="float" office:value="93.37" calcext:value-type="float">
            <text:p>93.37</text:p>
          </table:table-cell>
          <table:table-cell table:formula="of:=100 * (1 - [$original_data.D1579])" office:value-type="float" office:value="94.23" calcext:value-type="float">
            <text:p>94.2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formula="of:=100 * (1 - [$original_data.C1580])" office:value-type="float" office:value="94.34" calcext:value-type="float">
            <text:p>94.34</text:p>
          </table:table-cell>
          <table:table-cell table:formula="of:=100 * (1 - [$original_data.D1580])" office:value-type="float" office:value="94.51" calcext:value-type="float">
            <text:p>94.5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table:formula="of:=100 * (1 - [$original_data.C1581])" office:value-type="float" office:value="93.58" calcext:value-type="float">
            <text:p>93.58</text:p>
          </table:table-cell>
          <table:table-cell table:formula="of:=100 * (1 - [$original_data.D1581])" office:value-type="float" office:value="94.85" calcext:value-type="float">
            <text:p>94.8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formula="of:=100 * (1 - [$original_data.C1582])" office:value-type="float" office:value="94.01" calcext:value-type="float">
            <text:p>94.01</text:p>
          </table:table-cell>
          <table:table-cell table:formula="of:=100 * (1 - [$original_data.D1582])" office:value-type="float" office:value="94.85" calcext:value-type="float">
            <text:p>94.8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100 * (1 - [$original_data.C1583])" office:value-type="float" office:value="94.05" calcext:value-type="float">
            <text:p>94.05</text:p>
          </table:table-cell>
          <table:table-cell table:formula="of:=100 * (1 - [$original_data.D1583])" office:value-type="float" office:value="94.47" calcext:value-type="float">
            <text:p>94.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formula="of:=100 * (1 - [$original_data.C1584])" office:value-type="float" office:value="93.66" calcext:value-type="float">
            <text:p>93.66</text:p>
          </table:table-cell>
          <table:table-cell table:formula="of:=100 * (1 - [$original_data.D1584])" office:value-type="float" office:value="94.11" calcext:value-type="float">
            <text:p>94.1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table:formula="of:=100 * (1 - [$original_data.C1585])" office:value-type="float" office:value="94.28" calcext:value-type="float">
            <text:p>94.28</text:p>
          </table:table-cell>
          <table:table-cell table:formula="of:=100 * (1 - [$original_data.D1585])" office:value-type="float" office:value="95.28" calcext:value-type="float">
            <text:p>95.2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formula="of:=100 * (1 - [$original_data.C1586])" office:value-type="float" office:value="94.96" calcext:value-type="float">
            <text:p>94.96</text:p>
          </table:table-cell>
          <table:table-cell table:formula="of:=100 * (1 - [$original_data.D1586])" office:value-type="float" office:value="95.42" calcext:value-type="float">
            <text:p>95.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table:formula="of:=100 * (1 - [$original_data.C1587])" office:value-type="float" office:value="94.13" calcext:value-type="float">
            <text:p>94.13</text:p>
          </table:table-cell>
          <table:table-cell table:formula="of:=100 * (1 - [$original_data.D1587])" office:value-type="float" office:value="95.37" calcext:value-type="float">
            <text:p>95.3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formula="of:=100 * (1 - [$original_data.C1588])" office:value-type="float" office:value="95.05" calcext:value-type="float">
            <text:p>95.05</text:p>
          </table:table-cell>
          <table:table-cell table:formula="of:=100 * (1 - [$original_data.D1588])" office:value-type="float" office:value="95.22" calcext:value-type="float">
            <text:p>95.2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formula="of:=100 * (1 - [$original_data.C1589])" office:value-type="float" office:value="94.71" calcext:value-type="float">
            <text:p>94.71</text:p>
          </table:table-cell>
          <table:table-cell table:formula="of:=100 * (1 - [$original_data.D1589])" office:value-type="float" office:value="95.35" calcext:value-type="float">
            <text:p>95.3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formula="of:=100 * (1 - [$original_data.C1590])" office:value-type="float" office:value="94.6" calcext:value-type="float">
            <text:p>94.6</text:p>
          </table:table-cell>
          <table:table-cell table:formula="of:=100 * (1 - [$original_data.D1590])" office:value-type="float" office:value="95.06" calcext:value-type="float">
            <text:p>95.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formula="of:=100 * (1 - [$original_data.C1591])" office:value-type="float" office:value="94.71" calcext:value-type="float">
            <text:p>94.71</text:p>
          </table:table-cell>
          <table:table-cell table:formula="of:=100 * (1 - [$original_data.D1591])" office:value-type="float" office:value="94.84" calcext:value-type="float">
            <text:p>94.8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table:formula="of:=100 * (1 - [$original_data.C1592])" office:value-type="float" office:value="95.09" calcext:value-type="float">
            <text:p>95.09</text:p>
          </table:table-cell>
          <table:table-cell table:formula="of:=100 * (1 - [$original_data.D1592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100 * (1 - [$original_data.C1593])" office:value-type="float" office:value="94.26" calcext:value-type="float">
            <text:p>94.26</text:p>
          </table:table-cell>
          <table:table-cell table:formula="of:=100 * (1 - [$original_data.D1593])" office:value-type="float" office:value="94.72" calcext:value-type="float">
            <text:p>94.7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table:formula="of:=100 * (1 - [$original_data.C1594])" office:value-type="float" office:value="95.19" calcext:value-type="float">
            <text:p>95.19</text:p>
          </table:table-cell>
          <table:table-cell table:formula="of:=100 * (1 - [$original_data.D1594])" office:value-type="float" office:value="95.36" calcext:value-type="float">
            <text:p>95.3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table:formula="of:=100 * (1 - [$original_data.C1595])" office:value-type="float" office:value="94.57" calcext:value-type="float">
            <text:p>94.57</text:p>
          </table:table-cell>
          <table:table-cell table:formula="of:=100 * (1 - [$original_data.D1595])" office:value-type="float" office:value="95.02" calcext:value-type="float">
            <text:p>95.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formula="of:=100 * (1 - [$original_data.C1596])" office:value-type="float" office:value="94.35" calcext:value-type="float">
            <text:p>94.35</text:p>
          </table:table-cell>
          <table:table-cell table:formula="of:=100 * (1 - [$original_data.D1596])" office:value-type="float" office:value="96.05" calcext:value-type="float">
            <text:p>96.0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formula="of:=100 * (1 - [$original_data.C1597])" office:value-type="float" office:value="94.37" calcext:value-type="float">
            <text:p>94.37</text:p>
          </table:table-cell>
          <table:table-cell table:formula="of:=100 * (1 - [$original_data.D1597])" office:value-type="float" office:value="94.89" calcext:value-type="float">
            <text:p>94.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formula="of:=100 * (1 - [$original_data.C1598])" office:value-type="float" office:value="94.41" calcext:value-type="float">
            <text:p>94.41</text:p>
          </table:table-cell>
          <table:table-cell table:formula="of:=100 * (1 - [$original_data.D1598])" office:value-type="float" office:value="95.16" calcext:value-type="float">
            <text:p>95.1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formula="of:=100 * (1 - [$original_data.C1599])" office:value-type="float" office:value="94.27" calcext:value-type="float">
            <text:p>94.27</text:p>
          </table:table-cell>
          <table:table-cell table:formula="of:=100 * (1 - [$original_data.D1599])" office:value-type="float" office:value="94.66" calcext:value-type="float">
            <text:p>94.6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100 * (1 - [$original_data.C1600])" office:value-type="float" office:value="94.07" calcext:value-type="float">
            <text:p>94.07</text:p>
          </table:table-cell>
          <table:table-cell table:formula="of:=100 * (1 - [$original_data.D1600])" office:value-type="float" office:value="94.67" calcext:value-type="float">
            <text:p>94.6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table:formula="of:=100 * (1 - [$original_data.C1601])" office:value-type="float" office:value="94" calcext:value-type="float">
            <text:p>94</text:p>
          </table:table-cell>
          <table:table-cell table:formula="of:=100 * (1 - [$original_data.D1601])" office:value-type="float" office:value="94.89" calcext:value-type="float">
            <text:p>94.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formula="of:=100 * (1 - [$original_data.C1602])" office:value-type="float" office:value="94.25" calcext:value-type="float">
            <text:p>94.25</text:p>
          </table:table-cell>
          <table:table-cell table:formula="of:=100 * (1 - [$original_data.D1602])" office:value-type="float" office:value="95.09" calcext:value-type="float">
            <text:p>95.09</text:p>
          </table:table-cell>
          <table:table-cell table:number-columns-repeated="5"/>
        </table:table-row>
        <table:table-row table:style-name="ro1" table:number-rows-repeated="10469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verage" table:style-name="ta1">
        <table:table-column table:style-name="co3" table:default-cell-style-name="ce1"/>
        <table:table-column table:style-name="co4" table:number-columns-repeated="4" table:default-cell-style-name="ce1"/>
        <table:table-column table:style-name="co2" table:number-columns-repeated="16379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all instance</text:p>
          </table:table-cell>
          <table:covered-table-cell/>
          <table:table-cell office:value-type="string" calcext:value-type="string" table:number-columns-spanned="2" table:number-rows-spanned="1">
            <text:p>train instances</text:p>
          </table:table-cell>
          <table:covered-table-cell office:value-type="string" calcext:value-type="string">
            <text:p>train instances</text:p>
          </table:covered-table-cell>
          <table:table-cell table:number-columns-repeated="16379"/>
        </table:table-row>
        <table:table-row table:style-name="ro1">
          <table:table-cell office:value-type="string" calcext:value-type="string">
            <text:p>instance set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AVERAGE([$individual.C2:.C101])" office:value-type="float" office:value="90.5518" calcext:value-type="float">
            <text:p>90.55</text:p>
          </table:table-cell>
          <table:table-cell table:style-name="ce2" table:formula="of:=AVERAGE([$individual.D2:.D101])" office:value-type="float" office:value="90.5655" calcext:value-type="float">
            <text:p>90.57</text:p>
          </table:table-cell>
          <table:table-cell table:style-name="ce2" table:formula="of:=AVERAGE([$individual.C2:.C11])" office:value-type="float" office:value="86.978" calcext:value-type="float">
            <text:p>86.98</text:p>
          </table:table-cell>
          <table:table-cell table:style-name="ce2" table:formula="of:=AVERAGE([$individual.D2:.D11])" office:value-type="float" office:value="86.978" calcext:value-type="float">
            <text:p>86.98</text:p>
          </table:table-cell>
          <table:table-cell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AVERAGE([$individual.C102:.C201])" office:value-type="float" office:value="95.6243" calcext:value-type="float">
            <text:p>95.62</text:p>
          </table:table-cell>
          <table:table-cell table:style-name="ce2" table:formula="of:=AVERAGE([$individual.D102:.D201])" office:value-type="float" office:value="95.7292" calcext:value-type="float">
            <text:p>95.73</text:p>
          </table:table-cell>
          <table:table-cell table:style-name="ce2" table:formula="of:=AVERAGE([$individual.C102:.C111])" office:value-type="float" office:value="95.277" calcext:value-type="float">
            <text:p>95.28</text:p>
          </table:table-cell>
          <table:table-cell table:style-name="ce2" table:formula="of:=AVERAGE([$individual.D102:.D111])" office:value-type="float" office:value="95.413" calcext:value-type="float">
            <text:p>95.41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AVERAGE([$individual.C202:.C301])" office:value-type="float" office:value="96.1854" calcext:value-type="float">
            <text:p>96.19</text:p>
          </table:table-cell>
          <table:table-cell table:style-name="ce2" table:formula="of:=AVERAGE([$individual.D202:.D301])" office:value-type="float" office:value="96.4128" calcext:value-type="float">
            <text:p>96.41</text:p>
          </table:table-cell>
          <table:table-cell table:style-name="ce2" table:formula="of:=AVERAGE([$individual.C202:.C211])" office:value-type="float" office:value="96.454" calcext:value-type="float">
            <text:p>96.45</text:p>
          </table:table-cell>
          <table:table-cell table:style-name="ce2" table:formula="of:=AVERAGE([$individual.D202:.D211])" office:value-type="float" office:value="96.574" calcext:value-type="float">
            <text:p>96.57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AVERAGE([$individual.C302:.C401])" office:value-type="float" office:value="96.4408" calcext:value-type="float">
            <text:p>96.44</text:p>
          </table:table-cell>
          <table:table-cell table:style-name="ce2" table:formula="of:=AVERAGE([$individual.D302:.D401])" office:value-type="float" office:value="96.6751" calcext:value-type="float">
            <text:p>96.68</text:p>
          </table:table-cell>
          <table:table-cell table:style-name="ce2" table:formula="of:=AVERAGE([$individual.C302:.C311])" office:value-type="float" office:value="96.429" calcext:value-type="float">
            <text:p>96.43</text:p>
          </table:table-cell>
          <table:table-cell table:style-name="ce2" table:formula="of:=AVERAGE([$individual.D302:.D311])" office:value-type="float" office:value="96.619" calcext:value-type="float">
            <text:p>96.62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AVERAGE([$individual.C402:.C501])" office:value-type="float" office:value="96.4798" calcext:value-type="float">
            <text:p>96.48</text:p>
          </table:table-cell>
          <table:table-cell table:style-name="ce2" table:formula="of:=AVERAGE([$individual.D402:.D501])" office:value-type="float" office:value="96.6746" calcext:value-type="float">
            <text:p>96.67</text:p>
          </table:table-cell>
          <table:table-cell table:style-name="ce2" table:formula="of:=AVERAGE([$individual.C402:.C411])" office:value-type="float" office:value="96.444" calcext:value-type="float">
            <text:p>96.44</text:p>
          </table:table-cell>
          <table:table-cell table:style-name="ce2" table:formula="of:=AVERAGE([$individual.D402:.D411])" office:value-type="float" office:value="96.73" calcext:value-type="float">
            <text:p>96.73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AVERAGE([$individual.C502:.C601])" office:value-type="float" office:value="96.3047" calcext:value-type="float">
            <text:p>96.30</text:p>
          </table:table-cell>
          <table:table-cell table:style-name="ce2" table:formula="of:=AVERAGE([$individual.D502:.D601])" office:value-type="float" office:value="96.5813" calcext:value-type="float">
            <text:p>96.58</text:p>
          </table:table-cell>
          <table:table-cell table:style-name="ce2" table:formula="of:=AVERAGE([$individual.C502:.C511])" office:value-type="float" office:value="96.231" calcext:value-type="float">
            <text:p>96.23</text:p>
          </table:table-cell>
          <table:table-cell table:style-name="ce2" table:formula="of:=AVERAGE([$individual.D502:.D511])" office:value-type="float" office:value="96.45" calcext:value-type="float">
            <text:p>96.45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AVERAGE([$individual.C602:.C701])" office:value-type="float" office:value="96.2875" calcext:value-type="float">
            <text:p>96.29</text:p>
          </table:table-cell>
          <table:table-cell table:style-name="ce2" table:formula="of:=AVERAGE([$individual.D602:.D701])" office:value-type="float" office:value="96.5764" calcext:value-type="float">
            <text:p>96.58</text:p>
          </table:table-cell>
          <table:table-cell table:style-name="ce2" table:formula="of:=AVERAGE([$individual.C602:.C611])" office:value-type="float" office:value="96.32" calcext:value-type="float">
            <text:p>96.32</text:p>
          </table:table-cell>
          <table:table-cell table:style-name="ce2" table:formula="of:=AVERAGE([$individual.D602:.D611])" office:value-type="float" office:value="96.508" calcext:value-type="float">
            <text:p>96.51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AVERAGE([$individual.C702:.C801])" office:value-type="float" office:value="96.0076" calcext:value-type="float">
            <text:p>96.01</text:p>
          </table:table-cell>
          <table:table-cell table:style-name="ce2" table:formula="of:=AVERAGE([$individual.D702:.D801])" office:value-type="float" office:value="96.3362" calcext:value-type="float">
            <text:p>96.34</text:p>
          </table:table-cell>
          <table:table-cell table:style-name="ce2" table:formula="of:=AVERAGE([$individual.C702:.C711])" office:value-type="float" office:value="96.241" calcext:value-type="float">
            <text:p>96.24</text:p>
          </table:table-cell>
          <table:table-cell table:style-name="ce2" table:formula="of:=AVERAGE([$individual.D702:.D711])" office:value-type="float" office:value="96.529" calcext:value-type="float">
            <text:p>96.53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AVERAGE([$individual.C802:.C901])" office:value-type="float" office:value="95.5181" calcext:value-type="float">
            <text:p>95.52</text:p>
          </table:table-cell>
          <table:table-cell table:style-name="ce2" table:formula="of:=AVERAGE([$individual.D802:.D901])" office:value-type="float" office:value="95.8753" calcext:value-type="float">
            <text:p>95.88</text:p>
          </table:table-cell>
          <table:table-cell table:style-name="ce2" table:formula="of:=AVERAGE([$individual.C802:.C811])" office:value-type="float" office:value="95.65" calcext:value-type="float">
            <text:p>95.65</text:p>
          </table:table-cell>
          <table:table-cell table:style-name="ce2" table:formula="of:=AVERAGE([$individual.D802:.D811])" office:value-type="float" office:value="95.96" calcext:value-type="float">
            <text:p>95.96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AVERAGE([$individual.C902:.C1001])" office:value-type="float" office:value="95.3041" calcext:value-type="float">
            <text:p>95.30</text:p>
          </table:table-cell>
          <table:table-cell table:style-name="ce2" table:formula="of:=AVERAGE([$individual.D902:.D1001])" office:value-type="float" office:value="95.681" calcext:value-type="float">
            <text:p>95.68</text:p>
          </table:table-cell>
          <table:table-cell table:style-name="ce2" table:formula="of:=AVERAGE([$individual.C902:.C911])" office:value-type="float" office:value="95.282" calcext:value-type="float">
            <text:p>95.28</text:p>
          </table:table-cell>
          <table:table-cell table:style-name="ce2" table:formula="of:=AVERAGE([$individual.D902:.D911])" office:value-type="float" office:value="95.712" calcext:value-type="float">
            <text:p>95.71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AVERAGE([$individual.C1002:.C1101])" office:value-type="float" office:value="95.2093" calcext:value-type="float">
            <text:p>95.21</text:p>
          </table:table-cell>
          <table:table-cell table:style-name="ce2" table:formula="of:=AVERAGE([$individual.D1002:.D1101])" office:value-type="float" office:value="95.5542" calcext:value-type="float">
            <text:p>95.55</text:p>
          </table:table-cell>
          <table:table-cell table:style-name="ce2" table:formula="of:=AVERAGE([$individual.C1002:.C1011])" office:value-type="float" office:value="95.338" calcext:value-type="float">
            <text:p>95.34</text:p>
          </table:table-cell>
          <table:table-cell table:style-name="ce2" table:formula="of:=AVERAGE([$individual.D1002:.D1011])" office:value-type="float" office:value="95.703" calcext:value-type="float">
            <text:p>95.70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AVERAGE([$individual.C1101:.C1202])" office:value-type="float" office:value="94.9924509803922" calcext:value-type="float">
            <text:p>94.99</text:p>
          </table:table-cell>
          <table:table-cell table:style-name="ce2" table:formula="of:=AVERAGE([$individual.D1101:.D1202])" office:value-type="float" office:value="95.3777450980392" calcext:value-type="float">
            <text:p>95.38</text:p>
          </table:table-cell>
          <table:table-cell table:style-name="ce2" table:formula="of:=AVERAGE([$individual.C1102:.C1111])" office:value-type="float" office:value="95.099" calcext:value-type="float">
            <text:p>95.10</text:p>
          </table:table-cell>
          <table:table-cell table:style-name="ce2" table:formula="of:=AVERAGE([$individual.D1102:.D1111])" office:value-type="float" office:value="95.487" calcext:value-type="float">
            <text:p>95.49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AVERAGE([$individual.C1202:.C1301])" office:value-type="float" office:value="94.869" calcext:value-type="float">
            <text:p>94.87</text:p>
          </table:table-cell>
          <table:table-cell table:style-name="ce2" table:formula="of:=AVERAGE([$individual.D1202:.D1301])" office:value-type="float" office:value="95.3335" calcext:value-type="float">
            <text:p>95.33</text:p>
          </table:table-cell>
          <table:table-cell table:style-name="ce2" table:formula="of:=AVERAGE([$individual.C1202:.C1211])" office:value-type="float" office:value="94.785" calcext:value-type="float">
            <text:p>94.79</text:p>
          </table:table-cell>
          <table:table-cell table:style-name="ce2" table:formula="of:=AVERAGE([$individual.D1202:.D1211])" office:value-type="float" office:value="95.199" calcext:value-type="float">
            <text:p>95.20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AVERAGE([$individual.C1302:.C1401])" office:value-type="float" office:value="94.7073" calcext:value-type="float">
            <text:p>94.71</text:p>
          </table:table-cell>
          <table:table-cell table:style-name="ce2" table:formula="of:=AVERAGE([$individual.D1302:.D1401])" office:value-type="float" office:value="95.2009" calcext:value-type="float">
            <text:p>95.20</text:p>
          </table:table-cell>
          <table:table-cell table:style-name="ce2" table:formula="of:=AVERAGE([$individual.C1302:.C1311])" office:value-type="float" office:value="94.682" calcext:value-type="float">
            <text:p>94.68</text:p>
          </table:table-cell>
          <table:table-cell table:style-name="ce2" table:formula="of:=AVERAGE([$individual.D1302:.D1311])" office:value-type="float" office:value="95.244" calcext:value-type="float">
            <text:p>95.24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AVERAGE([$individual.C1402:.C1501])" office:value-type="float" office:value="94.5546" calcext:value-type="float">
            <text:p>94.55</text:p>
          </table:table-cell>
          <table:table-cell table:style-name="ce2" table:formula="of:=AVERAGE([$individual.D1402:.D1501])" office:value-type="float" office:value="95.0966" calcext:value-type="float">
            <text:p>95.10</text:p>
          </table:table-cell>
          <table:table-cell table:style-name="ce2" table:formula="of:=AVERAGE([$individual.C1402:.C1411])" office:value-type="float" office:value="94.57" calcext:value-type="float">
            <text:p>94.57</text:p>
          </table:table-cell>
          <table:table-cell table:style-name="ce2" table:formula="of:=AVERAGE([$individual.D1402:.D1411])" office:value-type="float" office:value="95.015" calcext:value-type="float">
            <text:p>95.02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AVERAGE([$individual.C1502:.C1601])" office:value-type="float" office:value="94.4482" calcext:value-type="float">
            <text:p>94.45</text:p>
          </table:table-cell>
          <table:table-cell table:style-name="ce2" table:formula="of:=AVERAGE([$individual.D1502:.D1601])" office:value-type="float" office:value="95.0213" calcext:value-type="float">
            <text:p>95.02</text:p>
          </table:table-cell>
          <table:table-cell table:style-name="ce2" table:formula="of:=AVERAGE([$individual.C1502:.C1511])" office:value-type="float" office:value="94.437" calcext:value-type="float">
            <text:p>94.44</text:p>
          </table:table-cell>
          <table:table-cell table:style-name="ce2" table:formula="of:=AVERAGE([$individual.D1502:.D1511])" office:value-type="float" office:value="95.026" calcext:value-type="float">
            <text:p>95.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R 1-7</text:p>
          </table:table-cell>
          <table:table-cell table:style-name="ce2" table:formula="of:=AVERAGE([.B4:.B10])" office:value-type="float" office:value="96.1900142857143" calcext:value-type="float">
            <text:p>96.19</text:p>
          </table:table-cell>
          <table:table-cell table:style-name="ce2" table:formula="of:=AVERAGE([.C4:.C10])" office:value-type="float" office:value="96.4265142857143" calcext:value-type="float">
            <text:p>96.43</text:p>
          </table:table-cell>
          <table:table-cell table:style-name="ce2" table:formula="of:=AVERAGE([.D4:.D10])" office:value-type="float" office:value="96.1994285714286" calcext:value-type="float">
            <text:p>96.20</text:p>
          </table:table-cell>
          <table:table-cell table:style-name="ce2" table:formula="of:=AVERAGE([.E4:.E10])" office:value-type="float" office:value="96.4032857142857" calcext:value-type="float">
            <text:p>96.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R 8-15</text:p>
          </table:table-cell>
          <table:table-cell table:style-name="ce2" table:formula="of:=AVERAGE([.B11:.B18])" office:value-type="float" office:value="94.950381372549" calcext:value-type="float">
            <text:p>94.95</text:p>
          </table:table-cell>
          <table:table-cell table:style-name="ce2" table:formula="of:=AVERAGE([.C11:.C18])" office:value-type="float" office:value="95.3925681372549" calcext:value-type="float">
            <text:p>95.39</text:p>
          </table:table-cell>
          <table:table-cell table:style-name="ce2" table:formula="of:=AVERAGE([.D11:.D18])" office:value-type="float" office:value="94.980375" calcext:value-type="float">
            <text:p>94.98</text:p>
          </table:table-cell>
          <table:table-cell table:style-name="ce2" table:formula="of:=AVERAGE([.E11:.E18])" office:value-type="float" office:value="95.41825" calcext:value-type="float">
            <text:p>95.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VR 1-15</text:p>
          </table:table-cell>
          <table:table-cell table:style-name="ce2" table:formula="of:=AVERAGE([.B4:.B18])" office:value-type="float" office:value="95.5288767320262" calcext:value-type="float">
            <text:p>95.53</text:p>
          </table:table-cell>
          <table:table-cell table:style-name="ce2" table:formula="of:=AVERAGE([.C4:.C18])" office:value-type="float" office:value="95.8750763398693" calcext:value-type="float">
            <text:p>95.88</text:p>
          </table:table-cell>
          <table:table-cell table:style-name="ce2" table:formula="of:=AVERAGE([.D4:.D18])" office:value-type="float" office:value="95.5492666666667" calcext:value-type="float">
            <text:p>95.55</text:p>
          </table:table-cell>
          <table:table-cell table:style-name="ce2" table:formula="of:=AVERAGE([.E4:.E18])" office:value-type="float" office:value="95.8779333333333" calcext:value-type="float">
            <text:p>95.88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style:text-properties fo:color="#00ff00"/>
      <number:text>+</number:text>
      <number:number number:decimal-places="2" number:min-decimal-places="2" number:min-integer-digits="1"/>
    </number:number-style>
    <number:number-style style:name="N129P1" style:volatile="true">
      <style:text-properties fo:color="#ff0000"/>
      <number:text>-</number:text>
      <number:number number:decimal-places="2" number:min-decimal-places="2" number:min-integer-digits="1"/>
    </number:number-style>
    <number:number-style style:name="N129">
      <number:number number:decimal-places="2" number:min-decimal-places="2" number:min-integer-digits="1"/>
      <style:map style:condition="value()&gt;0" style:apply-style-name="N129P0"/>
      <style:map style:condition="value()&lt;0" style:apply-style-name="N129P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7:15:16.457301426</meta:creation-date>
    <dc:date>2024-06-27T17:38:41.445732730</dc:date>
    <meta:editing-duration>PT23M25S</meta:editing-duration>
    <meta:editing-cycles>1</meta:editing-cycles>
    <meta:document-statistic meta:table-count="3" meta:cell-count="16114" meta:object-count="0"/>
    <meta:generator>LibreOffice/7.6.7.2$Linux_X86_64 LibreOffice_project/60$Build-2</meta:generator>
  </office:meta>
</office:document-meta>
</file>